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ect 374"/>
  <manifest:file-entry manifest:media-type="application/vnd.sun.star.oleobject" manifest:full-path="Object 375"/>
  <manifest:file-entry manifest:media-type="application/vnd.sun.star.oleobject" manifest:full-path="Object 376"/>
  <manifest:file-entry manifest:media-type="application/vnd.sun.star.oleobject" manifest:full-path="Object 377"/>
  <manifest:file-entry manifest:media-type="application/vnd.sun.star.oleobject" manifest:full-path="Object 378"/>
  <manifest:file-entry manifest:media-type="application/vnd.sun.star.oleobject" manifest:full-path="Object 379"/>
  <manifest:file-entry manifest:media-type="text/xml" manifest:full-path="settings.xml"/>
  <manifest:file-entry manifest:media-type="application/vnd.sun.star.oleobject" manifest:full-path="Object 230"/>
  <manifest:file-entry manifest:media-type="application/vnd.sun.star.oleobject" manifest:full-path="Object 231"/>
  <manifest:file-entry manifest:media-type="text/xml" manifest:full-path="styles.xml"/>
  <manifest:file-entry manifest:media-type="application/vnd.sun.star.oleobject" manifest:full-path="Object 232"/>
  <manifest:file-entry manifest:media-type="application/vnd.sun.star.oleobject" manifest:full-path="Object 233"/>
  <manifest:file-entry manifest:media-type="application/vnd.sun.star.oleobject" manifest:full-path="Object 234"/>
  <manifest:file-entry manifest:media-type="application/vnd.sun.star.oleobject" manifest:full-path="Object 235"/>
  <manifest:file-entry manifest:media-type="application/vnd.sun.star.oleobject" manifest:full-path="Object 236"/>
  <manifest:file-entry manifest:media-type="application/vnd.sun.star.oleobject" manifest:full-path="Object 237"/>
  <manifest:file-entry manifest:media-type="application/vnd.sun.star.oleobject" manifest:full-path="Object 238"/>
  <manifest:file-entry manifest:media-type="application/vnd.sun.star.oleobject" manifest:full-path="Object 239"/>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application/vnd.sun.star.oleobject" manifest:full-path="Object 15"/>
  <manifest:file-entry manifest:media-type="application/vnd.sun.star.oleobject" manifest:full-path="Object 380"/>
  <manifest:file-entry manifest:media-type="application/vnd.sun.star.oleobject" manifest:full-path="Object 16"/>
  <manifest:file-entry manifest:media-type="application/vnd.sun.star.oleobject" manifest:full-path="Object 381"/>
  <manifest:file-entry manifest:media-type="application/vnd.sun.star.oleobject" manifest:full-path="Object 17"/>
  <manifest:file-entry manifest:media-type="application/vnd.sun.star.oleobject" manifest:full-path="Object 382"/>
  <manifest:file-entry manifest:media-type="application/vnd.sun.star.oleobject" manifest:full-path="Object 18"/>
  <manifest:file-entry manifest:media-type="application/vnd.sun.star.oleobject" manifest:full-path="Object 19"/>
  <manifest:file-entry manifest:media-type="application/vnd.sun.star.oleobject" manifest:full-path="Object 240"/>
  <manifest:file-entry manifest:media-type="application/vnd.sun.star.oleobject" manifest:full-path="Object 241"/>
  <manifest:file-entry manifest:media-type="application/vnd.sun.star.oleobject" manifest:full-path="Object 242"/>
  <manifest:file-entry manifest:media-type="application/vnd.sun.star.oleobject" manifest:full-path="Object 243"/>
  <manifest:file-entry manifest:media-type="application/vnd.sun.star.oleobject" manifest:full-path="Object 244"/>
  <manifest:file-entry manifest:media-type="application/vnd.sun.star.oleobject" manifest:full-path="Object 245"/>
  <manifest:file-entry manifest:media-type="application/vnd.sun.star.oleobject" manifest:full-path="Object 246"/>
  <manifest:file-entry manifest:media-type="application/vnd.sun.star.oleobject" manifest:full-path="Object 247"/>
  <manifest:file-entry manifest:media-type="application/vnd.sun.star.oleobject" manifest:full-path="Object 248"/>
  <manifest:file-entry manifest:media-type="application/vnd.sun.star.oleobject" manifest:full-path="Object 24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00"/>
  <manifest:file-entry manifest:media-type="application/vnd.sun.star.oleobject" manifest:full-path="Object 101"/>
  <manifest:file-entry manifest:media-type="application/vnd.sun.star.oleobject" manifest:full-path="Object 102"/>
  <manifest:file-entry manifest:media-type="application/vnd.sun.star.oleobject" manifest:full-path="Object 103"/>
  <manifest:file-entry manifest:media-type="application/vnd.sun.star.oleobject" manifest:full-path="Object 104"/>
  <manifest:file-entry manifest:media-type="application/vnd.sun.star.oleobject" manifest:full-path="Object 105"/>
  <manifest:file-entry manifest:media-type="application/vnd.sun.star.oleobject" manifest:full-path="Object 106"/>
  <manifest:file-entry manifest:media-type="application/vnd.sun.star.oleobject" manifest:full-path="Object 107"/>
  <manifest:file-entry manifest:media-type="application/vnd.sun.star.oleobject" manifest:full-path="Object 108"/>
  <manifest:file-entry manifest:media-type="application/vnd.sun.star.oleobject" manifest:full-path="Object 109"/>
  <manifest:file-entry manifest:media-type="application/vnd.sun.star.oleobject" manifest:full-path="Object 250"/>
  <manifest:file-entry manifest:media-type="application/vnd.sun.star.oleobject" manifest:full-path="Object 251"/>
  <manifest:file-entry manifest:media-type="application/vnd.sun.star.oleobject" manifest:full-path="Object 252"/>
  <manifest:file-entry manifest:media-type="application/vnd.sun.star.oleobject" manifest:full-path="Object 253"/>
  <manifest:file-entry manifest:media-type="application/vnd.sun.star.oleobject" manifest:full-path="Object 254"/>
  <manifest:file-entry manifest:media-type="application/vnd.sun.star.oleobject" manifest:full-path="Object 255"/>
  <manifest:file-entry manifest:media-type="application/vnd.sun.star.oleobject" manifest:full-path="Object 256"/>
  <manifest:file-entry manifest:media-type="application/vnd.sun.star.oleobject" manifest:full-path="Object 257"/>
  <manifest:file-entry manifest:media-type="application/vnd.sun.star.oleobject" manifest:full-path="Object 258"/>
  <manifest:file-entry manifest:media-type="application/vnd.sun.star.oleobject" manifest:full-path="Object 259"/>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file-entry manifest:media-type="application/vnd.sun.star.oleobject" manifest:full-path="Object 110"/>
  <manifest:file-entry manifest:media-type="application/vnd.sun.star.oleobject" manifest:full-path="Object 111"/>
  <manifest:file-entry manifest:media-type="application/vnd.sun.star.oleobject" manifest:full-path="Object 112"/>
  <manifest:file-entry manifest:media-type="application/vnd.sun.star.oleobject" manifest:full-path="Object 113"/>
  <manifest:file-entry manifest:media-type="application/vnd.sun.star.oleobject" manifest:full-path="Object 114"/>
  <manifest:file-entry manifest:media-type="application/vnd.sun.star.oleobject" manifest:full-path="Object 115"/>
  <manifest:file-entry manifest:media-type="application/vnd.sun.star.oleobject" manifest:full-path="Object 116"/>
  <manifest:file-entry manifest:media-type="application/vnd.sun.star.oleobject" manifest:full-path="Object 117"/>
  <manifest:file-entry manifest:media-type="application/vnd.sun.star.oleobject" manifest:full-path="Object 118"/>
  <manifest:file-entry manifest:media-type="application/vnd.sun.star.oleobject" manifest:full-path="Object 119"/>
  <manifest:file-entry manifest:media-type="application/vnd.sun.star.oleobject" manifest:full-path="Object 260"/>
  <manifest:file-entry manifest:media-type="application/vnd.sun.star.oleobject" manifest:full-path="Object 261"/>
  <manifest:file-entry manifest:media-type="application/vnd.sun.star.oleobject" manifest:full-path="Object 262"/>
  <manifest:file-entry manifest:media-type="application/vnd.sun.star.oleobject" manifest:full-path="Object 263"/>
  <manifest:file-entry manifest:media-type="application/vnd.sun.star.oleobject" manifest:full-path="Object 264"/>
  <manifest:file-entry manifest:media-type="application/vnd.sun.star.oleobject" manifest:full-path="Object 265"/>
  <manifest:file-entry manifest:media-type="application/vnd.sun.star.oleobject" manifest:full-path="Object 266"/>
  <manifest:file-entry manifest:media-type="application/vnd.sun.star.oleobject" manifest:full-path="Object 267"/>
  <manifest:file-entry manifest:media-type="application/vnd.sun.star.oleobject" manifest:full-path="Object 268"/>
  <manifest:file-entry manifest:media-type="application/vnd.sun.star.oleobject" manifest:full-path="Object 269"/>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vnd.sun.star.oleobject" manifest:full-path="Object 120"/>
  <manifest:file-entry manifest:media-type="application/vnd.sun.star.oleobject" manifest:full-path="Object 121"/>
  <manifest:file-entry manifest:media-type="application/vnd.sun.star.oleobject" manifest:full-path="Object 122"/>
  <manifest:file-entry manifest:media-type="application/vnd.sun.star.oleobject" manifest:full-path="Object 123"/>
  <manifest:file-entry manifest:media-type="application/vnd.sun.star.oleobject" manifest:full-path="Object 124"/>
  <manifest:file-entry manifest:media-type="application/vnd.sun.star.oleobject" manifest:full-path="Object 125"/>
  <manifest:file-entry manifest:media-type="application/vnd.sun.star.oleobject" manifest:full-path="Object 126"/>
  <manifest:file-entry manifest:media-type="application/vnd.sun.star.oleobject" manifest:full-path="Object 127"/>
  <manifest:file-entry manifest:media-type="application/vnd.sun.star.oleobject" manifest:full-path="Object 128"/>
  <manifest:file-entry manifest:media-type="application/vnd.sun.star.oleobject" manifest:full-path="Object 129"/>
  <manifest:file-entry manifest:media-type="application/vnd.sun.star.oleobject" manifest:full-path="Object 270"/>
  <manifest:file-entry manifest:media-type="application/vnd.sun.star.oleobject" manifest:full-path="Object 271"/>
  <manifest:file-entry manifest:media-type="application/vnd.sun.star.oleobject" manifest:full-path="Object 272"/>
  <manifest:file-entry manifest:media-type="application/vnd.sun.star.oleobject" manifest:full-path="Object 273"/>
  <manifest:file-entry manifest:media-type="application/vnd.sun.star.oleobject" manifest:full-path="Object 274"/>
  <manifest:file-entry manifest:media-type="application/vnd.sun.star.oleobject" manifest:full-path="Object 275"/>
  <manifest:file-entry manifest:media-type="application/vnd.sun.star.oleobject" manifest:full-path="Object 276"/>
  <manifest:file-entry manifest:media-type="application/vnd.sun.star.oleobject" manifest:full-path="Object 277"/>
  <manifest:file-entry manifest:media-type="application/vnd.sun.star.oleobject" manifest:full-path="Object 278"/>
  <manifest:file-entry manifest:media-type="application/vnd.sun.star.oleobject" manifest:full-path="Object 279"/>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vnd.sun.star.oleobject" manifest:full-path="Object 130"/>
  <manifest:file-entry manifest:media-type="application/vnd.sun.star.oleobject" manifest:full-path="Object 131"/>
  <manifest:file-entry manifest:media-type="application/vnd.sun.star.oleobject" manifest:full-path="Object 132"/>
  <manifest:file-entry manifest:media-type="application/vnd.sun.star.oleobject" manifest:full-path="Object 133"/>
  <manifest:file-entry manifest:media-type="application/vnd.sun.star.oleobject" manifest:full-path="Object 134"/>
  <manifest:file-entry manifest:media-type="application/vnd.sun.star.oleobject" manifest:full-path="Object 135"/>
  <manifest:file-entry manifest:media-type="application/vnd.sun.star.oleobject" manifest:full-path="Object 136"/>
  <manifest:file-entry manifest:media-type="application/vnd.sun.star.oleobject" manifest:full-path="Object 137"/>
  <manifest:file-entry manifest:media-type="application/vnd.sun.star.oleobject" manifest:full-path="Object 138"/>
  <manifest:file-entry manifest:media-type="application/vnd.sun.star.oleobject" manifest:full-path="Object 139"/>
  <manifest:file-entry manifest:media-type="application/vnd.sun.star.oleobject" manifest:full-path="Object 280"/>
  <manifest:file-entry manifest:media-type="application/vnd.sun.star.oleobject" manifest:full-path="Object 281"/>
  <manifest:file-entry manifest:media-type="application/vnd.sun.star.oleobject" manifest:full-path="Object 282"/>
  <manifest:file-entry manifest:media-type="application/vnd.sun.star.oleobject" manifest:full-path="Object 283"/>
  <manifest:file-entry manifest:media-type="application/vnd.sun.star.oleobject" manifest:full-path="Object 284"/>
  <manifest:file-entry manifest:media-type="application/vnd.sun.star.oleobject" manifest:full-path="Object 285"/>
  <manifest:file-entry manifest:media-type="application/vnd.sun.star.oleobject" manifest:full-path="Object 286"/>
  <manifest:file-entry manifest:media-type="application/vnd.sun.star.oleobject" manifest:full-path="Object 287"/>
  <manifest:file-entry manifest:media-type="application/vnd.sun.star.oleobject" manifest:full-path="Object 288"/>
  <manifest:file-entry manifest:media-type="application/vnd.sun.star.oleobject" manifest:full-path="Object 289"/>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68"/>
  <manifest:file-entry manifest:media-type="application/vnd.sun.star.oleobject" manifest:full-path="Object 69"/>
  <manifest:file-entry manifest:media-type="application/vnd.sun.star.oleobject" manifest:full-path="Object 140"/>
  <manifest:file-entry manifest:media-type="application/vnd.sun.star.oleobject" manifest:full-path="Object 141"/>
  <manifest:file-entry manifest:media-type="application/vnd.sun.star.oleobject" manifest:full-path="Object 142"/>
  <manifest:file-entry manifest:media-type="application/vnd.sun.star.oleobject" manifest:full-path="Object 143"/>
  <manifest:file-entry manifest:media-type="application/vnd.sun.star.oleobject" manifest:full-path="Object 144"/>
  <manifest:file-entry manifest:media-type="application/vnd.sun.star.oleobject" manifest:full-path="Object 145"/>
  <manifest:file-entry manifest:media-type="application/vnd.sun.star.oleobject" manifest:full-path="Object 146"/>
  <manifest:file-entry manifest:media-type="application/vnd.sun.star.oleobject" manifest:full-path="Object 147"/>
  <manifest:file-entry manifest:media-type="application/vnd.sun.star.oleobject" manifest:full-path="Object 148"/>
  <manifest:file-entry manifest:media-type="application/vnd.sun.star.oleobject" manifest:full-path="Object 149"/>
  <manifest:file-entry manifest:media-type="application/vnd.sun.star.oleobject" manifest:full-path="Object 290"/>
  <manifest:file-entry manifest:media-type="application/vnd.sun.star.oleobject" manifest:full-path="Object 291"/>
  <manifest:file-entry manifest:media-type="application/vnd.sun.star.oleobject" manifest:full-path="Object 292"/>
  <manifest:file-entry manifest:media-type="application/vnd.sun.star.oleobject" manifest:full-path="Object 293"/>
  <manifest:file-entry manifest:media-type="application/vnd.sun.star.oleobject" manifest:full-path="Object 294"/>
  <manifest:file-entry manifest:media-type="application/vnd.sun.star.oleobject" manifest:full-path="Object 295"/>
  <manifest:file-entry manifest:media-type="application/vnd.sun.star.oleobject" manifest:full-path="Object 296"/>
  <manifest:file-entry manifest:media-type="application/vnd.sun.star.oleobject" manifest:full-path="Object 297"/>
  <manifest:file-entry manifest:media-type="application/vnd.sun.star.oleobject" manifest:full-path="Object 298"/>
  <manifest:file-entry manifest:media-type="application/vnd.sun.star.oleobject" manifest:full-path="Object 29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77"/>
  <manifest:file-entry manifest:media-type="application/vnd.sun.star.oleobject" manifest:full-path="Object 78"/>
  <manifest:file-entry manifest:media-type="application/vnd.sun.star.oleobject" manifest:full-path="Object 79"/>
  <manifest:file-entry manifest:media-type="application/vnd.sun.star.oleobject" manifest:full-path="Object 150"/>
  <manifest:file-entry manifest:media-type="application/vnd.sun.star.oleobject" manifest:full-path="Object 151"/>
  <manifest:file-entry manifest:media-type="application/vnd.sun.star.oleobject" manifest:full-path="Object 152"/>
  <manifest:file-entry manifest:media-type="application/vnd.sun.star.oleobject" manifest:full-path="Object 153"/>
  <manifest:file-entry manifest:media-type="application/vnd.sun.star.oleobject" manifest:full-path="Object 154"/>
  <manifest:file-entry manifest:media-type="application/vnd.sun.star.oleobject" manifest:full-path="Object 155"/>
  <manifest:file-entry manifest:media-type="application/vnd.sun.star.oleobject" manifest:full-path="Object 156"/>
  <manifest:file-entry manifest:media-type="application/vnd.sun.star.oleobject" manifest:full-path="Object 157"/>
  <manifest:file-entry manifest:media-type="application/vnd.sun.star.oleobject" manifest:full-path="Object 158"/>
  <manifest:file-entry manifest:media-type="application/vnd.sun.star.oleobject" manifest:full-path="Object 159"/>
  <manifest:file-entry manifest:media-type="application/vnd.sun.star.oleobject" manifest:full-path="Object 80"/>
  <manifest:file-entry manifest:media-type="application/vnd.sun.star.oleobject" manifest:full-path="Object 81"/>
  <manifest:file-entry manifest:media-type="application/vnd.sun.star.oleobject" manifest:full-path="Object 82"/>
  <manifest:file-entry manifest:media-type="application/vnd.sun.star.oleobject" manifest:full-path="Object 83"/>
  <manifest:file-entry manifest:media-type="application/vnd.sun.star.oleobject" manifest:full-path="Object 84"/>
  <manifest:file-entry manifest:media-type="application/vnd.sun.star.oleobject" manifest:full-path="Object 85"/>
  <manifest:file-entry manifest:media-type="application/vnd.sun.star.oleobject" manifest:full-path="Object 86"/>
  <manifest:file-entry manifest:media-type="application/vnd.sun.star.oleobject" manifest:full-path="Object 87"/>
  <manifest:file-entry manifest:media-type="application/vnd.sun.star.oleobject" manifest:full-path="Object 88"/>
  <manifest:file-entry manifest:media-type="application/vnd.sun.star.oleobject" manifest:full-path="Object 89"/>
  <manifest:file-entry manifest:media-type="application/vnd.sun.star.oleobject" manifest:full-path="Object 160"/>
  <manifest:file-entry manifest:media-type="application/vnd.sun.star.oleobject" manifest:full-path="Object 161"/>
  <manifest:file-entry manifest:media-type="application/vnd.sun.star.oleobject" manifest:full-path="Object 162"/>
  <manifest:file-entry manifest:media-type="application/vnd.sun.star.oleobject" manifest:full-path="Object 163"/>
  <manifest:file-entry manifest:media-type="application/vnd.sun.star.oleobject" manifest:full-path="Object 164"/>
  <manifest:file-entry manifest:media-type="application/vnd.sun.star.oleobject" manifest:full-path="Object 165"/>
  <manifest:file-entry manifest:media-type="application/vnd.sun.star.oleobject" manifest:full-path="Object 166"/>
  <manifest:file-entry manifest:media-type="application/vnd.sun.star.oleobject" manifest:full-path="Object 167"/>
  <manifest:file-entry manifest:media-type="application/vnd.sun.star.oleobject" manifest:full-path="Object 168"/>
  <manifest:file-entry manifest:media-type="application/vnd.sun.star.oleobject" manifest:full-path="Object 169"/>
  <manifest:file-entry manifest:media-type="application/vnd.sun.star.oleobject" manifest:full-path="Object 90"/>
  <manifest:file-entry manifest:media-type="application/vnd.sun.star.oleobject" manifest:full-path="Object 91"/>
  <manifest:file-entry manifest:media-type="application/vnd.sun.star.oleobject" manifest:full-path="Object 92"/>
  <manifest:file-entry manifest:media-type="application/vnd.sun.star.oleobject" manifest:full-path="Object 93"/>
  <manifest:file-entry manifest:media-type="application/vnd.sun.star.oleobject" manifest:full-path="Object 94"/>
  <manifest:file-entry manifest:media-type="application/vnd.sun.star.oleobject" manifest:full-path="Object 95"/>
  <manifest:file-entry manifest:media-type="application/vnd.sun.star.oleobject" manifest:full-path="Object 96"/>
  <manifest:file-entry manifest:media-type="application/vnd.sun.star.oleobject" manifest:full-path="Object 97"/>
  <manifest:file-entry manifest:media-type="application/vnd.sun.star.oleobject" manifest:full-path="Object 98"/>
  <manifest:file-entry manifest:media-type="application/vnd.sun.star.oleobject" manifest:full-path="Object 99"/>
  <manifest:file-entry manifest:media-type="application/vnd.sun.star.oleobject" manifest:full-path="Object 170"/>
  <manifest:file-entry manifest:media-type="application/vnd.sun.star.oleobject" manifest:full-path="Object 171"/>
  <manifest:file-entry manifest:media-type="application/vnd.sun.star.oleobject" manifest:full-path="Object 172"/>
  <manifest:file-entry manifest:media-type="application/vnd.sun.star.oleobject" manifest:full-path="Object 173"/>
  <manifest:file-entry manifest:media-type="application/vnd.sun.star.oleobject" manifest:full-path="Object 174"/>
  <manifest:file-entry manifest:media-type="application/vnd.sun.star.oleobject" manifest:full-path="Object 175"/>
  <manifest:file-entry manifest:media-type="application/vnd.sun.star.oleobject" manifest:full-path="Object 176"/>
  <manifest:file-entry manifest:media-type="application/vnd.sun.star.oleobject" manifest:full-path="Object 177"/>
  <manifest:file-entry manifest:media-type="application/vnd.sun.star.oleobject" manifest:full-path="Object 178"/>
  <manifest:file-entry manifest:media-type="application/vnd.sun.star.oleobject" manifest:full-path="Object 179"/>
  <manifest:file-entry manifest:media-type="application/vnd.sun.star.oleobject" manifest:full-path="Object 180"/>
  <manifest:file-entry manifest:media-type="application/vnd.sun.star.oleobject" manifest:full-path="Object 181"/>
  <manifest:file-entry manifest:media-type="application/vnd.sun.star.oleobject" manifest:full-path="Object 182"/>
  <manifest:file-entry manifest:media-type="application/vnd.sun.star.oleobject" manifest:full-path="Object 183"/>
  <manifest:file-entry manifest:media-type="application/vnd.sun.star.oleobject" manifest:full-path="Object 184"/>
  <manifest:file-entry manifest:media-type="application/vnd.sun.star.oleobject" manifest:full-path="Object 185"/>
  <manifest:file-entry manifest:media-type="application/vnd.sun.star.oleobject" manifest:full-path="Object 186"/>
  <manifest:file-entry manifest:media-type="application/vnd.sun.star.oleobject" manifest:full-path="Object 187"/>
  <manifest:file-entry manifest:media-type="application/vnd.sun.star.oleobject" manifest:full-path="Object 188"/>
  <manifest:file-entry manifest:media-type="application/vnd.sun.star.oleobject" manifest:full-path="Object 189"/>
  <manifest:file-entry manifest:media-type="application/vnd.sun.star.oleobject" manifest:full-path="Object 190"/>
  <manifest:file-entry manifest:media-type="application/vnd.sun.star.oleobject"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192"/>
  <manifest:file-entry manifest:media-type="application/vnd.sun.star.oleobject" manifest:full-path="Object 193"/>
  <manifest:file-entry manifest:media-type="application/vnd.sun.star.oleobject" manifest:full-path="Object 194"/>
  <manifest:file-entry manifest:media-type="application/vnd.sun.star.oleobject" manifest:full-path="Object 195"/>
  <manifest:file-entry manifest:media-type="application/vnd.sun.star.oleobject" manifest:full-path="Object 196"/>
  <manifest:file-entry manifest:media-type="application/vnd.sun.star.oleobject" manifest:full-path="Object 197"/>
  <manifest:file-entry manifest:media-type="application/vnd.sun.star.oleobject" manifest:full-path="Object 198"/>
  <manifest:file-entry manifest:media-type="application/vnd.sun.star.oleobject" manifest:full-path="Object 19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application/rdf+xml" manifest:full-path="manifest.rdf"/>
  <manifest:file-entry manifest:media-type="text/xml" manifest:full-path="content.xml"/>
  <manifest:file-entry manifest:media-type="application/vnd.sun.star.oleobject" manifest:full-path="Object 300"/>
  <manifest:file-entry manifest:media-type="application/vnd.sun.star.oleobject" manifest:full-path="Object 301"/>
  <manifest:file-entry manifest:media-type="application/vnd.sun.star.oleobject" manifest:full-path="Object 302"/>
  <manifest:file-entry manifest:media-type="application/vnd.sun.star.oleobject" manifest:full-path="Object 303"/>
  <manifest:file-entry manifest:media-type="application/vnd.sun.star.oleobject" manifest:full-path="Object 304"/>
  <manifest:file-entry manifest:media-type="application/vnd.sun.star.oleobject" manifest:full-path="Object 305"/>
  <manifest:file-entry manifest:media-type="application/vnd.sun.star.oleobject" manifest:full-path="Object 306"/>
  <manifest:file-entry manifest:media-type="application/vnd.sun.star.oleobject" manifest:full-path="Object 307"/>
  <manifest:file-entry manifest:media-type="application/vnd.sun.star.oleobject" manifest:full-path="Object 308"/>
  <manifest:file-entry manifest:media-type="application/vnd.sun.star.oleobject" manifest:full-path="Object 309"/>
  <manifest:file-entry manifest:media-type="text/xml" manifest:full-path="meta.xml"/>
  <manifest:file-entry manifest:media-type="application/vnd.sun.star.oleobject" manifest:full-path="Object 310"/>
  <manifest:file-entry manifest:media-type="application/vnd.sun.star.oleobject" manifest:full-path="Object 311"/>
  <manifest:file-entry manifest:media-type="application/vnd.sun.star.oleobject" manifest:full-path="Object 312"/>
  <manifest:file-entry manifest:media-type="application/vnd.sun.star.oleobject" manifest:full-path="Object 313"/>
  <manifest:file-entry manifest:media-type="application/vnd.sun.star.oleobject" manifest:full-path="Object 314"/>
  <manifest:file-entry manifest:media-type="application/vnd.sun.star.oleobject" manifest:full-path="Object 315"/>
  <manifest:file-entry manifest:media-type="application/vnd.sun.star.oleobject" manifest:full-path="Object 316"/>
  <manifest:file-entry manifest:media-type="application/vnd.sun.star.oleobject" manifest:full-path="Object 317"/>
  <manifest:file-entry manifest:media-type="application/vnd.sun.star.oleobject" manifest:full-path="Object 318"/>
  <manifest:file-entry manifest:media-type="application/vnd.sun.star.oleobject" manifest:full-path="Object 319"/>
  <manifest:file-entry manifest:media-type="application/binary" manifest:full-path="layout-cache"/>
  <manifest:file-entry manifest:media-type="application/vnd.sun.star.oleobject" manifest:full-path="Object 320"/>
  <manifest:file-entry manifest:media-type="application/vnd.sun.star.oleobject" manifest:full-path="Object 321"/>
  <manifest:file-entry manifest:media-type="application/vnd.sun.star.oleobject" manifest:full-path="Object 322"/>
  <manifest:file-entry manifest:media-type="application/vnd.sun.star.oleobject" manifest:full-path="Object 323"/>
  <manifest:file-entry manifest:media-type="application/vnd.sun.star.oleobject" manifest:full-path="Object 324"/>
  <manifest:file-entry manifest:media-type="application/vnd.sun.star.oleobject" manifest:full-path="Object 325"/>
  <manifest:file-entry manifest:media-type="application/vnd.sun.star.oleobject" manifest:full-path="Object 326"/>
  <manifest:file-entry manifest:media-type="application/vnd.sun.star.oleobject" manifest:full-path="Object 327"/>
  <manifest:file-entry manifest:media-type="application/vnd.sun.star.oleobject" manifest:full-path="Object 328"/>
  <manifest:file-entry manifest:media-type="application/vnd.sun.star.oleobject" manifest:full-path="Object 329"/>
  <manifest:file-entry manifest:media-type="application/vnd.sun.star.oleobject" manifest:full-path="Object 330"/>
  <manifest:file-entry manifest:media-type="application/vnd.sun.star.oleobject" manifest:full-path="Object 331"/>
  <manifest:file-entry manifest:media-type="application/vnd.sun.star.oleobject" manifest:full-path="Object 332"/>
  <manifest:file-entry manifest:media-type="application/vnd.sun.star.oleobject" manifest:full-path="Object 333"/>
  <manifest:file-entry manifest:media-type="application/vnd.sun.star.oleobject" manifest:full-path="Object 334"/>
  <manifest:file-entry manifest:media-type="application/vnd.sun.star.oleobject" manifest:full-path="Object 335"/>
  <manifest:file-entry manifest:media-type="application/vnd.sun.star.oleobject" manifest:full-path="Object 336"/>
  <manifest:file-entry manifest:media-type="application/vnd.sun.star.oleobject" manifest:full-path="Object 337"/>
  <manifest:file-entry manifest:media-type="application/vnd.sun.star.oleobject" manifest:full-path="Object 338"/>
  <manifest:file-entry manifest:media-type="application/vnd.sun.star.oleobject" manifest:full-path="Object 339"/>
  <manifest:file-entry manifest:media-type="" manifest:full-path="Thumbnails/thumbnail.png"/>
  <manifest:file-entry manifest:media-type="" manifest:full-path="Thumbnails/"/>
  <manifest:file-entry manifest:media-type="application/vnd.sun.star.oleobject" manifest:full-path="Object 340"/>
  <manifest:file-entry manifest:media-type="application/vnd.sun.star.oleobject" manifest:full-path="Object 341"/>
  <manifest:file-entry manifest:media-type="application/vnd.sun.star.oleobject" manifest:full-path="Object 342"/>
  <manifest:file-entry manifest:media-type="application/vnd.sun.star.oleobject" manifest:full-path="Object 343"/>
  <manifest:file-entry manifest:media-type="application/vnd.sun.star.oleobject" manifest:full-path="Object 344"/>
  <manifest:file-entry manifest:media-type="application/vnd.sun.star.oleobject" manifest:full-path="Object 345"/>
  <manifest:file-entry manifest:media-type="application/vnd.sun.star.oleobject" manifest:full-path="Object 346"/>
  <manifest:file-entry manifest:media-type="application/vnd.sun.star.oleobject" manifest:full-path="Object 347"/>
  <manifest:file-entry manifest:media-type="application/vnd.sun.star.oleobject" manifest:full-path="Object 348"/>
  <manifest:file-entry manifest:media-type="application/vnd.sun.star.oleobject" manifest:full-path="Object 349"/>
  <manifest:file-entry manifest:media-type="application/vnd.sun.star.oleobject" manifest:full-path="Object 200"/>
  <manifest:file-entry manifest:media-type="application/vnd.sun.star.oleobject" manifest:full-path="Object 201"/>
  <manifest:file-entry manifest:media-type="application/vnd.sun.star.oleobject" manifest:full-path="Object 202"/>
  <manifest:file-entry manifest:media-type="application/vnd.sun.star.oleobject" manifest:full-path="Object 203"/>
  <manifest:file-entry manifest:media-type="application/vnd.sun.star.oleobject" manifest:full-path="Object 204"/>
  <manifest:file-entry manifest:media-type="application/vnd.sun.star.oleobject" manifest:full-path="Object 205"/>
  <manifest:file-entry manifest:media-type="application/vnd.sun.star.oleobject" manifest:full-path="Object 206"/>
  <manifest:file-entry manifest:media-type="application/vnd.sun.star.oleobject" manifest:full-path="Object 207"/>
  <manifest:file-entry manifest:media-type="application/vnd.sun.star.oleobject" manifest:full-path="Object 208"/>
  <manifest:file-entry manifest:media-type="application/vnd.sun.star.oleobject" manifest:full-path="Object 209"/>
  <manifest:file-entry manifest:media-type="application/vnd.sun.star.oleobject" manifest:full-path="Object 350"/>
  <manifest:file-entry manifest:media-type="application/vnd.sun.star.oleobject" manifest:full-path="Object 351"/>
  <manifest:file-entry manifest:media-type="application/vnd.sun.star.oleobject" manifest:full-path="Object 352"/>
  <manifest:file-entry manifest:media-type="application/vnd.sun.star.oleobject" manifest:full-path="Object 353"/>
  <manifest:file-entry manifest:media-type="application/vnd.sun.star.oleobject" manifest:full-path="Object 354"/>
  <manifest:file-entry manifest:media-type="application/vnd.sun.star.oleobject" manifest:full-path="Object 355"/>
  <manifest:file-entry manifest:media-type="application/vnd.sun.star.oleobject" manifest:full-path="Object 356"/>
  <manifest:file-entry manifest:media-type="application/vnd.sun.star.oleobject" manifest:full-path="Object 357"/>
  <manifest:file-entry manifest:media-type="application/vnd.sun.star.oleobject" manifest:full-path="Object 358"/>
  <manifest:file-entry manifest:media-type="application/vnd.sun.star.oleobject" manifest:full-path="Object 359"/>
  <manifest:file-entry manifest:media-type="application/vnd.sun.star.oleobject" manifest:full-path="Object 210"/>
  <manifest:file-entry manifest:media-type="application/vnd.sun.star.oleobject" manifest:full-path="Object 211"/>
  <manifest:file-entry manifest:media-type="application/vnd.sun.star.oleobject" manifest:full-path="Object 212"/>
  <manifest:file-entry manifest:media-type="application/vnd.sun.star.oleobject" manifest:full-path="Object 213"/>
  <manifest:file-entry manifest:media-type="application/vnd.sun.star.oleobject" manifest:full-path="Object 214"/>
  <manifest:file-entry manifest:media-type="application/vnd.sun.star.oleobject" manifest:full-path="Object 215"/>
  <manifest:file-entry manifest:media-type="application/vnd.sun.star.oleobject" manifest:full-path="Object 216"/>
  <manifest:file-entry manifest:media-type="application/vnd.sun.star.oleobject" manifest:full-path="Object 217"/>
  <manifest:file-entry manifest:media-type="application/vnd.sun.star.oleobject" manifest:full-path="Object 218"/>
  <manifest:file-entry manifest:media-type="application/vnd.sun.star.oleobject" manifest:full-path="Object 219"/>
  <manifest:file-entry manifest:media-type="" manifest:full-path="ObjectReplacements/Object 70"/>
  <manifest:file-entry manifest:media-type="" manifest:full-path="ObjectReplacements/Object 160"/>
  <manifest:file-entry manifest:media-type="" manifest:full-path="ObjectReplacements/Object 71"/>
  <manifest:file-entry manifest:media-type="" manifest:full-path="ObjectReplacements/Object 161"/>
  <manifest:file-entry manifest:media-type="" manifest:full-path="ObjectReplacements/Object 72"/>
  <manifest:file-entry manifest:media-type="" manifest:full-path="ObjectReplacements/Object 162"/>
  <manifest:file-entry manifest:media-type="" manifest:full-path="ObjectReplacements/Object 73"/>
  <manifest:file-entry manifest:media-type="" manifest:full-path="ObjectReplacements/Object 163"/>
  <manifest:file-entry manifest:media-type="" manifest:full-path="ObjectReplacements/Object 74"/>
  <manifest:file-entry manifest:media-type="" manifest:full-path="ObjectReplacements/Object 164"/>
  <manifest:file-entry manifest:media-type="" manifest:full-path="ObjectReplacements/Object 75"/>
  <manifest:file-entry manifest:media-type="" manifest:full-path="ObjectReplacements/Object 165"/>
  <manifest:file-entry manifest:media-type="" manifest:full-path="ObjectReplacements/Object 76"/>
  <manifest:file-entry manifest:media-type="" manifest:full-path="ObjectReplacements/Object 166"/>
  <manifest:file-entry manifest:media-type="" manifest:full-path="ObjectReplacements/Object 77"/>
  <manifest:file-entry manifest:media-type="" manifest:full-path="ObjectReplacements/Object 167"/>
  <manifest:file-entry manifest:media-type="" manifest:full-path="ObjectReplacements/Object 78"/>
  <manifest:file-entry manifest:media-type="" manifest:full-path="ObjectReplacements/Object 168"/>
  <manifest:file-entry manifest:media-type="" manifest:full-path="ObjectReplacements/Object 79"/>
  <manifest:file-entry manifest:media-type="" manifest:full-path="ObjectReplacements/Object 169"/>
  <manifest:file-entry manifest:media-type="" manifest:full-path="ObjectReplacements/Object 360"/>
  <manifest:file-entry manifest:media-type="" manifest:full-path="ObjectReplacements/Object 361"/>
  <manifest:file-entry manifest:media-type="" manifest:full-path="ObjectReplacements/Object 362"/>
  <manifest:file-entry manifest:media-type="" manifest:full-path="ObjectReplacements/Object 210"/>
  <manifest:file-entry manifest:media-type="" manifest:full-path="ObjectReplacements/Object 363"/>
  <manifest:file-entry manifest:media-type="" manifest:full-path="ObjectReplacements/Object 211"/>
  <manifest:file-entry manifest:media-type="" manifest:full-path="ObjectReplacements/Object 364"/>
  <manifest:file-entry manifest:media-type="" manifest:full-path="ObjectReplacements/Object 212"/>
  <manifest:file-entry manifest:media-type="" manifest:full-path="ObjectReplacements/Object 365"/>
  <manifest:file-entry manifest:media-type="" manifest:full-path="ObjectReplacements/Object 213"/>
  <manifest:file-entry manifest:media-type="" manifest:full-path="ObjectReplacements/Object 366"/>
  <manifest:file-entry manifest:media-type="" manifest:full-path="ObjectReplacements/Object 214"/>
  <manifest:file-entry manifest:media-type="" manifest:full-path="ObjectReplacements/Object 367"/>
  <manifest:file-entry manifest:media-type="" manifest:full-path="ObjectReplacements/Object 215"/>
  <manifest:file-entry manifest:media-type="" manifest:full-path="ObjectReplacements/Object 368"/>
  <manifest:file-entry manifest:media-type="" manifest:full-path="ObjectReplacements/Object 216"/>
  <manifest:file-entry manifest:media-type="" manifest:full-path="ObjectReplacements/Object 369"/>
  <manifest:file-entry manifest:media-type="" manifest:full-path="ObjectReplacements/Object 217"/>
  <manifest:file-entry manifest:media-type="" manifest:full-path="ObjectReplacements/Object 218"/>
  <manifest:file-entry manifest:media-type="" manifest:full-path="ObjectReplacements/Object 219"/>
  <manifest:file-entry manifest:media-type="" manifest:full-path="ObjectReplacements/Object 80"/>
  <manifest:file-entry manifest:media-type="" manifest:full-path="ObjectReplacements/Object 170"/>
  <manifest:file-entry manifest:media-type="" manifest:full-path="ObjectReplacements/Object 81"/>
  <manifest:file-entry manifest:media-type="" manifest:full-path="ObjectReplacements/Object 171"/>
  <manifest:file-entry manifest:media-type="" manifest:full-path="ObjectReplacements/Object 82"/>
  <manifest:file-entry manifest:media-type="" manifest:full-path="ObjectReplacements/Object 172"/>
  <manifest:file-entry manifest:media-type="" manifest:full-path="ObjectReplacements/Object 83"/>
  <manifest:file-entry manifest:media-type="" manifest:full-path="ObjectReplacements/Object 173"/>
  <manifest:file-entry manifest:media-type="" manifest:full-path="ObjectReplacements/Object 84"/>
  <manifest:file-entry manifest:media-type="" manifest:full-path="ObjectReplacements/Object 174"/>
  <manifest:file-entry manifest:media-type="" manifest:full-path="ObjectReplacements/Object 85"/>
  <manifest:file-entry manifest:media-type="" manifest:full-path="ObjectReplacements/Object 175"/>
  <manifest:file-entry manifest:media-type="" manifest:full-path="ObjectReplacements/Object 86"/>
  <manifest:file-entry manifest:media-type="" manifest:full-path="ObjectReplacements/Object 176"/>
  <manifest:file-entry manifest:media-type="" manifest:full-path="ObjectReplacements/Object 87"/>
  <manifest:file-entry manifest:media-type="" manifest:full-path="ObjectReplacements/Object 177"/>
  <manifest:file-entry manifest:media-type="" manifest:full-path="ObjectReplacements/Object 88"/>
  <manifest:file-entry manifest:media-type="" manifest:full-path="ObjectReplacements/Object 178"/>
  <manifest:file-entry manifest:media-type="" manifest:full-path="ObjectReplacements/Object 89"/>
  <manifest:file-entry manifest:media-type="" manifest:full-path="ObjectReplacements/Object 179"/>
  <manifest:file-entry manifest:media-type="" manifest:full-path="ObjectReplacements/Object 370"/>
  <manifest:file-entry manifest:media-type="" manifest:full-path="ObjectReplacements/Object 371"/>
  <manifest:file-entry manifest:media-type="" manifest:full-path="ObjectReplacements/Object 372"/>
  <manifest:file-entry manifest:media-type="" manifest:full-path="ObjectReplacements/Object 220"/>
  <manifest:file-entry manifest:media-type="" manifest:full-path="ObjectReplacements/Object 373"/>
  <manifest:file-entry manifest:media-type="" manifest:full-path="ObjectReplacements/Object 221"/>
  <manifest:file-entry manifest:media-type="" manifest:full-path="ObjectReplacements/Object 374"/>
  <manifest:file-entry manifest:media-type="" manifest:full-path="ObjectReplacements/Object 222"/>
  <manifest:file-entry manifest:media-type="" manifest:full-path="ObjectReplacements/Object 375"/>
  <manifest:file-entry manifest:media-type="" manifest:full-path="ObjectReplacements/Object 223"/>
  <manifest:file-entry manifest:media-type="" manifest:full-path="ObjectReplacements/Object 376"/>
  <manifest:file-entry manifest:media-type="" manifest:full-path="ObjectReplacements/Object 224"/>
  <manifest:file-entry manifest:media-type="" manifest:full-path="ObjectReplacements/Object 377"/>
  <manifest:file-entry manifest:media-type="" manifest:full-path="ObjectReplacements/Object 225"/>
  <manifest:file-entry manifest:media-type="" manifest:full-path="ObjectReplacements/Object 378"/>
  <manifest:file-entry manifest:media-type="" manifest:full-path="ObjectReplacements/Object 226"/>
  <manifest:file-entry manifest:media-type="" manifest:full-path="ObjectReplacements/Object 227"/>
  <manifest:file-entry manifest:media-type="" manifest:full-path="ObjectReplacements/Object 379"/>
  <manifest:file-entry manifest:media-type="" manifest:full-path="ObjectReplacements/Object 228"/>
  <manifest:file-entry manifest:media-type="" manifest:full-path="ObjectReplacements/Object 229"/>
  <manifest:file-entry manifest:media-type="" manifest:full-path="ObjectReplacements/Object 180"/>
  <manifest:file-entry manifest:media-type="" manifest:full-path="ObjectReplacements/Object 90"/>
  <manifest:file-entry manifest:media-type="" manifest:full-path="ObjectReplacements/Object 181"/>
  <manifest:file-entry manifest:media-type="" manifest:full-path="ObjectReplacements/Object 91"/>
  <manifest:file-entry manifest:media-type="" manifest:full-path="ObjectReplacements/Object 182"/>
  <manifest:file-entry manifest:media-type="" manifest:full-path="ObjectReplacements/Object 92"/>
  <manifest:file-entry manifest:media-type="" manifest:full-path="ObjectReplacements/Object 183"/>
  <manifest:file-entry manifest:media-type="" manifest:full-path="ObjectReplacements/Object 93"/>
  <manifest:file-entry manifest:media-type="" manifest:full-path="ObjectReplacements/Object 184"/>
  <manifest:file-entry manifest:media-type="" manifest:full-path="ObjectReplacements/Object 94"/>
  <manifest:file-entry manifest:media-type="" manifest:full-path="ObjectReplacements/Object 185"/>
  <manifest:file-entry manifest:media-type="" manifest:full-path="ObjectReplacements/Object 95"/>
  <manifest:file-entry manifest:media-type="" manifest:full-path="ObjectReplacements/Object 186"/>
  <manifest:file-entry manifest:media-type="" manifest:full-path="ObjectReplacements/Object 96"/>
  <manifest:file-entry manifest:media-type="" manifest:full-path="ObjectReplacements/Object 187"/>
  <manifest:file-entry manifest:media-type="" manifest:full-path="ObjectReplacements/Object 97"/>
  <manifest:file-entry manifest:media-type="" manifest:full-path="ObjectReplacements/Object 98"/>
  <manifest:file-entry manifest:media-type="" manifest:full-path="ObjectReplacements/Object 188"/>
  <manifest:file-entry manifest:media-type="" manifest:full-path="ObjectReplacements/Object 99"/>
  <manifest:file-entry manifest:media-type="" manifest:full-path="ObjectReplacements/Object 189"/>
  <manifest:file-entry manifest:media-type="" manifest:full-path="ObjectReplacements/Object 380"/>
  <manifest:file-entry manifest:media-type="" manifest:full-path="ObjectReplacements/Object 381"/>
  <manifest:file-entry manifest:media-type="" manifest:full-path="ObjectReplacements/Object 382"/>
  <manifest:file-entry manifest:media-type="" manifest:full-path="ObjectReplacements/Object 230"/>
  <manifest:file-entry manifest:media-type="" manifest:full-path="ObjectReplacements/Object 231"/>
  <manifest:file-entry manifest:media-type="" manifest:full-path="ObjectReplacements/Object 232"/>
  <manifest:file-entry manifest:media-type="" manifest:full-path="ObjectReplacements/Object 233"/>
  <manifest:file-entry manifest:media-type="" manifest:full-path="ObjectReplacements/Object 234"/>
  <manifest:file-entry manifest:media-type="" manifest:full-path="ObjectReplacements/Object 235"/>
  <manifest:file-entry manifest:media-type="" manifest:full-path="ObjectReplacements/Object 236"/>
  <manifest:file-entry manifest:media-type="" manifest:full-path="ObjectReplacements/Object 237"/>
  <manifest:file-entry manifest:media-type="" manifest:full-path="ObjectReplacements/Object 238"/>
  <manifest:file-entry manifest:media-type="" manifest:full-path="ObjectReplacements/Object 239"/>
  <manifest:file-entry manifest:media-type="" manifest:full-path="ObjectReplacements/Object 190"/>
  <manifest:file-entry manifest:media-type="" manifest:full-path="ObjectReplacements/Object 191"/>
  <manifest:file-entry manifest:media-type="" manifest:full-path="ObjectReplacements/Object 192"/>
  <manifest:file-entry manifest:media-type="" manifest:full-path="ObjectReplacements/Object 193"/>
  <manifest:file-entry manifest:media-type="" manifest:full-path="ObjectReplacements/Object 194"/>
  <manifest:file-entry manifest:media-type=""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 manifest:full-path="ObjectReplacements/Object 199"/>
  <manifest:file-entry manifest:media-type="" manifest:full-path="ObjectReplacements/Object 240"/>
  <manifest:file-entry manifest:media-type="" manifest:full-path="ObjectReplacements/Object 241"/>
  <manifest:file-entry manifest:media-type="" manifest:full-path="ObjectReplacements/Object 242"/>
  <manifest:file-entry manifest:media-type="" manifest:full-path="ObjectReplacements/Object 243"/>
  <manifest:file-entry manifest:media-type="" manifest:full-path="ObjectReplacements/Object 244"/>
  <manifest:file-entry manifest:media-type="" manifest:full-path="ObjectReplacements/Object 245"/>
  <manifest:file-entry manifest:media-type="" manifest:full-path="ObjectReplacements/Object 246"/>
  <manifest:file-entry manifest:media-type="" manifest:full-path="ObjectReplacements/Object 247"/>
  <manifest:file-entry manifest:media-type="" manifest:full-path="ObjectReplacements/Object 248"/>
  <manifest:file-entry manifest:media-type="" manifest:full-path="ObjectReplacements/Object 249"/>
  <manifest:file-entry manifest:media-type="" manifest:full-path="ObjectReplacements/Object 250"/>
  <manifest:file-entry manifest:media-type="" manifest:full-path="ObjectReplacements/Object 251"/>
  <manifest:file-entry manifest:media-type="" manifest:full-path="ObjectReplacements/Object 10"/>
  <manifest:file-entry manifest:media-type="" manifest:full-path="ObjectReplacements/Object 252"/>
  <manifest:file-entry manifest:media-type="" manifest:full-path="ObjectReplacements/Object 100"/>
  <manifest:file-entry manifest:media-type="" manifest:full-path="ObjectReplacements/Object 11"/>
  <manifest:file-entry manifest:media-type="" manifest:full-path="ObjectReplacements/Object 253"/>
  <manifest:file-entry manifest:media-type="" manifest:full-path="ObjectReplacements/Object 101"/>
  <manifest:file-entry manifest:media-type="" manifest:full-path="ObjectReplacements/Object 12"/>
  <manifest:file-entry manifest:media-type="" manifest:full-path="ObjectReplacements/Object 254"/>
  <manifest:file-entry manifest:media-type="" manifest:full-path="ObjectReplacements/Object 102"/>
  <manifest:file-entry manifest:media-type="" manifest:full-path="ObjectReplacements/Object 13"/>
  <manifest:file-entry manifest:media-type="" manifest:full-path="ObjectReplacements/Object 255"/>
  <manifest:file-entry manifest:media-type="" manifest:full-path="ObjectReplacements/Object 103"/>
  <manifest:file-entry manifest:media-type="" manifest:full-path="ObjectReplacements/Object 14"/>
  <manifest:file-entry manifest:media-type="" manifest:full-path="ObjectReplacements/Object 256"/>
  <manifest:file-entry manifest:media-type="" manifest:full-path="ObjectReplacements/Object 104"/>
  <manifest:file-entry manifest:media-type="" manifest:full-path="ObjectReplacements/Object 15"/>
  <manifest:file-entry manifest:media-type="" manifest:full-path="ObjectReplacements/Object 257"/>
  <manifest:file-entry manifest:media-type="" manifest:full-path="ObjectReplacements/Object 105"/>
  <manifest:file-entry manifest:media-type="" manifest:full-path="ObjectReplacements/Object 16"/>
  <manifest:file-entry manifest:media-type="" manifest:full-path="ObjectReplacements/Object 258"/>
  <manifest:file-entry manifest:media-type="" manifest:full-path="ObjectReplacements/Object 106"/>
  <manifest:file-entry manifest:media-type="" manifest:full-path="ObjectReplacements/Object 17"/>
  <manifest:file-entry manifest:media-type="" manifest:full-path="ObjectReplacements/Object 259"/>
  <manifest:file-entry manifest:media-type="" manifest:full-path="ObjectReplacements/Object 107"/>
  <manifest:file-entry manifest:media-type="" manifest:full-path="ObjectReplacements/Object 18"/>
  <manifest:file-entry manifest:media-type="" manifest:full-path="ObjectReplacements/Object 108"/>
  <manifest:file-entry manifest:media-type="" manifest:full-path="ObjectReplacements/Object 19"/>
  <manifest:file-entry manifest:media-type="" manifest:full-path="ObjectReplacements/Object 109"/>
  <manifest:file-entry manifest:media-type="" manifest:full-path="ObjectReplacements/Object 300"/>
  <manifest:file-entry manifest:media-type="" manifest:full-path="ObjectReplacements/Object 301"/>
  <manifest:file-entry manifest:media-type="" manifest:full-path="ObjectReplacements/Object 302"/>
  <manifest:file-entry manifest:media-type="" manifest:full-path="ObjectReplacements/Object 303"/>
  <manifest:file-entry manifest:media-type="" manifest:full-path="ObjectReplacements/Object 304"/>
  <manifest:file-entry manifest:media-type="" manifest:full-path="ObjectReplacements/Object 305"/>
  <manifest:file-entry manifest:media-type="" manifest:full-path="ObjectReplacements/Object 306"/>
  <manifest:file-entry manifest:media-type="" manifest:full-path="ObjectReplacements/Object 307"/>
  <manifest:file-entry manifest:media-type="" manifest:full-path="ObjectReplacements/Object 308"/>
  <manifest:file-entry manifest:media-type="" manifest:full-path="ObjectReplacements/Object 309"/>
  <manifest:file-entry manifest:media-type="" manifest:full-path="ObjectReplacements/Object 260"/>
  <manifest:file-entry manifest:media-type="" manifest:full-path="ObjectReplacements/Object 261"/>
  <manifest:file-entry manifest:media-type="" manifest:full-path="ObjectReplacements/Object 20"/>
  <manifest:file-entry manifest:media-type="" manifest:full-path="ObjectReplacements/Object 262"/>
  <manifest:file-entry manifest:media-type="" manifest:full-path="ObjectReplacements/Object 110"/>
  <manifest:file-entry manifest:media-type="" manifest:full-path="ObjectReplacements/Object 21"/>
  <manifest:file-entry manifest:media-type="" manifest:full-path="ObjectReplacements/Object 263"/>
  <manifest:file-entry manifest:media-type="" manifest:full-path="ObjectReplacements/Object 111"/>
  <manifest:file-entry manifest:media-type="" manifest:full-path="ObjectReplacements/Object 1"/>
  <manifest:file-entry manifest:media-type="" manifest:full-path="ObjectReplacements/Object 22"/>
  <manifest:file-entry manifest:media-type="" manifest:full-path="ObjectReplacements/Object 264"/>
  <manifest:file-entry manifest:media-type="" manifest:full-path="ObjectReplacements/Object 112"/>
  <manifest:file-entry manifest:media-type="" manifest:full-path="ObjectReplacements/Object 2"/>
  <manifest:file-entry manifest:media-type="" manifest:full-path="ObjectReplacements/Object 23"/>
  <manifest:file-entry manifest:media-type="" manifest:full-path="ObjectReplacements/Object 265"/>
  <manifest:file-entry manifest:media-type="" manifest:full-path="ObjectReplacements/Object 113"/>
  <manifest:file-entry manifest:media-type="" manifest:full-path="ObjectReplacements/Object 3"/>
  <manifest:file-entry manifest:media-type="" manifest:full-path="ObjectReplacements/Object 24"/>
  <manifest:file-entry manifest:media-type="" manifest:full-path="ObjectReplacements/Object 266"/>
  <manifest:file-entry manifest:media-type="" manifest:full-path="ObjectReplacements/Object 114"/>
  <manifest:file-entry manifest:media-type="" manifest:full-path="ObjectReplacements/Object 115"/>
  <manifest:file-entry manifest:media-type="" manifest:full-path="ObjectReplacements/Object 25"/>
  <manifest:file-entry manifest:media-type="" manifest:full-path="ObjectReplacements/Object 4"/>
  <manifest:file-entry manifest:media-type="" manifest:full-path="ObjectReplacements/Object 267"/>
  <manifest:file-entry manifest:media-type="" manifest:full-path="ObjectReplacements/Object 116"/>
  <manifest:file-entry manifest:media-type="" manifest:full-path="ObjectReplacements/Object 26"/>
  <manifest:file-entry manifest:media-type="" manifest:full-path="ObjectReplacements/Object 5"/>
  <manifest:file-entry manifest:media-type="" manifest:full-path="ObjectReplacements/Object 268"/>
  <manifest:file-entry manifest:media-type="" manifest:full-path="ObjectReplacements/Object 117"/>
  <manifest:file-entry manifest:media-type="" manifest:full-path="ObjectReplacements/Object 27"/>
  <manifest:file-entry manifest:media-type="" manifest:full-path="ObjectReplacements/Object 6"/>
  <manifest:file-entry manifest:media-type="" manifest:full-path="ObjectReplacements/Object 269"/>
  <manifest:file-entry manifest:media-type="" manifest:full-path="ObjectReplacements/Object 118"/>
  <manifest:file-entry manifest:media-type="" manifest:full-path="ObjectReplacements/Object 28"/>
  <manifest:file-entry manifest:media-type="" manifest:full-path="ObjectReplacements/Object 7"/>
  <manifest:file-entry manifest:media-type="" manifest:full-path="ObjectReplacements/Object 119"/>
  <manifest:file-entry manifest:media-type="" manifest:full-path="ObjectReplacements/Object 29"/>
  <manifest:file-entry manifest:media-type="" manifest:full-path="ObjectReplacements/Object 8"/>
  <manifest:file-entry manifest:media-type="" manifest:full-path="ObjectReplacements/Object 9"/>
  <manifest:file-entry manifest:media-type="" manifest:full-path="ObjectReplacements/Object 310"/>
  <manifest:file-entry manifest:media-type="" manifest:full-path="ObjectReplacements/Object 311"/>
  <manifest:file-entry manifest:media-type="" manifest:full-path="ObjectReplacements/Object 312"/>
  <manifest:file-entry manifest:media-type="" manifest:full-path="ObjectReplacements/Object 313"/>
  <manifest:file-entry manifest:media-type="" manifest:full-path="ObjectReplacements/Object 314"/>
  <manifest:file-entry manifest:media-type="" manifest:full-path="ObjectReplacements/Object 315"/>
  <manifest:file-entry manifest:media-type="" manifest:full-path="ObjectReplacements/Object 316"/>
  <manifest:file-entry manifest:media-type="" manifest:full-path="ObjectReplacements/Object 317"/>
  <manifest:file-entry manifest:media-type="" manifest:full-path="ObjectReplacements/Object 318"/>
  <manifest:file-entry manifest:media-type="" manifest:full-path="ObjectReplacements/Object 319"/>
  <manifest:file-entry manifest:media-type="" manifest:full-path="ObjectReplacements/Object 270"/>
  <manifest:file-entry manifest:media-type="" manifest:full-path="ObjectReplacements/Object 271"/>
  <manifest:file-entry manifest:media-type="" manifest:full-path="ObjectReplacements/Object 120"/>
  <manifest:file-entry manifest:media-type="" manifest:full-path="ObjectReplacements/Object 30"/>
  <manifest:file-entry manifest:media-type="" manifest:full-path="ObjectReplacements/Object 272"/>
  <manifest:file-entry manifest:media-type="" manifest:full-path="ObjectReplacements/Object 121"/>
  <manifest:file-entry manifest:media-type="" manifest:full-path="ObjectReplacements/Object 31"/>
  <manifest:file-entry manifest:media-type="" manifest:full-path="ObjectReplacements/Object 273"/>
  <manifest:file-entry manifest:media-type="" manifest:full-path="ObjectReplacements/Object 122"/>
  <manifest:file-entry manifest:media-type="" manifest:full-path="ObjectReplacements/Object 32"/>
  <manifest:file-entry manifest:media-type="" manifest:full-path="ObjectReplacements/Object 274"/>
  <manifest:file-entry manifest:media-type="" manifest:full-path="ObjectReplacements/Object 123"/>
  <manifest:file-entry manifest:media-type="" manifest:full-path="ObjectReplacements/Object 33"/>
  <manifest:file-entry manifest:media-type="" manifest:full-path="ObjectReplacements/Object 275"/>
  <manifest:file-entry manifest:media-type="" manifest:full-path="ObjectReplacements/Object 124"/>
  <manifest:file-entry manifest:media-type="" manifest:full-path="ObjectReplacements/Object 34"/>
  <manifest:file-entry manifest:media-type="" manifest:full-path="ObjectReplacements/Object 276"/>
  <manifest:file-entry manifest:media-type="" manifest:full-path="ObjectReplacements/Object 125"/>
  <manifest:file-entry manifest:media-type="" manifest:full-path="ObjectReplacements/Object 35"/>
  <manifest:file-entry manifest:media-type="" manifest:full-path="ObjectReplacements/Object 277"/>
  <manifest:file-entry manifest:media-type="" manifest:full-path="ObjectReplacements/Object 126"/>
  <manifest:file-entry manifest:media-type="" manifest:full-path="ObjectReplacements/Object 36"/>
  <manifest:file-entry manifest:media-type="" manifest:full-path="ObjectReplacements/Object 278"/>
  <manifest:file-entry manifest:media-type="" manifest:full-path="ObjectReplacements/Object 127"/>
  <manifest:file-entry manifest:media-type="" manifest:full-path="ObjectReplacements/Object 37"/>
  <manifest:file-entry manifest:media-type="" manifest:full-path="ObjectReplacements/Object 279"/>
  <manifest:file-entry manifest:media-type="" manifest:full-path="ObjectReplacements/Object 128"/>
  <manifest:file-entry manifest:media-type="" manifest:full-path="ObjectReplacements/Object 38"/>
  <manifest:file-entry manifest:media-type="" manifest:full-path="ObjectReplacements/Object 129"/>
  <manifest:file-entry manifest:media-type="" manifest:full-path="ObjectReplacements/Object 39"/>
  <manifest:file-entry manifest:media-type="" manifest:full-path="ObjectReplacements/Object 320"/>
  <manifest:file-entry manifest:media-type="" manifest:full-path="ObjectReplacements/Object 321"/>
  <manifest:file-entry manifest:media-type="" manifest:full-path="ObjectReplacements/Object 322"/>
  <manifest:file-entry manifest:media-type="" manifest:full-path="ObjectReplacements/Object 323"/>
  <manifest:file-entry manifest:media-type="" manifest:full-path="ObjectReplacements/Object 324"/>
  <manifest:file-entry manifest:media-type="" manifest:full-path="ObjectReplacements/Object 325"/>
  <manifest:file-entry manifest:media-type="" manifest:full-path="ObjectReplacements/Object 326"/>
  <manifest:file-entry manifest:media-type="" manifest:full-path="ObjectReplacements/Object 327"/>
  <manifest:file-entry manifest:media-type="" manifest:full-path="ObjectReplacements/Object 328"/>
  <manifest:file-entry manifest:media-type="" manifest:full-path="ObjectReplacements/Object 329"/>
  <manifest:file-entry manifest:media-type="" manifest:full-path="ObjectReplacements/Object 280"/>
  <manifest:file-entry manifest:media-type="" manifest:full-path="ObjectReplacements/Object 281"/>
  <manifest:file-entry manifest:media-type="" manifest:full-path="ObjectReplacements/Object 130"/>
  <manifest:file-entry manifest:media-type="" manifest:full-path="ObjectReplacements/Object 40"/>
  <manifest:file-entry manifest:media-type="" manifest:full-path="ObjectReplacements/Object 282"/>
  <manifest:file-entry manifest:media-type="" manifest:full-path="ObjectReplacements/Object 131"/>
  <manifest:file-entry manifest:media-type="" manifest:full-path="ObjectReplacements/Object 41"/>
  <manifest:file-entry manifest:media-type="" manifest:full-path="ObjectReplacements/Object 283"/>
  <manifest:file-entry manifest:media-type="" manifest:full-path="ObjectReplacements/Object 132"/>
  <manifest:file-entry manifest:media-type="" manifest:full-path="ObjectReplacements/Object 42"/>
  <manifest:file-entry manifest:media-type="" manifest:full-path="ObjectReplacements/Object 284"/>
  <manifest:file-entry manifest:media-type="" manifest:full-path="ObjectReplacements/Object 133"/>
  <manifest:file-entry manifest:media-type="" manifest:full-path="ObjectReplacements/Object 43"/>
  <manifest:file-entry manifest:media-type="" manifest:full-path="ObjectReplacements/Object 285"/>
  <manifest:file-entry manifest:media-type="" manifest:full-path="ObjectReplacements/Object 134"/>
  <manifest:file-entry manifest:media-type="" manifest:full-path="ObjectReplacements/Object 44"/>
  <manifest:file-entry manifest:media-type="" manifest:full-path="ObjectReplacements/Object 286"/>
  <manifest:file-entry manifest:media-type="" manifest:full-path="ObjectReplacements/Object 135"/>
  <manifest:file-entry manifest:media-type="" manifest:full-path="ObjectReplacements/Object 45"/>
  <manifest:file-entry manifest:media-type="" manifest:full-path="ObjectReplacements/Object 287"/>
  <manifest:file-entry manifest:media-type="" manifest:full-path="ObjectReplacements/Object 136"/>
  <manifest:file-entry manifest:media-type="" manifest:full-path="ObjectReplacements/Object 46"/>
  <manifest:file-entry manifest:media-type="" manifest:full-path="ObjectReplacements/Object 288"/>
  <manifest:file-entry manifest:media-type="" manifest:full-path="ObjectReplacements/Object 137"/>
  <manifest:file-entry manifest:media-type="" manifest:full-path="ObjectReplacements/Object 47"/>
  <manifest:file-entry manifest:media-type="" manifest:full-path="ObjectReplacements/Object 289"/>
  <manifest:file-entry manifest:media-type="" manifest:full-path="ObjectReplacements/Object 138"/>
  <manifest:file-entry manifest:media-type="" manifest:full-path="ObjectReplacements/Object 48"/>
  <manifest:file-entry manifest:media-type="" manifest:full-path="ObjectReplacements/Object 139"/>
  <manifest:file-entry manifest:media-type="" manifest:full-path="ObjectReplacements/Object 49"/>
  <manifest:file-entry manifest:media-type="" manifest:full-path="ObjectReplacements/Object 330"/>
  <manifest:file-entry manifest:media-type="" manifest:full-path="ObjectReplacements/Object 331"/>
  <manifest:file-entry manifest:media-type="" manifest:full-path="ObjectReplacements/Object 332"/>
  <manifest:file-entry manifest:media-type="" manifest:full-path="ObjectReplacements/Object 333"/>
  <manifest:file-entry manifest:media-type="" manifest:full-path="ObjectReplacements/Object 334"/>
  <manifest:file-entry manifest:media-type="" manifest:full-path="ObjectReplacements/Object 335"/>
  <manifest:file-entry manifest:media-type="" manifest:full-path="ObjectReplacements/Object 336"/>
  <manifest:file-entry manifest:media-type="" manifest:full-path="ObjectReplacements/Object 337"/>
  <manifest:file-entry manifest:media-type="" manifest:full-path="ObjectReplacements/Object 338"/>
  <manifest:file-entry manifest:media-type="" manifest:full-path="ObjectReplacements/Object 339"/>
  <manifest:file-entry manifest:media-type="" manifest:full-path="ObjectReplacements/Object 290"/>
  <manifest:file-entry manifest:media-type="" manifest:full-path="ObjectReplacements/Object 291"/>
  <manifest:file-entry manifest:media-type="" manifest:full-path="ObjectReplacements/Object 140"/>
  <manifest:file-entry manifest:media-type="" manifest:full-path="ObjectReplacements/Object 50"/>
  <manifest:file-entry manifest:media-type="" manifest:full-path="ObjectReplacements/Object 292"/>
  <manifest:file-entry manifest:media-type="" manifest:full-path="ObjectReplacements/Object 141"/>
  <manifest:file-entry manifest:media-type="" manifest:full-path="ObjectReplacements/Object 51"/>
  <manifest:file-entry manifest:media-type="" manifest:full-path="ObjectReplacements/Object 293"/>
  <manifest:file-entry manifest:media-type="" manifest:full-path="ObjectReplacements/Object 142"/>
  <manifest:file-entry manifest:media-type="" manifest:full-path="ObjectReplacements/Object 52"/>
  <manifest:file-entry manifest:media-type="" manifest:full-path="ObjectReplacements/Object 294"/>
  <manifest:file-entry manifest:media-type="" manifest:full-path="ObjectReplacements/Object 143"/>
  <manifest:file-entry manifest:media-type="" manifest:full-path="ObjectReplacements/Object 53"/>
  <manifest:file-entry manifest:media-type="" manifest:full-path="ObjectReplacements/Object 295"/>
  <manifest:file-entry manifest:media-type="" manifest:full-path="ObjectReplacements/Object 144"/>
  <manifest:file-entry manifest:media-type="" manifest:full-path="ObjectReplacements/Object 54"/>
  <manifest:file-entry manifest:media-type="" manifest:full-path="ObjectReplacements/Object 296"/>
  <manifest:file-entry manifest:media-type="" manifest:full-path="ObjectReplacements/Object 145"/>
  <manifest:file-entry manifest:media-type="" manifest:full-path="ObjectReplacements/Object 55"/>
  <manifest:file-entry manifest:media-type="" manifest:full-path="ObjectReplacements/Object 297"/>
  <manifest:file-entry manifest:media-type="" manifest:full-path="ObjectReplacements/Object 146"/>
  <manifest:file-entry manifest:media-type="" manifest:full-path="ObjectReplacements/Object 56"/>
  <manifest:file-entry manifest:media-type="" manifest:full-path="ObjectReplacements/Object 298"/>
  <manifest:file-entry manifest:media-type="" manifest:full-path="ObjectReplacements/Object 147"/>
  <manifest:file-entry manifest:media-type="" manifest:full-path="ObjectReplacements/Object 57"/>
  <manifest:file-entry manifest:media-type="" manifest:full-path="ObjectReplacements/Object 299"/>
  <manifest:file-entry manifest:media-type="" manifest:full-path="ObjectReplacements/Object 148"/>
  <manifest:file-entry manifest:media-type="" manifest:full-path="ObjectReplacements/Object 58"/>
  <manifest:file-entry manifest:media-type="" manifest:full-path="ObjectReplacements/Object 149"/>
  <manifest:file-entry manifest:media-type="" manifest:full-path="ObjectReplacements/Object 59"/>
  <manifest:file-entry manifest:media-type="" manifest:full-path="ObjectReplacements/Object 340"/>
  <manifest:file-entry manifest:media-type="" manifest:full-path="ObjectReplacements/Object 341"/>
  <manifest:file-entry manifest:media-type="" manifest:full-path="ObjectReplacements/Object 342"/>
  <manifest:file-entry manifest:media-type="" manifest:full-path="ObjectReplacements/Object 343"/>
  <manifest:file-entry manifest:media-type="" manifest:full-path="ObjectReplacements/Object 344"/>
  <manifest:file-entry manifest:media-type="" manifest:full-path="ObjectReplacements/Object 345"/>
  <manifest:file-entry manifest:media-type="" manifest:full-path="ObjectReplacements/Object 346"/>
  <manifest:file-entry manifest:media-type="" manifest:full-path="ObjectReplacements/Object 347"/>
  <manifest:file-entry manifest:media-type="" manifest:full-path="ObjectReplacements/Object 348"/>
  <manifest:file-entry manifest:media-type="" manifest:full-path="ObjectReplacements/Object 349"/>
  <manifest:file-entry manifest:media-type="" manifest:full-path="ObjectReplacements/Object 150"/>
  <manifest:file-entry manifest:media-type="" manifest:full-path="ObjectReplacements/Object 60"/>
  <manifest:file-entry manifest:media-type="" manifest:full-path="ObjectReplacements/Object 151"/>
  <manifest:file-entry manifest:media-type="" manifest:full-path="ObjectReplacements/Object 61"/>
  <manifest:file-entry manifest:media-type="" manifest:full-path="ObjectReplacements/Object 152"/>
  <manifest:file-entry manifest:media-type="" manifest:full-path="ObjectReplacements/Object 62"/>
  <manifest:file-entry manifest:media-type="" manifest:full-path="ObjectReplacements/Object 153"/>
  <manifest:file-entry manifest:media-type="" manifest:full-path="ObjectReplacements/Object 63"/>
  <manifest:file-entry manifest:media-type="" manifest:full-path="ObjectReplacements/Object 154"/>
  <manifest:file-entry manifest:media-type="" manifest:full-path="ObjectReplacements/Object 64"/>
  <manifest:file-entry manifest:media-type="" manifest:full-path="ObjectReplacements/Object 155"/>
  <manifest:file-entry manifest:media-type="" manifest:full-path="ObjectReplacements/Object 65"/>
  <manifest:file-entry manifest:media-type="" manifest:full-path="ObjectReplacements/Object 156"/>
  <manifest:file-entry manifest:media-type="" manifest:full-path="ObjectReplacements/Object 66"/>
  <manifest:file-entry manifest:media-type="" manifest:full-path="ObjectReplacements/Object 157"/>
  <manifest:file-entry manifest:media-type="" manifest:full-path="ObjectReplacements/Object 67"/>
  <manifest:file-entry manifest:media-type="" manifest:full-path="ObjectReplacements/Object 158"/>
  <manifest:file-entry manifest:media-type="" manifest:full-path="ObjectReplacements/Object 68"/>
  <manifest:file-entry manifest:media-type="" manifest:full-path="ObjectReplacements/Object 159"/>
  <manifest:file-entry manifest:media-type="" manifest:full-path="ObjectReplacements/Object 69"/>
  <manifest:file-entry manifest:media-type="" manifest:full-path="ObjectReplacements/Object 350"/>
  <manifest:file-entry manifest:media-type="" manifest:full-path="ObjectReplacements/Object 351"/>
  <manifest:file-entry manifest:media-type="" manifest:full-path="ObjectReplacements/Object 200"/>
  <manifest:file-entry manifest:media-type="" manifest:full-path="ObjectReplacements/Object 352"/>
  <manifest:file-entry manifest:media-type="" manifest:full-path="ObjectReplacements/Object 201"/>
  <manifest:file-entry manifest:media-type="" manifest:full-path="ObjectReplacements/Object 353"/>
  <manifest:file-entry manifest:media-type="" manifest:full-path="ObjectReplacements/Object 202"/>
  <manifest:file-entry manifest:media-type="" manifest:full-path="ObjectReplacements/Object 354"/>
  <manifest:file-entry manifest:media-type="" manifest:full-path="ObjectReplacements/Object 203"/>
  <manifest:file-entry manifest:media-type="" manifest:full-path="ObjectReplacements/Object 355"/>
  <manifest:file-entry manifest:media-type="" manifest:full-path="ObjectReplacements/Object 204"/>
  <manifest:file-entry manifest:media-type="" manifest:full-path="ObjectReplacements/Object 356"/>
  <manifest:file-entry manifest:media-type="" manifest:full-path="ObjectReplacements/Object 205"/>
  <manifest:file-entry manifest:media-type="" manifest:full-path="ObjectReplacements/Object 357"/>
  <manifest:file-entry manifest:media-type="" manifest:full-path="ObjectReplacements/Object 206"/>
  <manifest:file-entry manifest:media-type="" manifest:full-path="ObjectReplacements/Object 358"/>
  <manifest:file-entry manifest:media-type="" manifest:full-path="ObjectReplacements/Object 207"/>
  <manifest:file-entry manifest:media-type="" manifest:full-path="ObjectReplacements/Object 359"/>
  <manifest:file-entry manifest:media-type="" manifest:full-path="ObjectReplacements/Object 208"/>
  <manifest:file-entry manifest:media-type="" manifest:full-path="ObjectReplacements/Object 209"/>
  <manifest:file-entry manifest:media-type="" manifest:full-path="ObjectReplacements/"/>
  <manifest:file-entry manifest:media-type="application/vnd.sun.star.oleobject" manifest:full-path="Object 360"/>
  <manifest:file-entry manifest:media-type="application/vnd.sun.star.oleobject" manifest:full-path="Object 361"/>
  <manifest:file-entry manifest:media-type="application/vnd.sun.star.oleobject" manifest:full-path="Object 362"/>
  <manifest:file-entry manifest:media-type="application/vnd.sun.star.oleobject" manifest:full-path="Object 363"/>
  <manifest:file-entry manifest:media-type="application/vnd.sun.star.oleobject" manifest:full-path="Object 364"/>
  <manifest:file-entry manifest:media-type="application/vnd.sun.star.oleobject" manifest:full-path="Object 365"/>
  <manifest:file-entry manifest:media-type="application/vnd.sun.star.oleobject" manifest:full-path="Object 366"/>
  <manifest:file-entry manifest:media-type="application/vnd.sun.star.oleobject" manifest:full-path="Object 367"/>
  <manifest:file-entry manifest:media-type="application/vnd.sun.star.oleobject" manifest:full-path="Object 368"/>
  <manifest:file-entry manifest:media-type="application/vnd.sun.star.oleobject" manifest:full-path="Object 369"/>
  <manifest:file-entry manifest:media-type="application/vnd.sun.star.oleobject" manifest:full-path="Object 220"/>
  <manifest:file-entry manifest:media-type="application/vnd.sun.star.oleobject" manifest:full-path="Object 221"/>
  <manifest:file-entry manifest:media-type="application/vnd.sun.star.oleobject" manifest:full-path="Object 222"/>
  <manifest:file-entry manifest:media-type="application/vnd.sun.star.oleobject" manifest:full-path="Object 223"/>
  <manifest:file-entry manifest:media-type="application/vnd.sun.star.oleobject" manifest:full-path="Object 224"/>
  <manifest:file-entry manifest:media-type="application/vnd.sun.star.oleobject" manifest:full-path="Object 225"/>
  <manifest:file-entry manifest:media-type="application/vnd.sun.star.oleobject" manifest:full-path="Object 226"/>
  <manifest:file-entry manifest:media-type="application/vnd.sun.star.oleobject" manifest:full-path="Object 227"/>
  <manifest:file-entry manifest:media-type="application/vnd.sun.star.oleobject" manifest:full-path="Object 228"/>
  <manifest:file-entry manifest:media-type="application/vnd.sun.star.oleobject" manifest:full-path="Object 229"/>
  <manifest:file-entry manifest:media-type="application/vnd.sun.star.oleobject" manifest:full-path="Object 370"/>
  <manifest:file-entry manifest:media-type="application/vnd.sun.star.oleobject" manifest:full-path="Object 371"/>
  <manifest:file-entry manifest:media-type="application/vnd.sun.star.oleobject" manifest:full-path="Object 372"/>
  <manifest:file-entry manifest:media-type="application/vnd.sun.star.oleobject"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rlett" svg:font-family="Marlett"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標楷體" svg:font-family="標楷體" style:font-family-generic="modern"/>
    <style:font-face style:name="細明體" svg:font-family="細明體" style:font-family-generic="modern"/>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表格1" style:family="table">
      <style:table-properties style:width="14.226cm" fo:margin-left="-0.049cm" table:align="left" style:writing-mode="lr-tb"/>
    </style:style>
    <style:style style:name="表格1.A" style:family="table-column">
      <style:table-column-properties style:column-width="0.501cm"/>
    </style:style>
    <style:style style:name="表格1.I" style:family="table-column">
      <style:table-column-properties style:column-width="0.7cm"/>
    </style:style>
    <style:style style:name="表格1.1" style:family="table-row">
      <style:table-row-properties style:keep-together="true" fo:keep-together="auto"/>
    </style:style>
    <style:style style:name="表格1.A1" style:family="table-cell">
      <style:table-cell-properties style:vertical-align="top" fo:padding-left="0.049cm" fo:padding-right="0.049cm" fo:padding-top="0cm" fo:padding-bottom="0cm" fo:border="none" style:writing-mode="lr-tb"/>
    </style:style>
    <style:style style:name="表格1.B2" style:family="table-cell">
      <style:table-cell-properties style:vertical-align="top" fo:padding-left="0.049cm" fo:padding-right="0.049cm" fo:padding-top="0cm" fo:padding-bottom="0cm" fo:border-left="0.018cm solid #000000" fo:border-right="none" fo:border-top="0.018cm solid #000000" fo:border-bottom="none" style:writing-mode="lr-tb"/>
    </style:style>
    <style:style style:name="表格1.D2" style:family="table-cell">
      <style:table-cell-properties style:vertical-align="top" fo:padding-left="0.049cm" fo:padding-right="0.049cm" fo:padding-top="0cm" fo:padding-bottom="0cm" fo:border-left="0.018cm solid #000000" fo:border-right="none" fo:border-top="none" fo:border-bottom="none" style:writing-mode="lr-tb"/>
    </style:style>
    <style:style style:name="表格1.E3"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表格1.C8"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2" style:family="table">
      <style:table-properties style:width="6.858cm" table:align="center" style:writing-mode="lr-tb"/>
    </style:style>
    <style:style style:name="表格2.A" style:family="table-column">
      <style:table-column-properties style:column-width="0.635cm"/>
    </style:style>
    <style:style style:name="表格2.D" style:family="table-column">
      <style:table-column-properties style:column-width="0.658cm"/>
    </style:style>
    <style:style style:name="表格2.G" style:family="table-column">
      <style:table-column-properties style:column-width="0.84cm"/>
    </style:style>
    <style:style style:name="表格2.H" style:family="table-column">
      <style:table-column-properties style:column-width="0.864cm"/>
    </style:style>
    <style:style style:name="表格2.J" style:family="table-column">
      <style:table-column-properties style:column-width="0.646cm"/>
    </style:style>
    <style:style style:name="表格2.1" style:family="table-row">
      <style:table-row-properties style:min-row-height="0.041cm" style:keep-together="true" fo:keep-together="auto"/>
    </style:style>
    <style:style style:name="表格2.A1" style:family="table-cell">
      <style:table-cell-properties style:vertical-align="middle" fo:padding-left="0.049cm" fo:padding-right="0.049cm" fo:padding-top="0cm" fo:padding-bottom="0cm" fo:border="none" style:writing-mode="lr-tb"/>
    </style:style>
    <style:style style:name="表格2.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2.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2.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2.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2.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2.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3" style:family="table">
      <style:table-properties style:width="6.858cm" table:align="center" style:writing-mode="lr-tb"/>
    </style:style>
    <style:style style:name="表格3.A" style:family="table-column">
      <style:table-column-properties style:column-width="0.635cm"/>
    </style:style>
    <style:style style:name="表格3.D" style:family="table-column">
      <style:table-column-properties style:column-width="0.658cm"/>
    </style:style>
    <style:style style:name="表格3.G" style:family="table-column">
      <style:table-column-properties style:column-width="0.84cm"/>
    </style:style>
    <style:style style:name="表格3.H" style:family="table-column">
      <style:table-column-properties style:column-width="0.864cm"/>
    </style:style>
    <style:style style:name="表格3.J" style:family="table-column">
      <style:table-column-properties style:column-width="0.646cm"/>
    </style:style>
    <style:style style:name="表格3.1" style:family="table-row">
      <style:table-row-properties style:keep-together="true" fo:keep-together="auto"/>
    </style:style>
    <style:style style:name="表格3.A1" style:family="table-cell">
      <style:table-cell-properties style:vertical-align="middle" fo:padding-left="0.049cm" fo:padding-right="0.049cm" fo:padding-top="0cm" fo:padding-bottom="0cm" fo:border="none" style:writing-mode="lr-tb"/>
    </style:style>
    <style:style style:name="表格3.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3.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3.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3.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3.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3.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4" style:family="table">
      <style:table-properties style:width="6.858cm" table:align="center" style:writing-mode="lr-tb"/>
    </style:style>
    <style:style style:name="表格4.A" style:family="table-column">
      <style:table-column-properties style:column-width="0.635cm"/>
    </style:style>
    <style:style style:name="表格4.D" style:family="table-column">
      <style:table-column-properties style:column-width="0.658cm"/>
    </style:style>
    <style:style style:name="表格4.G" style:family="table-column">
      <style:table-column-properties style:column-width="0.84cm"/>
    </style:style>
    <style:style style:name="表格4.H" style:family="table-column">
      <style:table-column-properties style:column-width="0.864cm"/>
    </style:style>
    <style:style style:name="表格4.J" style:family="table-column">
      <style:table-column-properties style:column-width="0.646cm"/>
    </style:style>
    <style:style style:name="表格4.1" style:family="table-row">
      <style:table-row-properties style:keep-together="true" fo:keep-together="auto"/>
    </style:style>
    <style:style style:name="表格4.A1" style:family="table-cell">
      <style:table-cell-properties style:vertical-align="middle" fo:padding-left="0.049cm" fo:padding-right="0.049cm" fo:padding-top="0cm" fo:padding-bottom="0cm" fo:border="none" style:writing-mode="lr-tb"/>
    </style:style>
    <style:style style:name="表格4.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4.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4.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4.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4.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4.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5" style:family="table">
      <style:table-properties style:width="6.858cm" table:align="center" style:writing-mode="lr-tb"/>
    </style:style>
    <style:style style:name="表格5.A" style:family="table-column">
      <style:table-column-properties style:column-width="0.635cm"/>
    </style:style>
    <style:style style:name="表格5.D" style:family="table-column">
      <style:table-column-properties style:column-width="0.658cm"/>
    </style:style>
    <style:style style:name="表格5.G" style:family="table-column">
      <style:table-column-properties style:column-width="0.84cm"/>
    </style:style>
    <style:style style:name="表格5.H" style:family="table-column">
      <style:table-column-properties style:column-width="0.864cm"/>
    </style:style>
    <style:style style:name="表格5.J" style:family="table-column">
      <style:table-column-properties style:column-width="0.646cm"/>
    </style:style>
    <style:style style:name="表格5.1" style:family="table-row">
      <style:table-row-properties style:keep-together="true" fo:keep-together="auto"/>
    </style:style>
    <style:style style:name="表格5.A1" style:family="table-cell">
      <style:table-cell-properties style:vertical-align="middle" fo:padding-left="0.049cm" fo:padding-right="0.049cm" fo:padding-top="0cm" fo:padding-bottom="0cm" fo:border="none" style:writing-mode="lr-tb"/>
    </style:style>
    <style:style style:name="表格5.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5.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5.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5.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5.J4"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5.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6" style:family="table">
      <style:table-properties style:width="6.858cm" table:align="center" style:writing-mode="lr-tb"/>
    </style:style>
    <style:style style:name="表格6.A" style:family="table-column">
      <style:table-column-properties style:column-width="0.635cm"/>
    </style:style>
    <style:style style:name="表格6.D" style:family="table-column">
      <style:table-column-properties style:column-width="0.658cm"/>
    </style:style>
    <style:style style:name="表格6.G" style:family="table-column">
      <style:table-column-properties style:column-width="0.84cm"/>
    </style:style>
    <style:style style:name="表格6.H" style:family="table-column">
      <style:table-column-properties style:column-width="0.864cm"/>
    </style:style>
    <style:style style:name="表格6.J" style:family="table-column">
      <style:table-column-properties style:column-width="0.646cm"/>
    </style:style>
    <style:style style:name="表格6.1" style:family="table-row">
      <style:table-row-properties style:keep-together="true" fo:keep-together="auto"/>
    </style:style>
    <style:style style:name="表格6.A1" style:family="table-cell">
      <style:table-cell-properties style:vertical-align="middle" fo:padding-left="0.049cm" fo:padding-right="0.049cm" fo:padding-top="0cm" fo:padding-bottom="0cm" fo:border="none" style:writing-mode="lr-tb"/>
    </style:style>
    <style:style style:name="表格6.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6.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6.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6.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6.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6.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7" style:family="table">
      <style:table-properties style:width="6.858cm" table:align="center" style:writing-mode="lr-tb"/>
    </style:style>
    <style:style style:name="表格7.A" style:family="table-column">
      <style:table-column-properties style:column-width="0.635cm"/>
    </style:style>
    <style:style style:name="表格7.D" style:family="table-column">
      <style:table-column-properties style:column-width="0.658cm"/>
    </style:style>
    <style:style style:name="表格7.G" style:family="table-column">
      <style:table-column-properties style:column-width="0.84cm"/>
    </style:style>
    <style:style style:name="表格7.H" style:family="table-column">
      <style:table-column-properties style:column-width="0.864cm"/>
    </style:style>
    <style:style style:name="表格7.J" style:family="table-column">
      <style:table-column-properties style:column-width="0.646cm"/>
    </style:style>
    <style:style style:name="表格7.1" style:family="table-row">
      <style:table-row-properties style:keep-together="true" fo:keep-together="auto"/>
    </style:style>
    <style:style style:name="表格7.A1" style:family="table-cell">
      <style:table-cell-properties style:vertical-align="middle" fo:padding-left="0.049cm" fo:padding-right="0.049cm" fo:padding-top="0cm" fo:padding-bottom="0cm" fo:border="none" style:writing-mode="lr-tb"/>
    </style:style>
    <style:style style:name="表格7.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7.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7.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7.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7.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7.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8" style:family="table">
      <style:table-properties style:width="6.858cm" table:align="center" style:writing-mode="lr-tb"/>
    </style:style>
    <style:style style:name="表格8.A" style:family="table-column">
      <style:table-column-properties style:column-width="0.635cm"/>
    </style:style>
    <style:style style:name="表格8.D" style:family="table-column">
      <style:table-column-properties style:column-width="0.658cm"/>
    </style:style>
    <style:style style:name="表格8.G" style:family="table-column">
      <style:table-column-properties style:column-width="0.84cm"/>
    </style:style>
    <style:style style:name="表格8.H" style:family="table-column">
      <style:table-column-properties style:column-width="0.864cm"/>
    </style:style>
    <style:style style:name="表格8.J" style:family="table-column">
      <style:table-column-properties style:column-width="0.646cm"/>
    </style:style>
    <style:style style:name="表格8.1" style:family="table-row">
      <style:table-row-properties style:keep-together="true" fo:keep-together="auto"/>
    </style:style>
    <style:style style:name="表格8.A1" style:family="table-cell">
      <style:table-cell-properties style:vertical-align="middle" fo:padding-left="0.049cm" fo:padding-right="0.049cm" fo:padding-top="0cm" fo:padding-bottom="0cm" fo:border="none" style:writing-mode="lr-tb"/>
    </style:style>
    <style:style style:name="表格8.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8.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8.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8.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8.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8.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9" style:family="table">
      <style:table-properties style:width="7.729cm" table:align="center" style:writing-mode="lr-tb"/>
    </style:style>
    <style:style style:name="表格9.A" style:family="table-column">
      <style:table-column-properties style:column-width="0.635cm"/>
    </style:style>
    <style:style style:name="表格9.D" style:family="table-column">
      <style:table-column-properties style:column-width="0.658cm"/>
    </style:style>
    <style:style style:name="表格9.G" style:family="table-column">
      <style:table-column-properties style:column-width="0.84cm"/>
    </style:style>
    <style:style style:name="表格9.H" style:family="table-column">
      <style:table-column-properties style:column-width="1.334cm"/>
    </style:style>
    <style:style style:name="表格9.J" style:family="table-column">
      <style:table-column-properties style:column-width="1.048cm"/>
    </style:style>
    <style:style style:name="表格9.1" style:family="table-row">
      <style:table-row-properties style:keep-together="true" fo:keep-together="auto"/>
    </style:style>
    <style:style style:name="表格9.A1" style:family="table-cell">
      <style:table-cell-properties style:vertical-align="middle" fo:padding-left="0.049cm" fo:padding-right="0.049cm" fo:padding-top="0cm" fo:padding-bottom="0cm" fo:border="none" style:writing-mode="lr-tb"/>
    </style:style>
    <style:style style:name="表格9.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9.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9.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9.J3"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9.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9.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0" style:family="table">
      <style:table-properties style:width="7.728cm" table:align="center" style:writing-mode="lr-tb"/>
    </style:style>
    <style:style style:name="表格10.A" style:family="table-column">
      <style:table-column-properties style:column-width="0.635cm"/>
    </style:style>
    <style:style style:name="表格10.D" style:family="table-column">
      <style:table-column-properties style:column-width="0.658cm"/>
    </style:style>
    <style:style style:name="表格10.G" style:family="table-column">
      <style:table-column-properties style:column-width="0.84cm"/>
    </style:style>
    <style:style style:name="表格10.H" style:family="table-column">
      <style:table-column-properties style:column-width="1.33cm"/>
    </style:style>
    <style:style style:name="表格10.J" style:family="table-column">
      <style:table-column-properties style:column-width="1.05cm"/>
    </style:style>
    <style:style style:name="表格10.1" style:family="table-row">
      <style:table-row-properties style:keep-together="true" fo:keep-together="auto"/>
    </style:style>
    <style:style style:name="表格10.A1" style:family="table-cell">
      <style:table-cell-properties style:vertical-align="middle" fo:padding-left="0.049cm" fo:padding-right="0.049cm" fo:padding-top="0cm" fo:padding-bottom="0cm" fo:border="none" style:writing-mode="lr-tb"/>
    </style:style>
    <style:style style:name="表格10.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0.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0.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0.J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0.J4" style:family="table-cell">
      <style:table-cell-properties style:vertical-align="middle" fo:padding-left="0.049cm" fo:padding-right="0.049cm" fo:padding-top="0cm" fo:padding-bottom="0cm" fo:border="0.018cm solid #000000" style:writing-mode="lr-tb"/>
    </style:style>
    <style:style style:name="表格10.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0.J6"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0.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1" style:family="table">
      <style:table-properties style:width="7.728cm" table:align="center" style:writing-mode="lr-tb"/>
    </style:style>
    <style:style style:name="表格11.A" style:family="table-column">
      <style:table-column-properties style:column-width="0.635cm"/>
    </style:style>
    <style:style style:name="表格11.D" style:family="table-column">
      <style:table-column-properties style:column-width="0.658cm"/>
    </style:style>
    <style:style style:name="表格11.G" style:family="table-column">
      <style:table-column-properties style:column-width="0.84cm"/>
    </style:style>
    <style:style style:name="表格11.H" style:family="table-column">
      <style:table-column-properties style:column-width="1.33cm"/>
    </style:style>
    <style:style style:name="表格11.J" style:family="table-column">
      <style:table-column-properties style:column-width="1.05cm"/>
    </style:style>
    <style:style style:name="表格11.1" style:family="table-row">
      <style:table-row-properties style:keep-together="true" fo:keep-together="auto"/>
    </style:style>
    <style:style style:name="表格11.A1" style:family="table-cell">
      <style:table-cell-properties style:vertical-align="middle" fo:padding-left="0.049cm" fo:padding-right="0.049cm" fo:padding-top="0cm" fo:padding-bottom="0cm" fo:border="none" style:writing-mode="lr-tb"/>
    </style:style>
    <style:style style:name="表格11.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1.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1.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1.J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1.J4" style:family="table-cell">
      <style:table-cell-properties style:vertical-align="middle" fo:padding-left="0.049cm" fo:padding-right="0.049cm" fo:padding-top="0cm" fo:padding-bottom="0cm" fo:border="0.018cm solid #000000" style:writing-mode="lr-tb"/>
    </style:style>
    <style:style style:name="表格11.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1.J6"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1.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2" style:family="table">
      <style:table-properties style:width="7.728cm" table:align="center" style:writing-mode="lr-tb"/>
    </style:style>
    <style:style style:name="表格12.A" style:family="table-column">
      <style:table-column-properties style:column-width="0.635cm"/>
    </style:style>
    <style:style style:name="表格12.D" style:family="table-column">
      <style:table-column-properties style:column-width="0.658cm"/>
    </style:style>
    <style:style style:name="表格12.G" style:family="table-column">
      <style:table-column-properties style:column-width="0.84cm"/>
    </style:style>
    <style:style style:name="表格12.H" style:family="table-column">
      <style:table-column-properties style:column-width="1.33cm"/>
    </style:style>
    <style:style style:name="表格12.J" style:family="table-column">
      <style:table-column-properties style:column-width="1.05cm"/>
    </style:style>
    <style:style style:name="表格12.1" style:family="table-row">
      <style:table-row-properties style:keep-together="true" fo:keep-together="auto"/>
    </style:style>
    <style:style style:name="表格12.A1" style:family="table-cell">
      <style:table-cell-properties style:vertical-align="middle" fo:padding-left="0.049cm" fo:padding-right="0.049cm" fo:padding-top="0cm" fo:padding-bottom="0cm" fo:border="none" style:writing-mode="lr-tb"/>
    </style:style>
    <style:style style:name="表格12.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2.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2.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2.J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2.J4" style:family="table-cell">
      <style:table-cell-properties style:vertical-align="middle" fo:padding-left="0.049cm" fo:padding-right="0.049cm" fo:padding-top="0cm" fo:padding-bottom="0cm" fo:border="0.018cm solid #000000" style:writing-mode="lr-tb"/>
    </style:style>
    <style:style style:name="表格12.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2.J6"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2.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3" style:family="table">
      <style:table-properties style:width="7.728cm" table:align="center" style:writing-mode="lr-tb"/>
    </style:style>
    <style:style style:name="表格13.A" style:family="table-column">
      <style:table-column-properties style:column-width="0.635cm"/>
    </style:style>
    <style:style style:name="表格13.D" style:family="table-column">
      <style:table-column-properties style:column-width="0.658cm"/>
    </style:style>
    <style:style style:name="表格13.G" style:family="table-column">
      <style:table-column-properties style:column-width="0.84cm"/>
    </style:style>
    <style:style style:name="表格13.H" style:family="table-column">
      <style:table-column-properties style:column-width="1.33cm"/>
    </style:style>
    <style:style style:name="表格13.J" style:family="table-column">
      <style:table-column-properties style:column-width="1.05cm"/>
    </style:style>
    <style:style style:name="表格13.1" style:family="table-row">
      <style:table-row-properties style:keep-together="true" fo:keep-together="auto"/>
    </style:style>
    <style:style style:name="表格13.A1" style:family="table-cell">
      <style:table-cell-properties style:vertical-align="middle" fo:padding-left="0.049cm" fo:padding-right="0.049cm" fo:padding-top="0cm" fo:padding-bottom="0cm" fo:border="none" style:writing-mode="lr-tb"/>
    </style:style>
    <style:style style:name="表格13.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3.J2"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3.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3.J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3.J4" style:family="table-cell">
      <style:table-cell-properties style:vertical-align="middle" fo:padding-left="0.049cm" fo:padding-right="0.049cm" fo:padding-top="0cm" fo:padding-bottom="0cm" fo:border="0.018cm solid #000000" style:writing-mode="lr-tb"/>
    </style:style>
    <style:style style:name="表格13.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3.J6"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3.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4" style:family="table">
      <style:table-properties style:width="7.728cm" table:align="center" style:writing-mode="lr-tb"/>
    </style:style>
    <style:style style:name="表格14.A" style:family="table-column">
      <style:table-column-properties style:column-width="0.635cm"/>
    </style:style>
    <style:style style:name="表格14.D" style:family="table-column">
      <style:table-column-properties style:column-width="0.658cm"/>
    </style:style>
    <style:style style:name="表格14.G" style:family="table-column">
      <style:table-column-properties style:column-width="0.84cm"/>
    </style:style>
    <style:style style:name="表格14.H" style:family="table-column">
      <style:table-column-properties style:column-width="1.33cm"/>
    </style:style>
    <style:style style:name="表格14.J" style:family="table-column">
      <style:table-column-properties style:column-width="1.05cm"/>
    </style:style>
    <style:style style:name="表格14.1" style:family="table-row">
      <style:table-row-properties style:keep-together="true" fo:keep-together="auto"/>
    </style:style>
    <style:style style:name="表格14.A1" style:family="table-cell">
      <style:table-cell-properties style:vertical-align="middle" fo:padding-left="0.049cm" fo:padding-right="0.049cm" fo:padding-top="0cm" fo:padding-bottom="0cm" fo:border="none" style:writing-mode="lr-tb"/>
    </style:style>
    <style:style style:name="表格14.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4.J2" style:family="table-cell">
      <style:table-cell-properties style:vertical-align="middle" fo:padding-left="0.049cm" fo:padding-right="0.049cm" fo:padding-top="0cm" fo:padding-bottom="0cm" fo:border="0.018cm solid #000000" style:writing-mode="lr-tb"/>
    </style:style>
    <style:style style:name="表格14.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4.J3"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4.J4"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4.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4.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4.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5" style:family="table">
      <style:table-properties style:width="7.728cm" table:align="center" style:writing-mode="lr-tb"/>
    </style:style>
    <style:style style:name="表格15.A" style:family="table-column">
      <style:table-column-properties style:column-width="0.635cm"/>
    </style:style>
    <style:style style:name="表格15.D" style:family="table-column">
      <style:table-column-properties style:column-width="0.658cm"/>
    </style:style>
    <style:style style:name="表格15.G" style:family="table-column">
      <style:table-column-properties style:column-width="0.84cm"/>
    </style:style>
    <style:style style:name="表格15.H" style:family="table-column">
      <style:table-column-properties style:column-width="1.33cm"/>
    </style:style>
    <style:style style:name="表格15.J" style:family="table-column">
      <style:table-column-properties style:column-width="1.05cm"/>
    </style:style>
    <style:style style:name="表格15.1" style:family="table-row">
      <style:table-row-properties style:keep-together="true" fo:keep-together="auto"/>
    </style:style>
    <style:style style:name="表格15.A1" style:family="table-cell">
      <style:table-cell-properties style:vertical-align="middle" fo:padding-left="0.049cm" fo:padding-right="0.049cm" fo:padding-top="0cm" fo:padding-bottom="0cm" fo:border="none" style:writing-mode="lr-tb"/>
    </style:style>
    <style:style style:name="表格15.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5.J2" style:family="table-cell">
      <style:table-cell-properties style:vertical-align="middle" fo:padding-left="0.049cm" fo:padding-right="0.049cm" fo:padding-top="0cm" fo:padding-bottom="0cm" fo:border="0.018cm solid #000000" style:writing-mode="lr-tb"/>
    </style:style>
    <style:style style:name="表格15.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5.J3"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5.J4"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5.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5.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5.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6" style:family="table">
      <style:table-properties style:width="7.728cm" table:align="center" style:writing-mode="lr-tb"/>
    </style:style>
    <style:style style:name="表格16.A" style:family="table-column">
      <style:table-column-properties style:column-width="0.635cm"/>
    </style:style>
    <style:style style:name="表格16.D" style:family="table-column">
      <style:table-column-properties style:column-width="0.658cm"/>
    </style:style>
    <style:style style:name="表格16.G" style:family="table-column">
      <style:table-column-properties style:column-width="0.84cm"/>
    </style:style>
    <style:style style:name="表格16.H" style:family="table-column">
      <style:table-column-properties style:column-width="1.33cm"/>
    </style:style>
    <style:style style:name="表格16.J" style:family="table-column">
      <style:table-column-properties style:column-width="1.05cm"/>
    </style:style>
    <style:style style:name="表格16.1" style:family="table-row">
      <style:table-row-properties style:keep-together="true" fo:keep-together="auto"/>
    </style:style>
    <style:style style:name="表格16.A1" style:family="table-cell">
      <style:table-cell-properties style:vertical-align="middle" fo:padding-left="0.049cm" fo:padding-right="0.049cm" fo:padding-top="0cm" fo:padding-bottom="0cm" fo:border="none" style:writing-mode="lr-tb"/>
    </style:style>
    <style:style style:name="表格16.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6.J2" style:family="table-cell">
      <style:table-cell-properties style:vertical-align="middle" fo:padding-left="0.049cm" fo:padding-right="0.049cm" fo:padding-top="0cm" fo:padding-bottom="0cm" fo:border="0.018cm solid #000000" style:writing-mode="lr-tb"/>
    </style:style>
    <style:style style:name="表格16.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6.J3"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6.J4"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6.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6.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6.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7" style:family="table">
      <style:table-properties style:width="7.728cm" table:align="center" style:writing-mode="lr-tb"/>
    </style:style>
    <style:style style:name="表格17.A" style:family="table-column">
      <style:table-column-properties style:column-width="0.635cm"/>
    </style:style>
    <style:style style:name="表格17.D" style:family="table-column">
      <style:table-column-properties style:column-width="0.658cm"/>
    </style:style>
    <style:style style:name="表格17.G" style:family="table-column">
      <style:table-column-properties style:column-width="0.84cm"/>
    </style:style>
    <style:style style:name="表格17.H" style:family="table-column">
      <style:table-column-properties style:column-width="1.33cm"/>
    </style:style>
    <style:style style:name="表格17.J" style:family="table-column">
      <style:table-column-properties style:column-width="1.05cm"/>
    </style:style>
    <style:style style:name="表格17.1" style:family="table-row">
      <style:table-row-properties style:keep-together="true" fo:keep-together="auto"/>
    </style:style>
    <style:style style:name="表格17.A1" style:family="table-cell">
      <style:table-cell-properties style:vertical-align="middle" fo:padding-left="0.049cm" fo:padding-right="0.049cm" fo:padding-top="0cm" fo:padding-bottom="0cm" fo:border="none" style:writing-mode="lr-tb"/>
    </style:style>
    <style:style style:name="表格17.A2" style:family="table-cell">
      <style:table-cell-properties style:vertical-align="middle" fo:padding-left="0.049cm" fo:padding-right="0.049cm" fo:padding-top="0cm" fo:padding-bottom="0cm" fo:border-left="0.018cm solid #000000" fo:border-right="none" fo:border-top="0.018cm solid #000000" fo:border-bottom="none" style:writing-mode="lr-tb"/>
    </style:style>
    <style:style style:name="表格17.J2" style:family="table-cell">
      <style:table-cell-properties style:vertical-align="middle" fo:padding-left="0.049cm" fo:padding-right="0.049cm" fo:padding-top="0cm" fo:padding-bottom="0cm" fo:border="0.018cm solid #000000" style:writing-mode="lr-tb"/>
    </style:style>
    <style:style style:name="表格17.A3" style:family="table-cell">
      <style:table-cell-properties style:vertical-align="middle" fo:padding-left="0.049cm" fo:padding-right="0.049cm" fo:padding-top="0cm" fo:padding-bottom="0cm" fo:border-left="0.018cm solid #000000" fo:border-right="none" fo:border-top="none" fo:border-bottom="none" style:writing-mode="lr-tb"/>
    </style:style>
    <style:style style:name="表格17.J3" style:family="table-cell">
      <style:table-cell-properties style:vertical-align="middle" fo:padding-left="0.049cm" fo:padding-right="0.049cm" fo:padding-top="0cm" fo:padding-bottom="0cm" fo:border-left="0.018cm solid #000000" fo:border-right="0.018cm solid #000000" fo:border-top="0.018cm solid #000000" fo:border-bottom="none" style:writing-mode="lr-tb"/>
    </style:style>
    <style:style style:name="表格17.J4" style:family="table-cell">
      <style:table-cell-properties style:vertical-align="middle" fo:padding-left="0.049cm" fo:padding-right="0.049cm" fo:padding-top="0cm" fo:padding-bottom="0cm" fo:border-left="0.018cm solid #000000" fo:border-right="0.018cm solid #000000" fo:border-top="none" fo:border-bottom="none" style:writing-mode="lr-tb"/>
    </style:style>
    <style:style style:name="表格17.A5"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表格17.B9"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7.J11"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表格18" style:family="table">
      <style:table-properties style:width="14.764cm" fo:margin-left="-0.058cm" table:align="left" style:writing-mode="lr-tb"/>
    </style:style>
    <style:style style:name="表格18.A" style:family="table-column">
      <style:table-column-properties style:column-width="3.687cm"/>
    </style:style>
    <style:style style:name="表格18.D" style:family="table-column">
      <style:table-column-properties style:column-width="3.704cm"/>
    </style:style>
    <style:style style:name="表格18.1" style:family="table-row">
      <style:table-row-properties style:keep-together="true" fo:keep-together="auto"/>
    </style:style>
    <style:style style:name="表格18.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8.D1" style:family="table-cell">
      <style:table-cell-properties style:vertical-align="top" fo:padding-left="0.049cm" fo:padding-right="0.049cm" fo:padding-top="0cm" fo:padding-bottom="0cm" fo:border="0.018cm solid #000000" style:writing-mode="lr-tb"/>
    </style:style>
    <style:style style:name="表格19" style:family="table">
      <style:table-properties style:width="14.764cm" fo:margin-left="-0.058cm" table:align="left" style:writing-mode="lr-tb"/>
    </style:style>
    <style:style style:name="表格19.A" style:family="table-column">
      <style:table-column-properties style:column-width="3.687cm"/>
    </style:style>
    <style:style style:name="表格19.D" style:family="table-column">
      <style:table-column-properties style:column-width="3.704cm"/>
    </style:style>
    <style:style style:name="表格19.1" style:family="table-row">
      <style:table-row-properties style:keep-together="true" fo:keep-together="auto"/>
    </style:style>
    <style:style style:name="表格19.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9.D1" style:family="table-cell">
      <style:table-cell-properties style:vertical-align="top" fo:padding-left="0.049cm" fo:padding-right="0.049cm" fo:padding-top="0cm" fo:padding-bottom="0cm" fo:border="0.018cm solid #000000" style:writing-mode="lr-tb"/>
    </style:style>
    <style:style style:name="P1" style:family="paragraph" style:parent-style-name="Heading_20_2">
      <style:paragraph-properties style:snap-to-layout-grid="false"/>
    </style:style>
    <style:style style:name="P2" style:family="paragraph" style:parent-style-name="Text_20_body">
      <style:text-properties style:font-name="MT Extra" fo:font-size="12pt" style:font-size-asian="12pt"/>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ab-stops>
          <style:tab-stop style:position="2.963cm"/>
        </style:tab-stops>
      </style:paragraph-properties>
    </style:style>
    <style:style style:name="P9" style:family="paragraph" style:parent-style-name="Standard">
      <style:paragraph-properties fo:line-height="150%" fo:text-align="center" style:justify-single-word="false" style:snap-to-layout-grid="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snap-to-layout-grid="false"/>
    </style:style>
    <style:style style:name="P12" style:family="paragraph" style:parent-style-name="Standard">
      <style:paragraph-properties fo:line-height="150%" style:snap-to-layout-grid="false"/>
    </style:style>
    <style:style style:name="P13" style:family="paragraph" style:parent-style-name="Standard">
      <style:paragraph-properties fo:line-height="150%" fo:text-align="end" style:justify-single-word="false"/>
    </style:style>
    <style:style style:name="P14" style:family="paragraph" style:parent-style-name="Standard">
      <style:paragraph-properties fo:line-height="150%" fo:text-align="center" style:justify-single-word="false"/>
      <style:text-properties fo:font-size="16pt" style:font-size-asian="16pt"/>
    </style:style>
    <style:style style:name="P15" style:family="paragraph" style:parent-style-name="Standard">
      <style:paragraph-properties fo:text-align="justify" style:justify-single-word="false"/>
    </style:style>
    <style:style style:name="P16" style:family="paragraph" style:parent-style-name="Standard">
      <style:text-properties fo:language="none" fo:country="none" style:language-asian="none" style:country-asian="none"/>
    </style:style>
    <style:style style:name="P17" style:family="paragraph" style:parent-style-name="Standard">
      <style:paragraph-properties fo:line-height="150%"/>
      <style:text-properties fo:language="none" fo:country="none" style:language-asian="none" style:country-asian="none"/>
    </style:style>
    <style:style style:name="P18" style:family="paragraph" style:parent-style-name="Standard">
      <style:paragraph-properties fo:text-align="center" style:justify-single-word="false" style:snap-to-layout-grid="false"/>
      <style:text-properties fo:language="none" fo:country="none" style:language-asian="none" style:country-asian="none"/>
    </style:style>
    <style:style style:name="P19" style:family="paragraph" style:parent-style-name="Standard">
      <style:paragraph-properties fo:text-align="center" style:justify-single-word="false" style:snap-to-layout-grid="false"/>
      <style:text-properties fo:language="none" fo:country="none" fo:font-style="italic" style:language-asian="none" style:country-asian="none" style:font-style-asian="italic"/>
    </style:style>
    <style:style style:name="P20" style:family="paragraph" style:parent-style-name="Standard">
      <style:paragraph-properties fo:line-height="150%"/>
      <style:text-properties fo:language="none" fo:country="none" fo:font-weight="bold" style:language-asian="none" style:country-asian="none" style:font-weight-asian="bold"/>
    </style:style>
    <style:style style:name="P21" style:family="paragraph" style:parent-style-name="Standard">
      <style:paragraph-properties style:snap-to-layout-grid="false"/>
    </style:style>
    <style:style style:name="P22" style:family="paragraph" style:parent-style-name="Standard">
      <style:paragraph-properties fo:line-height="150%" style:snap-to-layout-grid="false"/>
      <style:text-properties fo:font-size="10pt" style:font-size-asian="10pt"/>
    </style:style>
    <style:style style:name="P23" style:family="paragraph" style:parent-style-name="Standard">
      <style:text-properties style:font-name="MT Extra"/>
    </style:style>
    <style:style style:name="P24" style:family="paragraph" style:parent-style-name="Standard">
      <style:paragraph-properties fo:line-height="150%" style:snap-to-layout-grid="false"/>
      <style:text-properties style:font-name="MT Extra" fo:font-size="10pt" style:font-size-asian="10pt"/>
    </style:style>
    <style:style style:name="P25" style:family="paragraph" style:parent-style-name="Standard">
      <style:paragraph-properties fo:text-align="center" style:justify-single-word="false" style:snap-to-layout-grid="false"/>
      <style:text-properties style:font-name="MT Extra"/>
    </style:style>
    <style:style style:name="P26" style:family="paragraph" style:parent-style-name="Standard">
      <style:paragraph-properties fo:line-height="150%" fo:text-align="center" style:justify-single-word="false" style:snap-to-layout-grid="false"/>
      <style:text-properties style:font-name="Marlett" fo:font-size="10pt" style:font-size-asian="10pt"/>
    </style:style>
    <style:style style:name="P27" style:family="paragraph" style:parent-style-name="Standard">
      <style:text-properties fo:font-style="italic" style:font-style-asian="italic"/>
    </style:style>
    <style:style style:name="P28" style:family="paragraph" style:parent-style-name="Standard">
      <style:paragraph-properties fo:text-align="center" style:justify-single-word="false"/>
      <style:text-properties fo:font-style="italic" style:font-style-asian="italic"/>
    </style:style>
    <style:style style:name="P29" style:family="paragraph" style:parent-style-name="Standard">
      <style:paragraph-properties fo:text-align="center" style:justify-single-word="false" style:snap-to-layout-grid="false"/>
      <style:text-properties fo:font-style="italic" style:font-style-asian="italic"/>
    </style:style>
    <style:style style:name="P30" style:family="paragraph" style:parent-style-name="Standard">
      <style:paragraph-properties style:snap-to-layout-grid="false"/>
      <style:text-properties fo:font-style="italic" style:font-style-asian="italic"/>
    </style:style>
    <style:style style:name="P31" style:family="paragraph" style:parent-style-name="Standard">
      <style:paragraph-properties fo:text-align="center" style:justify-single-word="false"/>
      <style:text-properties fo:font-size="8pt" style:font-size-asian="8pt"/>
    </style:style>
    <style:style style:name="P32" style:family="paragraph" style:parent-style-name="Standard">
      <style:paragraph-properties fo:text-align="center" style:justify-single-word="false"/>
      <style:text-properties fo:font-size="8pt" fo:font-style="italic" style:font-size-asian="8pt" style:font-style-asian="italic"/>
    </style:style>
    <style:style style:name="P33" style:family="paragraph" style:parent-style-name="Standard">
      <style:text-properties fo:font-size="14pt" fo:font-style="italic" style:font-size-asian="14pt" style:font-style-asian="italic"/>
    </style:style>
    <style:style style:name="P34" style:family="paragraph" style:parent-style-name="Standard">
      <style:paragraph-properties fo:line-height="150%"/>
      <style:text-properties fo:font-weight="bold" style:font-weight-asian="bold"/>
    </style:style>
    <style:style style:name="P35" style:family="paragraph" style:parent-style-name="Standard">
      <style:paragraph-properties fo:margin-left="0cm" fo:margin-right="0cm" fo:line-height="150%" fo:text-indent="0.953cm" style:auto-text-indent="false"/>
    </style:style>
    <style:style style:name="P36" style:family="paragraph" style:parent-style-name="Standard">
      <style:paragraph-properties fo:margin-left="0cm" fo:margin-right="0cm" fo:line-height="150%" fo:text-align="justify" style:justify-single-word="false" fo:text-indent="0.953cm" style:auto-text-indent="false"/>
    </style:style>
    <style:style style:name="P37" style:family="paragraph" style:parent-style-name="Standard">
      <style:paragraph-properties fo:margin-left="0cm" fo:margin-right="0cm" fo:line-height="150%" fo:text-align="end" style:justify-single-word="false" fo:text-indent="0.953cm" style:auto-text-indent="false"/>
    </style:style>
    <style:style style:name="P38" style:family="paragraph" style:parent-style-name="Standard">
      <style:paragraph-properties fo:margin-left="0cm" fo:margin-right="0cm" fo:line-height="150%" fo:text-indent="0.953cm" style:auto-text-indent="false"/>
      <style:text-properties fo:language="none" fo:country="none" style:language-asian="none" style:country-asian="none"/>
    </style:style>
    <style:style style:name="P39" style:family="paragraph" style:parent-style-name="Standard">
      <style:paragraph-properties fo:margin-left="0cm" fo:margin-right="0cm" fo:line-height="150%" fo:text-align="justify" style:justify-single-word="false" fo:text-indent="0.953cm" style:auto-text-indent="false" fo:break-before="page"/>
    </style:style>
    <style:style style:name="P40" style:family="paragraph" style:parent-style-name="Standard">
      <style:paragraph-properties fo:margin-left="0cm" fo:margin-right="0cm" fo:line-height="150%" fo:text-align="justify" style:justify-single-word="false" fo:text-indent="0.847cm" style:auto-text-indent="false"/>
    </style:style>
    <style:style style:name="P41" style:family="paragraph" style:parent-style-name="Standard">
      <style:paragraph-properties fo:margin-left="0cm" fo:margin-right="0cm" fo:line-height="150%" fo:text-align="justify" style:justify-single-word="false" fo:text-indent="0.85cm" style:auto-text-indent="false"/>
    </style:style>
    <style:style style:name="P42" style:family="paragraph" style:parent-style-name="Standard">
      <style:paragraph-properties fo:margin-left="0cm" fo:margin-right="0cm" fo:line-height="150%" fo:text-align="justify" style:justify-single-word="false" fo:text-indent="0.691cm" style:auto-text-indent="false"/>
    </style:style>
    <style:style style:name="P43" style:family="paragraph" style:parent-style-name="Standard">
      <style:paragraph-properties fo:margin-left="0cm" fo:margin-right="0cm" fo:line-height="150%" fo:text-align="justify" style:justify-single-word="false" fo:text-indent="0.374cm" style:auto-text-indent="false"/>
    </style:style>
    <style:style style:name="P44" style:family="paragraph" style:parent-style-name="Standard">
      <style:paragraph-properties fo:break-before="page"/>
    </style:style>
    <style:style style:name="P45" style:family="paragraph" style:parent-style-name="Standard">
      <style:paragraph-properties fo:text-align="justify" style:justify-single-word="false" fo:break-before="page"/>
    </style:style>
    <style:style style:name="P46" style:family="paragraph" style:parent-style-name="Standard">
      <style:paragraph-properties fo:line-height="150%" fo:break-before="page"/>
    </style:style>
    <style:style style:name="P47" style:family="paragraph" style:parent-style-name="Standard">
      <style:paragraph-properties fo:line-height="150%" fo:text-align="justify" style:justify-single-word="false" fo:break-before="page"/>
    </style:style>
    <style:style style:name="P48" style:family="paragraph" style:parent-style-name="Standard">
      <style:paragraph-properties fo:line-height="150%" fo:text-align="center" style:justify-single-word="false" fo:break-before="page"/>
      <style:text-properties fo:font-weight="bold" style:font-weight-asian="bold"/>
    </style:style>
    <style:style style:name="P49" style:family="paragraph" style:parent-style-name="Standard">
      <style:paragraph-properties fo:line-height="150%" fo:text-align="center" style:justify-single-word="false" fo:break-before="page"/>
      <style:text-properties style:font-name="標楷體" fo:font-weight="bold" style:font-weight-asian="bold"/>
    </style:style>
    <style:style style:name="P50" style:family="paragraph" style:parent-style-name="Standard">
      <style:paragraph-properties fo:margin-left="1.679cm" fo:margin-right="0cm" fo:text-indent="-1.655cm" style:auto-text-indent="false"/>
    </style:style>
    <style:style style:name="P51" style:family="paragraph" style:parent-style-name="Standard" style:list-style-name="WW8Num16">
      <style:paragraph-properties fo:margin-left="1.27cm" fo:margin-right="0cm" fo:line-height="150%" fo:text-align="justify" style:justify-single-word="false" fo:text-indent="-1.27cm" style:auto-text-indent="false"/>
    </style:style>
    <style:style style:name="P52" style:family="paragraph" style:parent-style-name="Heading_20_3">
      <style:paragraph-properties style:snap-to-layout-grid="false"/>
    </style:style>
    <style:style style:name="P53" style:family="paragraph" style:parent-style-name="Footer">
      <style:paragraph-properties fo:line-height="150%" style:snap-to-layout-grid="false">
        <style:tab-stops/>
      </style:paragraph-properties>
      <style:text-properties style:font-name-asian="標楷體"/>
    </style:style>
    <style:style style:name="P54" style:family="paragraph" style:parent-style-name="Heading_20_1" style:master-page-name="Standard">
      <style:paragraph-properties fo:line-height="150%" style:page-number="1"/>
    </style:style>
    <style:style style:name="P55" style:family="paragraph" style:parent-style-name="Heading_20_4">
      <style:paragraph-properties fo:text-align="justify" style:justify-single-word="false"/>
    </style:style>
    <style:style style:name="P56" style:family="paragraph" style:parent-style-name="Heading_20_4">
      <style:paragraph-properties fo:text-align="center" style:justify-single-word="false"/>
    </style:style>
    <style:style style:name="P57" style:family="paragraph">
      <style:paragraph-properties style:writing-mode="lr-tb"/>
    </style:style>
    <style:style style:name="P58" style:family="paragraph">
      <style:paragraph-properties fo:text-align="center" style:writing-mode="lr-tb"/>
    </style:style>
    <style:style style:name="P59" style:family="paragraph">
      <style:paragraph-properties fo:text-align="justify" style:writing-mode="lr-tb"/>
    </style:style>
    <style:style style:name="P60" style:family="paragraph">
      <style:paragraph-properties fo:margin-left="1.905cm" fo:margin-right="0cm" fo:text-indent="-1.904cm" style:writing-mode="lr-tb"/>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4pt" fo:font-weight="bold" style:font-size-asian="14pt" style:font-weight-asian="bold"/>
    </style:style>
    <style:style style:name="T4" style:family="text">
      <style:text-properties fo:font-size="14pt" style:font-size-asian="14pt"/>
    </style:style>
    <style:style style:name="T5" style:family="text">
      <style:text-properties fo:text-transform="uppercase" fo:font-size="14pt" fo:font-weight="bold" style:font-size-asian="14pt" style:font-weight-asian="bold"/>
    </style:style>
    <style:style style:name="T6" style:family="text">
      <style:text-properties fo:language="none" fo:country="none"/>
    </style:style>
    <style:style style:name="T7" style:family="text">
      <style:text-properties fo:language="none" fo:country="none" style:language-asian="none" style:country-asian="none"/>
    </style:style>
    <style:style style:name="T8" style:family="text">
      <style:text-properties fo:language="none" fo:country="none" style:letter-kerning="true"/>
    </style:style>
    <style:style style:name="T9" style:family="text">
      <style:text-properties fo:language="none" fo:country="none" style:letter-kerning="true" style:font-name-asian="新細明體"/>
    </style:style>
    <style:style style:name="T10" style:family="text">
      <style:text-properties fo:color="#ff0000"/>
    </style:style>
    <style:style style:name="T11" style:family="text">
      <style:text-properties fo:color="#ff0000" style:text-underline-style="solid" style:text-underline-width="auto" style:text-underline-color="font-color"/>
    </style:style>
    <style:style style:name="T12" style:family="text">
      <style:text-properties style:font-name="Symbol"/>
    </style:style>
    <style:style style:name="T13" style:family="text">
      <style:text-properties style:font-name="Symbol" fo:font-style="italic" style:font-style-asian="italic"/>
    </style:style>
    <style:style style:name="T14" style:family="text">
      <style:text-properties style:font-name="Symbol" fo:font-size="10pt" fo:font-style="italic" style:font-size-asian="10pt" style:font-style-asian="italic"/>
    </style:style>
    <style:style style:name="T15" style:family="text">
      <style:text-properties style:font-name="Symbol" fo:font-size="10pt" style:font-size-asian="10pt"/>
    </style:style>
    <style:style style:name="T16" style:family="text">
      <style:text-properties style:font-name="Symbol" fo:font-size="8pt" fo:font-style="italic" style:font-size-asian="8pt" style:font-style-asian="italic"/>
    </style:style>
    <style:style style:name="T17" style:family="text">
      <style:text-properties style:text-position="sub 58%" fo:font-style="italic" style:font-style-asian="italic"/>
    </style:style>
    <style:style style:name="T18" style:family="text">
      <style:text-properties style:text-position="sub 58%" fo:font-size="10pt" fo:font-style="italic" style:font-size-asian="10pt" style:font-style-asian="italic"/>
    </style:style>
    <style:style style:name="T19" style:family="text">
      <style:text-properties style:font-name="細明體" style:font-name-asian="細明體"/>
    </style:style>
    <style:style style:name="T20" style:family="text">
      <style:text-properties style:font-name-asian="細明體"/>
    </style:style>
    <style:style style:name="T21" style:family="text">
      <style:text-properties style:text-position="super 58%" fo:font-style="italic" style:font-style-asian="italic"/>
    </style:style>
    <style:style style:name="T22" style:family="text">
      <style:text-properties style:font-name="MT Extra"/>
    </style:style>
    <style:style style:name="T23" style:family="text">
      <style:text-properties fo:font-size="10pt" style:font-size-asian="10pt"/>
    </style:style>
    <style:style style:name="T24" style:family="text">
      <style:text-properties fo:font-size="10pt" fo:font-style="italic" style:font-size-asian="10pt" style:font-style-asian="italic"/>
    </style:style>
    <style:style style:name="T25" style:family="text">
      <style:text-properties style:font-name-asian="標楷體"/>
    </style:style>
    <style:style style:name="T26" style:family="text">
      <style:text-properties fo:font-style="normal" style:font-name-asian="標楷體" style:font-style-asian="normal"/>
    </style:style>
    <style:style style:name="T27" style:family="text">
      <style:text-properties fo:font-size="8pt" fo:font-style="italic" style:font-size-asian="8pt" style:font-style-asian="italic"/>
    </style:style>
    <style:style style:name="T28" style:family="text">
      <style:text-properties fo:font-size="8pt" style:font-size-asian="8pt"/>
    </style:style>
    <style:style style:name="T29" style:family="text"/>
    <style:style style:name="T30" style:family="text">
      <style:text-properties style:use-window-font-color="true" style:font-name="Times New Roman" fo:font-size="12pt" fo:language="en" fo:country="US" fo:font-style="italic" style:letter-kerning="true" style:font-name-asian="新細明體" style:font-size-asian="12pt" style:language-asian="zh" style:country-asian="TW" style:font-style-asian="italic" style:font-name-complex="Times New Roman" style:font-size-complex="10pt"/>
    </style:style>
    <style:style style:name="T31" style:family="text">
      <style:text-properties style:use-window-font-color="true" style:font-name="Times New Roman" fo:font-size="12pt" fo:language="en" fo:country="US" style:letter-kerning="true" style:font-name-asian="標楷體" style:font-size-asian="12pt" style:language-asian="zh" style:country-asian="TW" style:font-name-complex="Times New Roman" style:font-size-complex="10pt"/>
    </style:style>
    <style:style style:name="T32" style:family="text">
      <style:text-properties style:use-window-font-color="true" style:font-name="Times New Roman" fo:font-size="12pt" fo:language="en" fo:country="US" fo:font-style="italic" style:letter-kerning="true" style:font-name-asian="標楷體" style:font-size-asian="12pt" style:language-asian="zh" style:country-asian="TW" style:font-style-asian="italic" style:font-name-complex="Times New Roman" style:font-size-complex="10pt"/>
    </style:style>
    <style:style style:name="T33" style:family="text">
      <style:text-properties style:use-window-font-color="true" style:font-name="Symbol" fo:font-size="12pt" fo:language="en" fo:country="US" fo:font-style="italic" style:letter-kerning="true" style:font-name-asian="新細明體" style:font-size-asian="12pt" style:language-asian="zh" style:country-asian="TW" style:font-style-asian="italic" style:font-name-complex="Times New Roman" style:font-size-complex="10pt"/>
    </style:style>
    <style:style style:name="T34" style:family="text">
      <style:text-properties style:use-window-font-color="true" style:font-name="Symbol" fo:font-size="12pt" fo:language="en" fo:country="US" fo:font-style="italic" style:letter-kerning="true" style:font-name-asian="標楷體" style:font-size-asian="12pt" style:language-asian="zh" style:country-asian="TW" style:font-style-asian="italic" style:font-name-complex="Times New Roman" style:font-size-complex="10pt"/>
    </style:style>
    <style:style style:name="T35" style:family="text">
      <style:text-properties style:use-window-font-color="true" style:text-position="sub 58%" style:font-name="Times New Roman" fo:font-size="12pt" fo:language="en" fo:country="US" fo:font-style="italic" style:letter-kerning="true" style:font-name-asian="標楷體" style:font-size-asian="12pt" style:language-asian="zh" style:country-asian="TW" style:font-style-asian="italic" style:font-name-complex="Times New Roman" style:font-size-complex="10pt"/>
    </style:style>
    <style:style style:name="T36" style:family="text">
      <style:text-properties style:use-window-font-color="true" style:font-name="Symbol" fo:font-size="12pt" fo:language="en" fo:country="US" style:letter-kerning="true" style:font-name-asian="標楷體" style:font-size-asian="12pt" style:language-asian="zh" style:country-asian="TW" style:font-name-complex="Times New Roman" style:font-size-complex="10pt"/>
    </style:style>
    <style:style style:name="T37" style:family="text">
      <style:text-properties style:use-window-font-color="true" style:font-name="Times New Roman" fo:font-size="10pt" fo:language="en" fo:country="US" style:letter-kerning="true" style:font-name-asian="標楷體" style:font-size-asian="10pt" style:language-asian="zh" style:country-asian="TW" style:font-name-complex="Times New Roman" style:font-size-complex="10pt"/>
    </style:style>
    <style:style style:name="T38" style:family="text">
      <style:text-properties style:use-window-font-color="true" style:font-name="Times New Roman" fo:font-size="8pt" fo:language="en" fo:country="US" style:letter-kerning="true" style:font-name-asian="標楷體" style:font-size-asian="8pt" style:language-asian="zh" style:country-asian="TW" style:font-name-complex="Times New Roman" style:font-size-complex="10pt"/>
    </style:style>
    <style:style style:name="T39" style:family="text">
      <style:text-properties style:use-window-font-color="true" style:font-name="MT Extra" fo:font-size="12pt" fo:language="en" fo:country="US" style:letter-kerning="true" style:font-name-asian="標楷體" style:font-size-asian="12pt" style:language-asian="zh" style:country-asian="TW" style:font-name-complex="Times New Roman" style:font-size-complex="10pt"/>
    </style:style>
    <style:style style:name="T40" style:family="text">
      <style:text-properties style:use-window-font-color="true" style:font-name="Times New Roman" fo:font-size="8pt" fo:language="en" fo:country="US" fo:font-style="italic" style:letter-kerning="true" style:font-name-asian="標楷體" style:font-size-asian="8pt" style:language-asian="zh" style:country-asian="TW" style:font-style-asian="italic" style:font-name-complex="Times New Roman" style:font-size-complex="10pt"/>
    </style:style>
    <style:style style:name="T41" style:family="text">
      <style:text-properties style:use-window-font-color="true" style:font-name="Symbol" fo:font-size="8pt" fo:language="en" fo:country="US" fo:font-style="italic" style:letter-kerning="true" style:font-name-asian="標楷體" style:font-size-asian="8pt" style:language-asian="zh" style:country-asian="TW" style:font-style-asian="italic" style:font-name-complex="Times New Roman" style:font-size-complex="10pt"/>
    </style:style>
    <style:style style:name="T42" style:family="text">
      <style:text-properties style:use-window-font-color="true" style:font-name="Times New Roman" fo:font-size="8pt" fo:language="en" fo:country="US" style:letter-kerning="true" style:font-name-asian="新細明體" style:font-size-asian="8pt" style:language-asian="zh" style:country-asian="TW" style:font-name-complex="Times New Roman" style:font-size-complex="10pt"/>
    </style:style>
    <style:style style:name="T43" style:family="text">
      <style:text-properties style:use-window-font-color="true" style:font-name="Times New Roman" fo:font-size="11pt" fo:language="en" fo:country="US" style:letter-kerning="true" style:font-name-asian="標楷體" style:font-size-asian="11pt" style:language-asian="zh" style:country-asian="TW" style:font-name-complex="Times New Roman" style:font-size-complex="10pt"/>
    </style:style>
    <style:style style:name="T44" style:family="text">
      <style:text-properties style:use-window-font-color="true" style:font-name="MT Extra" fo:font-size="12pt" fo:language="en" fo:country="US" style:letter-kerning="true" style:font-name-asian="新細明體" style:font-size-asian="12pt" style:language-asian="zh" style:country-asian="TW" style:font-name-complex="Times New Roman"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0.289cm" fo:padding-bottom="0.009cm" fo:border="0.018cm solid #000000">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9cm" fo:border="0.018cm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0.088cm" fo:padding-bottom="0.009cm" fo:border="0.018cm solid #000000">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1.289cm" fo:padding-bottom="0.136cm" fo:border="0.018cm solid #000000">
        <style:background-image/>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056cm" fo:padding-bottom="0.056cm" fo:border="none">
        <style:background-image/>
      </style:graphic-properties>
    </style:style>
    <style:style style:name="fr9"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1.289cm" fo:padding-bottom="0.009cm" fo:border="0.018cm solid #000000">
        <style:background-image/>
      </style:graphic-properties>
    </style:style>
    <style:style style:name="fr10"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0.489cm" fo:padding-bottom="0.009cm" fo:border="0.018cm solid #000000">
        <style:background-image/>
      </style:graphic-properties>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0.189cm" fo:padding-bottom="0.136cm" fo:border="0.018cm solid #000000">
        <style:background-image/>
      </style:graphic-properties>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28cm" fo:padding-right="0.028cm" fo:padding-top="0.088cm" fo:padding-bottom="0.136cm" fo:border="0.018cm solid #000000">
        <style:background-image/>
      </style:graphic-properties>
    </style:style>
    <style:style style:name="fr1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28cm" fo:padding-right="0.028cm" fo:padding-top="0.009cm" fo:padding-bottom="0.009cm" fo:border="0.018cm solid #000000">
        <style:background-image/>
      </style:graphic-properties>
    </style:style>
    <style:style style:name="fr1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1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09cm" fo:border="0.018cm solid #000000">
        <style:background-image/>
      </style:graphic-properties>
    </style:style>
    <style:style style:name="fr16"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1.094cm"/>
    </style:style>
    <style:style style:name="fr18"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0.317cm" draw:visible-area-height="0.599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4cm" draw:visible-area-height="0.564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57cm" draw:visible-area-height="0.635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287cm" draw:visible-area-height="4.797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888cm" draw:visible-area-height="4.268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664cm" draw:visible-area-height="4.797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47cm" draw:visible-area-height="4.797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cm" draw:visible-area-height="0.706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706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59cm" draw:visible-area-height="0.6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2cm" draw:visible-area-height="0.6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29cm" draw:visible-area-height="0.635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635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2cm" draw:visible-area-height="0.67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5cm" draw:visible-area-height="0.706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53cm" draw:visible-area-height="0.706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06cm" draw:visible-area-height="0.706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6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6cm" draw:visible-area-height="0.635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29cm" draw:visible-area-height="0.706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58cm" draw:visible-area-height="0.352cm"/>
    </style:style>
    <style:style style:name="fr3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59cm" draw:visible-area-height="0.459cm"/>
    </style:style>
    <style:style style:name="fr4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705cm"/>
    </style:style>
    <style:style style:name="fr4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cm" draw:visible-area-height="0.706cm"/>
    </style:style>
    <style:style style:name="fr4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59cm" draw:visible-area-height="0.635cm"/>
    </style:style>
    <style:style style:name="fr4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635cm"/>
    </style:style>
    <style:style style:name="fr4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29cm" draw:visible-area-height="0.459cm"/>
    </style:style>
    <style:style style:name="fr4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22cm" draw:visible-area-height="1.975cm"/>
    </style:style>
    <style:style style:name="fr4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388cm"/>
    </style:style>
    <style:style style:name="fr4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7cm" draw:visible-area-height="0.706cm"/>
    </style:style>
    <style:style style:name="fr4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0.564cm"/>
    </style:style>
    <style:style style:name="fr4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cm" draw:visible-area-height="0.6cm"/>
    </style:style>
    <style:style style:name="fr5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5cm" draw:visible-area-height="0.6cm"/>
    </style:style>
    <style:style style:name="fr5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cm" draw:visible-area-height="0.67cm"/>
    </style:style>
    <style:style style:name="fr5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41cm" draw:visible-area-height="0.706cm"/>
    </style:style>
    <style:style style:name="fr5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6cm" draw:visible-area-height="0.706cm"/>
    </style:style>
    <style:style style:name="fr5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8cm" draw:visible-area-height="0.776cm"/>
    </style:style>
    <style:style style:name="fr5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8cm" draw:visible-area-height="0.706cm"/>
    </style:style>
    <style:style style:name="fr5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6cm"/>
    </style:style>
    <style:style style:name="fr5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cm" draw:visible-area-height="0.635cm"/>
    </style:style>
    <style:style style:name="fr5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7cm" draw:visible-area-height="0.635cm"/>
    </style:style>
    <style:style style:name="fr5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7cm" draw:visible-area-height="0.706cm"/>
    </style:style>
    <style:style style:name="fr6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cm" draw:visible-area-height="0.67cm"/>
    </style:style>
    <style:style style:name="fr6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88cm" draw:visible-area-height="0.776cm"/>
    </style:style>
    <style:style style:name="fr6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6cm" draw:visible-area-height="0.776cm"/>
    </style:style>
    <style:style style:name="fr6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5cm" draw:visible-area-height="0.67cm"/>
    </style:style>
    <style:style style:name="fr6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7cm" draw:visible-area-height="0.67cm"/>
    </style:style>
    <style:style style:name="fr6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8cm" draw:visible-area-height="0.67cm"/>
    </style:style>
    <style:style style:name="fr6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4cm" draw:visible-area-height="0.67cm"/>
    </style:style>
    <style:style style:name="fr6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23cm" draw:visible-area-height="0.776cm"/>
    </style:style>
    <style:style style:name="fr6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6cm" draw:visible-area-height="0.776cm"/>
    </style:style>
    <style:style style:name="fr6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5cm" draw:visible-area-height="0.776cm"/>
    </style:style>
    <style:style style:name="fr7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2cm" draw:visible-area-height="0.635cm"/>
    </style:style>
    <style:style style:name="fr7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41cm" draw:visible-area-height="0.776cm"/>
    </style:style>
    <style:style style:name="fr7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29cm" draw:visible-area-height="0.6cm"/>
    </style:style>
    <style:style style:name="fr7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5cm" draw:visible-area-height="0.776cm"/>
    </style:style>
    <style:style style:name="fr7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74cm" draw:visible-area-height="0.67cm"/>
    </style:style>
    <style:style style:name="fr7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6cm" draw:visible-area-height="0.635cm"/>
    </style:style>
    <style:style style:name="fr7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1cm" draw:visible-area-height="0.6cm"/>
    </style:style>
    <style:style style:name="fr7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7cm" draw:visible-area-height="0.67cm"/>
    </style:style>
    <style:style style:name="fr7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88cm" draw:visible-area-height="0.706cm"/>
    </style:style>
    <style:style style:name="fr7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3cm" draw:visible-area-height="1.093cm"/>
    </style:style>
    <style:style style:name="fr8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5cm" draw:visible-area-height="1.094cm"/>
    </style:style>
    <style:style style:name="fr8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4cm" draw:visible-area-height="0.705cm"/>
    </style:style>
    <style:style style:name="fr8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81cm" draw:visible-area-height="1.093cm"/>
    </style:style>
    <style:style style:name="fr8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1cm" draw:visible-area-height="1.094cm"/>
    </style:style>
    <style:style style:name="fr8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6cm" draw:visible-area-height="0.706cm"/>
    </style:style>
    <style:style style:name="fr8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5cm" draw:visible-area-height="0.706cm"/>
    </style:style>
    <style:style style:name="fr8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46cm" draw:visible-area-height="1.094cm"/>
    </style:style>
    <style:style style:name="fr8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46cm" draw:visible-area-height="1.094cm"/>
    </style:style>
    <style:style style:name="fr8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17cm" draw:visible-area-height="1.094cm"/>
    </style:style>
    <style:style style:name="fr8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87cm" draw:visible-area-height="1.094cm"/>
    </style:style>
    <style:style style:name="gr1" style:family="graphic">
      <style:graphic-properties draw:stroke="solid" svg:stroke-width="0.026cm" svg:stroke-color="#000000" draw:marker-start="msArrowOpenEnd_20_5" draw:marker-start-width="0.556cm" draw:marker-start-center="false"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2" style:family="graphic">
      <style:graphic-properties draw:stroke="solid" svg:stroke-width="0.026cm" svg:stroke-color="#000000" draw:marker-start="msArrowOpenEnd_20_5" draw:marker-start-width="0.556cm" draw:marker-start-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3"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marker-start="msArrowOpenEnd_20_5" draw:marker-start-width="0.556cm" draw:marker-start-center="false" draw:stroke-linejoin="miter" draw:fill="none"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5" style:family="graphic">
      <style:graphic-properties draw:stroke="solid" svg:stroke-width="0.026cm" svg:stroke-color="#000000" draw:stroke-linejoin="miter" draw:fill="none"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6"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ge-content"/>
    </style:style>
    <style:style style:name="gr8" style:family="graphic">
      <style:graphic-properties draw:stroke="solid" svg:stroke-width="0.026cm" svg:stroke-color="#000000" draw:marker-start="msArrowOpenEnd_20_5" draw:marker-start-width="0.556cm" draw:marker-start-center="false" draw:marker-end="_35_" draw:marker-end-width="0.212cm" draw:marker-end-center="false" svg:stroke-opacity="100%" draw:stroke-linejoin="round" draw:fill="none" draw:fill-color="#ffffff" draw:textarea-horizontal-align="left" draw:textarea-vertical-align="top" draw:auto-grow-height="false" fo:padding-top="0.224cm" fo:padding-bottom="0.224cm" fo:padding-left="0.448cm" fo:padding-right="0.448cm" fo:wrap-option="wrap" draw:shadow-offset-x="0.071cm" draw:shadow-offset-y="0.071cm" draw:shadow-color="#808080" draw:shadow-opacity="100%" fo:margin-left="0.318cm" fo:margin-right="0.318cm" style:run-through="foreground" style:wrap="run-through" style:number-wrapped-paragraphs="no-limit" style:vertical-pos="from-top" style:vertical-rel="paragraph" style:horizontal-pos="from-left" style:horizontal-rel="page-content"/>
    </style:style>
    <style:style style:name="gr9" style:family="graphic">
      <style:graphic-properties draw:stroke="solid" svg:stroke-width="0.026cm" svg:stroke-color="#000000" draw:marker-start="msArrowOpenEnd_20_5" draw:marker-start-width="0.556cm" draw:marker-start-center="false"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dash" draw:stroke-dash="Dash_20_3"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Dash_20_3"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18" style:family="graphic">
      <style:graphic-properties draw:stroke="dash" draw:stroke-dash="Dash_20_3"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9" style:family="graphic">
      <style:graphic-properties draw:stroke="solid" svg:stroke-width="0.026cm" svg:stroke-color="#000000" draw:marker-start="msArrowOpenEnd_20_5" draw:marker-start-width="0.556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0"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1" style:family="graphic">
      <style:graphic-properties draw:stroke="solid" svg:stroke-width="0.026cm" svg:stroke-color="#000000" draw:marker-start="msArrowOvalEnd_20_5" draw:marker-start-width="0.212cm" draw:marker-start-center="true" draw:marker-end="msArrowOpenEnd_20_5" draw:marker-end-width="0.556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2" style:family="graphic">
      <style:graphic-properties draw:stroke="solid" svg:stroke-width="0.026cm" svg:stroke-color="#000000" draw:stroke-linejoin="miter" draw:fill="none"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3" style:family="graphic">
      <style:graphic-properties draw:stroke="dash" draw:stroke-dash="Dash_20_3"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26" style:family="graphic">
      <style:graphic-properties draw:stroke="none" draw:fill="none" draw:fill-color="#ffffff" draw:textarea-horizontal-align="justify" draw:textarea-vertical-align="top" draw:auto-grow-height="false" draw:auto-grow-width="false" fo:padding-top="0.03cm" fo:padding-bottom="0.03cm" fo:padding-left="0.254cm" fo:padding-right="0.254cm" fo:wrap-option="wrap" style:run-through="foreground"/>
    </style:style>
    <style:style style:name="gr2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22cm" fo:padding-bottom="0.127cm" fo:padding-left="0cm" fo:padding-right="0cm" fo:wrap-option="wrap" style:run-through="foreground"/>
    </style:style>
    <style:style style:name="gr29"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78cm" fo:padding-bottom="0.127cm" fo:padding-left="0cm" fo:padding-right="0cm" fo:wrap-option="wrap" style:run-through="foreground"/>
    </style:style>
    <style:style style:name="gr30"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2"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049cm" fo:padding-right="0.049cm" fo:wrap-option="wrap" style:run-through="foreground"/>
    </style:style>
    <style:style style:name="gr3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4"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079cm" fo:padding-bottom="0.127cm" fo:padding-left="0cm" fo:padding-right="0cm" fo:wrap-option="wrap" style:run-through="foreground"/>
    </style:style>
    <style:style style:name="gr35"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019cm" fo:padding-bottom="0cm" fo:padding-left="0cm" fo:padding-right="0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bstract</text:p>
      <text:p text:style-name="P14"/>
      <text:p text:style-name="P36">In this thesis, we prove that we can’t construct a three-stage sorting network for sorting<text:span text:style-name="T1"> n</text:span> data when the sizes of the largest sub-nets of the first stage and the third stage are less than or equal to <draw:frame draw:style-name="fr17" draw:name="物件1" text:anchor-type="as-char" svg:width="0.423cm" svg:height="1.094cm" draw:z-index="0"><draw:object-ole xlink:href="./Object 1" xlink:type="simple" xlink:show="embed" xlink:actuate="onLoad"/><draw:image xlink:href="./ObjectReplacements/Object 1" xlink:type="simple" xlink:show="embed" xlink:actuate="onLoad"/></draw:frame>. This depicts that column sort algorithm can’t be modified as a three-stage sorting network and preserve its parallelism. The result also shows that it’s impossible to reduce the four-stage sorting steps to the three-stage sorting steps. Based on the attestation in this thesis, the researchers who investigate the sorting network algorithms and interested in this domain will be benefited from this thesis. In 1994, Lee, Tony T., proved that it’s impossible to sort <text:span text:style-name="T1">n</text:span> data in a three-stage sorting network if the data are transposed from the first stage to the second stage and the numbers of sub-nets of the first, and the second stages are larger than 2. In the thesis, we will remove all limitations in Lee’s attestation, i.e. no matter how the data are transferred among the three stages, or the sizes of sub-nets in any specified stage are equal or not, we prove that we can’t construct a three-stage sorting network when the sizes of the largest sub-nets of the first stage and the third stage are less than or equal to <text:span text:style-name="T1">n</text:span>/3.</text:p>
      <text:p text:style-name="P36"/>
      <text:p text:style-name="P10">Keyword: column sort, recursive-sorting network, sorting network.</text:p>
      <text:p text:style-name="P7"><text:span text:style-name="T3">1. </text:span><text:span text:style-name="T5">introduction</text:span></text:p>
      <text:p text:style-name="P40"><draw:frame draw:style-name="fr18" draw:name="物件2" text:anchor-type="char" svg:x="0cm" svg:y="0cm" svg:width="0.318cm" svg:height="0.6cm" draw:z-index="912"><draw:object-ole xlink:href="./Object 2" xlink:type="simple" xlink:show="embed" xlink:actuate="onLoad"/><draw:image xlink:href="./ObjectReplacements/Object 2" xlink:type="simple" xlink:show="embed" xlink:actuate="onLoad"/></draw:frame>Sorting is a algorithm for re-permute data in order. In estimation, sorting take 1/4 of the whole computation-time【10】. Some algorithm based on compare and swap operations only became the most important and realistic algorithm because less <text:soft-page-break/>limitation and memory-space is independent on key-size. Sorting is so important algorithm, and the lower bound of time-complexity of sequential algorithm that only use compare and swap operation is <text:span text:style-name="T13"></text:span><text:span text:style-name="T1">(n log n)</text:span>. So, parallel sorting algorithm is the only way to reduce time-complexity. Using fixed connected network for sorting have a rich history【1-9】【12-13】【15】【17-29】.In order to construct sorting network in real world. Except the compare and swap operation, the sorting algorithm we discussed have the oblivious constraint, in the sense that whenever we compare <text:span text:style-name="T1">K</text:span><text:span text:style-name="T17">i</text:span> versus <text:span text:style-name="T1">K</text:span><text:span text:style-name="T17">j</text:span> the subsequent comparisions for the case <text:span text:style-name="T1">K</text:span><text:span text:style-name="T17">i</text:span> &lt; <text:span text:style-name="T1">K</text:span><text:span text:style-name="T17">j</text:span> are exactly the same as for the case <text:span text:style-name="T1">K</text:span><text:span text:style-name="T17">i</text:span> &gt; <text:span text:style-name="T1">K</text:span><text:span text:style-name="T17">j</text:span>, but which <text:span text:style-name="T10">i</text:span> and j interchanged. This is the algorithm which be discussed mostly in sorting network. Because the fixed connected network only need a reasonable short delay and system is stable, it is the most popular sorting network.</text:p>
      <text:p text:style-name="P41">Leighton’s column sort【14】 using four stage of sorting, and it can be divided into <text:span text:style-name="T1">s</text:span> column, <text:span text:style-name="T1">s</text:span> is <draw:frame draw:style-name="fr19" draw:name="物件3" text:anchor-type="as-char" svg:width="0.741cm" svg:height="0.564cm" draw:z-index="1"><draw:object-ole xlink:href="./Object 3" xlink:type="simple" xlink:show="embed" xlink:actuate="onLoad"/><draw:image xlink:href="./ObjectReplacements/Object 3" xlink:type="simple" xlink:show="embed" xlink:actuate="onLoad"/></draw:frame> at most. In 1994, Lee, Tony T.<text:span text:style-name="T19"> 【11】</text:span><text:span text:style-name="T20">has proven the three stage of sorting network with two times of map can’t sort correctly that the first stage of sorting has </text:span><text:span text:style-name="T1">s</text:span> column which size is <text:span text:style-name="T1">r</text:span> and the second stage of sorting has <text:span text:style-name="T1">s</text:span><text:span text:style-name="T13"></text:span><text:span text:style-name="T1"> </text:span><text:s/>column which size is <text:span text:style-name="T1">r</text:span><text:span text:style-name="T13"></text:span><text:span text:style-name="T1"> </text:span>and the third stage of sorting has <text:span text:style-name="T1">s</text:span><text:span text:style-name="T13"></text:span> column which size is <text:span text:style-name="T1">r</text:span><text:span text:style-name="T13"></text:span><text:span text:style-name="T1"> </text:span>and the map between the first stage of <text:s/>sorting and the second stage of sorting is by transpose (column-major order change to row-major order) and the map between the second stage of <text:s/>sorting and the third stage of sorting is any way, except <text:span text:style-name="T1">s</text:span> and <text:span text:style-name="T1">s</text:span><text:span text:style-name="T13"></text:span> is equal to 2. In section 2, we introduce Leighton’s column sort. In section 3, we exclude all the limit appended by Lee, Tony T., we never limit the map between the first stage of sorting and second stage of sorting, and the map between the second stage of sorting and third stage of sorting, and the column size must be the same in each stage of sorting. We prove the three stage of sorting network with the maximum column <text:soft-page-break/>size is less or equal to <draw:frame draw:style-name="fr17" draw:name="物件4" text:anchor-type="as-char" svg:width="0.423cm" svg:height="1.094cm" draw:z-index="2"><draw:object-ole xlink:href="./Object 4" xlink:type="simple" xlink:show="embed" xlink:actuate="onLoad"/><draw:image xlink:href="./ObjectReplacements/Object 4" xlink:type="simple" xlink:show="embed" xlink:actuate="onLoad"/></draw:frame> in the <text:span text:style-name="T10">first</text:span> stage of sorting and the third stage of sorting won’t be sorting correctly.</text:p>
      <text:p text:style-name="P8"><text:span text:style-name="T4">2. <text:s/></text:span><text:span text:style-name="T3">Column sort</text:span></text:p>
      <text:p text:style-name="P40">Leighton’s column sort is a recursive algorithm for construct sorting network. It put the data of size <text:span text:style-name="T1">n</text:span> in a matrix which size is <text:span text:style-name="T1">r</text:span><text:span text:style-name="T13"></text:span><text:span text:style-name="T1">s</text:span>, and do the sorting recursively. Because the delay of column sort is <draw:frame draw:style-name="fr20" draw:name="物件5" text:anchor-type="as-char" svg:width="2.858cm" svg:height="0.635cm" draw:z-index="3"><draw:object-ole xlink:href="./Object 5" xlink:type="simple" xlink:show="embed" xlink:actuate="onLoad"/><draw:image xlink:href="./ObjectReplacements/Object 5" xlink:type="simple" xlink:show="embed" xlink:actuate="onLoad"/></draw:frame>, it had be used to construct sorting network. For example, Lin【16】using column sort to design a low-cost neural sorting network with O(1) time complexity.</text:p>
      <text:p text:style-name="P42">We using a example to state column sort algorithm:</text:p>
      <text:p text:style-name="P10"><draw:frame draw:style-name="fr21" draw:name="物件6" text:anchor-type="as-char" svg:width="14.288cm" svg:height="4.798cm" draw:z-index="4"><draw:object-ole xlink:href="./Object 6" xlink:type="simple" xlink:show="embed" xlink:actuate="onLoad"/><draw:image xlink:href="./ObjectReplacements/Object 6" xlink:type="simple" xlink:show="embed" xlink:actuate="onLoad"/></draw:frame></text:p>
      <text:p text:style-name="P10"><draw:frame draw:style-name="fr22" draw:name="物件7" text:anchor-type="as-char" svg:width="11.889cm" svg:height="4.269cm" draw:z-index="5"><draw:object-ole xlink:href="./Object 7" xlink:type="simple" xlink:show="embed" xlink:actuate="onLoad"/><draw:image xlink:href="./ObjectReplacements/Object 7" xlink:type="simple" xlink:show="embed" xlink:actuate="onLoad"/></draw:frame></text:p>
      <text:p text:style-name="P10"><draw:frame draw:style-name="fr23" draw:name="物件8" text:anchor-type="as-char" svg:width="12.665cm" svg:height="4.798cm" draw:z-index="6"><draw:object-ole xlink:href="./Object 8" xlink:type="simple" xlink:show="embed" xlink:actuate="onLoad"/><draw:image xlink:href="./ObjectReplacements/Object 8" xlink:type="simple" xlink:show="embed" xlink:actuate="onLoad"/></draw:frame></text:p>
      <text:p text:style-name="P43"><text:soft-page-break/><draw:frame draw:style-name="fr24" draw:name="物件9" text:anchor-type="as-char" svg:width="12.347cm" svg:height="4.798cm" draw:z-index="7"><draw:object-ole xlink:href="./Object 9" xlink:type="simple" xlink:show="embed" xlink:actuate="onLoad"/><draw:image xlink:href="./ObjectReplacements/Object 9" xlink:type="simple" xlink:show="embed" xlink:actuate="onLoad"/></draw:frame></text:p>
      <text:p text:style-name="P43"><text:span text:style-name="T2"><text:tab/></text:span>The column sort execute sorting operation at step 1,3,5,7, so it using four stage of sorting operation.</text:p>
      <text:h text:style-name="Heading_20_6" text:outline-level="6" text:is-list-header="true">3. <text:span text:style-name="T4">Impossible to reduce Column sort from four stage to three</text:span></text:h>
      <text:p text:style-name="P36">Leighton’s column sort using four stage of sorting operation, and the size of column is fixed. In this paper, we prove it is impossible reduced to three stage. We never limit the column must to be fixed size. The column-size in the different stage is allowed to be different, and the column-size in the same stage must be fixed. For sorting network design, such assumption tell the designer definitely, we can not construct a three-stage of sorting network even if we can use any size of sorter. And for parallel processing, it’s meaning even though we can assign different size of data to each processor according the power of the processor have, it still can not do the sorting job in three-stage.</text:p>
      <text:p text:style-name="P36">In this section, we will prove a three-stage of sorting network that the maximum column-size of the third-stage is less or equal to <draw:frame draw:style-name="fr17" draw:name="物件10" text:anchor-type="as-char" svg:width="0.423cm" svg:height="1.094cm" draw:z-index="8"><draw:object-ole xlink:href="./Object 10" xlink:type="simple" xlink:show="embed" xlink:actuate="onLoad"/><draw:image xlink:href="./ObjectReplacements/Object 10" xlink:type="simple" xlink:show="embed" xlink:actuate="onLoad"/></draw:frame> can not sorting correctly, ie. the sorting network of figure 1 can’t sorting correctly.</text:p>
      <text:p text:style-name="P10"/>
      <text:p text:style-name="P10"/>
      <text:p text:style-name="P6"/>
      <text:p text:style-name="P6"/>
      <text:p text:style-name="P6"><text:soft-page-break/></text:p>
      <text:p text:style-name="P17"><draw:g text:anchor-type="char" draw:z-index="916" draw:style-name="gr15"><draw:frame draw:style-name="gr17" draw:text-style-name="P57" svg:width="6.353cm" svg:height="0.743cm" svg:x="3.81cm" svg:y="11.111cm"><draw:text-box><text:p text:style-name="P57"><text:span text:style-name="T31">Figure 1 <text:s/>three stage of column sort</text:span></text:p></draw:text-box></draw:frame><draw:custom-shape draw:style-name="gr27" draw:text-style-name="P57" svg:width="0.419cm" svg:height="5.481cm" svg:x="11.113cm" svg:y="4.4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57" svg:width="2.58cm" svg:height="1.027cm" svg:x="11.393cm" svg:y="6.696cm"><draw:text-box><text:p text:style-name="P57"><text:span text:style-name="T32">s</text:span><text:span text:style-name="T34"></text:span><text:span text:style-name="T31"> columns</text:span></text:p></draw:text-box></draw:frame><draw:custom-shape draw:style-name="gr23" draw:text-style-name="P57" svg:width="1.477cm" svg:height="5.483cm" svg:x="0.746cm" svg:y="4.415cm"><text:p/><draw:enhanced-geometry svg:viewBox="0 0 21600 21600" draw:type="rectangle" draw:enhanced-path="M 0 0 L 21600 0 21600 21600 0 21600 0 0 Z N"/></draw:custom-shape><draw:line draw:style-name="gr16" draw:text-style-name="P58" svg:x1="2.295cm" svg:y1="9.081cm" svg:x2="5.115cm" svg:y2="9.081cm"><text:p/></draw:line><draw:line draw:style-name="gr16" draw:text-style-name="P58" svg:x1="6.615cm" svg:y1="9.121cm" svg:x2="9.481cm" svg:y2="9.121cm"><text:p/></draw:line><draw:frame draw:style-name="gr17" draw:text-style-name="P57" svg:width="1.983cm" svg:height="0.685cm" svg:x="2.648cm" svg:y="8.377cm"><draw:text-box><text:p text:style-name="P57"><text:span text:style-name="T37">Any map</text:span></text:p></draw:text-box></draw:frame><draw:frame draw:style-name="gr17" draw:text-style-name="P58" svg:width="2.811cm" svg:height="0.735cm" svg:x="0cm" svg:y="10.061cm"><draw:text-box><text:p text:style-name="P58"><text:span text:style-name="T31">First stage</text:span></text:p></draw:text-box></draw:frame><draw:frame draw:style-name="gr17" draw:text-style-name="P57" svg:width="1.983cm" svg:height="0.687cm" svg:x="6.946cm" svg:y="8.456cm"><draw:text-box><text:p text:style-name="P57"><text:span text:style-name="T37">Any map</text:span></text:p></draw:text-box></draw:frame><draw:line draw:style-name="gr24" draw:text-style-name="P58" svg:x1="4.63cm" svg:y1="6.745cm" svg:x2="8.267cm" svg:y2="7.773cm"><text:p/></draw:line><draw:frame draw:style-name="gr34" draw:text-style-name="P58" svg:width="0.835cm" svg:height="1.597cm" svg:x="1.058cm" svg:y="4.521cm"><draw:text-box><text:p text:style-name="P58"><text:span text:style-name="T42">sorter</text:span></text:p><text:p text:style-name="P58"><text:span text:style-name="T42">1</text:span></text:p></draw:text-box></draw:frame><draw:frame draw:style-name="gr25" draw:text-style-name="P58" svg:width="0.835cm" svg:height="1.211cm" svg:x="1.058cm" svg:y="6.288cm"><draw:text-box><text:p text:style-name="P58"><text:span text:style-name="T38">sorter</text:span></text:p><text:p text:style-name="P58"><text:span text:style-name="T38">2</text:span></text:p></draw:text-box></draw:frame><draw:frame draw:style-name="gr26" draw:text-style-name="P57" svg:width="0.662cm" svg:height="0.685cm" svg:x="1.129cm" svg:y="7.585cm"><draw:text-box><text:p text:style-name="P57"><text:span text:style-name="T39"></text:span></text:p></draw:text-box></draw:frame><draw:custom-shape draw:style-name="gr18" draw:text-style-name="P57" svg:width="1.521cm" svg:height="5.472cm" svg:x="5.055cm" svg:y="4.426cm"><text:p/><draw:enhanced-geometry svg:viewBox="0 0 21600 21600" draw:type="rectangle" draw:enhanced-path="M 0 0 L 21600 0 21600 21600 0 21600 0 0 Z N"/></draw:custom-shape><draw:frame draw:style-name="gr35" draw:text-style-name="P58" svg:width="0.835cm" svg:height="1.276cm" svg:x="5.373cm" svg:y="4.528cm"><draw:text-box><text:p text:style-name="P58"><text:span text:style-name="T42">sorter</text:span></text:p><text:p text:style-name="P58"><text:span text:style-name="T42">1</text:span></text:p></draw:text-box></draw:frame><draw:frame draw:style-name="gr25" draw:text-style-name="P58" svg:width="0.835cm" svg:height="1.253cm" svg:x="5.373cm" svg:y="5.974cm"><draw:text-box><text:p text:style-name="P58"><text:span text:style-name="T38">sorter</text:span></text:p><text:p text:style-name="P58"><text:span text:style-name="T38">2</text:span></text:p></draw:text-box></draw:frame><draw:frame draw:style-name="gr26" draw:text-style-name="P57" svg:width="0.662cm" svg:height="0.687cm" svg:x="5.5cm" svg:y="7.325cm"><draw:text-box><text:p text:style-name="P57"><text:span text:style-name="T39"></text:span></text:p></draw:text-box></draw:frame><draw:custom-shape draw:style-name="gr27" draw:text-style-name="P57" svg:width="0.329cm" svg:height="5.455cm" svg:x="2.29cm" svg:y="4.41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57" svg:width="2.135cm" svg:height="0.687cm" svg:x="2.69cm" svg:y="6.708cm"><draw:text-box><text:p text:style-name="P57"><text:span text:style-name="T32">s </text:span><text:span text:style-name="T31">columns</text:span></text:p></draw:text-box></draw:frame><draw:custom-shape draw:style-name="gr27" draw:text-style-name="P57" svg:width="0.354cm" svg:height="5.483cm" svg:x="6.63cm" svg:y="4.3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58" svg:width="2.811cm" svg:height="0.738cm" svg:x="4.382cm" svg:y="10.058cm"><draw:text-box><text:p text:style-name="P58"><text:span text:style-name="T31">Second stage</text:span></text:p></draw:text-box></draw:frame><draw:frame draw:style-name="gr25" draw:text-style-name="P58" svg:width="0.835cm" svg:height="1.497cm" svg:x="5.375cm" svg:y="8.192cm"><draw:text-box><text:p text:style-name="P58"><text:span text:style-name="T38">sorter</text:span></text:p><text:p text:style-name="P58"><text:span text:style-name="T40">s</text:span><text:span text:style-name="T41"></text:span></text:p></draw:text-box></draw:frame><draw:frame draw:style-name="gr25" draw:text-style-name="P58" svg:width="0.835cm" svg:height="1.253cm" svg:x="0.997cm" svg:y="8.407cm"><draw:text-box><text:p text:style-name="P58"><text:span text:style-name="T38">sorter</text:span></text:p><text:p text:style-name="P58"><text:span text:style-name="T40">s</text:span></text:p></draw:text-box></draw:frame><draw:frame draw:style-name="gr17" draw:text-style-name="P57" svg:width="2.135cm" svg:height="0.687cm" svg:x="7.094cm" svg:y="6.847cm"><draw:text-box><text:p text:style-name="P57"><text:span text:style-name="T32">s</text:span><text:span text:style-name="T34"></text:span><text:span text:style-name="T32"> </text:span><text:span text:style-name="T31">columns</text:span></text:p></draw:text-box></draw:frame><draw:frame draw:style-name="gr17" draw:text-style-name="P58" svg:width="2.811cm" svg:height="0.796cm" svg:x="8.68cm" svg:y="9.998cm"><draw:text-box><text:p text:style-name="P58"><text:span text:style-name="T31">Third stage</text:span></text:p></draw:text-box></draw:frame><draw:custom-shape draw:style-name="gr18" draw:text-style-name="P57" svg:width="1.521cm" svg:height="5.471cm" svg:x="9.486cm" svg:y="4.411cm"><text:p/><draw:enhanced-geometry svg:viewBox="0 0 21600 21600" draw:type="rectangle" draw:enhanced-path="M 0 0 L 21600 0 21600 21600 0 21600 0 0 Z N"/></draw:custom-shape><draw:frame draw:style-name="gr35" draw:text-style-name="P58" svg:width="0.835cm" svg:height="1.276cm" svg:x="9.804cm" svg:y="4.512cm"><draw:text-box><text:p text:style-name="P58"><text:span text:style-name="T42">sorter</text:span></text:p><text:p text:style-name="P58"><text:span text:style-name="T42">1</text:span></text:p></draw:text-box></draw:frame><draw:frame draw:style-name="gr25" draw:text-style-name="P58" svg:width="0.835cm" svg:height="1.253cm" svg:x="9.804cm" svg:y="5.958cm"><draw:text-box><text:p text:style-name="P58"><text:span text:style-name="T38">sorter</text:span></text:p><text:p text:style-name="P58"><text:span text:style-name="T38">2</text:span></text:p></draw:text-box></draw:frame><draw:frame draw:style-name="gr26" draw:text-style-name="P57" svg:width="0.662cm" svg:height="0.687cm" svg:x="9.931cm" svg:y="7.31cm"><draw:text-box><text:p text:style-name="P57"><text:span text:style-name="T39"></text:span></text:p></draw:text-box></draw:frame><draw:frame draw:style-name="gr25" draw:text-style-name="P58" svg:width="0.835cm" svg:height="1.498cm" svg:x="9.805cm" svg:y="8.174cm"><draw:text-box><text:p text:style-name="P58"><text:span text:style-name="T38">sorter</text:span></text:p><text:p text:style-name="P58"><text:span text:style-name="T40">s</text:span><text:span text:style-name="T41"></text:span></text:p></draw:text-box></draw:frame><draw:custom-shape draw:style-name="gr31" draw:text-style-name="P59" svg:width="11.84cm" svg:height="3.43cm" svg:x="1.282cm" svg:y="0cm"><text:p text:style-name="P59"><text:span text:style-name="T31">There are </text:span><text:span text:style-name="T32">s</text:span><text:span text:style-name="T31"> columns in first stage, </text:span><text:span text:style-name="T32">s</text:span><text:span text:style-name="T34"></text:span><text:span text:style-name="T31"> columns in second stage, </text:span><text:span text:style-name="T32">s</text:span><text:span text:style-name="T34"></text:span><text:span text:style-name="T32"> </text:span><text:span text:style-name="T31">columns in third stage. Each column-size (</text:span><text:span text:style-name="T36"></text:span><text:span text:style-name="T31"> 1) could be different. The maximum column size in first stage and third stage is less or equal to.</text:span></text:p><draw:enhanced-geometry svg:viewBox="0 0 21600 21600" draw:glue-points="10800 0 0 10800 10800 21600 21600 10800 ?f40 ?f41" draw:text-areas="0 0 21600 21600" draw:type="rectangular-callout" draw:modifiers="901 273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2">Theorem 1：</text:span>Zero-one principle</text:p>
      <text:p text:style-name="P36">If a network with <text:span text:style-name="T1">n</text:span> input lines sorts all <text:span text:style-name="T1">2</text:span><text:span text:style-name="T21">n</text:span> sequences of 0s and 1s into nondecreasing order, it will sort any arbitrary sequence of <text:span text:style-name="T1">n</text:span> numbers into nondecreasing order.</text:p>
      <text:p text:style-name="P10"><text:span text:style-name="T2">Theorem 2：</text:span>If the third stage of sorting have more than one column(each column size could be different, depict as figure 1, <text:span text:style-name="T1">s</text:span><text:span text:style-name="T13"></text:span> &gt; 2）could sorting correctly, then the third stage of sorting could be replaced with two columns(depict in figure 2).</text:p>
      <text:p text:style-name="P6"/>
      <text:p text:style-name="P6"/>
      <text:p text:style-name="P6"/>
      <text:p text:style-name="P6"/>
      <text:p text:style-name="P6"/>
      <text:p text:style-name="P6"><text:soft-page-break/></text:p>
      <text:p text:style-name="P17"><draw:g text:anchor-type="char" draw:z-index="913" draw:style-name="gr15"><draw:custom-shape draw:style-name="gr23" draw:text-style-name="P57" svg:width="1.717cm" svg:height="5.679cm" svg:x="1.184cm" svg:y="0.339cm"><text:p/><draw:enhanced-geometry svg:viewBox="0 0 21600 21600" draw:type="rectangle" draw:enhanced-path="M 0 0 L 21600 0 21600 21600 0 21600 0 0 Z N"/></draw:custom-shape><draw:line draw:style-name="gr16" draw:text-style-name="P58" svg:x1="2.983cm" svg:y1="4.797cm" svg:x2="6.26cm" svg:y2="4.795cm"><text:p/></draw:line><draw:line draw:style-name="gr16" draw:text-style-name="P58" svg:x1="8.002cm" svg:y1="4.834cm" svg:x2="11.33cm" svg:y2="4.836cm"><text:p/></draw:line><draw:frame draw:style-name="gr17" draw:text-style-name="P57" svg:width="2.306cm" svg:height="0.712cm" svg:x="3.391cm" svg:y="4.121cm"><draw:text-box><text:p text:style-name="P57"><text:span text:style-name="T37">Any map</text:span></text:p></draw:text-box></draw:frame><draw:frame draw:style-name="gr17" draw:text-style-name="P58" svg:width="3.266cm" svg:height="0.953cm" svg:x="0.318cm" svg:y="6.033cm"><draw:text-box><text:p text:style-name="P58"><text:span text:style-name="T31">First stage</text:span></text:p></draw:text-box></draw:frame><draw:frame draw:style-name="gr17" draw:text-style-name="P57" svg:width="2.304cm" svg:height="0.71cm" svg:x="8.386cm" svg:y="4.202cm"><draw:text-box><text:p text:style-name="P57"><text:span text:style-name="T37">Any map</text:span></text:p></draw:text-box></draw:frame><draw:line draw:style-name="gr24" draw:text-style-name="P58" svg:x1="5.698cm" svg:y1="2.565cm" svg:x2="9.923cm" svg:y2="3.629cm"><text:p/></draw:line><draw:frame draw:style-name="gr25" draw:text-style-name="P58" svg:width="0.969cm" svg:height="1.654cm" svg:x="1.547cm" svg:y="0.436cm"><draw:text-box><text:p text:style-name="P58"><text:span text:style-name="T38">sorter</text:span></text:p><text:p text:style-name="P58"><text:span text:style-name="T38">1</text:span></text:p></draw:text-box></draw:frame><draw:frame draw:style-name="gr25" draw:text-style-name="P58" svg:width="0.969cm" svg:height="1.255cm" svg:x="1.547cm" svg:y="2.126cm"><draw:text-box><text:p text:style-name="P58"><text:span text:style-name="T38">sorter</text:span></text:p><text:p text:style-name="P58"><text:span text:style-name="T38">2</text:span></text:p></draw:text-box></draw:frame><draw:frame draw:style-name="gr26" draw:text-style-name="P57" svg:width="0.77cm" svg:height="0.71cm" svg:x="1.632cm" svg:y="3.368cm"><draw:text-box><text:p text:style-name="P57"><text:span text:style-name="T39"></text:span></text:p></draw:text-box></draw:frame><draw:custom-shape draw:style-name="gr18" draw:text-style-name="P57" svg:width="1.768cm" svg:height="5.666cm" svg:x="6.19cm" svg:y="0.35cm"><text:p/><draw:enhanced-geometry svg:viewBox="0 0 21600 21600" draw:type="rectangle" draw:enhanced-path="M 0 0 L 21600 0 21600 21600 0 21600 0 0 Z N"/></draw:custom-shape><draw:frame draw:style-name="gr25" draw:text-style-name="P58" svg:width="0.969cm" svg:height="1.322cm" svg:x="6.56cm" svg:y="0.447cm"><draw:text-box><text:p text:style-name="P58"><text:span text:style-name="T38">sorter</text:span></text:p><text:p text:style-name="P58"><text:span text:style-name="T38">1</text:span></text:p></draw:text-box></draw:frame><draw:frame draw:style-name="gr25" draw:text-style-name="P58" svg:width="0.969cm" svg:height="1.299cm" svg:x="6.56cm" svg:y="1.828cm"><draw:text-box><text:p text:style-name="P58"><text:span text:style-name="T38">sorter</text:span></text:p><text:p text:style-name="P58"><text:span text:style-name="T38">2</text:span></text:p></draw:text-box></draw:frame><draw:frame draw:style-name="gr26" draw:text-style-name="P57" svg:width="0.77cm" svg:height="0.71cm" svg:x="6.709cm" svg:y="3.121cm"><draw:text-box><text:p text:style-name="P57"><text:span text:style-name="T39"></text:span></text:p></draw:text-box></draw:frame><draw:custom-shape draw:style-name="gr27" draw:text-style-name="P57" svg:width="0.384cm" svg:height="5.647cm" svg:x="2.976cm" svg:y="0.33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57" svg:width="2.481cm" svg:height="0.71cm" svg:x="3.442cm" svg:y="2.532cm"><draw:text-box><text:p text:style-name="P57"><text:span text:style-name="T32">s</text:span><text:span text:style-name="T31"> columns</text:span></text:p></draw:text-box></draw:frame><draw:custom-shape draw:style-name="gr27" draw:text-style-name="P57" svg:width="0.41cm" svg:height="5.675cm" svg:x="8.021cm" svg:y="0.31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58" svg:width="3.266cm" svg:height="0.953cm" svg:x="5.407cm" svg:y="6.033cm"><draw:text-box><text:p text:style-name="P58"><text:span text:style-name="T31">Second stage</text:span></text:p></draw:text-box></draw:frame><draw:frame draw:style-name="gr25" draw:text-style-name="P58" svg:width="0.969cm" svg:height="1.549cm" svg:x="6.562cm" svg:y="3.946cm"><draw:text-box><text:p text:style-name="P58"><text:span text:style-name="T38">sorter</text:span></text:p><text:p text:style-name="P58"><text:span text:style-name="T40">s</text:span><text:span text:style-name="T41"></text:span></text:p></draw:text-box></draw:frame><draw:frame draw:style-name="gr25" draw:text-style-name="P58" svg:width="0.969cm" svg:height="1.299cm" svg:x="1.477cm" svg:y="4.151cm"><draw:text-box><text:p text:style-name="P58"><text:span text:style-name="T38">sorter</text:span></text:p><text:p text:style-name="P58"><text:span text:style-name="T40">s</text:span></text:p></draw:text-box></draw:frame><draw:frame draw:style-name="gr17" draw:text-style-name="P57" svg:width="1.922cm" svg:height="0.71cm" svg:x="8.557cm" svg:y="2.666cm"><draw:text-box><text:p text:style-name="P57"><text:span text:style-name="T32">s</text:span><text:span text:style-name="T34"></text:span><text:span text:style-name="T31"> columns</text:span></text:p></draw:text-box></draw:frame><draw:custom-shape draw:style-name="gr18" draw:text-style-name="P57" svg:width="1.768cm" svg:height="5.665cm" svg:x="11.339cm" svg:y="0.374cm"><text:p/><draw:enhanced-geometry svg:viewBox="0 0 21600 21600" draw:type="rectangle" draw:enhanced-path="M 0 0 L 21600 0 21600 21600 0 21600 0 0 Z N"/></draw:custom-shape><draw:frame draw:style-name="gr28" draw:text-style-name="P58" svg:width="0.969cm" svg:height="1.888cm" svg:x="11.709cm" svg:y="0.468cm"><draw:text-box><text:p text:style-name="P58"><text:span text:style-name="T38">sorter</text:span></text:p><text:p text:style-name="P58"><text:span text:style-name="T38">1</text:span></text:p></draw:text-box></draw:frame><draw:frame draw:style-name="gr29" draw:text-style-name="P58" svg:width="0.969cm" svg:height="3.216cm" svg:x="11.709cm" svg:y="2.461cm"><draw:text-box><text:p text:style-name="P58"><text:span text:style-name="T38">sorter</text:span></text:p><text:p text:style-name="P58"><text:span text:style-name="T38">2</text:span></text:p></draw:text-box></draw:frame><draw:frame draw:style-name="gr17" draw:text-style-name="P58" svg:width="3.266cm" svg:height="0.953cm" svg:x="10.787cm" svg:y="6.033cm"><draw:text-box><text:p text:style-name="P58"><text:span text:style-name="T31">Third stage</text:span></text:p></draw:text-box></draw:frame><draw:frame draw:style-name="gr17" draw:text-style-name="P57" svg:width="6.435cm" svg:height="0.77cm" svg:x="4.13cm" svg:y="6.986cm"><draw:text-box><text:p text:style-name="P57"><text:span text:style-name="T31">Figure 2 <text:s/>three stage of column sort</text:span></text:p></draw:text-box></draw:frame><draw:custom-shape draw:style-name="gr27" draw:text-style-name="P57" svg:width="0.41cm" svg:height="5.675cm" svg:x="13.126cm" svg:y="0.39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57" svg:width="1.906cm" svg:height="0.71cm" svg:x="13.655cm" svg:y="2.662cm"><draw:text-box><text:p text:style-name="P57"><text:span text:style-name="T31">2 columns</text:span></text:p></draw:text-box></draw:frame></draw:g></text:p>
      <text:p text:style-name="P6"/>
      <text:p text:style-name="P6"/>
      <text:p text:style-name="P6"/>
      <text:p text:style-name="P6"/>
      <text:p text:style-name="P6"/>
      <text:p text:style-name="P6"/>
      <text:p text:style-name="P6"/>
      <text:p text:style-name="P6"/>
      <text:p text:style-name="P10"><text:span text:style-name="T2">Proof：</text:span>According theorem 1, if the sorting network of figure 1 can sorting correctly then only one column at most in the third stage have 0,1 mixed(depict as figure 3).</text:p>
      <text:p text:style-name="P17"><draw:g text:anchor-type="char" draw:z-index="914" draw:style-name="gr15"><draw:frame draw:style-name="gr17" draw:text-style-name="P57" svg:width="2.576cm" svg:height="0.634cm" svg:x="3.175cm" svg:y="7.439cm"><draw:text-box><text:p text:style-name="P57"><text:span text:style-name="T31">Third stage</text:span></text:p></draw:text-box></draw:frame><draw:frame draw:style-name="gr20" draw:text-style-name="P57" svg:width="0.749cm" svg:height="0.78cm" svg:x="4.893cm" svg:y="0.639cm"><draw:text-box><text:p text:style-name="P57"><text:span text:style-name="T42">0</text:span></text:p></draw:text-box></draw:frame><draw:frame draw:style-name="gr20" draw:text-style-name="P57" svg:width="0.749cm" svg:height="0.782cm" svg:x="4.893cm" svg:y="1.237cm"><draw:text-box><text:p text:style-name="P57"><text:span text:style-name="T42">0</text:span></text:p></draw:text-box></draw:frame><draw:frame draw:style-name="gr20" draw:text-style-name="P57" svg:width="0.749cm" svg:height="0.78cm" svg:x="4.865cm" svg:y="2.041cm"><draw:text-box><text:p text:style-name="P57"><text:span text:style-name="T42">0</text:span></text:p></draw:text-box></draw:frame><draw:frame draw:style-name="gr20" draw:text-style-name="P57" svg:width="0.749cm" svg:height="0.78cm" svg:x="2.674cm" svg:y="0.639cm"><draw:text-box><text:p text:style-name="P57"><text:span text:style-name="T42">0</text:span></text:p></draw:text-box></draw:frame><draw:frame draw:style-name="gr20" draw:text-style-name="P57" svg:width="0.749cm" svg:height="0.782cm" svg:x="2.674cm" svg:y="1.237cm"><draw:text-box><text:p text:style-name="P57"><text:span text:style-name="T42">0</text:span></text:p></draw:text-box></draw:frame><draw:frame draw:style-name="gr20" draw:text-style-name="P57" svg:width="0.749cm" svg:height="0.78cm" svg:x="2.674cm" svg:y="2.041cm"><draw:text-box><text:p text:style-name="P57"><text:span text:style-name="T42">0</text:span></text:p></draw:text-box></draw:frame><draw:frame draw:style-name="gr20" draw:text-style-name="P57" svg:width="0.749cm" svg:height="0.78cm" svg:x="4.971cm" svg:y="2.853cm"><draw:text-box><text:p text:style-name="P57"><text:span text:style-name="T42">0</text:span></text:p></draw:text-box></draw:frame><draw:frame draw:style-name="gr20" draw:text-style-name="P57" svg:width="0.749cm" svg:height="0.78cm" svg:x="4.914cm" svg:y="3.433cm"><draw:text-box><text:p text:style-name="P57"><text:span text:style-name="T42">0</text:span></text:p></draw:text-box></draw:frame><draw:frame draw:style-name="gr20" draw:text-style-name="P57" svg:width="0.749cm" svg:height="0.78cm" svg:x="4.886cm" svg:y="4.214cm"><draw:text-box><text:p text:style-name="P57"><text:span text:style-name="T42">1</text:span></text:p></draw:text-box></draw:frame><draw:frame draw:style-name="gr20" draw:text-style-name="P57" svg:width="0.749cm" svg:height="0.78cm" svg:x="2.695cm" svg:y="2.853cm"><draw:text-box><text:p text:style-name="P57"><text:span text:style-name="T42">0</text:span></text:p></draw:text-box></draw:frame><draw:frame draw:style-name="gr20" draw:text-style-name="P57" svg:width="0.749cm" svg:height="0.78cm" svg:x="2.731cm" svg:y="3.456cm"><draw:text-box><text:p text:style-name="P57"><text:span text:style-name="T42">1</text:span></text:p></draw:text-box></draw:frame><draw:frame draw:style-name="gr20" draw:text-style-name="P57" svg:width="0.749cm" svg:height="0.782cm" svg:x="2.695cm" svg:y="4.257cm"><draw:text-box><text:p text:style-name="P57"><text:span text:style-name="T42">0</text:span></text:p></draw:text-box></draw:frame><draw:frame draw:style-name="gr20" draw:text-style-name="P57" svg:width="0.749cm" svg:height="0.78cm" svg:x="4.949cm" svg:y="5.292cm"><draw:text-box><text:p text:style-name="P57"><text:span text:style-name="T42">1</text:span></text:p></draw:text-box></draw:frame><draw:frame draw:style-name="gr20" draw:text-style-name="P57" svg:width="0.749cm" svg:height="0.78cm" svg:x="4.893cm" svg:y="5.998cm"><draw:text-box><text:p text:style-name="P57"><text:span text:style-name="T42">1</text:span></text:p></draw:text-box></draw:frame><draw:frame draw:style-name="gr20" draw:text-style-name="P57" svg:width="0.749cm" svg:height="0.78cm" svg:x="4.865cm" svg:y="6.654cm"><draw:text-box><text:p text:style-name="P57"><text:span text:style-name="T42">11</text:span></text:p></draw:text-box></draw:frame><draw:frame draw:style-name="gr30" draw:text-style-name="P57" svg:width="0.747cm" svg:height="0.78cm" svg:x="2.738cm" svg:y="5.947cm"><draw:text-box><text:p text:style-name="P57"><text:span text:style-name="T42">1</text:span></text:p></draw:text-box></draw:frame><draw:custom-shape draw:style-name="gr31" draw:text-style-name="P59" svg:width="2.07cm" svg:height="3.22cm" svg:x="0.318cm" svg:y="0.581cm"><text:p text:style-name="P59"><text:span text:style-name="T43">Only one column of input is 0,1 mixed.</text:span></text:p><draw:enhanced-geometry svg:viewBox="0 0 21600 21600" draw:glue-points="10800 0 0 10800 10800 21600 21600 10800 ?f40 ?f41" draw:text-areas="0 0 21600 21600" draw:type="rectangular-callout" draw:modifiers="24940 189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5" draw:text-style-name="P58" svg:width="0.69cm" svg:height="1.632cm" svg:x="11.882cm" svg:y="0.741cm"><draw:text-box><text:p text:style-name="P58"><text:span text:style-name="T38">sorter</text:span></text:p><text:p text:style-name="P58"><text:span text:style-name="T38">1</text:span></text:p></draw:text-box></draw:frame><draw:frame draw:style-name="gr17" draw:text-style-name="P57" svg:width="3.139cm" svg:height="0.636cm" svg:x="11.428cm" svg:y="7.211cm"><draw:text-box><text:p text:style-name="P57"><text:span text:style-name="T31">Third stage</text:span></text:p></draw:text-box></draw:frame><draw:line draw:style-name="gr27" draw:text-style-name="P58" svg:x1="12.592cm" svg:y1="0.898cm" svg:x2="13.137cm" svg:y2="0.9cm"><text:p/></draw:line><draw:line draw:style-name="gr27" draw:text-style-name="P58" svg:x1="12.621cm" svg:y1="1.503cm" svg:x2="13.166cm" svg:y2="1.505cm"><text:p/></draw:line><draw:line draw:style-name="gr27" draw:text-style-name="P58" svg:x1="12.564cm" svg:y1="2.209cm" svg:x2="13.109cm" svg:y2="2.211cm"><text:p/></draw:line><draw:frame draw:style-name="gr30" draw:text-style-name="P57" svg:width="0.749cm" svg:height="0.78cm" svg:x="13.102cm" svg:y="0.318cm"><draw:text-box><text:p text:style-name="P57"><text:span text:style-name="T42">0</text:span></text:p></draw:text-box></draw:frame><draw:frame draw:style-name="gr30" draw:text-style-name="P57" svg:width="0.749cm" svg:height="0.78cm" svg:x="13.102cm" svg:y="0.621cm"><draw:text-box><text:p text:style-name="P57"><text:span text:style-name="T42">0</text:span></text:p></draw:text-box></draw:frame><draw:frame draw:style-name="gr30" draw:text-style-name="P57" svg:width="0.749cm" svg:height="0.78cm" svg:x="12.989cm" svg:y="0.519cm"><draw:text-box><text:p text:style-name="P57"><text:span text:style-name="T42">0</text:span></text:p></draw:text-box></draw:frame><draw:frame draw:style-name="gr20" draw:text-style-name="P57" svg:width="0.749cm" svg:height="0.78cm" svg:x="12.989cm" svg:y="1.124cm"><draw:text-box><text:p text:style-name="P57"><text:span text:style-name="T42">0</text:span></text:p></draw:text-box></draw:frame><draw:frame draw:style-name="gr20" draw:text-style-name="P57" svg:width="0.749cm" svg:height="0.78cm" svg:x="12.961cm" svg:y="1.786cm"><draw:text-box><text:p text:style-name="P57"><text:span text:style-name="T42">11</text:span></text:p></draw:text-box></draw:frame><draw:line draw:style-name="gr27" draw:text-style-name="P58" svg:x1="11.345cm" svg:y1="0.898cm" svg:x2="11.89cm" svg:y2="0.9cm"><text:p/></draw:line><draw:line draw:style-name="gr27" draw:text-style-name="P58" svg:x1="11.345cm" svg:y1="1.452cm" svg:x2="11.89cm" svg:y2="1.454cm"><text:p/></draw:line><draw:line draw:style-name="gr27" draw:text-style-name="P58" svg:x1="11.345cm" svg:y1="2.133cm" svg:x2="11.89cm" svg:y2="2.135cm"><text:p/></draw:line><draw:frame draw:style-name="gr20" draw:text-style-name="P57" svg:width="0.747cm" svg:height="0.78cm" svg:x="10.862cm" svg:y="0.519cm"><draw:text-box><text:p text:style-name="P57"><text:span text:style-name="T42">0</text:span></text:p></draw:text-box></draw:frame><draw:frame draw:style-name="gr20" draw:text-style-name="P57" svg:width="0.747cm" svg:height="0.78cm" svg:x="10.834cm" svg:y="1.069cm"><draw:text-box><text:p text:style-name="P57"><text:span text:style-name="T42">0</text:span></text:p></draw:text-box></draw:frame><draw:frame draw:style-name="gr20" draw:text-style-name="P57" svg:width="0.747cm" svg:height="0.782cm" svg:x="10.862cm" svg:y="1.727cm"><draw:text-box><text:p text:style-name="P57"><text:span text:style-name="T42">11</text:span></text:p></draw:text-box></draw:frame><draw:frame draw:style-name="gr25" draw:text-style-name="P58" svg:width="0.69cm" svg:height="1.634cm" svg:x="11.903cm" svg:y="2.934cm"><draw:text-box><text:p text:style-name="P58"><text:span text:style-name="T38">sorter</text:span></text:p><text:p text:style-name="P58"><text:span text:style-name="T40">i</text:span></text:p></draw:text-box></draw:frame><draw:line draw:style-name="gr27" draw:text-style-name="P58" svg:x1="12.614cm" svg:y1="3.084cm" svg:x2="13.159cm" svg:y2="3.086cm"><text:p/></draw:line><draw:line draw:style-name="gr27" draw:text-style-name="P58" svg:x1="12.642cm" svg:y1="3.689cm" svg:x2="13.187cm" svg:y2="3.691cm"><text:p/></draw:line><draw:line draw:style-name="gr27" draw:text-style-name="P58" svg:x1="12.585cm" svg:y1="4.394cm" svg:x2="13.13cm" svg:y2="4.396cm"><text:p/></draw:line><draw:frame draw:style-name="gr20" draw:text-style-name="P57" svg:width="0.749cm" svg:height="0.78cm" svg:x="13.067cm" svg:y="2.606cm"><draw:text-box><text:p text:style-name="P57"><text:span text:style-name="T42">0</text:span></text:p></draw:text-box></draw:frame><draw:frame draw:style-name="gr20" draw:text-style-name="P57" svg:width="0.749cm" svg:height="0.78cm" svg:x="13.01cm" svg:y="3.306cm"><draw:text-box><text:p text:style-name="P57"><text:span text:style-name="T42">0</text:span></text:p></draw:text-box></draw:frame><draw:frame draw:style-name="gr20" draw:text-style-name="P57" svg:width="0.749cm" svg:height="0.78cm" svg:x="12.982cm" svg:y="3.967cm"><draw:text-box><text:p text:style-name="P57"><text:span text:style-name="T42">1</text:span></text:p></draw:text-box></draw:frame><draw:line draw:style-name="gr27" draw:text-style-name="P58" svg:x1="11.367cm" svg:y1="3.084cm" svg:x2="11.912cm" svg:y2="3.086cm"><text:p/></draw:line><draw:line draw:style-name="gr27" draw:text-style-name="P58" svg:x1="11.367cm" svg:y1="3.639cm" svg:x2="11.912cm" svg:y2="3.641cm"><text:p/></draw:line><draw:line draw:style-name="gr27" draw:text-style-name="P58" svg:x1="11.367cm" svg:y1="4.319cm" svg:x2="11.912cm" svg:y2="4.321cm"><text:p/></draw:line><draw:frame draw:style-name="gr20" draw:text-style-name="P57" svg:width="0.749cm" svg:height="0.78cm" svg:x="10.941cm" svg:y="2.606cm"><draw:text-box><text:p text:style-name="P57"><text:span text:style-name="T42">0</text:span></text:p></draw:text-box></draw:frame><draw:frame draw:style-name="gr20" draw:text-style-name="P57" svg:width="0.747cm" svg:height="0.78cm" svg:x="10.855cm" svg:y="3.26cm"><draw:text-box><text:p text:style-name="P57"><text:span text:style-name="T42">1</text:span></text:p></draw:text-box></draw:frame><draw:frame draw:style-name="gr20" draw:text-style-name="P57" svg:width="0.747cm" svg:height="0.78cm" svg:x="10.883cm" svg:y="3.916cm"><draw:text-box><text:p text:style-name="P57"><text:span text:style-name="T42">0</text:span></text:p></draw:text-box></draw:frame><draw:frame draw:style-name="gr25" draw:text-style-name="P58" svg:width="0.69cm" svg:height="1.632cm" svg:x="11.882cm" svg:y="5.433cm"><draw:text-box><text:p text:style-name="P58"><text:span text:style-name="T38">sorter</text:span></text:p><text:p text:style-name="P58"><text:span text:style-name="T40">s</text:span><text:span text:style-name="T41"></text:span></text:p></draw:text-box></draw:frame><draw:line draw:style-name="gr27" draw:text-style-name="P58" svg:x1="12.592cm" svg:y1="5.585cm" svg:x2="13.137cm" svg:y2="5.587cm"><text:p/></draw:line><draw:line draw:style-name="gr27" draw:text-style-name="P58" svg:x1="12.621cm" svg:y1="6.188cm" svg:x2="13.166cm" svg:y2="6.19cm"><text:p/></draw:line><draw:line draw:style-name="gr27" draw:text-style-name="P58" svg:x1="12.564cm" svg:y1="6.896cm" svg:x2="13.109cm" svg:y2="6.898cm"><text:p/></draw:line><draw:frame draw:style-name="gr20" draw:text-style-name="P57" svg:width="0.749cm" svg:height="0.78cm" svg:x="13.046cm" svg:y="5.11cm"><draw:text-box><text:p text:style-name="P57"><text:span text:style-name="T42">1</text:span></text:p></draw:text-box></draw:frame><draw:frame draw:style-name="gr20" draw:text-style-name="P57" svg:width="0.749cm" svg:height="0.782cm" svg:x="12.989cm" svg:y="5.809cm"><draw:text-box><text:p text:style-name="P57"><text:span text:style-name="T42">1</text:span></text:p></draw:text-box></draw:frame><draw:frame draw:style-name="gr20" draw:text-style-name="P57" svg:width="0.749cm" svg:height="0.782cm" svg:x="12.961cm" svg:y="6.463cm"><draw:text-box><text:p text:style-name="P57"><text:span text:style-name="T42">11</text:span></text:p></draw:text-box></draw:frame><draw:line draw:style-name="gr27" draw:text-style-name="P58" svg:x1="11.345cm" svg:y1="5.585cm" svg:x2="11.89cm" svg:y2="5.587cm"><text:p/></draw:line><draw:line draw:style-name="gr27" draw:text-style-name="P58" svg:x1="11.345cm" svg:y1="6.139cm" svg:x2="11.89cm" svg:y2="6.141cm"><text:p/></draw:line><draw:line draw:style-name="gr27" draw:text-style-name="P58" svg:x1="11.345cm" svg:y1="6.82cm" svg:x2="11.89cm" svg:y2="6.822cm"><text:p/></draw:line><draw:frame draw:style-name="gr20" draw:text-style-name="P57" svg:width="0.749cm" svg:height="0.78cm" svg:x="10.92cm" svg:y="5.11cm"><draw:text-box><text:p text:style-name="P57"><text:span text:style-name="T42">1</text:span></text:p></draw:text-box></draw:frame><draw:frame draw:style-name="gr20" draw:text-style-name="P57" svg:width="0.747cm" svg:height="0.78cm" svg:x="10.834cm" svg:y="5.761cm"><draw:text-box><text:p text:style-name="P57"><text:span text:style-name="T42">1</text:span></text:p></draw:text-box></draw:frame><draw:frame draw:style-name="gr20" draw:text-style-name="P57" svg:width="0.747cm" svg:height="0.782cm" svg:x="10.862cm" svg:y="6.414cm"><draw:text-box><text:p text:style-name="P57"><text:span text:style-name="T42">1</text:span></text:p></draw:text-box></draw:frame><draw:custom-shape draw:style-name="gr31" draw:text-style-name="P59" svg:width="2.416cm" svg:height="3.805cm" svg:x="7.802cm" svg:y="0.581cm"><text:p text:style-name="P59"><text:span text:style-name="T43">It’s not sorted that two column of input is 0,1 mixed</text:span></text:p><draw:enhanced-geometry svg:viewBox="0 0 21600 21600" draw:glue-points="10800 0 0 10800 10800 21600 21600 10800 ?f40 ?f41" draw:text-areas="0 0 21600 21600" draw:type="rectangular-callout" draw:modifiers="26400 152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60" svg:width="15.41cm" svg:height="1.271cm" svg:x="0cm" svg:y="8.256cm"><draw:text-box><text:p text:style-name="P60"><text:span text:style-name="T31">Figure 3 <text:s/>If the output sequences after the third stage of sorting is sorted then only one <text:s text:c="2"/>column have 0,1 mixed.</text:span></text:p></draw:text-box></draw:frame><draw:frame draw:style-name="gr25" draw:text-style-name="P58" svg:width="0.69cm" svg:height="1.632cm" svg:x="3.791cm" svg:y="0.934cm"><draw:text-box><text:p text:style-name="P58"><text:span text:style-name="T42">sorter</text:span></text:p><text:p text:style-name="P58"><text:span text:style-name="T42">1</text:span></text:p></draw:text-box></draw:frame><draw:line draw:style-name="gr27" draw:text-style-name="P58" svg:x1="4.496cm" svg:y1="1.091cm" svg:x2="5.041cm" svg:y2="1.093cm"><text:p/></draw:line><draw:line draw:style-name="gr27" draw:text-style-name="P58" svg:x1="4.496cm" svg:y1="1.659cm" svg:x2="5.041cm" svg:y2="1.661cm"><text:p/></draw:line><draw:line draw:style-name="gr27" draw:text-style-name="P58" svg:x1="4.475cm" svg:y1="2.555cm" svg:x2="5.022cm" svg:y2="2.557cm"><text:p/></draw:line><draw:line draw:style-name="gr27" draw:text-style-name="P58" svg:x1="3.249cm" svg:y1="1.084cm" svg:x2="3.794cm" svg:y2="1.086cm"><text:p/></draw:line><draw:line draw:style-name="gr27" draw:text-style-name="P58" svg:x1="3.254cm" svg:y1="1.639cm" svg:x2="3.799cm" svg:y2="1.641cm"><text:p/></draw:line><draw:line draw:style-name="gr27" draw:text-style-name="P58" svg:x1="3.254cm" svg:y1="2.488cm" svg:x2="3.799cm" svg:y2="2.49cm"><text:p/></draw:line><draw:frame draw:style-name="gr25" draw:text-style-name="P58" svg:width="0.69cm" svg:height="1.634cm" svg:x="3.806cm" svg:y="3.181cm"><draw:text-box><text:p text:style-name="P58"><text:span text:style-name="T38">sorter</text:span></text:p><text:p text:style-name="P58"><text:span text:style-name="T40">i</text:span></text:p></draw:text-box></draw:frame><draw:line draw:style-name="gr27" draw:text-style-name="P58" svg:x1="4.517cm" svg:y1="3.331cm" svg:x2="5.062cm" svg:y2="3.333cm"><text:p/></draw:line><draw:line draw:style-name="gr27" draw:text-style-name="P58" svg:x1="4.496cm" svg:y1="3.835cm" svg:x2="5.043cm" svg:y2="3.837cm"><text:p/></draw:line><draw:line draw:style-name="gr27" draw:text-style-name="P58" svg:x1="4.496cm" svg:y1="4.641cm" svg:x2="5.043cm" svg:y2="4.643cm"><text:p/></draw:line><draw:line draw:style-name="gr27" draw:text-style-name="P58" svg:x1="3.27cm" svg:y1="3.331cm" svg:x2="3.815cm" svg:y2="3.333cm"><text:p/></draw:line><draw:line draw:style-name="gr27" draw:text-style-name="P58" svg:x1="3.276cm" svg:y1="3.835cm" svg:x2="3.821cm" svg:y2="3.837cm"><text:p/></draw:line><draw:line draw:style-name="gr27" draw:text-style-name="P58" svg:x1="3.298cm" svg:y1="4.717cm" svg:x2="3.843cm" svg:y2="4.719cm"><text:p/></draw:line><draw:frame draw:style-name="gr25" draw:text-style-name="P58" svg:width="0.69cm" svg:height="1.634cm" svg:x="3.785cm" svg:y="5.62cm"><draw:text-box><text:p text:style-name="P58"><text:span text:style-name="T38">sorter</text:span></text:p><text:p text:style-name="P58"><text:span text:style-name="T40">s</text:span><text:span text:style-name="T41"></text:span></text:p></draw:text-box></draw:frame><draw:line draw:style-name="gr27" draw:text-style-name="P58" svg:x1="4.475cm" svg:y1="5.77cm" svg:x2="5.022cm" svg:y2="5.772cm"><text:p/></draw:line><draw:line draw:style-name="gr27" draw:text-style-name="P58" svg:x1="4.475cm" svg:y1="6.377cm" svg:x2="5.022cm" svg:y2="6.379cm"><text:p/></draw:line><draw:line draw:style-name="gr27" draw:text-style-name="P58" svg:x1="4.475cm" svg:y1="7.081cm" svg:x2="5.022cm" svg:y2="7.083cm"><text:p/></draw:line><draw:line draw:style-name="gr27" draw:text-style-name="P58" svg:x1="3.249cm" svg:y1="5.77cm" svg:x2="3.794cm" svg:y2="5.772cm"><text:p/></draw:line><draw:line draw:style-name="gr27" draw:text-style-name="P58" svg:x1="3.249cm" svg:y1="6.326cm" svg:x2="3.794cm" svg:y2="6.328cm"><text:p/></draw:line><draw:line draw:style-name="gr27" draw:text-style-name="P58" svg:x1="3.249cm" svg:y1="7.005cm" svg:x2="3.794cm" svg:y2="7.007cm"><text:p/></draw:line><draw:frame draw:style-name="gr20" draw:text-style-name="P57" svg:width="0.749cm" svg:height="0.78cm" svg:x="2.782cm" svg:y="5.292cm"><draw:text-box><text:p text:style-name="P57"><text:span text:style-name="T42">1</text:span></text:p></draw:text-box></draw:frame><draw:frame draw:style-name="gr20" draw:text-style-name="P57" svg:width="0.747cm" svg:height="0.78cm" svg:x="2.766cm" svg:y="6.603cm"><draw:text-box><text:p text:style-name="P57"><text:span text:style-name="T42">1</text:span></text:p></draw:text-box></draw:frame><draw:frame draw:style-name="gr20" draw:text-style-name="P57" svg:width="0.749cm" svg:height="0.78cm" svg:x="4.41cm" svg:y="3.786cm"><draw:text-box><text:p text:style-name="P57"><text:span text:style-name="T44"></text:span></text:p></draw:text-box></draw:frame><draw:frame draw:style-name="gr20" draw:text-style-name="P57" svg:width="0.749cm" svg:height="0.78cm" svg:x="4.389cm" svg:y="6.328cm"><draw:text-box><text:p text:style-name="P57"><text:span text:style-name="T44"></text:span></text:p></draw:text-box></draw:frame><draw:frame draw:style-name="gr20" draw:text-style-name="P57" svg:width="0.747cm" svg:height="0.782cm" svg:x="3.163cm" svg:y="6.345cm"><draw:text-box><text:p text:style-name="P57"><text:span text:style-name="T44"></text:span></text:p></draw:text-box></draw:frame><draw:frame draw:style-name="gr20" draw:text-style-name="P57" svg:width="0.749cm" svg:height="0.78cm" svg:x="3.163cm" svg:y="3.867cm"><draw:text-box><text:p text:style-name="P57"><text:span text:style-name="T44"></text:span></text:p></draw:text-box></draw:frame><draw:frame draw:style-name="gr20" draw:text-style-name="P57" svg:width="0.749cm" svg:height="0.78cm" svg:x="3.119cm" svg:y="1.75cm"><draw:text-box><text:p text:style-name="P57"><text:span text:style-name="T44"></text:span></text:p></draw:text-box></draw:frame><draw:frame draw:style-name="gr20" draw:text-style-name="P57" svg:width="0.749cm" svg:height="0.782cm" svg:x="4.343cm" svg:y="1.727cm"><draw:text-box><text:p text:style-name="P57"><text:span text:style-name="T44"></text:span></text:p></draw:text-box></draw:frame><draw:frame draw:style-name="gr20" draw:text-style-name="P57" svg:width="0.749cm" svg:height="0.784cm" svg:x="3.799cm" svg:y="4.793cm"><draw:text-box><text:p text:style-name="P57"><text:span text:style-name="T44"></text:span></text:p></draw:text-box></draw:frame><draw:frame draw:style-name="gr20" draw:text-style-name="P57" svg:width="0.749cm" svg:height="0.78cm" svg:x="12.564cm" svg:y="6.206cm"><draw:text-box><text:p text:style-name="P57"><text:span text:style-name="T44"></text:span></text:p></draw:text-box></draw:frame><draw:frame draw:style-name="gr20" draw:text-style-name="P57" svg:width="0.749cm" svg:height="0.782cm" svg:x="11.904cm" svg:y="4.671cm"><draw:text-box><text:p text:style-name="P57"><text:span text:style-name="T44"></text:span></text:p></draw:text-box></draw:frame><draw:frame draw:style-name="gr20" draw:text-style-name="P57" svg:width="0.749cm" svg:height="0.782cm" svg:x="11.224cm" svg:y="3.606cm"><draw:text-box><text:p text:style-name="P57"><text:span text:style-name="T44"></text:span></text:p></draw:text-box></draw:frame><draw:frame draw:style-name="gr20" draw:text-style-name="P57" svg:width="0.749cm" svg:height="0.782cm" svg:x="12.585cm" svg:y="3.606cm"><draw:text-box><text:p text:style-name="P57"><text:span text:style-name="T44"></text:span></text:p></draw:text-box></draw:frame><draw:frame draw:style-name="gr20" draw:text-style-name="P57" svg:width="0.749cm" svg:height="0.782cm" svg:x="12.564cm" svg:y="1.526cm"><draw:text-box><text:p text:style-name="P57"><text:span text:style-name="T44"></text:span></text:p></draw:text-box></draw:frame><draw:frame draw:style-name="gr20" draw:text-style-name="P57" svg:width="0.749cm" svg:height="0.782cm" svg:x="11.202cm" svg:y="1.526cm"><draw:text-box><text:p text:style-name="P57"><text:span text:style-name="T44"></text:span></text:p></draw:text-box></draw:frame><draw:frame draw:style-name="gr20" draw:text-style-name="P57" svg:width="0.749cm" svg:height="0.78cm" svg:x="11.202cm" svg:y="6.065cm"><draw:text-box><text:p text:style-name="P57"><text:span text:style-name="T44"></text:span></text:p></draw:text-box></draw:frame><draw:custom-shape draw:style-name="gr27" draw:text-style-name="P57" svg:width="0.484cm" svg:height="5.855cm" svg:x="5.375cm" svg:y="1.04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32" draw:text-style-name="P57" svg:width="1.408cm" svg:height="1.23cm" svg:x="5.914cm" svg:y="3.491cm"><draw:text-box><text:p text:style-name="P57"><text:span text:style-name="T31">sorted</text:span></text:p></draw:text-box></draw:frame><draw:custom-shape draw:style-name="gr27" draw:text-style-name="P57" svg:width="0.484cm" svg:height="5.853cm" svg:x="13.499cm" svg:y="0.9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32" draw:text-style-name="P57" svg:width="2.184cm" svg:height="1.101cm" svg:x="14.039cm" svg:y="3.308cm"><draw:text-box><text:p text:style-name="P57"><text:span text:style-name="T31">Not sorted</text:span></text:p></draw:text-box></draw:frame><draw:frame draw:style-name="gr20" draw:text-style-name="P57" svg:width="0.749cm" svg:height="0.786cm" svg:x="3.81cm" svg:y="2.523cm"><draw:text-box><text:p text:style-name="P57"><text:span text:style-name="T44"></text:span></text:p></draw:text-box></draw:frame><draw:frame draw:style-name="gr20" draw:text-style-name="P57" svg:width="0.749cm" svg:height="0.786cm" svg:x="11.875cm" svg:y="2.295cm"><draw:text-box><text:p text:style-name="P57"><text:span text:style-name="T44"></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36">Now, we can merge sorter 2,3,<text:span text:style-name="T12"></text:span>,<text:span text:style-name="T1">s</text:span><text:span text:style-name="T13"></text:span> into a single sorter, depict as figure 4, this structure could sorting correctly. It has be proved.</text:p>
      <text:p text:style-name="P37">Q.E.D.</text:p>
      <text:p text:style-name="P35"><text:soft-page-break/></text:p>
      <text:p text:style-name="P38"><draw:g text:anchor-type="char" draw:z-index="915" draw:style-name="gr15"><draw:frame draw:style-name="gr30" draw:text-style-name="P57" svg:width="10.076cm" svg:height="0.89cm" svg:x="1.673cm" svg:y="8.001cm"><draw:text-box><text:p text:style-name="P57"><text:span text:style-name="T31">Figure 4 <text:s/>merge sorter 2,3,</text:span><text:span text:style-name="T36"></text:span><text:span text:style-name="T31">,</text:span><text:span text:style-name="T32">s</text:span><text:span text:style-name="T34"></text:span><text:span text:style-name="T31"> into a single sorter</text:span></text:p></draw:text-box></draw:frame><draw:frame draw:style-name="gr17" draw:text-style-name="P57" svg:width="4.084cm" svg:height="0.641cm" svg:x="1.824cm" svg:y="7.137cm"><draw:text-box><text:p text:style-name="P57"><text:span text:style-name="T31">Third stage</text:span></text:p></draw:text-box></draw:frame><draw:custom-shape draw:style-name="gr18" draw:text-style-name="P57" svg:width="4.084cm" svg:height="2.121cm" svg:x="1.588cm" svg:y="0.131cm"><text:p/><draw:enhanced-geometry svg:viewBox="0 0 21600 21600" draw:type="rectangle" draw:enhanced-path="M 0 0 L 21600 0 21600 21600 0 21600 0 0 Z N"/></draw:custom-shape><draw:custom-shape draw:style-name="gr18" draw:text-style-name="P57" svg:width="4.084cm" svg:height="4.442cm" svg:x="1.588cm" svg:y="2.376cm"><text:p/><draw:enhanced-geometry svg:viewBox="0 0 21600 21600" draw:type="rectangle" draw:enhanced-path="M 0 0 L 21600 0 21600 21600 0 21600 0 0 Z N"/></draw:custom-shape><draw:line draw:style-name="gr16" draw:text-style-name="P58" svg:x1="5.664cm" svg:y1="3.434cm" svg:x2="7.638cm" svg:y2="3.434cm"><text:p/></draw:line><draw:frame draw:style-name="gr17" draw:text-style-name="P58" svg:width="1.509cm" svg:height="1.313cm" svg:x="5.793cm" svg:y="2.223cm"><draw:text-box><text:p text:style-name="P58"><text:span text:style-name="T31">Replace with</text:span></text:p></draw:text-box></draw:frame><draw:custom-shape draw:style-name="gr33" draw:text-style-name="P57" svg:width="0.851cm" svg:height="2.123cm" svg:x="8.393cm" svg:y="0.046cm"><text:p/><draw:enhanced-geometry svg:viewBox="0 0 21600 21600" draw:type="rectangle" draw:enhanced-path="M 0 0 L 21600 0 21600 21600 0 21600 0 0 Z N"/></draw:custom-shape><draw:line draw:style-name="gr27" draw:text-style-name="P58" svg:x1="7.74cm" svg:y1="0.517cm" svg:x2="8.386cm" svg:y2="0.517cm"><text:p/></draw:line><draw:line draw:style-name="gr27" draw:text-style-name="P58" svg:x1="7.74cm" svg:y1="1.06cm" svg:x2="8.386cm" svg:y2="1.06cm"><text:p/></draw:line><draw:line draw:style-name="gr27" draw:text-style-name="P58" svg:x1="7.74cm" svg:y1="1.73cm" svg:x2="8.386cm" svg:y2="1.73cm"><text:p/></draw:line><draw:frame draw:style-name="gr20" draw:text-style-name="P57" svg:width="0.884cm" svg:height="0.791cm" svg:x="7.201cm" svg:y="0.146cm"><draw:text-box><text:p text:style-name="P57"><text:span text:style-name="T42">0</text:span></text:p></draw:text-box></draw:frame><draw:frame draw:style-name="gr20" draw:text-style-name="P57" svg:width="0.886cm" svg:height="0.789cm" svg:x="7.167cm" svg:y="0.688cm"><draw:text-box><text:p text:style-name="P57"><text:span text:style-name="T42">0</text:span></text:p></draw:text-box></draw:frame><draw:frame draw:style-name="gr20" draw:text-style-name="P57" svg:width="0.884cm" svg:height="0.789cm" svg:x="7.201cm" svg:y="1.33cm"><draw:text-box><text:p text:style-name="P57"><text:span text:style-name="T42">0</text:span></text:p></draw:text-box></draw:frame><draw:line draw:style-name="gr27" draw:text-style-name="P58" svg:x1="7.74cm" svg:y1="2.538cm" svg:x2="8.386cm" svg:y2="2.538cm"><text:p/></draw:line><draw:line draw:style-name="gr27" draw:text-style-name="P58" svg:x1="7.74cm" svg:y1="3.082cm" svg:x2="8.386cm" svg:y2="3.082cm"><text:p/></draw:line><draw:line draw:style-name="gr27" draw:text-style-name="P58" svg:x1="7.74cm" svg:y1="3.96cm" svg:x2="8.386cm" svg:y2="3.96cm"><text:p/></draw:line><draw:frame draw:style-name="gr20" draw:text-style-name="P57" svg:width="0.886cm" svg:height="0.791cm" svg:x="7.167cm" svg:y="2.094cm"><draw:text-box><text:p text:style-name="P57"><text:span text:style-name="T42">0</text:span></text:p></draw:text-box></draw:frame><draw:frame draw:style-name="gr20" draw:text-style-name="P57" svg:width="0.886cm" svg:height="0.791cm" svg:x="7.167cm" svg:y="2.711cm"><draw:text-box><text:p text:style-name="P57"><text:span text:style-name="T42">1</text:span></text:p></draw:text-box></draw:frame><draw:frame draw:style-name="gr20" draw:text-style-name="P57" svg:width="0.884cm" svg:height="0.791cm" svg:x="7.201cm" svg:y="3.586cm"><draw:text-box><text:p text:style-name="P57"><text:span text:style-name="T42">0</text:span></text:p></draw:text-box></draw:frame><draw:line draw:style-name="gr27" draw:text-style-name="P58" svg:x1="9.24cm" svg:y1="0.492cm" svg:x2="9.887cm" svg:y2="0.492cm"><text:p/></draw:line><draw:line draw:style-name="gr27" draw:text-style-name="P58" svg:x1="9.24cm" svg:y1="1.085cm" svg:x2="9.886cm" svg:y2="1.085cm"><text:p/></draw:line><draw:line draw:style-name="gr27" draw:text-style-name="P58" svg:x1="9.243cm" svg:y1="1.774cm" svg:x2="9.889cm" svg:y2="1.774cm"><text:p/></draw:line><draw:frame draw:style-name="gr20" draw:text-style-name="P57" svg:width="0.886cm" svg:height="0.791cm" svg:x="9.753cm" svg:y="0.122cm"><draw:text-box><text:p text:style-name="P57"><text:span text:style-name="T42">0</text:span></text:p></draw:text-box></draw:frame><draw:frame draw:style-name="gr20" draw:text-style-name="P57" svg:width="0.886cm" svg:height="0.789cm" svg:x="9.753cm" svg:y="0.713cm"><draw:text-box><text:p text:style-name="P57"><text:span text:style-name="T42">0</text:span></text:p></draw:text-box></draw:frame><draw:frame draw:style-name="gr20" draw:text-style-name="P57" svg:width="0.886cm" svg:height="0.791cm" svg:x="9.72cm" svg:y="1.355cm"><draw:text-box><text:p text:style-name="P57"><text:span text:style-name="T42">0</text:span></text:p></draw:text-box></draw:frame><draw:line draw:style-name="gr27" draw:text-style-name="P58" svg:x1="9.24cm" svg:y1="2.514cm" svg:x2="9.887cm" svg:y2="2.514cm"><text:p/></draw:line><draw:line draw:style-name="gr27" draw:text-style-name="P58" svg:x1="9.243cm" svg:y1="3.401cm" svg:x2="9.889cm" svg:y2="3.401cm"><text:p/></draw:line><draw:line draw:style-name="gr27" draw:text-style-name="P58" svg:x1="9.243cm" svg:y1="3.96cm" svg:x2="9.889cm" svg:y2="3.96cm"><text:p/></draw:line><draw:frame draw:style-name="gr20" draw:text-style-name="P57" svg:width="0.884cm" svg:height="0.791cm" svg:x="9.82cm" svg:y="2.044cm"><draw:text-box><text:p text:style-name="P57"><text:span text:style-name="T42">0</text:span></text:p></draw:text-box></draw:frame><draw:frame draw:style-name="gr20" draw:text-style-name="P57" svg:width="0.886cm" svg:height="0.791cm" svg:x="9.753cm" svg:y="3.027cm"><draw:text-box><text:p text:style-name="P57"><text:span text:style-name="T42">0</text:span></text:p></draw:text-box></draw:frame><draw:frame draw:style-name="gr20" draw:text-style-name="P57" svg:width="0.886cm" svg:height="0.791cm" svg:x="9.72cm" svg:y="3.493cm"><draw:text-box><text:p text:style-name="P57"><text:span text:style-name="T42">1</text:span></text:p></draw:text-box></draw:frame><draw:custom-shape draw:style-name="gr33" draw:text-style-name="P57" svg:width="0.851cm" svg:height="4.342cm" svg:x="8.393cm" svg:y="2.39cm"><text:p/><draw:enhanced-geometry svg:viewBox="0 0 21600 21600" draw:type="rectangle" draw:enhanced-path="M 0 0 L 21600 0 21600 21600 0 21600 0 0 Z N"/></draw:custom-shape><draw:line draw:style-name="gr27" draw:text-style-name="P58" svg:x1="9.243cm" svg:y1="4.584cm" svg:x2="9.889cm" svg:y2="4.584cm"><text:p/></draw:line><draw:line draw:style-name="gr27" draw:text-style-name="P58" svg:x1="9.24cm" svg:y1="5.819cm" svg:x2="9.887cm" svg:y2="5.819cm"><text:p/></draw:line><draw:line draw:style-name="gr27" draw:text-style-name="P58" svg:x1="9.24cm" svg:y1="6.431cm" svg:x2="9.886cm" svg:y2="6.431cm"><text:p/></draw:line><draw:frame draw:style-name="gr20" draw:text-style-name="P57" svg:width="0.884cm" svg:height="0.791cm" svg:x="9.787cm" svg:y="4.115cm"><draw:text-box><text:p text:style-name="P57"><text:span text:style-name="T42">1</text:span></text:p></draw:text-box></draw:frame><draw:frame draw:style-name="gr20" draw:text-style-name="P57" svg:width="0.886cm" svg:height="0.791cm" svg:x="9.72cm" svg:y="5.449cm"><draw:text-box><text:p text:style-name="P57"><text:span text:style-name="T42">1</text:span></text:p></draw:text-box></draw:frame><draw:frame draw:style-name="gr20" draw:text-style-name="P57" svg:width="0.884cm" svg:height="0.791cm" svg:x="9.69cm" svg:y="6.085cm"><draw:text-box><text:p text:style-name="P57"><text:span text:style-name="T42">1</text:span></text:p></draw:text-box></draw:frame><draw:line draw:style-name="gr27" draw:text-style-name="P58" svg:x1="7.74cm" svg:y1="4.609cm" svg:x2="8.387cm" svg:y2="4.609cm"><text:p/></draw:line><draw:line draw:style-name="gr27" draw:text-style-name="P58" svg:x1="7.74cm" svg:y1="5.77cm" svg:x2="8.387cm" svg:y2="5.77cm"><text:p/></draw:line><draw:line draw:style-name="gr27" draw:text-style-name="P58" svg:x1="7.74cm" svg:y1="6.431cm" svg:x2="8.387cm" svg:y2="6.431cm"><text:p/></draw:line><draw:frame draw:style-name="gr20" draw:text-style-name="P57" svg:width="0.886cm" svg:height="0.791cm" svg:x="7.18cm" svg:y="4.214cm"><draw:text-box><text:p text:style-name="P57"><text:span text:style-name="T42">1</text:span></text:p></draw:text-box></draw:frame><draw:frame draw:style-name="gr20" draw:text-style-name="P57" svg:width="0.886cm" svg:height="0.791cm" svg:x="7.18cm" svg:y="5.399cm"><draw:text-box><text:p text:style-name="P57"><text:span text:style-name="T42">1</text:span></text:p></draw:text-box></draw:frame><draw:frame draw:style-name="gr20" draw:text-style-name="P57" svg:width="0.886cm" svg:height="0.789cm" svg:x="7.167cm" svg:y="6.04cm"><draw:text-box><text:p text:style-name="P57"><text:span text:style-name="T42">1</text:span></text:p></draw:text-box></draw:frame><draw:frame draw:style-name="gr20" draw:text-style-name="P57" svg:width="0.886cm" svg:height="0.791cm" svg:x="7.603cm" svg:y="4.881cm"><draw:text-box><text:p text:style-name="P57"><text:span text:style-name="T44"></text:span></text:p></draw:text-box></draw:frame><draw:frame draw:style-name="gr20" draw:text-style-name="P57" svg:width="0.884cm" svg:height="0.789cm" svg:x="9.153cm" svg:y="4.919cm"><draw:text-box><text:p text:style-name="P57"><text:span text:style-name="T44"></text:span></text:p></draw:text-box></draw:frame><draw:frame draw:style-name="gr20" draw:text-style-name="P57" svg:width="0.738cm" svg:height="0.791cm" svg:x="4.266cm" svg:y="0cm"><draw:text-box><text:p text:style-name="P57"><text:span text:style-name="T42">0</text:span></text:p></draw:text-box></draw:frame><draw:frame draw:style-name="gr20" draw:text-style-name="P57" svg:width="0.738cm" svg:height="0.791cm" svg:x="4.266cm" svg:y="0.587cm"><draw:text-box><text:p text:style-name="P57"><text:span text:style-name="T42">0</text:span></text:p></draw:text-box></draw:frame><draw:frame draw:style-name="gr20" draw:text-style-name="P57" svg:width="0.738cm" svg:height="0.789cm" svg:x="4.237cm" svg:y="1.371cm"><draw:text-box><text:p text:style-name="P57"><text:span text:style-name="T42">0</text:span></text:p></draw:text-box></draw:frame><draw:frame draw:style-name="gr20" draw:text-style-name="P57" svg:width="0.738cm" svg:height="0.791cm" svg:x="2.047cm" svg:y="0cm"><draw:text-box><text:p text:style-name="P57"><text:span text:style-name="T42">0</text:span></text:p></draw:text-box></draw:frame><draw:frame draw:style-name="gr20" draw:text-style-name="P57" svg:width="0.738cm" svg:height="0.791cm" svg:x="2.047cm" svg:y="0.587cm"><draw:text-box><text:p text:style-name="P57"><text:span text:style-name="T42">0</text:span></text:p></draw:text-box></draw:frame><draw:frame draw:style-name="gr20" draw:text-style-name="P57" svg:width="0.738cm" svg:height="0.789cm" svg:x="2.047cm" svg:y="1.371cm"><draw:text-box><text:p text:style-name="P57"><text:span text:style-name="T42">0</text:span></text:p></draw:text-box></draw:frame><draw:frame draw:style-name="gr20" draw:text-style-name="P57" svg:width="0.738cm" svg:height="0.791cm" svg:x="4.343cm" svg:y="2.166cm"><draw:text-box><text:p text:style-name="P57"><text:span text:style-name="T42">0</text:span></text:p></draw:text-box></draw:frame><draw:frame draw:style-name="gr20" draw:text-style-name="P57" svg:width="0.738cm" svg:height="0.791cm" svg:x="4.287cm" svg:y="2.734cm"><draw:text-box><text:p text:style-name="P57"><text:span text:style-name="T42">0</text:span></text:p></draw:text-box></draw:frame><draw:frame draw:style-name="gr20" draw:text-style-name="P57" svg:width="0.738cm" svg:height="0.789cm" svg:x="4.259cm" svg:y="3.498cm"><draw:text-box><text:p text:style-name="P57"><text:span text:style-name="T42">1</text:span></text:p></draw:text-box></draw:frame><draw:frame draw:style-name="gr20" draw:text-style-name="P57" svg:width="0.738cm" svg:height="0.791cm" svg:x="2.068cm" svg:y="2.166cm"><draw:text-box><text:p text:style-name="P57"><text:span text:style-name="T42">0</text:span></text:p></draw:text-box></draw:frame><draw:frame draw:style-name="gr20" draw:text-style-name="P57" svg:width="0.738cm" svg:height="0.791cm" svg:x="2.103cm" svg:y="2.759cm"><draw:text-box><text:p text:style-name="P57"><text:span text:style-name="T42">1</text:span></text:p></draw:text-box></draw:frame><draw:frame draw:style-name="gr20" draw:text-style-name="P57" svg:width="0.738cm" svg:height="0.791cm" svg:x="2.068cm" svg:y="3.545cm"><draw:text-box><text:p text:style-name="P57"><text:span text:style-name="T42">0</text:span></text:p></draw:text-box></draw:frame><draw:frame draw:style-name="gr20" draw:text-style-name="P57" svg:width="0.738cm" svg:height="0.791cm" svg:x="4.322cm" svg:y="4.554cm"><draw:text-box><text:p text:style-name="P57"><text:span text:style-name="T42">1</text:span></text:p></draw:text-box></draw:frame><draw:frame draw:style-name="gr20" draw:text-style-name="P57" svg:width="0.738cm" svg:height="0.791cm" svg:x="4.266cm" svg:y="5.246cm"><draw:text-box><text:p text:style-name="P57"><text:span text:style-name="T42">1</text:span></text:p></draw:text-box></draw:frame><draw:frame draw:style-name="gr20" draw:text-style-name="P57" svg:width="0.738cm" svg:height="0.791cm" svg:x="4.237cm" svg:y="5.888cm"><draw:text-box><text:p text:style-name="P57"><text:span text:style-name="T42">11</text:span></text:p></draw:text-box></draw:frame><draw:frame draw:style-name="gr30" draw:text-style-name="P57" svg:width="0.736cm" svg:height="0.791cm" svg:x="2.11cm" svg:y="5.196cm"><draw:text-box><text:p text:style-name="P57"><text:span text:style-name="T42">1</text:span></text:p></draw:text-box></draw:frame><draw:frame draw:style-name="gr25" draw:text-style-name="P58" svg:width="0.682cm" svg:height="1.654cm" svg:x="3.165cm" svg:y="0.288cm"><draw:text-box><text:p text:style-name="P58"><text:span text:style-name="T42">sorter</text:span></text:p><text:p text:style-name="P58"><text:span text:style-name="T42">1</text:span></text:p></draw:text-box></draw:frame><draw:line draw:style-name="gr27" draw:text-style-name="P58" svg:x1="3.869cm" svg:y1="0.443cm" svg:x2="4.407cm" svg:y2="0.443cm"><text:p/></draw:line><draw:line draw:style-name="gr27" draw:text-style-name="P58" svg:x1="3.869cm" svg:y1="0.998cm" svg:x2="4.407cm" svg:y2="0.998cm"><text:p/></draw:line><draw:line draw:style-name="gr27" draw:text-style-name="P58" svg:x1="3.848cm" svg:y1="1.875cm" svg:x2="4.388cm" svg:y2="1.875cm"><text:p/></draw:line><draw:line draw:style-name="gr27" draw:text-style-name="P58" svg:x1="2.622cm" svg:y1="0.436cm" svg:x2="3.16cm" svg:y2="0.436cm"><text:p/></draw:line><draw:line draw:style-name="gr27" draw:text-style-name="P58" svg:x1="2.627cm" svg:y1="0.979cm" svg:x2="3.165cm" svg:y2="0.979cm"><text:p/></draw:line><draw:line draw:style-name="gr27" draw:text-style-name="P58" svg:x1="2.627cm" svg:y1="1.81cm" svg:x2="3.165cm" svg:y2="1.81cm"><text:p/></draw:line><draw:frame draw:style-name="gr25" draw:text-style-name="P58" svg:width="0.682cm" svg:height="1.652cm" svg:x="3.181cm" svg:y="2.489cm"><draw:text-box><text:p text:style-name="P58"><text:span text:style-name="T38">sorter</text:span></text:p><text:p text:style-name="P58"><text:span text:style-name="T38">2</text:span></text:p></draw:text-box></draw:frame><draw:line draw:style-name="gr27" draw:text-style-name="P58" svg:x1="3.89cm" svg:y1="2.635cm" svg:x2="4.428cm" svg:y2="2.635cm"><text:p/></draw:line><draw:line draw:style-name="gr27" draw:text-style-name="P58" svg:x1="3.869cm" svg:y1="3.129cm" svg:x2="4.409cm" svg:y2="3.129cm"><text:p/></draw:line><draw:line draw:style-name="gr27" draw:text-style-name="P58" svg:x1="3.869cm" svg:y1="3.919cm" svg:x2="4.409cm" svg:y2="3.919cm"><text:p/></draw:line><draw:line draw:style-name="gr27" draw:text-style-name="P58" svg:x1="2.643cm" svg:y1="2.635cm" svg:x2="3.181cm" svg:y2="2.635cm"><text:p/></draw:line><draw:line draw:style-name="gr27" draw:text-style-name="P58" svg:x1="2.648cm" svg:y1="3.129cm" svg:x2="3.186cm" svg:y2="3.129cm"><text:p/></draw:line><draw:line draw:style-name="gr27" draw:text-style-name="P58" svg:x1="2.671cm" svg:y1="3.993cm" svg:x2="3.209cm" svg:y2="3.993cm"><text:p/></draw:line><draw:frame draw:style-name="gr25" draw:text-style-name="P58" svg:width="0.682cm" svg:height="1.654cm" svg:x="3.16cm" svg:y="4.875cm"><draw:text-box><text:p text:style-name="P58"><text:span text:style-name="T38">sorter</text:span></text:p><text:p text:style-name="P58"><text:span text:style-name="T40">s</text:span><text:span text:style-name="T41"></text:span></text:p></draw:text-box></draw:frame><draw:line draw:style-name="gr27" draw:text-style-name="P58" svg:x1="3.848cm" svg:y1="5.024cm" svg:x2="4.388cm" svg:y2="5.024cm"><text:p/></draw:line><draw:line draw:style-name="gr27" draw:text-style-name="P58" svg:x1="3.848cm" svg:y1="5.616cm" svg:x2="4.388cm" svg:y2="5.616cm"><text:p/></draw:line><draw:line draw:style-name="gr27" draw:text-style-name="P58" svg:x1="3.848cm" svg:y1="6.308cm" svg:x2="4.388cm" svg:y2="6.308cm"><text:p/></draw:line><draw:line draw:style-name="gr27" draw:text-style-name="P58" svg:x1="2.622cm" svg:y1="5.024cm" svg:x2="3.16cm" svg:y2="5.024cm"><text:p/></draw:line><draw:line draw:style-name="gr27" draw:text-style-name="P58" svg:x1="2.622cm" svg:y1="5.567cm" svg:x2="3.16cm" svg:y2="5.567cm"><text:p/></draw:line><draw:line draw:style-name="gr27" draw:text-style-name="P58" svg:x1="2.622cm" svg:y1="6.234cm" svg:x2="3.16cm" svg:y2="6.234cm"><text:p/></draw:line><draw:frame draw:style-name="gr20" draw:text-style-name="P57" svg:width="0.738cm" svg:height="0.791cm" svg:x="2.154cm" svg:y="4.554cm"><draw:text-box><text:p text:style-name="P57"><text:span text:style-name="T42">1</text:span></text:p></draw:text-box></draw:frame><draw:frame draw:style-name="gr20" draw:text-style-name="P57" svg:width="0.736cm" svg:height="0.791cm" svg:x="2.138cm" svg:y="5.838cm"><draw:text-box><text:p text:style-name="P57"><text:span text:style-name="T42">1</text:span></text:p></draw:text-box></draw:frame><draw:frame draw:style-name="gr20" draw:text-style-name="P57" svg:width="0.738cm" svg:height="0.791cm" svg:x="3.782cm" svg:y="3.082cm"><draw:text-box><text:p text:style-name="P57"><text:span text:style-name="T44"></text:span></text:p></draw:text-box></draw:frame><draw:frame draw:style-name="gr20" draw:text-style-name="P57" svg:width="0.738cm" svg:height="0.791cm" svg:x="3.761cm" svg:y="5.569cm"><draw:text-box><text:p text:style-name="P57"><text:span text:style-name="T44"></text:span></text:p></draw:text-box></draw:frame><draw:frame draw:style-name="gr20" draw:text-style-name="P57" svg:width="0.736cm" svg:height="0.791cm" svg:x="2.535cm" svg:y="5.588cm"><draw:text-box><text:p text:style-name="P57"><text:span text:style-name="T44"></text:span></text:p></draw:text-box></draw:frame><draw:frame draw:style-name="gr20" draw:text-style-name="P57" svg:width="0.738cm" svg:height="0.789cm" svg:x="2.535cm" svg:y="3.159cm"><draw:text-box><text:p text:style-name="P57"><text:span text:style-name="T44"></text:span></text:p></draw:text-box></draw:frame><draw:frame draw:style-name="gr20" draw:text-style-name="P57" svg:width="0.738cm" svg:height="0.791cm" svg:x="2.491cm" svg:y="1.087cm"><draw:text-box><text:p text:style-name="P57"><text:span text:style-name="T44"></text:span></text:p></draw:text-box></draw:frame><draw:frame draw:style-name="gr20" draw:text-style-name="P57" svg:width="0.738cm" svg:height="0.791cm" svg:x="3.715cm" svg:y="1.067cm"><draw:text-box><text:p text:style-name="P57"><text:span text:style-name="T44"></text:span></text:p></draw:text-box></draw:frame><draw:frame draw:style-name="gr20" draw:text-style-name="P57" svg:width="0.738cm" svg:height="0.791cm" svg:x="3.172cm" svg:y="4.068cm"><draw:text-box><text:p text:style-name="P57"><text:span text:style-name="T44"></text:span></text:p></draw:text-box></draw:frame><draw:frame draw:style-name="gr20" draw:text-style-name="P57" svg:width="0.738cm" svg:height="0.791cm" svg:x="7.705cm" svg:y="3.082cm"><draw:text-box><text:p text:style-name="P57"><text:span text:style-name="T44"></text:span></text:p></draw:text-box></draw:frame><draw:frame draw:style-name="gr20" draw:text-style-name="P57" svg:width="0.884cm" svg:height="0.791cm" svg:x="9.106cm" svg:y="2.612cm"><draw:text-box><text:p text:style-name="P57"><text:span text:style-name="T44"></text:span></text:p></draw:text-box></draw:frame><draw:frame draw:style-name="gr20" draw:text-style-name="P57" svg:width="0.884cm" svg:height="0.789cm" svg:x="9.185cm" svg:y="1.032cm"><draw:text-box><text:p text:style-name="P57"><text:span text:style-name="T44"></text:span></text:p></draw:text-box></draw:frame><draw:frame draw:style-name="gr20" draw:text-style-name="P57" svg:width="0.884cm" svg:height="0.789cm" svg:x="7.703cm" svg:y="1.007cm"><draw:text-box><text:p text:style-name="P57"><text:span text:style-name="T44"></text:span></text:p></draw:text-box></draw:frame></draw:g></text:p>
      <text:p text:style-name="P35"/>
      <text:p text:style-name="P35"/>
      <text:p text:style-name="P35"/>
      <text:p text:style-name="P35"/>
      <text:p text:style-name="P35"/>
      <text:p text:style-name="P35"/>
      <text:p text:style-name="P35"/>
      <text:p text:style-name="P35"/>
      <text:p text:style-name="P35"/>
      <text:p text:style-name="P36">For convenient to state the lemma and theorem. We adjust the position of sorters of the same stage from vertical to horizontal as shown in figure 5. And so each column is a sorter.</text:p>
      <text:p text:style-name="P35">Let <draw:frame draw:style-name="fr25" draw:name="物件11" text:anchor-type="as-char" svg:width="0.6cm" svg:height="0.706cm" draw:z-index="9"><draw:object-ole xlink:href="./Object 11" xlink:type="simple" xlink:show="embed" xlink:actuate="onLoad"/><draw:image xlink:href="./ObjectReplacements/Object 11" xlink:type="simple" xlink:show="embed" xlink:actuate="onLoad"/></draw:frame> denotes the size of set <text:span text:style-name="T1">X,</text:span> which is the number of data in set <text:span text:style-name="T1">X</text:span>. Let <text:span text:style-name="T1">U</text:span> being the maximum column of the first stage, and assumption <draw:frame draw:style-name="fr26" draw:name="物件12" text:anchor-type="as-char" svg:width="0.564cm" svg:height="0.706cm" draw:z-index="10"><draw:object-ole xlink:href="./Object 12" xlink:type="simple" xlink:show="embed" xlink:actuate="onLoad"/><draw:image xlink:href="./ObjectReplacements/Object 12" xlink:type="simple" xlink:show="embed" xlink:actuate="onLoad"/></draw:frame>&lt;<text:span text:style-name="T6"><draw:frame draw:style-name="fr17" draw:name="物件13" text:anchor-type="as-char" svg:width="0.423cm" svg:height="1.094cm" draw:z-index="11"><draw:object-ole xlink:href="./Object 13" xlink:type="simple" xlink:show="embed" xlink:actuate="onLoad"/><draw:image xlink:href="./ObjectReplacements/Object 13" xlink:type="simple" xlink:show="embed" xlink:actuate="onLoad"/></draw:frame></text:span>. Let <draw:frame draw:style-name="fr27" draw:name="物件14" text:anchor-type="as-char" svg:width="0.459cm" svg:height="0.6cm" draw:z-index="12"><draw:object-ole xlink:href="./Object 14" xlink:type="simple" xlink:show="embed" xlink:actuate="onLoad"/><draw:image xlink:href="./ObjectReplacements/Object 14" xlink:type="simple" xlink:show="embed" xlink:actuate="onLoad"/></draw:frame>,<draw:frame draw:style-name="fr28" draw:name="物件15" text:anchor-type="as-char" svg:width="0.492cm" svg:height="0.6cm" draw:z-index="13"><draw:object-ole xlink:href="./Object 15" xlink:type="simple" xlink:show="embed" xlink:actuate="onLoad"/><draw:image xlink:href="./ObjectReplacements/Object 15" xlink:type="simple" xlink:show="embed" xlink:actuate="onLoad"/></draw:frame>,<text:span text:style-name="T22"></text:span>,<draw:frame draw:style-name="fr29" draw:name="物件16" text:anchor-type="as-char" svg:width="0.529cm" svg:height="0.635cm" draw:z-index="14"><draw:object-ole xlink:href="./Object 16" xlink:type="simple" xlink:show="embed" xlink:actuate="onLoad"/><draw:image xlink:href="./ObjectReplacements/Object 16" xlink:type="simple" xlink:show="embed" xlink:actuate="onLoad"/></draw:frame> is not <text:span text:style-name="T1">U</text:span> and all are different column(<text:span text:style-name="T1">U</text:span> <text:span text:style-name="T12"></text:span><draw:frame draw:style-name="fr30" draw:name="物件17" text:anchor-type="as-char" svg:width="0.423cm" svg:height="0.635cm" draw:z-index="15"><draw:object-ole xlink:href="./Object 17" xlink:type="simple" xlink:show="embed" xlink:actuate="onLoad"/><draw:image xlink:href="./ObjectReplacements/Object 17" xlink:type="simple" xlink:show="embed" xlink:actuate="onLoad"/></draw:frame> and <text:span text:style-name="T1">U </text:span><text:span text:style-name="T12"></text:span><draw:frame draw:style-name="fr31" draw:name="物件18" text:anchor-type="as-char" svg:width="0.492cm" svg:height="0.67cm" draw:z-index="16"><draw:object-ole xlink:href="./Object 18" xlink:type="simple" xlink:show="embed" xlink:actuate="onLoad"/><draw:image xlink:href="./ObjectReplacements/Object 18" xlink:type="simple" xlink:show="embed" xlink:actuate="onLoad"/></draw:frame>and <draw:frame draw:style-name="fr30" draw:name="物件19" text:anchor-type="as-char" svg:width="0.423cm" svg:height="0.635cm" draw:z-index="17"><draw:object-ole xlink:href="./Object 19" xlink:type="simple" xlink:show="embed" xlink:actuate="onLoad"/><draw:image xlink:href="./ObjectReplacements/Object 19" xlink:type="simple" xlink:show="embed" xlink:actuate="onLoad"/></draw:frame><text:span text:style-name="T12"></text:span><draw:frame draw:style-name="fr31" draw:name="物件20" text:anchor-type="as-char" svg:width="0.492cm" svg:height="0.67cm" draw:z-index="18"><draw:object-ole xlink:href="./Object 20" xlink:type="simple" xlink:show="embed" xlink:actuate="onLoad"/><draw:image xlink:href="./ObjectReplacements/Object 20" xlink:type="simple" xlink:show="embed" xlink:actuate="onLoad"/></draw:frame>, <text:span text:style-name="T1">i </text:span><text:span text:style-name="T13"></text:span><text:span text:style-name="T1"> j</text:span>), and <draw:frame draw:style-name="fr25" draw:name="物件21" text:anchor-type="as-char" svg:width="0.6cm" svg:height="0.706cm" draw:z-index="19"><draw:object-ole xlink:href="./Object 21" xlink:type="simple" xlink:show="embed" xlink:actuate="onLoad"/><draw:image xlink:href="./ObjectReplacements/Object 21" xlink:type="simple" xlink:show="embed" xlink:actuate="onLoad"/></draw:frame><text:span text:style-name="T12"></text:span><draw:frame draw:style-name="fr26" draw:name="物件22" text:anchor-type="as-char" svg:width="0.564cm" svg:height="0.706cm" draw:z-index="20"><draw:object-ole xlink:href="./Object 22" xlink:type="simple" xlink:show="embed" xlink:actuate="onLoad"/><draw:image xlink:href="./ObjectReplacements/Object 22" xlink:type="simple" xlink:show="embed" xlink:actuate="onLoad"/></draw:frame>, 2 <text:span text:style-name="T12"></text:span> <text:span text:style-name="T1">i</text:span> <text:span text:style-name="T12"></text:span> <text:span text:style-name="T1">m</text:span>, and <draw:frame draw:style-name="fr25" draw:name="物件23" text:anchor-type="as-char" svg:width="0.6cm" svg:height="0.706cm" draw:z-index="21"><draw:object-ole xlink:href="./Object 23" xlink:type="simple" xlink:show="embed" xlink:actuate="onLoad"/><draw:image xlink:href="./ObjectReplacements/Object 23" xlink:type="simple" xlink:show="embed" xlink:actuate="onLoad"/></draw:frame>+<draw:frame draw:style-name="fr32" draw:name="物件24" text:anchor-type="as-char" svg:width="0.635cm" svg:height="0.706cm" draw:z-index="22"><draw:object-ole xlink:href="./Object 24" xlink:type="simple" xlink:show="embed" xlink:actuate="onLoad"/><draw:image xlink:href="./ObjectReplacements/Object 24" xlink:type="simple" xlink:show="embed" xlink:actuate="onLoad"/></draw:frame>+ <text:span text:style-name="T22"></text:span> +<draw:frame draw:style-name="fr33" draw:name="物件25" text:anchor-type="as-char" svg:width="0.953cm" svg:height="0.706cm" draw:z-index="23"><draw:object-ole xlink:href="./Object 25" xlink:type="simple" xlink:show="embed" xlink:actuate="onLoad"/><draw:image xlink:href="./ObjectReplacements/Object 25" xlink:type="simple" xlink:show="embed" xlink:actuate="onLoad"/></draw:frame> <text:span text:style-name="T12"></text:span> <draw:frame draw:style-name="fr26" draw:name="物件26" text:anchor-type="as-char" svg:width="0.564cm" svg:height="0.706cm" draw:z-index="24"><draw:object-ole xlink:href="./Object 26" xlink:type="simple" xlink:show="embed" xlink:actuate="onLoad"/><draw:image xlink:href="./ObjectReplacements/Object 26" xlink:type="simple" xlink:show="embed" xlink:actuate="onLoad"/></draw:frame> &lt; <draw:frame draw:style-name="fr25" draw:name="物件27" text:anchor-type="as-char" svg:width="0.6cm" svg:height="0.706cm" draw:z-index="25"><draw:object-ole xlink:href="./Object 27" xlink:type="simple" xlink:show="embed" xlink:actuate="onLoad"/><draw:image xlink:href="./ObjectReplacements/Object 27" xlink:type="simple" xlink:show="embed" xlink:actuate="onLoad"/></draw:frame>+<draw:frame draw:style-name="fr32" draw:name="物件28" text:anchor-type="as-char" svg:width="0.635cm" svg:height="0.706cm" draw:z-index="26"><draw:object-ole xlink:href="./Object 28" xlink:type="simple" xlink:show="embed" xlink:actuate="onLoad"/><draw:image xlink:href="./ObjectReplacements/Object 28" xlink:type="simple" xlink:show="embed" xlink:actuate="onLoad"/></draw:frame>+ <text:span text:style-name="T22"></text:span> +<draw:frame draw:style-name="fr34" draw:name="物件29" text:anchor-type="as-char" svg:width="0.706cm" svg:height="0.706cm" draw:z-index="27"><draw:object-ole xlink:href="./Object 29" xlink:type="simple" xlink:show="embed" xlink:actuate="onLoad"/><draw:image xlink:href="./ObjectReplacements/Object 29" xlink:type="simple" xlink:show="embed" xlink:actuate="onLoad"/></draw:frame>(Because <draw:frame draw:style-name="fr26" draw:name="物件30" text:anchor-type="as-char" svg:width="0.564cm" svg:height="0.706cm" draw:z-index="28"><draw:object-ole xlink:href="./Object 30" xlink:type="simple" xlink:show="embed" xlink:actuate="onLoad"/><draw:image xlink:href="./ObjectReplacements/Object 30" xlink:type="simple" xlink:show="embed" xlink:actuate="onLoad"/></draw:frame> &lt; <text:span text:style-name="T6"><draw:frame draw:style-name="fr17" draw:name="物件31" text:anchor-type="as-char" svg:width="0.423cm" svg:height="1.094cm" draw:z-index="29"><draw:object-ole xlink:href="./Object 31" xlink:type="simple" xlink:show="embed" xlink:actuate="onLoad"/><draw:image xlink:href="./ObjectReplacements/Object 31" xlink:type="simple" xlink:show="embed" xlink:actuate="onLoad"/></draw:frame></text:span>, we can find<draw:frame draw:style-name="fr35" draw:name="物件32" text:anchor-type="as-char" svg:width="0.423cm" svg:height="0.6cm" draw:z-index="30"><draw:object-ole xlink:href="./Object 32" xlink:type="simple" xlink:show="embed" xlink:actuate="onLoad"/><draw:image xlink:href="./ObjectReplacements/Object 32" xlink:type="simple" xlink:show="embed" xlink:actuate="onLoad"/></draw:frame>, <draw:frame draw:style-name="fr28" draw:name="物件33" text:anchor-type="as-char" svg:width="0.492cm" svg:height="0.6cm" draw:z-index="31"><draw:object-ole xlink:href="./Object 33" xlink:type="simple" xlink:show="embed" xlink:actuate="onLoad"/><draw:image xlink:href="./ObjectReplacements/Object 33" xlink:type="simple" xlink:show="embed" xlink:actuate="onLoad"/></draw:frame>, <text:span text:style-name="T22"></text:span>, <draw:frame draw:style-name="fr29" draw:name="物件34" text:anchor-type="as-char" svg:width="0.529cm" svg:height="0.635cm" draw:z-index="32"><draw:object-ole xlink:href="./Object 34" xlink:type="simple" xlink:show="embed" xlink:actuate="onLoad"/><draw:image xlink:href="./ObjectReplacements/Object 34" xlink:type="simple" xlink:show="embed" xlink:actuate="onLoad"/></draw:frame> satisfy that.). Let set <text:span text:style-name="T1">B</text:span> =<draw:frame draw:style-name="fr35" draw:name="物件35" text:anchor-type="as-char" svg:width="0.423cm" svg:height="0.6cm" draw:z-index="33"><draw:object-ole xlink:href="./Object 35" xlink:type="simple" xlink:show="embed" xlink:actuate="onLoad"/><draw:image xlink:href="./ObjectReplacements/Object 35" xlink:type="simple" xlink:show="embed" xlink:actuate="onLoad"/></draw:frame><text:span text:style-name="T12"></text:span><draw:frame draw:style-name="fr28" draw:name="物件36" text:anchor-type="as-char" svg:width="0.492cm" svg:height="0.6cm" draw:z-index="34"><draw:object-ole xlink:href="./Object 36" xlink:type="simple" xlink:show="embed" xlink:actuate="onLoad"/><draw:image xlink:href="./ObjectReplacements/Object 36" xlink:type="simple" xlink:show="embed" xlink:actuate="onLoad"/></draw:frame><text:span text:style-name="T12"></text:span> <text:span text:style-name="T22"></text:span> <text:span text:style-name="T12"></text:span><draw:frame draw:style-name="fr36" draw:name="物件37" text:anchor-type="as-char" svg:width="0.776cm" svg:height="0.635cm" draw:z-index="35"><draw:object-ole xlink:href="./Object 37" xlink:type="simple" xlink:show="embed" xlink:actuate="onLoad"/><draw:image xlink:href="./ObjectReplacements/Object 37" xlink:type="simple" xlink:show="embed" xlink:actuate="onLoad"/></draw:frame>, Let set <text:span text:style-name="T1">A</text:span> is the top <draw:frame draw:style-name="fr37" draw:name="物件38" text:anchor-type="as-char" svg:width="0.529cm" svg:height="0.706cm" draw:z-index="36"><draw:object-ole xlink:href="./Object 38" xlink:type="simple" xlink:show="embed" xlink:actuate="onLoad"/><draw:image xlink:href="./ObjectReplacements/Object 38" xlink:type="simple" xlink:show="embed" xlink:actuate="onLoad"/></draw:frame> elements of <text:span text:style-name="T1">U</text:span>. Assume the third stage divided into <text:soft-page-break/>two columns, which first column-size is <text:span text:style-name="T1">k</text:span> and <draw:frame draw:style-name="fr26" draw:name="物件39" text:anchor-type="as-char" svg:width="0.564cm" svg:height="0.706cm" draw:z-index="37"><draw:object-ole xlink:href="./Object 39" xlink:type="simple" xlink:show="embed" xlink:actuate="onLoad"/><draw:image xlink:href="./ObjectReplacements/Object 39" xlink:type="simple" xlink:show="embed" xlink:actuate="onLoad"/></draw:frame><text:span text:style-name="T6"> </text:span><text:span text:style-name="T12"></text:span> <text:span text:style-name="T1">k</text:span> <text:span text:style-name="T12"></text:span><text:span text:style-name="T1"> n</text:span> <text:span text:style-name="T12"></text:span><draw:frame draw:style-name="fr26" draw:name="物件40" text:anchor-type="as-char" svg:width="0.564cm" svg:height="0.706cm" draw:z-index="38"><draw:object-ole xlink:href="./Object 40" xlink:type="simple" xlink:show="embed" xlink:actuate="onLoad"/><draw:image xlink:href="./ObjectReplacements/Object 40" xlink:type="simple" xlink:show="embed" xlink:actuate="onLoad"/></draw:frame>, Let the top element of column <text:span text:style-name="T1">U</text:span> map to someone position of the second stage, column <text:span text:style-name="T1">W</text:span>, depict as figure 5.</text:p>
      <text:p text:style-name="P6"/>
      <text:p text:style-name="P17"><draw:g text:anchor-type="char" draw:z-index="614" draw:style-name="gr15"><draw:line draw:style-name="gr16" draw:text-style-name="P58" svg:x1="5.913cm" svg:y1="3.556cm" svg:x2="7.853cm" svg:y2="3.558cm"><text:p/></draw:line><draw:line draw:style-name="gr16" draw:text-style-name="P58" svg:x1="10.887cm" svg:y1="3.556cm" svg:x2="12.065cm" svg:y2="3.554cm"><text:p/></draw:line><draw:frame draw:style-name="gr17" draw:text-style-name="P58" svg:width="2.682cm" svg:height="1.407cm" svg:x="1.288cm" svg:y="6.583cm"><draw:text-box><text:p text:style-name="P58"><text:span text:style-name="T31">第一階段排序子網路</text:span></text:p></draw:text-box></draw:frame><draw:frame draw:style-name="gr17" draw:text-style-name="P57" svg:width="6.921cm" svg:height="0.689cm" svg:x="3.556cm" svg:y="8.287cm"><draw:text-box><text:p text:style-name="P57"><text:span text:style-name="T31">Figure 5 <text:s/>the three stage of column sort</text:span></text:p></draw:text-box></draw:frame><draw:frame draw:style-name="gr17" draw:text-style-name="P58" svg:width="2.682cm" svg:height="1.407cm" svg:x="7.638cm" svg:y="6.583cm"><draw:text-box><text:p text:style-name="P58"><text:span text:style-name="T31">第二階段排序子網路</text:span></text:p></draw:text-box></draw:frame><draw:frame draw:style-name="gr17" draw:text-style-name="P58" svg:width="2.682cm" svg:height="1.407cm" svg:x="11.448cm" svg:y="6.583cm"><draw:text-box><text:p text:style-name="P58"><text:span text:style-name="T31">第三階段排序子網路</text:span></text:p></draw:text-box></draw:frame><draw:custom-shape draw:style-name="gr18" draw:text-style-name="P57" svg:width="2.987cm" svg:height="5.721cm" svg:x="7.893cm" svg:y="0.529cm"><text:p/><draw:enhanced-geometry svg:viewBox="0 0 21600 21600" draw:type="rectangle" draw:enhanced-path="M 0 0 L 21600 0 21600 21600 0 21600 0 0 Z N"/></draw:custom-shape><draw:custom-shape draw:style-name="gr18" draw:text-style-name="P57" svg:width="1.893cm" svg:height="5.721cm" svg:x="12.12cm" svg:y="0.529cm"><text:p/><draw:enhanced-geometry svg:viewBox="0 0 21600 21600" draw:type="rectangle" draw:enhanced-path="M 0 0 L 21600 0 21600 21600 0 21600 0 0 Z N"/></draw:custom-shape><draw:custom-shape draw:style-name="gr18" draw:text-style-name="P57" svg:width="5.575cm" svg:height="5.721cm" svg:x="0.332cm" svg:y="0.635cm"><text:p/><draw:enhanced-geometry svg:viewBox="0 0 21600 21600" draw:type="rectangle" draw:enhanced-path="M 0 0 L 21600 0 21600 21600 0 21600 0 0 Z N"/></draw:custom-shape><draw:frame draw:style-name="gr17" draw:text-style-name="P58" svg:width="1.447cm" svg:height="1.271cm" svg:x="6.041cm" svg:y="2.223cm"><draw:text-box><text:p text:style-name="P58"><text:span text:style-name="T31">Any map</text:span></text:p></draw:text-box></draw:frame><draw:line draw:style-name="gr19" draw:text-style-name="P58" svg:x1="1.122cm" svg:y1="4.209cm" svg:x2="0.639cm" svg:y2="5.098cm"><text:p/></draw:line><draw:frame draw:style-name="gr20" draw:text-style-name="P57" svg:width="0.948cm" svg:height="0.953cm" svg:x="0.004cm" svg:y="4.78cm"><draw:text-box><text:p text:style-name="P57"><text:span text:style-name="T30">A</text:span></text:p></draw:text-box></draw:frame><draw:frame draw:style-name="gr20" draw:text-style-name="P57" svg:width="0.948cm" svg:height="0.953cm" svg:x="2.861cm" svg:y="4.145cm"><draw:text-box><text:p text:style-name="P57"><text:span text:style-name="T30">B</text:span></text:p></draw:text-box></draw:frame><draw:line draw:style-name="gr19" draw:text-style-name="P58" svg:x1="2.228cm" svg:y1="2.558cm" svg:x2="3.175cm" svg:y2="4.146cm"><text:p/></draw:line><draw:line draw:style-name="gr19" draw:text-style-name="P58" svg:x1="3.175cm" svg:y1="3.193cm" svg:x2="3.177cm" svg:y2="4.146cm"><text:p/></draw:line><draw:line draw:style-name="gr19" draw:text-style-name="P58" svg:x1="4.339cm" svg:y1="2.487cm" svg:x2="3.182cm" svg:y2="4.127cm"><text:p/></draw:line><draw:line draw:style-name="gr19" draw:text-style-name="P58" svg:x1="3.705cm" svg:y1="2.561cm" svg:x2="3.179cm" svg:y2="4.127cm"><text:p/></draw:line><draw:frame draw:style-name="gr20" draw:text-style-name="P57" svg:width="2.525cm" svg:height="0.953cm" svg:x="2.872cm" svg:y="5.415cm"><draw:text-box><text:p text:style-name="P57"><text:span text:style-name="T31">|</text:span><text:span text:style-name="T32">A</text:span><text:span text:style-name="T31">|=|</text:span><text:span text:style-name="T32">B</text:span><text:span text:style-name="T31">|</text:span></text:p></draw:text-box></draw:frame><draw:frame draw:style-name="gr17" draw:text-style-name="P57" svg:width="14.606cm" svg:height="0.636cm" svg:x="0cm" svg:y="0cm"><draw:text-box><text:p text:style-name="P57"><text:span text:style-name="T31">the top element of column </text:span><text:span text:style-name="T32">U</text:span><text:span text:style-name="T31"> map to someone position of the second stage, column </text:span><text:span text:style-name="T32">W</text:span></text:p></draw:text-box></draw:frame><draw:custom-shape draw:style-name="gr21" draw:text-style-name="P57" svg:width="8.019cm" svg:height="2.25cm" svg:x="1.189cm" svg:y="0.741cm"><text:p/><draw:enhanced-geometry svg:viewBox="0 0 4680 1380" draw:type="non-primitive" draw:enhanced-path="M 0 660  C 240 330 480 0 1260 120  C 2040 240 4110 1170 4680 1380  N"/></draw:custom-shape><draw:frame draw:style-name="gr17" draw:text-style-name="P58" svg:width="1.447cm" svg:height="1.271cm" svg:x="10.811cm" svg:y="3.228cm"><draw:text-box><text:p text:style-name="P58"><text:span text:style-name="T31">Any map</text:span></text:p></draw:text-box></draw:frame></draw:g></text:p>
      <table:table table:name="表格1" table:style-name="表格1">
        <table:table-column table:style-name="表格1.A" table:number-columns-repeated="8"/>
        <table:table-column table:style-name="表格1.I"/>
        <table:table-column table:style-name="表格1.A" table:number-columns-repeated="19"/>
        <table:table-row table:style-name="表格1.1">
          <table:table-cell table:style-name="表格1.A1" office:value-type="string">
            <text:p text:style-name="P53"/>
          </table:table-cell>
          <table:table-cell table:style-name="表格1.A1" office:value-type="string">
            <text:p text:style-name="P53"/>
          </table:table-cell>
          <table:table-cell table:style-name="表格1.A1" office:value-type="string">
            <text:p text:style-name="P12"><text:span text:style-name="T1">U</text:span><text:span text:style-name="T23"> </text:span></text:p>
          </table:table-cell>
          <table:table-cell table:style-name="表格1.A1" office:value-type="string">
            <text:p text:style-name="P22"/>
          </table:table-cell>
          <table:table-cell table:style-name="表格1.A1" office:value-type="string">
            <text:p text:style-name="P12"><text:span text:style-name="T24">V</text:span><text:span text:style-name="T18">2</text:span></text:p>
          </table:table-cell>
          <table:table-cell table:style-name="表格1.A1" office:value-type="string">
            <text:p text:style-name="P22"/>
          </table:table-cell>
          <table:table-cell table:style-name="表格1.A1" office:value-type="string">
            <text:p text:style-name="P12"><text:span text:style-name="T24">V</text:span><text:span text:style-name="T18">1</text:span></text:p>
          </table:table-cell>
          <table:table-cell table:style-name="表格1.A1" office:value-type="string">
            <text:p text:style-name="P53"/>
          </table:table-cell>
          <table:table-cell table:style-name="表格1.A1" office:value-type="string">
            <text:p text:style-name="P12"><text:span text:style-name="T24">V</text:span><text:span text:style-name="T18">m-1</text:span></text:p>
          </table:table-cell>
          <table:table-cell table:style-name="表格1.A1" office:value-type="string">
            <text:p text:style-name="P22"/>
          </table:table-cell>
          <table:table-cell table:style-name="表格1.A1" office:value-type="string">
            <text:p text:style-name="P12"><text:span text:style-name="T24">V</text:span><text:span text:style-name="T18">m</text:span></text:p>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1</text:p>
          </table:table-cell>
          <table:table-cell table:style-name="表格1.A1" office:value-type="string">
            <text:p text:style-name="P22"/>
          </table:table-cell>
          <table:table-cell table:style-name="表格1.A1" office:value-type="string">
            <text:p text:style-name="P1">W</text:p>
          </table:table-cell>
          <table:table-cell table:style-name="表格1.A1" office:value-type="string">
            <text:p text:style-name="P22"/>
          </table:table-cell>
          <table:table-cell table:style-name="表格1.A1" office:value-type="string">
            <text:p text:style-name="P12"><text:span text:style-name="T24">s</text:span><text:span text:style-name="T14"></text:span></text:p>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1</text:p>
          </table:table-cell>
          <table:table-cell table:style-name="表格1.A1" office:value-type="string">
            <text:p text:style-name="P22">2</text:p>
          </table:table-cell>
          <table:table-cell table:style-name="表格1.A1" office:value-type="string">
            <text:p text:style-name="P22"/>
          </table:table-cell>
        </table:table-row>
        <table:table-row table:style-name="表格1.1">
          <table:table-cell table:style-name="表格1.A1" office:value-type="string">
            <text:p text:style-name="P22"/>
          </table:table-cell>
          <table:table-cell table:style-name="表格1.B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53"/>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B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B2" office:value-type="string">
            <text:p text:style-name="P22"/>
          </table:table-cell>
          <table:table-cell table:style-name="表格1.B2"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4"></text:p>
          </table:table-cell>
          <table:table-cell table:style-name="表格1.E3" office:value-type="string">
            <text:p text:style-name="P22"/>
          </table:table-cell>
          <table:table-cell table:style-name="表格1.D2" office:value-type="string">
            <text:p text:style-name="P24"></text:p>
          </table:table-cell>
          <table:table-cell table:style-name="表格1.D2" office:value-type="string">
            <text:p text:style-name="P22"/>
          </table:table-cell>
          <table:table-cell table:style-name="表格1.D2" office:value-type="string">
            <text:p text:style-name="P24"></text:p>
          </table:table-cell>
          <table:table-cell table:style-name="表格1.E3" office:value-type="string">
            <text:p text:style-name="P22"/>
          </table:table-cell>
          <table:table-cell table:style-name="表格1.D2" office:value-type="string">
            <text:p text:style-name="P24"></text:p>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4"></text:p>
          </table:table-cell>
          <table:table-cell table:style-name="表格1.D2" office:value-type="string">
            <text:p text:style-name="P22"/>
          </table:table-cell>
          <table:table-cell table:style-name="表格1.D2" office:value-type="string">
            <text:p text:style-name="P24"></text:p>
          </table:table-cell>
          <table:table-cell table:style-name="表格1.D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6"></text:p>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52">Y</text:p>
          </table:table-cell>
          <table:table-cell table:style-name="表格1.D2" office:value-type="string">
            <text:p text:style-name="P52">Z</text:p>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D2"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C8" office:value-type="string">
            <text:p text:style-name="P22"/>
          </table:table-cell>
          <table:table-cell table:style-name="表格1.D2"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E3" office:value-type="string">
            <text:p text:style-name="P22"/>
          </table:table-cell>
          <table:table-cell table:style-name="表格1.D2"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row>
        <table:table-row table:style-name="表格1.1">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cell table:style-name="表格1.A1" office:value-type="string">
            <text:p text:style-name="P22"/>
          </table:table-cell>
        </table:table-row>
      </table:table>
      <text:p text:style-name="P6"/>
      <text:p text:style-name="P10"><text:span text:style-name="T2">Collory 1：</text:span>Assumption as figure 5, and assume that the network accept the input sequence of <text:span text:style-name="T1">k </text:span>0s and <text:span text:style-name="T1">n</text:span> <text:span text:style-name="T12"></text:span> <text:span text:style-name="T1">k</text:span> 1s, and after the second stage of sorting won’t have any position is 0 or 1 both case possibility. In figure 5, if the elements of <text:span text:style-name="T1">A </text:span>all map to W, then the elements in <text:span text:style-name="T1">U</text:span><text:span text:style-name="T1"><draw:frame draw:style-name="fr38" draw:name="物件41" text:anchor-type="as-char" svg:width="0.459cm" svg:height="0.353cm" draw:z-index="39"><draw:object-ole xlink:href="./Object 41" xlink:type="simple" xlink:show="embed" xlink:actuate="onLoad"/><draw:image xlink:href="./ObjectReplacements/Object 41" xlink:type="simple" xlink:show="embed" xlink:actuate="onLoad"/></draw:frame></text:span><draw:frame draw:style-name="fr27" draw:name="物件42" text:anchor-type="as-char" svg:width="0.459cm" svg:height="0.6cm" draw:z-index="40"><draw:object-ole xlink:href="./Object 42" xlink:type="simple" xlink:show="embed" xlink:actuate="onLoad"/><draw:image xlink:href="./ObjectReplacements/Object 42" xlink:type="simple" xlink:show="embed" xlink:actuate="onLoad"/></draw:frame><text:span text:style-name="T1"><draw:frame draw:style-name="fr38" draw:name="物件43" text:anchor-type="as-char" svg:width="0.459cm" svg:height="0.353cm" draw:z-index="41"><draw:object-ole xlink:href="./Object 43" xlink:type="simple" xlink:show="embed" xlink:actuate="onLoad"/><draw:image xlink:href="./ObjectReplacements/Object 43" xlink:type="simple" xlink:show="embed" xlink:actuate="onLoad"/></draw:frame></text:span><draw:frame draw:style-name="fr28" draw:name="物件44" text:anchor-type="as-char" svg:width="0.492cm" svg:height="0.6cm" draw:z-index="42"><draw:object-ole xlink:href="./Object 44" xlink:type="simple" xlink:show="embed" xlink:actuate="onLoad"/><draw:image xlink:href="./ObjectReplacements/Object 44" xlink:type="simple" xlink:show="embed" xlink:actuate="onLoad"/></draw:frame><text:span text:style-name="T1"><draw:frame draw:style-name="fr38" draw:name="物件45" text:anchor-type="as-char" svg:width="0.459cm" svg:height="0.353cm" draw:z-index="43"><draw:object-ole xlink:href="./Object 45" xlink:type="simple" xlink:show="embed" xlink:actuate="onLoad"/><draw:image xlink:href="./ObjectReplacements/Object 45" xlink:type="simple" xlink:show="embed" xlink:actuate="onLoad"/></draw:frame></text:span><text:span text:style-name="T22"></text:span><text:span text:style-name="T1"><draw:frame draw:style-name="fr38" draw:name="物件46" text:anchor-type="as-char" svg:width="0.459cm" svg:height="0.353cm" draw:z-index="44"><draw:object-ole xlink:href="./Object 46" xlink:type="simple" xlink:show="embed" xlink:actuate="onLoad"/><draw:image xlink:href="./ObjectReplacements/Object 46" xlink:type="simple" xlink:show="embed" xlink:actuate="onLoad"/></draw:frame></text:span><draw:frame draw:style-name="fr29" draw:name="物件47" text:anchor-type="as-char" svg:width="0.529cm" svg:height="0.635cm" draw:z-index="45"><draw:object-ole xlink:href="./Object 47" xlink:type="simple" xlink:show="embed" xlink:actuate="onLoad"/><draw:image xlink:href="./ObjectReplacements/Object 47" xlink:type="simple" xlink:show="embed" xlink:actuate="onLoad"/></draw:frame> all map to <text:span text:style-name="T1">W</text:span>.</text:p>
      <text:p text:style-name="P10"><text:span text:style-name="T2">Proof：</text:span>First, let me input a sequence with <text:span text:style-name="T1">k </text:span>0s and <text:span text:style-name="T1">n </text:span><text:span text:style-name="T12"></text:span> <text:span text:style-name="T1">k </text:span>1s, which after the first stage of sorting, <draw:frame draw:style-name="fr39" draw:name="物件48" text:anchor-type="as-char" svg:width="0.459cm" svg:height="0.459cm" draw:z-index="46"><draw:object-ole xlink:href="./Object 48" xlink:type="simple" xlink:show="embed" xlink:actuate="onLoad"/><draw:image xlink:href="./ObjectReplacements/Object 48" xlink:type="simple" xlink:show="embed" xlink:actuate="onLoad"/></draw:frame> is all 0s, <draw:frame draw:style-name="fr27" draw:name="物件49" text:anchor-type="as-char" svg:width="0.459cm" svg:height="0.6cm" draw:z-index="47"><draw:object-ole xlink:href="./Object 49" xlink:type="simple" xlink:show="embed" xlink:actuate="onLoad"/><draw:image xlink:href="./ObjectReplacements/Object 49" xlink:type="simple" xlink:show="embed" xlink:actuate="onLoad"/></draw:frame>,<draw:frame draw:style-name="fr28" draw:name="物件50" text:anchor-type="as-char" svg:width="0.492cm" svg:height="0.6cm" draw:z-index="48"><draw:object-ole xlink:href="./Object 50" xlink:type="simple" xlink:show="embed" xlink:actuate="onLoad"/><draw:image xlink:href="./ObjectReplacements/Object 50" xlink:type="simple" xlink:show="embed" xlink:actuate="onLoad"/></draw:frame>,…,<draw:frame draw:style-name="fr36" draw:name="物件51" text:anchor-type="as-char" svg:width="0.776cm" svg:height="0.635cm" draw:z-index="49"><draw:object-ole xlink:href="./Object 51" xlink:type="simple" xlink:show="embed" xlink:actuate="onLoad"/><draw:image xlink:href="./ObjectReplacements/Object 51" xlink:type="simple" xlink:show="embed" xlink:actuate="onLoad"/></draw:frame> is all 1s, and the number of 1 in <draw:frame draw:style-name="fr27" draw:name="物件52" text:anchor-type="as-char" svg:width="0.459cm" svg:height="0.6cm" draw:z-index="50"><draw:object-ole xlink:href="./Object 52" xlink:type="simple" xlink:show="embed" xlink:actuate="onLoad"/><draw:image xlink:href="./ObjectReplacements/Object 52" xlink:type="simple" xlink:show="embed" xlink:actuate="onLoad"/></draw:frame><text:span text:style-name="T1"><draw:frame draw:style-name="fr38" draw:name="物件53" text:anchor-type="as-char" svg:width="0.459cm" svg:height="0.353cm" draw:z-index="51"><draw:object-ole xlink:href="./Object 53" xlink:type="simple" xlink:show="embed" xlink:actuate="onLoad"/><draw:image xlink:href="./ObjectReplacements/Object 53" xlink:type="simple" xlink:show="embed" xlink:actuate="onLoad"/></draw:frame></text:span><draw:frame draw:style-name="fr28" draw:name="物件54" text:anchor-type="as-char" svg:width="0.492cm" svg:height="0.6cm" draw:z-index="52"><draw:object-ole xlink:href="./Object 54" xlink:type="simple" xlink:show="embed" xlink:actuate="onLoad"/><draw:image xlink:href="./ObjectReplacements/Object 54" xlink:type="simple" xlink:show="embed" xlink:actuate="onLoad"/></draw:frame><text:span text:style-name="T1"><draw:frame draw:style-name="fr38" draw:name="物件55" text:anchor-type="as-char" svg:width="0.459cm" svg:height="0.353cm" draw:z-index="53"><draw:object-ole xlink:href="./Object 55" xlink:type="simple" xlink:show="embed" xlink:actuate="onLoad"/><draw:image xlink:href="./ObjectReplacements/Object 55" xlink:type="simple" xlink:show="embed" xlink:actuate="onLoad"/></draw:frame></text:span><text:span text:style-name="T22"></text:span><text:span text:style-name="T1"><draw:frame draw:style-name="fr38" draw:name="物件56" text:anchor-type="as-char" svg:width="0.459cm" svg:height="0.353cm" draw:z-index="54"><draw:object-ole xlink:href="./Object 56" xlink:type="simple" xlink:show="embed" xlink:actuate="onLoad"/><draw:image xlink:href="./ObjectReplacements/Object 56" xlink:type="simple" xlink:show="embed" xlink:actuate="onLoad"/></draw:frame></text:span><draw:frame draw:style-name="fr29" draw:name="物件57" text:anchor-type="as-char" svg:width="0.529cm" svg:height="0.635cm" draw:z-index="55"><draw:object-ole xlink:href="./Object 57" xlink:type="simple" xlink:show="embed" xlink:actuate="onLoad"/><draw:image xlink:href="./ObjectReplacements/Object 57" xlink:type="simple" xlink:show="embed" xlink:actuate="onLoad"/></draw:frame> is greater or equal to <draw:frame draw:style-name="fr26" draw:name="物件58" text:anchor-type="as-char" svg:width="0.564cm" svg:height="0.706cm" draw:z-index="56"><draw:object-ole xlink:href="./Object 58" xlink:type="simple" xlink:show="embed" xlink:actuate="onLoad"/><draw:image xlink:href="./ObjectReplacements/Object 58" xlink:type="simple" xlink:show="embed" xlink:actuate="onLoad"/></draw:frame>. Let <text:span text:style-name="T1">C</text:span> = <text:span text:style-name="T1">U </text:span>– <text:span text:style-name="T1">A</text:span>, and let <text:span text:style-name="T1">D</text:span> is the top <draw:frame draw:style-name="fr40" draw:name="物件59" text:anchor-type="as-char" svg:width="0.564cm" svg:height="0.706cm" draw:z-index="57"><draw:object-ole xlink:href="./Object 59" xlink:type="simple" xlink:show="embed" xlink:actuate="onLoad"/><draw:image xlink:href="./ObjectReplacements/Object 59" xlink:type="simple" xlink:show="embed" xlink:actuate="onLoad"/></draw:frame> elements from the first 1 in <draw:frame draw:style-name="fr29" draw:name="物件60" text:anchor-type="as-char" svg:width="0.529cm" svg:height="0.635cm" draw:z-index="58"><draw:object-ole xlink:href="./Object 60" xlink:type="simple" xlink:show="embed" xlink:actuate="onLoad"/><draw:image xlink:href="./ObjectReplacements/Object 60" xlink:type="simple" xlink:show="embed" xlink:actuate="onLoad"/></draw:frame>, depict as figure 6. Note, when <draw:frame draw:style-name="fr25" draw:name="物件61" text:anchor-type="as-char" svg:width="0.6cm" svg:height="0.706cm" draw:z-index="59"><draw:object-ole xlink:href="./Object 61" xlink:type="simple" xlink:show="embed" xlink:actuate="onLoad"/><draw:image xlink:href="./ObjectReplacements/Object 61" xlink:type="simple" xlink:show="embed" xlink:actuate="onLoad"/></draw:frame>+<draw:frame draw:style-name="fr41" draw:name="物件62" text:anchor-type="as-char" svg:width="0.67cm" svg:height="0.706cm" draw:z-index="60"><draw:object-ole xlink:href="./Object 62" xlink:type="simple" xlink:show="embed" xlink:actuate="onLoad"/><draw:image xlink:href="./ObjectReplacements/Object 62" xlink:type="simple" xlink:show="embed" xlink:actuate="onLoad"/></draw:frame>+ <text:span text:style-name="T22"></text:span> +<draw:frame draw:style-name="fr33" draw:name="物件63" text:anchor-type="as-char" svg:width="0.953cm" svg:height="0.706cm" draw:z-index="61"><draw:object-ole xlink:href="./Object 63" xlink:type="simple" xlink:show="embed" xlink:actuate="onLoad"/><draw:image xlink:href="./ObjectReplacements/Object 63" xlink:type="simple" xlink:show="embed" xlink:actuate="onLoad"/></draw:frame> &lt; <draw:frame draw:style-name="fr26" draw:name="物件64" text:anchor-type="as-char" svg:width="0.564cm" svg:height="0.706cm" draw:z-index="62"><draw:object-ole xlink:href="./Object 64" xlink:type="simple" xlink:show="embed" xlink:actuate="onLoad"/><draw:image xlink:href="./ObjectReplacements/Object 64" xlink:type="simple" xlink:show="embed" xlink:actuate="onLoad"/></draw:frame>, <text:span text:style-name="T1">C,D</text:span> <text:span text:style-name="T12"></text:span> <text:span text:style-name="T12"></text:span>, and when <draw:frame draw:style-name="fr25" draw:name="物件65" text:anchor-type="as-char" svg:width="0.6cm" svg:height="0.706cm" draw:z-index="63"><draw:object-ole xlink:href="./Object 65" xlink:type="simple" xlink:show="embed" xlink:actuate="onLoad"/><draw:image xlink:href="./ObjectReplacements/Object 65" xlink:type="simple" xlink:show="embed" xlink:actuate="onLoad"/></draw:frame>+<draw:frame draw:style-name="fr41" draw:name="物件66" text:anchor-type="as-char" svg:width="0.67cm" svg:height="0.706cm" draw:z-index="64"><draw:object-ole xlink:href="./Object 66" xlink:type="simple" xlink:show="embed" xlink:actuate="onLoad"/><draw:image xlink:href="./ObjectReplacements/Object 66" xlink:type="simple" xlink:show="embed" xlink:actuate="onLoad"/></draw:frame>+ <text:span text:style-name="T22"></text:span> +<draw:frame draw:style-name="fr33" draw:name="物件67" text:anchor-type="as-char" svg:width="0.953cm" svg:height="0.706cm" draw:z-index="65"><draw:object-ole xlink:href="./Object 67" xlink:type="simple" xlink:show="embed" xlink:actuate="onLoad"/><draw:image xlink:href="./ObjectReplacements/Object 67" xlink:type="simple" xlink:show="embed" xlink:actuate="onLoad"/></draw:frame> = <draw:frame draw:style-name="fr26" draw:name="物件68" text:anchor-type="as-char" svg:width="0.564cm" svg:height="0.706cm" draw:z-index="66"><draw:object-ole xlink:href="./Object 68" xlink:type="simple" xlink:show="embed" xlink:actuate="onLoad"/><draw:image xlink:href="./ObjectReplacements/Object 68" xlink:type="simple" xlink:show="embed" xlink:actuate="onLoad"/></draw:frame>, <text:span text:style-name="T1">C,D</text:span> = <text:span text:style-name="T12"></text:span>.</text:p>
      <text:p text:style-name="Standard"/>
      <text:p text:style-name="Standard"><text:soft-page-break/></text:p>
      <text:p text:style-name="Standard"/>
      <text:p text:style-name="Standard"/>
      <text:p text:style-name="Standard"/>
      <text:p text:style-name="Standard"/>
      <text:p text:style-name="Standard"/>
      <text:p text:style-name="Standard"/>
      <table:table table:name="表格2" table:style-name="表格2">
        <table:table-column table:style-name="表格2.A" table:number-columns-repeated="3"/>
        <table:table-column table:style-name="表格2.D"/>
        <table:table-column table:style-name="表格2.A"/>
        <table:table-column table:style-name="表格2.D"/>
        <table:table-column table:style-name="表格2.G"/>
        <table:table-column table:style-name="表格2.H"/>
        <table:table-column table:style-name="表格2.A"/>
        <table:table-column table:style-name="表格2.J"/>
        <table:table-row table:style-name="表格2.1">
          <table:table-cell table:style-name="表格2.A1" office:value-type="string">
            <text:p text:style-name="P29"/>
          </table:table-cell>
          <table:table-cell table:style-name="表格2.A1" office:value-type="string">
            <text:p text:style-name="P29">U</text:p>
          </table:table-cell>
          <table:table-cell table:style-name="表格2.A1" office:value-type="string">
            <text:p text:style-name="P29"/>
          </table:table-cell>
          <table:table-cell table:style-name="表格2.A1" office:value-type="string">
            <text:p text:style-name="P5"><text:span text:style-name="T1">V</text:span><text:span text:style-name="T17">1</text:span></text:p>
          </table:table-cell>
          <table:table-cell table:style-name="表格2.A1" office:value-type="string">
            <text:p text:style-name="P29"/>
          </table:table-cell>
          <table:table-cell table:style-name="表格2.A1" office:value-type="string">
            <text:p text:style-name="P5"><text:span text:style-name="T1">V</text:span><text:span text:style-name="T17">2</text:span></text:p>
          </table:table-cell>
          <table:table-cell table:style-name="表格2.A1" office:value-type="string">
            <text:p text:style-name="P29"/>
          </table:table-cell>
          <table:table-cell table:style-name="表格2.A1" office:value-type="string">
            <text:p text:style-name="P5"><text:span text:style-name="T1">V</text:span><text:span text:style-name="T17">m-1</text:span></text:p>
          </table:table-cell>
          <table:table-cell table:style-name="表格2.A1" office:value-type="string">
            <text:p text:style-name="P29"/>
          </table:table-cell>
          <table:table-cell table:style-name="表格2.A1" office:value-type="string">
            <text:p text:style-name="P21"><text:span text:style-name="T1">V</text:span><text:span text:style-name="T17">m</text:span></text:p>
          </table:table-cell>
        </table:table-row>
        <table:table-row table:style-name="表格2.1">
          <table:table-cell table:style-name="表格2.A2" office:value-type="string">
            <text:p text:style-name="P5"/>
          </table:table-cell>
          <table:table-cell table:style-name="表格2.A2" office:value-type="string">
            <text:p text:style-name="P5">0</text:p>
          </table:table-cell>
          <table:table-cell table:style-name="表格2.A2" office:value-type="string">
            <text:p text:style-name="P5"/>
          </table:table-cell>
          <table:table-cell table:style-name="表格2.A2" office:value-type="string">
            <text:p text:style-name="P5">1</text:p>
          </table:table-cell>
          <table:table-cell table:style-name="表格2.A2" office:value-type="string">
            <text:p text:style-name="P5"/>
          </table:table-cell>
          <table:table-cell table:style-name="表格2.A2" office:value-type="string">
            <text:p text:style-name="P5">1</text:p>
          </table:table-cell>
          <table:table-cell table:style-name="表格2.A2" office:value-type="string">
            <text:p text:style-name="P5"/>
          </table:table-cell>
          <table:table-cell table:style-name="表格2.A2" office:value-type="string">
            <text:p text:style-name="P5">1</text:p>
          </table:table-cell>
          <table:table-cell table:style-name="表格2.A2" office:value-type="string">
            <text:p text:style-name="P5"/>
          </table:table-cell>
          <table:table-cell table:style-name="表格2.J2" office:value-type="string">
            <text:p text:style-name="P5">0</text:p>
          </table:table-cell>
        </table:table-row>
        <table:table-row table:style-name="表格2.1">
          <table:table-cell table:style-name="表格2.A3" office:value-type="string">
            <text:p text:style-name="P18"><draw:custom-shape text:anchor-type="char" draw:z-index="440" draw:style-name="gr4" draw:text-style-name="P57" svg:width="2.864cm" svg:height="0.9cm" svg:x="11.742cm" svg:y="0.014cm"><text:p text:style-name="P57"><text:span text:style-name="T31">First 1</text:span></text:p><draw:enhanced-geometry svg:viewBox="0 0 21600 21600" draw:type="mso-spt41" draw:modifiers="-7875 26047 532 9911 -9870 22278 -7875 2604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 draw:name="框架1" text:anchor-type="char" svg:x="7.297cm" svg:y="7.264cm" svg:width="4.763cm" svg:height="1.588cm" draw:z-index="439"><draw:text-box><text:p text:style-name="Standard">｜<text:span text:style-name="T1">A</text:span>｜＝｜<text:span text:style-name="T1">B</text:span>｜</text:p><text:p text:style-name="Standard">｜<text:span text:style-name="T1">C</text:span>｜＝｜<text:span text:style-name="T1">D</text:span>｜</text:p></draw:text-box></draw:frame><draw:custom-shape text:anchor-type="char" draw:z-index="432" draw:style-name="gr4" draw:text-style-name="P57" svg:width="0.847cm" svg:height="0.953cm" svg:x="2.852cm" svg:y="6.951cm"><text:p text:style-name="P57"><text:span text:style-name="T30">C</text:span></text:p><draw:enhanced-geometry svg:viewBox="0 0 21600 21600" draw:type="mso-spt41" draw:modifiers="47250 -9000 16200 1248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J3" office:value-type="string">
            <text:p text:style-name="P25"></text:p>
          </table:table-cell>
        </table:table-row>
        <table:table-row table:style-name="表格2.1">
          <table:table-cell table:style-name="表格2.A3" office:value-type="string">
            <text:p text:style-name="P18"><draw:frame draw:style-name="fr1" draw:name="框架2" text:anchor-type="char" svg:x="11.43cm" svg:y="0.365cm" svg:width="3.81cm" svg:height="3.493cm" draw:z-index="615"><draw:text-box><text:p text:style-name="P55"><text:span text:style-name="T25">D</text:span><text:span text:style-name="T26">(= the top｜</text:span><text:span text:style-name="T25">C</text:span><text:span text:style-name="T26">｜ elements of the first 1.</text:span></text:p></draw:text-box></draw:frame></text:p>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25"></text:p>
          </table:table-cell>
          <table:table-cell table:style-name="表格2.A3" office:value-type="string">
            <text:p text:style-name="P5">1</text:p>
          </table:table-cell>
          <table:table-cell table:style-name="表格2.A3" office:value-type="string">
            <text:p text:style-name="P5"/>
          </table:table-cell>
          <table:table-cell table:style-name="表格2.J3" office:value-type="string">
            <text:p text:style-name="P5">0</text:p>
          </table:table-cell>
        </table:table-row>
        <table:table-row table:style-name="表格2.1">
          <table:table-cell table:style-name="表格2.A5" office:value-type="string">
            <text:p text:style-name="P18"><draw:custom-shape text:anchor-type="char" draw:z-index="616" draw:style-name="gr7" draw:text-style-name="P57" svg:width="0.317cm" svg:height="1.456cm" svg:x="10.742cm" svg:y="0.02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J2" office:value-type="string">
            <text:p text:style-name="P5">1</text:p>
          </table:table-cell>
        </table:table-row>
        <table:table-row table:style-name="表格2.1">
          <table:table-cell table:style-name="表格2.A1" office:value-type="string">
            <text:p text:style-name="P18"><draw:line text:anchor-type="char" draw:z-index="617" draw:style-name="gr2" draw:text-style-name="P58" svg:x1="11.113cm" svg:y1="0.259cm" svg:x2="11.748cm" svg:y2="0.577cm"><text:p/></draw:line><draw:line text:anchor-type="char" draw:z-index="435" draw:style-name="gr2" draw:text-style-name="P58" svg:x1="8.25cm" svg:y1="0.265cm" svg:x2="7.932cm" svg:y2="4.71cm"><text:p/></draw:line></text:p>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J3" office:value-type="string">
            <text:p text:style-name="P25"></text:p>
          </table:table-cell>
        </table:table-row>
        <table:table-row table:style-name="表格2.1">
          <table:table-cell table:style-name="表格2.A1" office:value-type="string">
            <text:p text:style-name="P5"/>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J3" office:value-type="string">
            <text:p text:style-name="P5">1</text:p>
          </table:table-cell>
        </table:table-row>
        <table:table-row table:style-name="表格2.1">
          <table:table-cell table:style-name="表格2.A1" office:value-type="string">
            <text:p text:style-name="P5"/>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J2" office:value-type="string">
            <text:p text:style-name="P5">1</text:p>
          </table:table-cell>
        </table:table-row>
        <table:table-row table:style-name="表格2.1">
          <table:table-cell table:style-name="表格2.A1" office:value-type="string">
            <text:p text:style-name="P5"/>
          </table:table-cell>
          <table:table-cell table:style-name="表格2.A3" office:value-type="string">
            <text:p text:style-name="P5">0</text:p>
          </table:table-cell>
          <table:table-cell table:style-name="表格2.A5" office:value-type="string">
            <text:p text:style-name="P5"/>
          </table:table-cell>
          <table:table-cell table:style-name="表格2.A3" office:value-type="string">
            <text:p text:style-name="P5">1</text:p>
          </table:table-cell>
          <table:table-cell table:style-name="表格2.A5"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5">1</text:p>
          </table:table-cell>
          <table:table-cell table:style-name="表格2.A5" office:value-type="string">
            <text:p text:style-name="P5"/>
          </table:table-cell>
          <table:table-cell table:style-name="表格2.J3" office:value-type="string">
            <text:p text:style-name="P5">1</text:p>
          </table:table-cell>
        </table:table-row>
        <table:table-row table:style-name="表格2.1">
          <table:table-cell table:style-name="表格2.A1" office:value-type="string">
            <text:p text:style-name="P18"><draw:line text:anchor-type="char" draw:z-index="434" draw:style-name="gr2" draw:text-style-name="P58" svg:x1="7.303cm" svg:y1="0.362cm" svg:x2="7.933cm" svg:y2="2.585cm"><text:p/></draw:line></text:p>
          </table:table-cell>
          <table:table-cell table:style-name="表格2.A3" office:value-type="string">
            <text:p text:style-name="P5">0</text:p>
          </table:table-cell>
          <table:table-cell table:style-name="表格2.A3" office:value-type="string">
            <text:p text:style-name="P5"/>
          </table:table-cell>
          <table:table-cell table:style-name="表格2.A3" office:value-type="string">
            <text:p text:style-name="P5">1</text:p>
          </table:table-cell>
          <table:table-cell table:style-name="表格2.A3" office:value-type="string">
            <text:p text:style-name="P5"/>
          </table:table-cell>
          <table:table-cell table:style-name="表格2.A3" office:value-type="string">
            <text:p text:style-name="P25"></text:p>
          </table:table-cell>
          <table:table-cell table:style-name="表格2.A3" office:value-type="string">
            <text:p text:style-name="P5"/>
          </table:table-cell>
          <table:table-cell table:style-name="表格2.A3" office:value-type="string">
            <text:p text:style-name="P25"></text:p>
          </table:table-cell>
          <table:table-cell table:style-name="表格2.A3" office:value-type="string">
            <text:p text:style-name="P5"/>
          </table:table-cell>
          <table:table-cell table:style-name="表格2.J3" office:value-type="string">
            <text:p text:style-name="P25"></text:p>
          </table:table-cell>
        </table:table-row>
        <table:table-row table:style-name="表格2.1">
          <table:table-cell table:style-name="表格2.A1" office:value-type="string">
            <text:p text:style-name="P18"><draw:line text:anchor-type="char" draw:z-index="433" draw:style-name="gr2" draw:text-style-name="P58" svg:x1="6.033cm" svg:y1="0.43cm" svg:x2="7.933cm" svg:y2="2.018cm"><text:p/></draw:line><draw:line text:anchor-type="char" draw:z-index="436" draw:style-name="gr2" draw:text-style-name="P58" svg:x1="8.89cm" svg:y1="0.113cm" svg:x2="7.932cm" svg:y2="2.018cm"><text:p/></draw:line><draw:custom-shape text:anchor-type="char" draw:z-index="431" draw:style-name="gr4" draw:text-style-name="P57" svg:width="0.847cm" svg:height="0.953cm" svg:x="2.72cm" svg:y="0.43cm"><text:p text:style-name="P57"><text:span text:style-name="T30">A</text:span></text:p><draw:enhanced-geometry svg:viewBox="0 0 21600 21600" draw:type="mso-spt41" draw:modifiers="51300 -12000 18360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2.A3" office:value-type="string">
            <text:p text:style-name="P25"></text:p>
          </table:table-cell>
          <table:table-cell table:style-name="表格2.A3" office:value-type="string">
            <text:p text:style-name="P5"/>
          </table:table-cell>
          <table:table-cell table:style-name="表格2.A3" office:value-type="string">
            <text:p text:style-name="P25"></text:p>
          </table:table-cell>
          <table:table-cell table:style-name="表格2.A3" office:value-type="string">
            <text:p text:style-name="P5"/>
          </table:table-cell>
          <table:table-cell table:style-name="表格2.A5" office:value-type="string">
            <text:p text:style-name="P5">1</text:p>
          </table:table-cell>
          <table:table-cell table:style-name="表格2.A3" office:value-type="string">
            <text:p text:style-name="P5"/>
          </table:table-cell>
          <table:table-cell table:style-name="表格2.A5" office:value-type="string">
            <text:p text:style-name="P5">1</text:p>
          </table:table-cell>
          <table:table-cell table:style-name="表格2.A3" office:value-type="string">
            <text:p text:style-name="P5"/>
          </table:table-cell>
          <table:table-cell table:style-name="表格2.J11" office:value-type="string">
            <text:p text:style-name="P5">1</text:p>
          </table:table-cell>
        </table:table-row>
        <table:table-row table:style-name="表格2.1">
          <table:table-cell table:style-name="表格2.A1" office:value-type="string">
            <text:p text:style-name="P5"/>
          </table:table-cell>
          <table:table-cell table:style-name="表格2.A3" office:value-type="string">
            <text:p text:style-name="P5">0</text:p>
          </table:table-cell>
          <table:table-cell table:style-name="表格2.A3" office:value-type="string">
            <text:p text:style-name="P5"/>
          </table:table-cell>
          <table:table-cell table:style-name="表格2.A5" office:value-type="string">
            <text:p text:style-name="P5">1</text:p>
          </table:table-cell>
          <table:table-cell table:style-name="表格2.A3"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18"><draw:custom-shape text:anchor-type="char" draw:z-index="438" draw:style-name="gr5" draw:text-style-name="P59" svg:width="2.858cm" svg:height="1.588cm" svg:x="10.795cm" svg:y="0.011cm"><text:p text:style-name="P59"><text:span text:style-name="T31">|</text:span><text:span text:style-name="T32">X</text:span><text:span text:style-name="T31">|:size of X</text:span></text:p><draw:enhanced-geometry svg:viewBox="0 0 21600 21600" draw:glue-points="10800 0 0 10800 10800 21600 21600 10800 ?f40 ?f41" draw:text-areas="0 0 21600 21600" draw:type="rectangular-callout" draw:modifiers="-2747 29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表格2.A3" office:value-type="string">
            <text:p text:style-name="P5">0</text:p>
          </table:table-cell>
          <table:table-cell table:style-name="表格2.A3"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18"><draw:frame draw:style-name="fr1" draw:name="框架3" text:anchor-type="char" svg:x="7.594cm" svg:y="0.222cm" svg:width="0.953cm" svg:height="0.953cm" draw:z-index="437"><draw:text-box><text:p text:style-name="Heading_20_4">B</text:p></draw:text-box></draw:frame></text:p>
          </table:table-cell>
          <table:table-cell table:style-name="表格2.A2" office:value-type="string">
            <text:p text:style-name="P5">0</text:p>
          </table:table-cell>
          <table:table-cell table:style-name="表格2.A3"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
          </table:table-cell>
          <table:table-cell table:style-name="表格2.A3" office:value-type="string">
            <text:p text:style-name="P25"></text:p>
          </table:table-cell>
          <table:table-cell table:style-name="表格2.A3"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
          </table:table-cell>
          <table:table-cell table:style-name="表格2.A5" office:value-type="string">
            <text:p text:style-name="P5">0</text:p>
          </table:table-cell>
          <table:table-cell table:style-name="表格2.A3"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
      <text:p text:style-name="Standard"/>
      <text:p text:style-name="Standard"/>
      <text:p text:style-name="P16"><draw:frame draw:style-name="fr2" draw:name="框架4" text:anchor-type="char" svg:x="1.27cm" svg:y="0.252cm" svg:width="11.753cm" svg:height="0.688cm" draw:z-index="441"><draw:text-box><text:p text:style-name="Standard">Figure 6 <text:s/>input <text:span text:style-name="T1">k</text:span> 0s and <text:span text:style-name="T1">n </text:span><text:span text:style-name="T13"></text:span><text:span text:style-name="T1"> k</text:span> 1s in the first stage of sorting network</text:p></draw:text-box></draw:frame></text:p>
      <text:p text:style-name="Standard"/>
      <text:p text:style-name="P39">To swap the elements in <text:span text:style-name="T1">C</text:span> and <text:span text:style-name="T1">D</text:span> ( if <text:span text:style-name="T1">C</text:span>,<text:span text:style-name="T1">D</text:span> = <text:span text:style-name="T12"></text:span>, no swap ), depict as figure 7, the number of 0s that map to <text:span text:style-name="T1">W</text:span> is the same as before swap (otherwise, there is a element in <text:span text:style-name="T1">W</text:span> could be 0 or 1 at least, it contradict against assumption), it’s meaning the number of elements from <text:span text:style-name="T1">C</text:span> map to <text:span text:style-name="T1">W</text:span> is equal to the number of elements from <text:span text:style-name="T1">D</text:span> map to <text:span text:style-name="T1">W</text:span>(when <text:span text:style-name="T1">C=</text:span><text:span text:style-name="T12"></text:span> and <text:span text:style-name="T1">D</text:span> = <text:span text:style-name="T12"></text:span>, it’s still satisfied that the number of elements from<text:span text:style-name="T1"> C</text:span> map to <text:span text:style-name="T1">W</text:span> is equal to <text:span text:style-name="T1">D</text:span> map to <text:span text:style-name="T1">W</text:span>).</text:p>
      <text:p text:style-name="P16"><draw:custom-shape text:anchor-type="char" draw:z-index="430" draw:style-name="gr3" draw:text-style-name="P57" svg:width="7.938cm" svg:height="0.953cm" svg:x="2.858cm" svg:y="0.487cm"><text:p text:style-name="P57"><text:span text:style-name="T31">swap the elements in </text:span><text:span text:style-name="T32">C</text:span><text:span text:style-name="T31"> and </text:span><text:span text:style-name="T32">D</text:span></text:p><draw:enhanced-geometry svg:viewBox="0 0 21600 21600" draw:glue-points="10800 0 0 10800 10800 21600 21600 10800 ?f40 ?f41" draw:text-areas="0 0 21600 21600" draw:type="rectangular-callout" draw:modifiers="9451 3168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able:table table:name="表格3" table:style-name="表格3">
        <table:table-column table:style-name="表格3.A" table:number-columns-repeated="3"/>
        <table:table-column table:style-name="表格3.D"/>
        <table:table-column table:style-name="表格3.A"/>
        <table:table-column table:style-name="表格3.D"/>
        <table:table-column table:style-name="表格3.G"/>
        <table:table-column table:style-name="表格3.H"/>
        <table:table-column table:style-name="表格3.A"/>
        <table:table-column table:style-name="表格3.J"/>
        <table:table-row table:style-name="表格3.1">
          <table:table-cell table:style-name="表格3.A1" office:value-type="string">
            <text:p text:style-name="P19"><draw:custom-shape text:anchor-type="char" draw:z-index="429" draw:style-name="gr1" draw:text-style-name="P57" svg:width="3.176cm" svg:height="1.588cm" svg:x="11.43cm" svg:y="0.318cm"><text:p text:style-name="P57"><text:span text:style-name="T31">First 1</text:span></text:p><draw:enhanced-geometry svg:viewBox="0 0 21600 21600" draw:type="mso-spt41" draw:modifiers="-4128 23736 1512 9648 -9870 22278 -7875 2604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3.A1" office:value-type="string">
            <text:p text:style-name="P29">U</text:p>
          </table:table-cell>
          <table:table-cell table:style-name="表格3.A1" office:value-type="string">
            <text:p text:style-name="P29"/>
          </table:table-cell>
          <table:table-cell table:style-name="表格3.A1" office:value-type="string">
            <text:p text:style-name="P5"><text:span text:style-name="T1">V</text:span><text:span text:style-name="T17">1</text:span></text:p>
          </table:table-cell>
          <table:table-cell table:style-name="表格3.A1" office:value-type="string">
            <text:p text:style-name="P29"/>
          </table:table-cell>
          <table:table-cell table:style-name="表格3.A1" office:value-type="string">
            <text:p text:style-name="P5"><text:span text:style-name="T1">V</text:span><text:span text:style-name="T17">2</text:span></text:p>
          </table:table-cell>
          <table:table-cell table:style-name="表格3.A1" office:value-type="string">
            <text:p text:style-name="P29"/>
          </table:table-cell>
          <table:table-cell table:style-name="表格3.A1" office:value-type="string">
            <text:p text:style-name="P5"><text:span text:style-name="T1">V</text:span><text:span text:style-name="T17">m-1</text:span></text:p>
          </table:table-cell>
          <table:table-cell table:style-name="表格3.A1" office:value-type="string">
            <text:p text:style-name="P29"/>
          </table:table-cell>
          <table:table-cell table:style-name="表格3.A1" office:value-type="string">
            <text:p text:style-name="P5"><text:span text:style-name="T1">V</text:span><text:span text:style-name="T17">m</text:span></text:p>
          </table:table-cell>
        </table:table-row>
        <table:table-row table:style-name="表格3.1">
          <table:table-cell table:style-name="表格3.A2" office:value-type="string">
            <text:p text:style-name="P5"/>
          </table:table-cell>
          <table:table-cell table:style-name="表格3.A2" office:value-type="string">
            <text:p text:style-name="P5">0</text:p>
          </table:table-cell>
          <table:table-cell table:style-name="表格3.A2" office:value-type="string">
            <text:p text:style-name="P5"/>
          </table:table-cell>
          <table:table-cell table:style-name="表格3.A2" office:value-type="string">
            <text:p text:style-name="P5">1</text:p>
          </table:table-cell>
          <table:table-cell table:style-name="表格3.A2" office:value-type="string">
            <text:p text:style-name="P5"/>
          </table:table-cell>
          <table:table-cell table:style-name="表格3.A2" office:value-type="string">
            <text:p text:style-name="P5">1</text:p>
          </table:table-cell>
          <table:table-cell table:style-name="表格3.A2" office:value-type="string">
            <text:p text:style-name="P5"/>
          </table:table-cell>
          <table:table-cell table:style-name="表格3.A2" office:value-type="string">
            <text:p text:style-name="P5">1</text:p>
          </table:table-cell>
          <table:table-cell table:style-name="表格3.A2" office:value-type="string">
            <text:p text:style-name="P5"/>
          </table:table-cell>
          <table:table-cell table:style-name="表格3.J2" office:value-type="string">
            <text:p text:style-name="P5">0</text:p>
          </table:table-cell>
        </table:table-row>
        <table:table-row table:style-name="表格3.1">
          <table:table-cell table:style-name="表格3.A3"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J3" office:value-type="string">
            <text:p text:style-name="P25"></text:p>
          </table:table-cell>
        </table:table-row>
        <table:table-row table:style-name="表格3.1">
          <table:table-cell table:style-name="表格3.A3"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25"></text:p>
          </table:table-cell>
          <table:table-cell table:style-name="表格3.A3" office:value-type="string">
            <text:p text:style-name="P5">1</text:p>
          </table:table-cell>
          <table:table-cell table:style-name="表格3.A3" office:value-type="string">
            <text:p text:style-name="P5"/>
          </table:table-cell>
          <table:table-cell table:style-name="表格3.J3" office:value-type="string">
            <text:p text:style-name="P5">0</text:p>
          </table:table-cell>
        </table:table-row>
        <table:table-row table:style-name="表格3.1">
          <table:table-cell table:style-name="表格3.A5" office:value-type="string">
            <text:p text:style-name="P18"><draw:custom-shape text:anchor-type="char" draw:z-index="422" draw:style-name="gr1" draw:text-style-name="P57" svg:width="1.535cm" svg:height="0.962cm" svg:x="11.483cm" svg:y="0.293cm"><text:p text:style-name="P57"><text:span text:style-name="T30">D</text:span></text:p><draw:enhanced-geometry svg:viewBox="0 0 21600 21600" draw:type="mso-spt41" draw:modifiers="-12662 7134 2458 10225 17553 12524 20855 16051"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J2" office:value-type="string">
            <text:p text:style-name="P5">0</text:p>
          </table:table-cell>
        </table:table-row>
        <table:table-row table:style-name="表格3.1">
          <table:table-cell table:style-name="表格3.A1" office:value-type="string">
            <text:p text:style-name="P18"><draw:line text:anchor-type="char" draw:z-index="425" draw:style-name="gr2" draw:text-style-name="P58" svg:x1="8.256cm" svg:y1="0.263cm" svg:x2="7.938cm" svg:y2="4.708cm"><text:p/></draw:line></text:p>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J3" office:value-type="string">
            <text:p text:style-name="P25"></text:p>
          </table:table-cell>
        </table:table-row>
        <table:table-row table:style-name="表格3.1">
          <table:table-cell table:style-name="表格3.A1"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J3" office:value-type="string">
            <text:p text:style-name="P5">0</text:p>
          </table:table-cell>
        </table:table-row>
        <table:table-row table:style-name="表格3.1">
          <table:table-cell table:style-name="表格3.A1"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J2" office:value-type="string">
            <text:p text:style-name="P5">1</text:p>
          </table:table-cell>
        </table:table-row>
        <table:table-row table:style-name="表格3.1">
          <table:table-cell table:style-name="表格3.A1" office:value-type="string">
            <text:p text:style-name="P5"/>
          </table:table-cell>
          <table:table-cell table:style-name="表格3.A3" office:value-type="string">
            <text:p text:style-name="P5">0</text:p>
          </table:table-cell>
          <table:table-cell table:style-name="表格3.A5" office:value-type="string">
            <text:p text:style-name="P5"/>
          </table:table-cell>
          <table:table-cell table:style-name="表格3.A3" office:value-type="string">
            <text:p text:style-name="P5">1</text:p>
          </table:table-cell>
          <table:table-cell table:style-name="表格3.A5"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5">1</text:p>
          </table:table-cell>
          <table:table-cell table:style-name="表格3.A5" office:value-type="string">
            <text:p text:style-name="P5"/>
          </table:table-cell>
          <table:table-cell table:style-name="表格3.J3" office:value-type="string">
            <text:p text:style-name="P5">1</text:p>
          </table:table-cell>
        </table:table-row>
        <table:table-row table:style-name="表格3.1">
          <table:table-cell table:style-name="表格3.A1"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3" office:value-type="string">
            <text:p text:style-name="P5">1</text:p>
          </table:table-cell>
          <table:table-cell table:style-name="表格3.A3" office:value-type="string">
            <text:p text:style-name="P5"/>
          </table:table-cell>
          <table:table-cell table:style-name="表格3.A3" office:value-type="string">
            <text:p text:style-name="P25"></text:p>
          </table:table-cell>
          <table:table-cell table:style-name="表格3.A3" office:value-type="string">
            <text:p text:style-name="P5"/>
          </table:table-cell>
          <table:table-cell table:style-name="表格3.A3" office:value-type="string">
            <text:p text:style-name="P25"></text:p>
          </table:table-cell>
          <table:table-cell table:style-name="表格3.A3" office:value-type="string">
            <text:p text:style-name="P5"/>
          </table:table-cell>
          <table:table-cell table:style-name="表格3.J3" office:value-type="string">
            <text:p text:style-name="P25"></text:p>
          </table:table-cell>
        </table:table-row>
        <table:table-row table:style-name="表格3.1">
          <table:table-cell table:style-name="表格3.A1" office:value-type="string">
            <text:p text:style-name="P18"><draw:custom-shape text:anchor-type="char" draw:z-index="420" draw:style-name="gr1" draw:text-style-name="P57" svg:width="0.847cm" svg:height="0.953cm" svg:x="2.953cm" svg:y="0.344cm"><text:p text:style-name="P57"><text:span text:style-name="T30">A</text:span></text:p><draw:enhanced-geometry svg:viewBox="0 0 21600 21600" draw:type="mso-spt41" draw:modifiers="47250 -9000 18360 1056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426" draw:style-name="gr2" draw:text-style-name="P58" svg:x1="8.943cm" svg:y1="0.27cm" svg:x2="7.938cm" svg:y2="2.016cm"><text:p/></draw:line><draw:line text:anchor-type="char" draw:z-index="424" draw:style-name="gr2" draw:text-style-name="P58" svg:x1="7.303cm" svg:y1="0.429cm" svg:x2="7.938cm" svg:y2="2.017cm"><text:p/></draw:line><draw:custom-shape text:anchor-type="char" draw:z-index="421" draw:style-name="gr1" draw:text-style-name="P57" svg:width="0.847cm" svg:height="0.953cm" svg:x="2.858cm" svg:y="2.651cm"><text:p text:style-name="P57"><text:span text:style-name="T30">C</text:span></text:p><draw:enhanced-geometry svg:viewBox="0 0 21600 21600" draw:type="mso-spt41" draw:modifiers="47250 -9000 19440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3.A3" office:value-type="string">
            <text:p text:style-name="P25"></text:p>
          </table:table-cell>
          <table:table-cell table:style-name="表格3.A3" office:value-type="string">
            <text:p text:style-name="P5"/>
          </table:table-cell>
          <table:table-cell table:style-name="表格3.A3" office:value-type="string">
            <text:p text:style-name="P25"></text:p>
          </table:table-cell>
          <table:table-cell table:style-name="表格3.A3" office:value-type="string">
            <text:p text:style-name="P5"/>
          </table:table-cell>
          <table:table-cell table:style-name="表格3.A5" office:value-type="string">
            <text:p text:style-name="P5">1</text:p>
          </table:table-cell>
          <table:table-cell table:style-name="表格3.A3" office:value-type="string">
            <text:p text:style-name="P5"/>
          </table:table-cell>
          <table:table-cell table:style-name="表格3.A5" office:value-type="string">
            <text:p text:style-name="P5">1</text:p>
          </table:table-cell>
          <table:table-cell table:style-name="表格3.A3" office:value-type="string">
            <text:p text:style-name="P5"/>
          </table:table-cell>
          <table:table-cell table:style-name="表格3.J11" office:value-type="string">
            <text:p text:style-name="P5">1</text:p>
          </table:table-cell>
        </table:table-row>
        <table:table-row table:style-name="表格3.1">
          <table:table-cell table:style-name="表格3.A1" office:value-type="string">
            <text:p text:style-name="P18"><draw:line text:anchor-type="char" draw:z-index="423" draw:style-name="gr2" draw:text-style-name="P58" svg:x1="6.165cm" svg:y1="0.275cm" svg:x2="7.938cm" svg:y2="1.466cm"><text:p/></draw:line></text:p>
          </table:table-cell>
          <table:table-cell table:style-name="表格3.A3" office:value-type="string">
            <text:p text:style-name="P5">0</text:p>
          </table:table-cell>
          <table:table-cell table:style-name="表格3.A3" office:value-type="string">
            <text:p text:style-name="P5"/>
          </table:table-cell>
          <table:table-cell table:style-name="表格3.A5" office:value-type="string">
            <text:p text:style-name="P5">1</text:p>
          </table:table-cell>
          <table:table-cell table:style-name="表格3.A3"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row>
        <table:table-row table:style-name="表格3.1">
          <table:table-cell table:style-name="表格3.A1" office:value-type="string">
            <text:p text:style-name="P5"/>
          </table:table-cell>
          <table:table-cell table:style-name="表格3.A3" office:value-type="string">
            <text:p text:style-name="P5">0</text:p>
          </table:table-cell>
          <table:table-cell table:style-name="表格3.A3"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row>
        <table:table-row table:style-name="表格3.1">
          <table:table-cell table:style-name="表格3.A1" office:value-type="string">
            <text:p text:style-name="P18"><draw:frame draw:style-name="fr1" draw:name="框架5" text:anchor-type="char" svg:x="7.62cm" svg:y="0.457cm" svg:width="0.953cm" svg:height="0.953cm" draw:z-index="427"><draw:text-box><text:p text:style-name="Heading_20_4">B</text:p></draw:text-box></draw:frame></text:p>
          </table:table-cell>
          <table:table-cell table:style-name="表格3.A2" office:value-type="string">
            <text:p text:style-name="P5">1</text:p>
          </table:table-cell>
          <table:table-cell table:style-name="表格3.A3"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row>
        <table:table-row table:style-name="表格3.1">
          <table:table-cell table:style-name="表格3.A1" office:value-type="string">
            <text:p text:style-name="P5"/>
          </table:table-cell>
          <table:table-cell table:style-name="表格3.A3" office:value-type="string">
            <text:p text:style-name="P25"></text:p>
          </table:table-cell>
          <table:table-cell table:style-name="表格3.A3"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row>
        <table:table-row table:style-name="表格3.1">
          <table:table-cell table:style-name="表格3.A1" office:value-type="string">
            <text:p text:style-name="P18"><draw:frame draw:style-name="fr3" draw:name="框架6" text:anchor-type="char" svg:x="7.303cm" svg:y="0.356cm" svg:width="4.763cm" svg:height="1.588cm" draw:z-index="428"><draw:text-box><text:p text:style-name="Standard">｜<text:span text:style-name="T1">A</text:span>｜＝｜<text:span text:style-name="T1">B</text:span>｜</text:p><text:p text:style-name="Standard">｜<text:span text:style-name="T1">C</text:span>｜＝｜<text:span text:style-name="T1">D</text:span>｜</text:p></draw:text-box></draw:frame></text:p>
          </table:table-cell>
          <table:table-cell table:style-name="表格3.A5" office:value-type="string">
            <text:p text:style-name="P5">1</text:p>
          </table:table-cell>
          <table:table-cell table:style-name="表格3.A3"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cell table:style-name="表格3.A1" office:value-type="string">
            <text:p text:style-name="P5"/>
          </table:table-cell>
        </table:table-row>
      </table:table>
      <text:p text:style-name="Standard"/>
      <text:p text:style-name="Standard"/>
      <text:p text:style-name="P16"><draw:frame draw:style-name="fr2" draw:name="框架7" text:anchor-type="char" svg:x="3.493cm" svg:y="0.169cm" svg:width="9.208cm" svg:height="0.688cm" draw:z-index="419"><draw:text-box><text:p text:style-name="Standard">Figure 7 <text:s/>Swap the elements in <text:span text:style-name="T1">C</text:span> and <text:span text:style-name="T1">D</text:span>.</text:p></draw:text-box></draw:frame></text:p>
      <text:p text:style-name="Standard"/>
      <text:p text:style-name="P6"/>
      <text:p text:style-name="P36">Similarly, we can swap the 0s in <text:span text:style-name="T1">A</text:span> and 1s in <text:span text:style-name="T1">B</text:span>, depict as figure 8, the number of elements map to <text:span text:style-name="T1">W</text:span> is unchanged. It’s meaning the number of elements from A map to <text:span text:style-name="T1">W</text:span> is equal to <text:span text:style-name="T1">B</text:span> map to <text:span text:style-name="T1">W</text:span>. Now, we know the elements in <text:span text:style-name="T1">B</text:span> all map to <text:span text:style-name="T1">W</text:span>.</text:p>
      <text:p text:style-name="P45"/>
      <table:table table:name="表格4" table:style-name="表格4">
        <table:table-column table:style-name="表格4.A" table:number-columns-repeated="3"/>
        <table:table-column table:style-name="表格4.D"/>
        <table:table-column table:style-name="表格4.A"/>
        <table:table-column table:style-name="表格4.D"/>
        <table:table-column table:style-name="表格4.G"/>
        <table:table-column table:style-name="表格4.H"/>
        <table:table-column table:style-name="表格4.A"/>
        <table:table-column table:style-name="表格4.J"/>
        <table:table-row table:style-name="表格4.1">
          <table:table-cell table:style-name="表格4.A1" office:value-type="string">
            <text:p text:style-name="P29"/>
          </table:table-cell>
          <table:table-cell table:style-name="表格4.A1" office:value-type="string">
            <text:p text:style-name="P29">U</text:p>
          </table:table-cell>
          <table:table-cell table:style-name="表格4.A1" office:value-type="string">
            <text:p text:style-name="P29"/>
          </table:table-cell>
          <table:table-cell table:style-name="表格4.A1" office:value-type="string">
            <text:p text:style-name="P5"><text:span text:style-name="T1">V</text:span><text:span text:style-name="T17">1</text:span></text:p>
          </table:table-cell>
          <table:table-cell table:style-name="表格4.A1" office:value-type="string">
            <text:p text:style-name="P29"/>
          </table:table-cell>
          <table:table-cell table:style-name="表格4.A1" office:value-type="string">
            <text:p text:style-name="P5"><text:span text:style-name="T1">V</text:span><text:span text:style-name="T17">2</text:span></text:p>
          </table:table-cell>
          <table:table-cell table:style-name="表格4.A1" office:value-type="string">
            <text:p text:style-name="P29"/>
          </table:table-cell>
          <table:table-cell table:style-name="表格4.A1" office:value-type="string">
            <text:p text:style-name="P5"><text:span text:style-name="T1">V</text:span><text:span text:style-name="T17">m-1</text:span></text:p>
          </table:table-cell>
          <table:table-cell table:style-name="表格4.A1" office:value-type="string">
            <text:p text:style-name="P29"/>
          </table:table-cell>
          <table:table-cell table:style-name="表格4.A1" office:value-type="string">
            <text:p text:style-name="P5"><text:span text:style-name="T1">V</text:span><text:span text:style-name="T17">m</text:span></text:p>
          </table:table-cell>
        </table:table-row>
        <table:table-row table:style-name="表格4.1">
          <table:table-cell table:style-name="表格4.A2" office:value-type="string">
            <text:p text:style-name="P5"/>
          </table:table-cell>
          <table:table-cell table:style-name="表格4.A2" office:value-type="string">
            <text:p text:style-name="P5">1</text:p>
          </table:table-cell>
          <table:table-cell table:style-name="表格4.A2" office:value-type="string">
            <text:p text:style-name="P5"/>
          </table:table-cell>
          <table:table-cell table:style-name="表格4.A2" office:value-type="string">
            <text:p text:style-name="P5">0</text:p>
          </table:table-cell>
          <table:table-cell table:style-name="表格4.A2" office:value-type="string">
            <text:p text:style-name="P5"/>
          </table:table-cell>
          <table:table-cell table:style-name="表格4.A2" office:value-type="string">
            <text:p text:style-name="P5">0</text:p>
          </table:table-cell>
          <table:table-cell table:style-name="表格4.A2" office:value-type="string">
            <text:p text:style-name="P5"/>
          </table:table-cell>
          <table:table-cell table:style-name="表格4.A2" office:value-type="string">
            <text:p text:style-name="P5">0</text:p>
          </table:table-cell>
          <table:table-cell table:style-name="表格4.A2" office:value-type="string">
            <text:p text:style-name="P5"/>
          </table:table-cell>
          <table:table-cell table:style-name="表格4.J2" office:value-type="string">
            <text:p text:style-name="P5">0</text:p>
          </table:table-cell>
        </table:table-row>
        <table:table-row table:style-name="表格4.1">
          <table:table-cell table:style-name="表格4.A3"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J3" office:value-type="string">
            <text:p text:style-name="P25"></text:p>
          </table:table-cell>
        </table:table-row>
        <table:table-row table:style-name="表格4.1">
          <table:table-cell table:style-name="表格4.A3"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25"></text:p>
          </table:table-cell>
          <table:table-cell table:style-name="表格4.A3" office:value-type="string">
            <text:p text:style-name="P5">0</text:p>
          </table:table-cell>
          <table:table-cell table:style-name="表格4.A3" office:value-type="string">
            <text:p text:style-name="P5"/>
          </table:table-cell>
          <table:table-cell table:style-name="表格4.J3" office:value-type="string">
            <text:p text:style-name="P5">0</text:p>
          </table:table-cell>
        </table:table-row>
        <table:table-row table:style-name="表格4.1">
          <table:table-cell table:style-name="表格4.A5" office:value-type="string">
            <text:p text:style-name="P18"><draw:custom-shape text:anchor-type="char" draw:z-index="445" draw:style-name="gr1" draw:text-style-name="P57" svg:width="1.535cm" svg:height="0.962cm" svg:x="11.483cm" svg:y="0.293cm"><text:p text:style-name="P57"><text:span text:style-name="T32">D</text:span></text:p><draw:enhanced-geometry svg:viewBox="0 0 21600 21600" draw:type="mso-spt41" draw:modifiers="-12662 7134 2309 9631 17553 12524 20855 16051"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J2" office:value-type="string">
            <text:p text:style-name="P5">0</text:p>
          </table:table-cell>
        </table:table-row>
        <table:table-row table:style-name="表格4.1">
          <table:table-cell table:style-name="表格4.A1" office:value-type="string">
            <text:p text:style-name="P18"><draw:line text:anchor-type="char" draw:z-index="448" draw:style-name="gr2" draw:text-style-name="P58" svg:x1="8.256cm" svg:y1="0.263cm" svg:x2="7.938cm" svg:y2="4.708cm"><text:p/></draw:line></text:p>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J3" office:value-type="string">
            <text:p text:style-name="P25"></text:p>
          </table:table-cell>
        </table:table-row>
        <table:table-row table:style-name="表格4.1">
          <table:table-cell table:style-name="表格4.A1"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J3" office:value-type="string">
            <text:p text:style-name="P5">0</text:p>
          </table:table-cell>
        </table:table-row>
        <table:table-row table:style-name="表格4.1">
          <table:table-cell table:style-name="表格4.A1"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J2" office:value-type="string">
            <text:p text:style-name="P5">1</text:p>
          </table:table-cell>
        </table:table-row>
        <table:table-row table:style-name="表格4.1">
          <table:table-cell table:style-name="表格4.A1" office:value-type="string">
            <text:p text:style-name="P5"/>
          </table:table-cell>
          <table:table-cell table:style-name="表格4.A3" office:value-type="string">
            <text:p text:style-name="P5">1</text:p>
          </table:table-cell>
          <table:table-cell table:style-name="表格4.A5" office:value-type="string">
            <text:p text:style-name="P5"/>
          </table:table-cell>
          <table:table-cell table:style-name="表格4.A3" office:value-type="string">
            <text:p text:style-name="P5">0</text:p>
          </table:table-cell>
          <table:table-cell table:style-name="表格4.A5"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5">0</text:p>
          </table:table-cell>
          <table:table-cell table:style-name="表格4.A5" office:value-type="string">
            <text:p text:style-name="P5"/>
          </table:table-cell>
          <table:table-cell table:style-name="表格4.J3" office:value-type="string">
            <text:p text:style-name="P5">1</text:p>
          </table:table-cell>
        </table:table-row>
        <table:table-row table:style-name="表格4.1">
          <table:table-cell table:style-name="表格4.A1"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3" office:value-type="string">
            <text:p text:style-name="P5">0</text:p>
          </table:table-cell>
          <table:table-cell table:style-name="表格4.A3" office:value-type="string">
            <text:p text:style-name="P5"/>
          </table:table-cell>
          <table:table-cell table:style-name="表格4.A3" office:value-type="string">
            <text:p text:style-name="P25"></text:p>
          </table:table-cell>
          <table:table-cell table:style-name="表格4.A3" office:value-type="string">
            <text:p text:style-name="P5"/>
          </table:table-cell>
          <table:table-cell table:style-name="表格4.A3" office:value-type="string">
            <text:p text:style-name="P25"></text:p>
          </table:table-cell>
          <table:table-cell table:style-name="表格4.A3" office:value-type="string">
            <text:p text:style-name="P5"/>
          </table:table-cell>
          <table:table-cell table:style-name="表格4.J3" office:value-type="string">
            <text:p text:style-name="P25"></text:p>
          </table:table-cell>
        </table:table-row>
        <table:table-row table:style-name="表格4.1">
          <table:table-cell table:style-name="表格4.A1" office:value-type="string">
            <text:p text:style-name="P18"><draw:line text:anchor-type="char" draw:z-index="449" draw:style-name="gr2" draw:text-style-name="P58" svg:x1="8.943cm" svg:y1="0.296cm" svg:x2="7.938cm" svg:y2="2.016cm"><text:p/></draw:line><draw:line text:anchor-type="char" draw:z-index="447" draw:style-name="gr2" draw:text-style-name="P58" svg:x1="7.303cm" svg:y1="0.243cm" svg:x2="7.938cm" svg:y2="2.016cm"><text:p/></draw:line><draw:custom-shape text:anchor-type="char" draw:z-index="444" draw:style-name="gr1" draw:text-style-name="P57" svg:width="0.847cm" svg:height="0.953cm" svg:x="2.858cm" svg:y="2.651cm"><text:p text:style-name="P57"><text:span text:style-name="T30">C</text:span></text:p><draw:enhanced-geometry svg:viewBox="0 0 21600 21600" draw:type="mso-spt41" draw:modifiers="47250 -9000 18360 1056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4.A3" office:value-type="string">
            <text:p text:style-name="P25"></text:p>
          </table:table-cell>
          <table:table-cell table:style-name="表格4.A3" office:value-type="string">
            <text:p text:style-name="P5"/>
          </table:table-cell>
          <table:table-cell table:style-name="表格4.A3" office:value-type="string">
            <text:p text:style-name="P25"></text:p>
          </table:table-cell>
          <table:table-cell table:style-name="表格4.A3" office:value-type="string">
            <text:p text:style-name="P5"/>
          </table:table-cell>
          <table:table-cell table:style-name="表格4.A5" office:value-type="string">
            <text:p text:style-name="P5">0</text:p>
          </table:table-cell>
          <table:table-cell table:style-name="表格4.A3" office:value-type="string">
            <text:p text:style-name="P5"/>
          </table:table-cell>
          <table:table-cell table:style-name="表格4.A5" office:value-type="string">
            <text:p text:style-name="P5">0</text:p>
          </table:table-cell>
          <table:table-cell table:style-name="表格4.A3" office:value-type="string">
            <text:p text:style-name="P5"/>
          </table:table-cell>
          <table:table-cell table:style-name="表格4.J11" office:value-type="string">
            <text:p text:style-name="P5">1</text:p>
          </table:table-cell>
        </table:table-row>
        <table:table-row table:style-name="表格4.1">
          <table:table-cell table:style-name="表格4.A1" office:value-type="string">
            <text:p text:style-name="P18"><draw:custom-shape text:anchor-type="char" draw:z-index="443" draw:style-name="gr1" draw:text-style-name="P57" svg:width="0.847cm" svg:height="0.953cm" svg:x="2.91cm" svg:y="0.028cm"><text:p text:style-name="P57"><text:span text:style-name="T30">A</text:span></text:p><draw:enhanced-geometry svg:viewBox="0 0 21600 21600" draw:type="mso-spt41" draw:modifiers="47250 -9000 18360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446" draw:style-name="gr2" draw:text-style-name="P58" svg:x1="6.218cm" svg:y1="0.249cm" svg:x2="7.938cm" svg:y2="1.466cm"><text:p/></draw:line></text:p>
          </table:table-cell>
          <table:table-cell table:style-name="表格4.A3" office:value-type="string">
            <text:p text:style-name="P5">1</text:p>
          </table:table-cell>
          <table:table-cell table:style-name="表格4.A3" office:value-type="string">
            <text:p text:style-name="P5"/>
          </table:table-cell>
          <table:table-cell table:style-name="表格4.A5" office:value-type="string">
            <text:p text:style-name="P5">0</text:p>
          </table:table-cell>
          <table:table-cell table:style-name="表格4.A3"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row>
        <table:table-row table:style-name="表格4.1">
          <table:table-cell table:style-name="表格4.A1" office:value-type="string">
            <text:p text:style-name="P5"/>
          </table:table-cell>
          <table:table-cell table:style-name="表格4.A3" office:value-type="string">
            <text:p text:style-name="P5">1</text:p>
          </table:table-cell>
          <table:table-cell table:style-name="表格4.A3"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row>
        <table:table-row table:style-name="表格4.1">
          <table:table-cell table:style-name="表格4.A1" office:value-type="string">
            <text:p text:style-name="P18"><draw:frame draw:style-name="fr1" draw:name="框架8" text:anchor-type="char" svg:x="7.562cm" svg:y="0.309cm" svg:width="0.953cm" svg:height="0.953cm" draw:z-index="450"><draw:text-box><text:p text:style-name="Heading_20_4">B</text:p></draw:text-box></draw:frame></text:p>
          </table:table-cell>
          <table:table-cell table:style-name="表格4.A2" office:value-type="string">
            <text:p text:style-name="P5">1</text:p>
          </table:table-cell>
          <table:table-cell table:style-name="表格4.A3"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row>
        <table:table-row table:style-name="表格4.1">
          <table:table-cell table:style-name="表格4.A1" office:value-type="string">
            <text:p text:style-name="P5"/>
          </table:table-cell>
          <table:table-cell table:style-name="表格4.A3" office:value-type="string">
            <text:p text:style-name="P25"></text:p>
          </table:table-cell>
          <table:table-cell table:style-name="表格4.A3"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row>
        <table:table-row table:style-name="表格4.1">
          <table:table-cell table:style-name="表格4.A1" office:value-type="string">
            <text:p text:style-name="P18"><draw:frame draw:style-name="fr3" draw:name="框架9" text:anchor-type="char" svg:x="7.303cm" svg:y="0.356cm" svg:width="4.763cm" svg:height="1.588cm" draw:z-index="451"><draw:text-box><text:p text:style-name="Standard">｜<text:span text:style-name="T1">A</text:span>｜＝｜<text:span text:style-name="T1">B</text:span>｜</text:p><text:p text:style-name="Standard">｜<text:span text:style-name="T1">C</text:span>｜＝｜<text:span text:style-name="T1">D</text:span>｜</text:p></draw:text-box></draw:frame></text:p>
          </table:table-cell>
          <table:table-cell table:style-name="表格4.A5" office:value-type="string">
            <text:p text:style-name="P5">1</text:p>
          </table:table-cell>
          <table:table-cell table:style-name="表格4.A3"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cell table:style-name="表格4.A1" office:value-type="string">
            <text:p text:style-name="P5"/>
          </table:table-cell>
        </table:table-row>
      </table:table>
      <text:p text:style-name="Standard"/>
      <text:p text:style-name="Standard"/>
      <text:p text:style-name="P16"><draw:frame draw:style-name="fr2" draw:name="框架10" text:anchor-type="char" svg:x="2.223cm" svg:y="0.169cm" svg:width="10.16cm" svg:height="0.688cm" draw:z-index="442"><draw:text-box><text:p text:style-name="Standard">Figure 8 <text:s/>After swap the elements in <text:span text:style-name="T1">C</text:span> and <text:span text:style-name="T1">D</text:span> in figure 7.</text:p></draw:text-box></draw:frame></text:p>
      <text:p text:style-name="Standard"/>
      <text:p text:style-name="Standard"/>
      <text:p text:style-name="P36">And swap all the 0s in <draw:frame draw:style-name="fr29" draw:name="物件69" text:anchor-type="as-char" svg:width="0.529cm" svg:height="0.635cm" draw:z-index="67"><draw:object-ole xlink:href="./Object 69" xlink:type="simple" xlink:show="embed" xlink:actuate="onLoad"/><draw:image xlink:href="./ObjectReplacements/Object 69" xlink:type="simple" xlink:show="embed" xlink:actuate="onLoad"/></draw:frame> and the equal number of 1 in <draw:frame draw:style-name="fr27" draw:name="物件70" text:anchor-type="as-char" svg:width="0.459cm" svg:height="0.6cm" draw:z-index="68"><draw:object-ole xlink:href="./Object 70" xlink:type="simple" xlink:show="embed" xlink:actuate="onLoad"/><draw:image xlink:href="./ObjectReplacements/Object 70" xlink:type="simple" xlink:show="embed" xlink:actuate="onLoad"/></draw:frame> in figure 6, depict as figure 9 (Because <draw:frame draw:style-name="fr25" draw:name="物件71" text:anchor-type="as-char" svg:width="0.6cm" svg:height="0.706cm" draw:z-index="69"><draw:object-ole xlink:href="./Object 71" xlink:type="simple" xlink:show="embed" xlink:actuate="onLoad"/><draw:image xlink:href="./ObjectReplacements/Object 71" xlink:type="simple" xlink:show="embed" xlink:actuate="onLoad"/></draw:frame> <text:span text:style-name="T12"></text:span> <draw:frame draw:style-name="fr34" draw:name="物件72" text:anchor-type="as-char" svg:width="0.706cm" svg:height="0.706cm" draw:z-index="70"><draw:object-ole xlink:href="./Object 72" xlink:type="simple" xlink:show="embed" xlink:actuate="onLoad"/><draw:image xlink:href="./ObjectReplacements/Object 72" xlink:type="simple" xlink:show="embed" xlink:actuate="onLoad"/></draw:frame> and <draw:frame draw:style-name="fr27" draw:name="物件73" text:anchor-type="as-char" svg:width="0.459cm" svg:height="0.6cm" draw:z-index="71"><draw:object-ole xlink:href="./Object 73" xlink:type="simple" xlink:show="embed" xlink:actuate="onLoad"/><draw:image xlink:href="./ObjectReplacements/Object 73" xlink:type="simple" xlink:show="embed" xlink:actuate="onLoad"/></draw:frame> is all 1 and the elements of <draw:frame draw:style-name="fr29" draw:name="物件74" text:anchor-type="as-char" svg:width="0.529cm" svg:height="0.635cm" draw:z-index="72"><draw:object-ole xlink:href="./Object 74" xlink:type="simple" xlink:show="embed" xlink:actuate="onLoad"/><draw:image xlink:href="./ObjectReplacements/Object 74" xlink:type="simple" xlink:show="embed" xlink:actuate="onLoad"/></draw:frame> is 0,1 mixed, it can do swap certainly), the number of 0s map to <text:span text:style-name="T1">W</text:span> is still unchanged. Let <text:span text:style-name="T1">E</text:span> =<draw:frame draw:style-name="fr28" draw:name="物件75" text:anchor-type="as-char" svg:width="0.492cm" svg:height="0.6cm" draw:z-index="73"><draw:object-ole xlink:href="./Object 75" xlink:type="simple" xlink:show="embed" xlink:actuate="onLoad"/><draw:image xlink:href="./ObjectReplacements/Object 75" xlink:type="simple" xlink:show="embed" xlink:actuate="onLoad"/></draw:frame><text:span text:style-name="T12"></text:span><draw:frame draw:style-name="fr42" draw:name="物件76" text:anchor-type="as-char" svg:width="0.459cm" svg:height="0.635cm" draw:z-index="74"><draw:object-ole xlink:href="./Object 76" xlink:type="simple" xlink:show="embed" xlink:actuate="onLoad"/><draw:image xlink:href="./ObjectReplacements/Object 76" xlink:type="simple" xlink:show="embed" xlink:actuate="onLoad"/></draw:frame><text:span text:style-name="T12"></text:span> <text:span text:style-name="T22"></text:span> <text:span text:style-name="T12"></text:span><draw:frame draw:style-name="fr43" draw:name="物件77" text:anchor-type="as-char" svg:width="0.564cm" svg:height="0.635cm" draw:z-index="75"><draw:object-ole xlink:href="./Object 77" xlink:type="simple" xlink:show="embed" xlink:actuate="onLoad"/><draw:image xlink:href="./ObjectReplacements/Object 77" xlink:type="simple" xlink:show="embed" xlink:actuate="onLoad"/></draw:frame>, <draw:frame draw:style-name="fr44" draw:name="物件78" text:anchor-type="as-char" svg:width="0.529cm" svg:height="0.459cm" draw:z-index="76"><draw:object-ole xlink:href="./Object 78" xlink:type="simple" xlink:show="embed" xlink:actuate="onLoad"/><draw:image xlink:href="./ObjectReplacements/Object 78" xlink:type="simple" xlink:show="embed" xlink:actuate="onLoad"/></draw:frame>is the top <draw:frame draw:style-name="fr26" draw:name="物件79" text:anchor-type="as-char" svg:width="0.564cm" svg:height="0.706cm" draw:z-index="77"><draw:object-ole xlink:href="./Object 79" xlink:type="simple" xlink:show="embed" xlink:actuate="onLoad"/><draw:image xlink:href="./ObjectReplacements/Object 79" xlink:type="simple" xlink:show="embed" xlink:actuate="onLoad"/></draw:frame> elements of <text:span text:style-name="T1">U</text:span>, <text:span text:style-name="T1">F</text:span> = <text:span text:style-name="T1">U </text:span>–<draw:frame draw:style-name="fr44" draw:name="物件80" text:anchor-type="as-char" svg:width="0.529cm" svg:height="0.459cm" draw:z-index="78"><draw:object-ole xlink:href="./Object 80" xlink:type="simple" xlink:show="embed" xlink:actuate="onLoad"/><draw:image xlink:href="./ObjectReplacements/Object 80" xlink:type="simple" xlink:show="embed" xlink:actuate="onLoad"/></draw:frame>, <text:span text:style-name="T1">G</text:span> is the top <draw:frame draw:style-name="fr26" draw:name="物件81" text:anchor-type="as-char" svg:width="0.564cm" svg:height="0.706cm" draw:z-index="79"><draw:object-ole xlink:href="./Object 81" xlink:type="simple" xlink:show="embed" xlink:actuate="onLoad"/><draw:image xlink:href="./ObjectReplacements/Object 81" xlink:type="simple" xlink:show="embed" xlink:actuate="onLoad"/></draw:frame> of 1 of <draw:frame draw:style-name="fr27" draw:name="物件82" text:anchor-type="as-char" svg:width="0.459cm" svg:height="0.6cm" draw:z-index="80"><draw:object-ole xlink:href="./Object 82" xlink:type="simple" xlink:show="embed" xlink:actuate="onLoad"/><draw:image xlink:href="./ObjectReplacements/Object 82" xlink:type="simple" xlink:show="embed" xlink:actuate="onLoad"/></draw:frame>( Note the number of 1 in <draw:frame draw:style-name="fr27" draw:name="物件83" text:anchor-type="as-char" svg:width="0.459cm" svg:height="0.6cm" draw:z-index="81"><draw:object-ole xlink:href="./Object 83" xlink:type="simple" xlink:show="embed" xlink:actuate="onLoad"/><draw:image xlink:href="./ObjectReplacements/Object 83" xlink:type="simple" xlink:show="embed" xlink:actuate="onLoad"/></draw:frame><draw:frame draw:style-name="fr38" draw:name="物件84" text:anchor-type="as-char" svg:width="0.459cm" svg:height="0.353cm" draw:z-index="82"><draw:object-ole xlink:href="./Object 84" xlink:type="simple" xlink:show="embed" xlink:actuate="onLoad"/><draw:image xlink:href="./ObjectReplacements/Object 84" xlink:type="simple" xlink:show="embed" xlink:actuate="onLoad"/></draw:frame><draw:frame draw:style-name="fr28" draw:name="物件85" text:anchor-type="as-char" svg:width="0.492cm" svg:height="0.6cm" draw:z-index="83"><draw:object-ole xlink:href="./Object 85" xlink:type="simple" xlink:show="embed" xlink:actuate="onLoad"/><draw:image xlink:href="./ObjectReplacements/Object 85" xlink:type="simple" xlink:show="embed" xlink:actuate="onLoad"/></draw:frame><draw:frame draw:style-name="fr38" draw:name="物件86" text:anchor-type="as-char" svg:width="0.459cm" svg:height="0.353cm" draw:z-index="84"><draw:object-ole xlink:href="./Object 86" xlink:type="simple" xlink:show="embed" xlink:actuate="onLoad"/><draw:image xlink:href="./ObjectReplacements/Object 86" xlink:type="simple" xlink:show="embed" xlink:actuate="onLoad"/></draw:frame><text:span text:style-name="T22"></text:span><draw:frame draw:style-name="fr38" draw:name="物件87" text:anchor-type="as-char" svg:width="0.459cm" svg:height="0.353cm" draw:z-index="85"><draw:object-ole xlink:href="./Object 87" xlink:type="simple" xlink:show="embed" xlink:actuate="onLoad"/><draw:image xlink:href="./ObjectReplacements/Object 87" xlink:type="simple" xlink:show="embed" xlink:actuate="onLoad"/></draw:frame><draw:frame draw:style-name="fr29" draw:name="物件88" text:anchor-type="as-char" svg:width="0.529cm" svg:height="0.635cm" draw:z-index="86"><draw:object-ole xlink:href="./Object 88" xlink:type="simple" xlink:show="embed" xlink:actuate="onLoad"/><draw:image xlink:href="./ObjectReplacements/Object 88" xlink:type="simple" xlink:show="embed" xlink:actuate="onLoad"/></draw:frame> is greater or equal to <draw:frame draw:style-name="fr26" draw:name="物件89" text:anchor-type="as-char" svg:width="0.564cm" svg:height="0.706cm" draw:z-index="87"><draw:object-ole xlink:href="./Object 89" xlink:type="simple" xlink:show="embed" xlink:actuate="onLoad"/><draw:image xlink:href="./ObjectReplacements/Object 89" xlink:type="simple" xlink:show="embed" xlink:actuate="onLoad"/></draw:frame>, and <draw:frame draw:style-name="fr26" draw:name="物件90" text:anchor-type="as-char" svg:width="0.564cm" svg:height="0.706cm" draw:z-index="88"><draw:object-ole xlink:href="./Object 90" xlink:type="simple" xlink:show="embed" xlink:actuate="onLoad"/><draw:image xlink:href="./ObjectReplacements/Object 90" xlink:type="simple" xlink:show="embed" xlink:actuate="onLoad"/></draw:frame>=<draw:frame draw:style-name="fr32" draw:name="物件91" text:anchor-type="as-char" svg:width="0.635cm" svg:height="0.706cm" draw:z-index="89"><draw:object-ole xlink:href="./Object 91" xlink:type="simple" xlink:show="embed" xlink:actuate="onLoad"/><draw:image xlink:href="./ObjectReplacements/Object 91" xlink:type="simple" xlink:show="embed" xlink:actuate="onLoad"/></draw:frame>, so <draw:frame draw:style-name="fr26" draw:name="物件92" text:anchor-type="as-char" svg:width="0.564cm" svg:height="0.706cm" draw:z-index="90"><draw:object-ole xlink:href="./Object 92" xlink:type="simple" xlink:show="embed" xlink:actuate="onLoad"/><draw:image xlink:href="./ObjectReplacements/Object 92" xlink:type="simple" xlink:show="embed" xlink:actuate="onLoad"/></draw:frame> is less than or equal to the number of 1 in <draw:frame draw:style-name="fr27" draw:name="物件93" text:anchor-type="as-char" svg:width="0.459cm" svg:height="0.6cm" draw:z-index="91"><draw:object-ole xlink:href="./Object 93" xlink:type="simple" xlink:show="embed" xlink:actuate="onLoad"/><draw:image xlink:href="./ObjectReplacements/Object 93" xlink:type="simple" xlink:show="embed" xlink:actuate="onLoad"/></draw:frame>, and G certainly can be found). Here, when <draw:frame draw:style-name="fr25" draw:name="物件94" text:anchor-type="as-char" svg:width="0.6cm" svg:height="0.706cm" draw:z-index="92"><draw:object-ole xlink:href="./Object 94" xlink:type="simple" xlink:show="embed" xlink:actuate="onLoad"/><draw:image xlink:href="./ObjectReplacements/Object 94" xlink:type="simple" xlink:show="embed" xlink:actuate="onLoad"/></draw:frame>+<draw:frame draw:style-name="fr41" draw:name="物件95" text:anchor-type="as-char" svg:width="0.67cm" svg:height="0.706cm" draw:z-index="93"><draw:object-ole xlink:href="./Object 95" xlink:type="simple" xlink:show="embed" xlink:actuate="onLoad"/><draw:image xlink:href="./ObjectReplacements/Object 95" xlink:type="simple" xlink:show="embed" xlink:actuate="onLoad"/></draw:frame>+ <text:span text:style-name="T22"></text:span> +<draw:frame draw:style-name="fr33" draw:name="物件96" text:anchor-type="as-char" svg:width="0.953cm" svg:height="0.706cm" draw:z-index="94"><draw:object-ole xlink:href="./Object 96" xlink:type="simple" xlink:show="embed" xlink:actuate="onLoad"/><draw:image xlink:href="./ObjectReplacements/Object 96" xlink:type="simple" xlink:show="embed" xlink:actuate="onLoad"/></draw:frame> = <draw:frame draw:style-name="fr26" draw:name="物件97" text:anchor-type="as-char" svg:width="0.564cm" svg:height="0.706cm" draw:z-index="95"><draw:object-ole xlink:href="./Object 97" xlink:type="simple" xlink:show="embed" xlink:actuate="onLoad"/><draw:image xlink:href="./ObjectReplacements/Object 97" xlink:type="simple" xlink:show="embed" xlink:actuate="onLoad"/></draw:frame> and <draw:frame draw:style-name="fr25" draw:name="物件98" text:anchor-type="as-char" svg:width="0.6cm" svg:height="0.706cm" draw:z-index="96"><draw:object-ole xlink:href="./Object 98" xlink:type="simple" xlink:show="embed" xlink:actuate="onLoad"/><draw:image xlink:href="./ObjectReplacements/Object 98" xlink:type="simple" xlink:show="embed" xlink:actuate="onLoad"/></draw:frame> = <draw:frame draw:style-name="fr34" draw:name="物件99" text:anchor-type="as-char" svg:width="0.706cm" svg:height="0.706cm" draw:z-index="97"><draw:object-ole xlink:href="./Object 99" xlink:type="simple" xlink:show="embed" xlink:actuate="onLoad"/><draw:image xlink:href="./ObjectReplacements/Object 99" xlink:type="simple" xlink:show="embed" xlink:actuate="onLoad"/></draw:frame>, <text:span text:style-name="T1">F</text:span>= <text:span text:style-name="T12"></text:span> and <text:span text:style-name="T1">G</text:span> = <text:span text:style-name="T12"></text:span>, otherwise, <text:soft-page-break/><text:span text:style-name="T1">F</text:span><text:span text:style-name="T12"></text:span> <text:span text:style-name="T12"></text:span> and <text:span text:style-name="T1">G</text:span> <text:span text:style-name="T12"></text:span> <text:span text:style-name="T12"></text:span>. And more, <text:span text:style-name="T1">A</text:span><text:span text:style-name="T13"></text:span><text:span text:style-name="T1"> </text:span>is proper set of <text:span text:style-name="T1">A</text:span> (because<draw:frame draw:style-name="fr37" draw:name="物件100" text:anchor-type="as-char" svg:width="0.529cm" svg:height="0.706cm" draw:z-index="98"><draw:object-ole xlink:href="./Object 100" xlink:type="simple" xlink:show="embed" xlink:actuate="onLoad"/><draw:image xlink:href="./ObjectReplacements/Object 100" xlink:type="simple" xlink:show="embed" xlink:actuate="onLoad"/></draw:frame> = <draw:frame draw:style-name="fr25" draw:name="物件101" text:anchor-type="as-char" svg:width="0.6cm" svg:height="0.706cm" draw:z-index="99"><draw:object-ole xlink:href="./Object 101" xlink:type="simple" xlink:show="embed" xlink:actuate="onLoad"/><draw:image xlink:href="./ObjectReplacements/Object 101" xlink:type="simple" xlink:show="embed" xlink:actuate="onLoad"/></draw:frame>+<draw:frame draw:style-name="fr41" draw:name="物件102" text:anchor-type="as-char" svg:width="0.67cm" svg:height="0.706cm" draw:z-index="100"><draw:object-ole xlink:href="./Object 102" xlink:type="simple" xlink:show="embed" xlink:actuate="onLoad"/><draw:image xlink:href="./ObjectReplacements/Object 102" xlink:type="simple" xlink:show="embed" xlink:actuate="onLoad"/></draw:frame>+ <text:span text:style-name="T22"></text:span> +<draw:frame draw:style-name="fr33" draw:name="物件103" text:anchor-type="as-char" svg:width="0.953cm" svg:height="0.706cm" draw:z-index="101"><draw:object-ole xlink:href="./Object 103" xlink:type="simple" xlink:show="embed" xlink:actuate="onLoad"/><draw:image xlink:href="./ObjectReplacements/Object 103" xlink:type="simple" xlink:show="embed" xlink:actuate="onLoad"/></draw:frame> <text:span text:style-name="T12"></text:span> <draw:frame draw:style-name="fr41" draw:name="物件104" text:anchor-type="as-char" svg:width="0.67cm" svg:height="0.706cm" draw:z-index="102"><draw:object-ole xlink:href="./Object 104" xlink:type="simple" xlink:show="embed" xlink:actuate="onLoad"/><draw:image xlink:href="./ObjectReplacements/Object 104" xlink:type="simple" xlink:show="embed" xlink:actuate="onLoad"/></draw:frame>+<draw:frame draw:style-name="fr32" draw:name="物件105" text:anchor-type="as-char" svg:width="0.635cm" svg:height="0.706cm" draw:z-index="103"><draw:object-ole xlink:href="./Object 105" xlink:type="simple" xlink:show="embed" xlink:actuate="onLoad"/><draw:image xlink:href="./ObjectReplacements/Object 105" xlink:type="simple" xlink:show="embed" xlink:actuate="onLoad"/></draw:frame>+<text:span text:style-name="T22"></text:span>+<draw:frame draw:style-name="fr34" draw:name="物件106" text:anchor-type="as-char" svg:width="0.706cm" svg:height="0.706cm" draw:z-index="104"><draw:object-ole xlink:href="./Object 106" xlink:type="simple" xlink:show="embed" xlink:actuate="onLoad"/><draw:image xlink:href="./ObjectReplacements/Object 106" xlink:type="simple" xlink:show="embed" xlink:actuate="onLoad"/></draw:frame> = <draw:frame draw:style-name="fr25" draw:name="物件107" text:anchor-type="as-char" svg:width="0.6cm" svg:height="0.706cm" draw:z-index="105"><draw:object-ole xlink:href="./Object 107" xlink:type="simple" xlink:show="embed" xlink:actuate="onLoad"/><draw:image xlink:href="./ObjectReplacements/Object 107" xlink:type="simple" xlink:show="embed" xlink:actuate="onLoad"/></draw:frame>).</text:p>
      <text:p text:style-name="P44"/>
      <table:table table:name="表格5" table:style-name="表格5">
        <table:table-column table:style-name="表格5.A" table:number-columns-repeated="3"/>
        <table:table-column table:style-name="表格5.D"/>
        <table:table-column table:style-name="表格5.A"/>
        <table:table-column table:style-name="表格5.D"/>
        <table:table-column table:style-name="表格5.G"/>
        <table:table-column table:style-name="表格5.H"/>
        <table:table-column table:style-name="表格5.A"/>
        <table:table-column table:style-name="表格5.J"/>
        <table:table-row table:style-name="表格5.1">
          <table:table-cell table:style-name="表格5.A1" office:value-type="string">
            <text:p text:style-name="P19"><draw:custom-shape text:anchor-type="char" draw:z-index="461" draw:style-name="gr6" draw:text-style-name="P57" svg:width="2.858cm" svg:height="1.123cm" svg:x="0.953cm" svg:y="-0.635cm"><text:p text:style-name="P57"><text:span text:style-name="T31">Before swap</text:span></text:p><draw:enhanced-geometry svg:viewBox="0 0 21600 21600" draw:glue-points="10800 0 0 10800 10800 21600 21600 10800 ?f40 ?f41" draw:text-areas="0 0 21600 21600" draw:type="rectangular-callout" draw:modifiers="21160 336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表格5.A1" office:value-type="string">
            <text:p text:style-name="P29">U</text:p>
          </table:table-cell>
          <table:table-cell table:style-name="表格5.A1" office:value-type="string">
            <text:p text:style-name="P29"/>
          </table:table-cell>
          <table:table-cell table:style-name="表格5.A1" office:value-type="string">
            <text:p text:style-name="P5"><text:span text:style-name="T1">V</text:span><text:span text:style-name="T17">1</text:span></text:p>
          </table:table-cell>
          <table:table-cell table:style-name="表格5.A1" office:value-type="string">
            <text:p text:style-name="P29"/>
          </table:table-cell>
          <table:table-cell table:style-name="表格5.A1" office:value-type="string">
            <text:p text:style-name="P5"><text:span text:style-name="T1">V</text:span><text:span text:style-name="T17">2</text:span></text:p>
          </table:table-cell>
          <table:table-cell table:style-name="表格5.A1" office:value-type="string">
            <text:p text:style-name="P29"/>
          </table:table-cell>
          <table:table-cell table:style-name="表格5.A1" office:value-type="string">
            <text:p text:style-name="P5"><text:span text:style-name="T1">V</text:span><text:span text:style-name="T17">m-1</text:span></text:p>
          </table:table-cell>
          <table:table-cell table:style-name="表格5.A1" office:value-type="string">
            <text:p text:style-name="P29"/>
          </table:table-cell>
          <table:table-cell table:style-name="表格5.A1" office:value-type="string">
            <text:p text:style-name="P5"><text:span text:style-name="T1">V</text:span><text:span text:style-name="T17">m</text:span></text:p>
          </table:table-cell>
        </table:table-row>
        <table:table-row table:style-name="表格5.1">
          <table:table-cell table:style-name="表格5.A2" office:value-type="string">
            <text:p text:style-name="P18"><draw:custom-shape text:anchor-type="char" draw:z-index="619" draw:style-name="gr1" draw:text-style-name="P57" svg:width="3.176cm" svg:height="0.932cm" svg:x="11.409cm" svg:y="0.487cm"><text:p text:style-name="P57"><text:span text:style-name="T31">First 1</text:span></text:p><draw:enhanced-geometry svg:viewBox="0 0 21600 21600" draw:type="mso-spt41" draw:modifiers="-4128 23736 1512 9648 -9870 22278 -7875 2604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5.A2" office:value-type="string">
            <text:p text:style-name="P5">0</text:p>
          </table:table-cell>
          <table:table-cell table:style-name="表格5.A2" office:value-type="string">
            <text:p text:style-name="P5"/>
          </table:table-cell>
          <table:table-cell table:style-name="表格5.A2" office:value-type="string">
            <text:p text:style-name="P5">1</text:p>
          </table:table-cell>
          <table:table-cell table:style-name="表格5.A2" office:value-type="string">
            <text:p text:style-name="P5"/>
          </table:table-cell>
          <table:table-cell table:style-name="表格5.A2" office:value-type="string">
            <text:p text:style-name="P5">1</text:p>
          </table:table-cell>
          <table:table-cell table:style-name="表格5.A2" office:value-type="string">
            <text:p text:style-name="P5"/>
          </table:table-cell>
          <table:table-cell table:style-name="表格5.A2" office:value-type="string">
            <text:p text:style-name="P5">1</text:p>
          </table:table-cell>
          <table:table-cell table:style-name="表格5.A2" office:value-type="string">
            <text:p text:style-name="P5"/>
          </table:table-cell>
          <table:table-cell table:style-name="表格5.J2" office:value-type="string">
            <text:p text:style-name="P5">0</text:p>
          </table:table-cell>
        </table:table-row>
        <table:table-row table:style-name="表格5.1">
          <table:table-cell table:style-name="表格5.A3"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J3" office:value-type="string">
            <text:p text:style-name="P25"></text:p>
          </table:table-cell>
        </table:table-row>
        <table:table-row table:style-name="表格5.1">
          <table:table-cell table:style-name="表格5.A3"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25"></text:p>
          </table:table-cell>
          <table:table-cell table:style-name="表格5.A3" office:value-type="string">
            <text:p text:style-name="P5">1</text:p>
          </table:table-cell>
          <table:table-cell table:style-name="表格5.A3" office:value-type="string">
            <text:p text:style-name="P5"/>
          </table:table-cell>
          <table:table-cell table:style-name="表格5.J4" office:value-type="string">
            <text:p text:style-name="P5">0</text:p>
          </table:table-cell>
        </table:table-row>
        <table:table-row table:style-name="表格5.1">
          <table:table-cell table:style-name="表格5.A5" office:value-type="string">
            <text:p text:style-name="P18"><draw:frame draw:style-name="fr1" draw:name="框架11" text:anchor-type="char" svg:x="11.113cm" svg:y="0.386cm" svg:width="0.953cm" svg:height="0.953cm" draw:z-index="458"><draw:text-box><text:p text:style-name="P27">D</text:p></draw:text-box></draw:frame><draw:custom-shape text:anchor-type="char" draw:z-index="462" draw:style-name="gr7" draw:text-style-name="P57" svg:width="0.466cm" svg:height="1.518cm" svg:x="10.795cm" svg:y="0.02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J2" office:value-type="string">
            <text:p text:style-name="P5">1</text:p>
          </table:table-cell>
        </table:table-row>
        <table:table-row table:style-name="表格5.1">
          <table:table-cell table:style-name="表格5.A1" office:value-type="string">
            <text:p text:style-name="P18"><draw:line text:anchor-type="char" draw:z-index="456" draw:style-name="gr2" draw:text-style-name="P58" svg:x1="8.256cm" svg:y1="0.263cm" svg:x2="7.938cm" svg:y2="4.708cm"><text:p/></draw:line></text:p>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J3" office:value-type="string">
            <text:p text:style-name="P25"></text:p>
          </table:table-cell>
        </table:table-row>
        <table:table-row table:style-name="表格5.1">
          <table:table-cell table:style-name="表格5.A1"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J4" office:value-type="string">
            <text:p text:style-name="P5">1</text:p>
          </table:table-cell>
        </table:table-row>
        <table:table-row table:style-name="表格5.1">
          <table:table-cell table:style-name="表格5.A1"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J2" office:value-type="string">
            <text:p text:style-name="P5">1</text:p>
          </table:table-cell>
        </table:table-row>
        <table:table-row table:style-name="表格5.1">
          <table:table-cell table:style-name="表格5.A1" office:value-type="string">
            <text:p text:style-name="P5"/>
          </table:table-cell>
          <table:table-cell table:style-name="表格5.A3" office:value-type="string">
            <text:p text:style-name="P5">0</text:p>
          </table:table-cell>
          <table:table-cell table:style-name="表格5.A5" office:value-type="string">
            <text:p text:style-name="P5"/>
          </table:table-cell>
          <table:table-cell table:style-name="表格5.A3" office:value-type="string">
            <text:p text:style-name="P5">1</text:p>
          </table:table-cell>
          <table:table-cell table:style-name="表格5.A5"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5">1</text:p>
          </table:table-cell>
          <table:table-cell table:style-name="表格5.A5" office:value-type="string">
            <text:p text:style-name="P5"/>
          </table:table-cell>
          <table:table-cell table:style-name="表格5.J3" office:value-type="string">
            <text:p text:style-name="P5">1</text:p>
          </table:table-cell>
        </table:table-row>
        <table:table-row table:style-name="表格5.1">
          <table:table-cell table:style-name="表格5.A1"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3" office:value-type="string">
            <text:p text:style-name="P5">1</text:p>
          </table:table-cell>
          <table:table-cell table:style-name="表格5.A3" office:value-type="string">
            <text:p text:style-name="P5"/>
          </table:table-cell>
          <table:table-cell table:style-name="表格5.A3" office:value-type="string">
            <text:p text:style-name="P25"></text:p>
          </table:table-cell>
          <table:table-cell table:style-name="表格5.A3" office:value-type="string">
            <text:p text:style-name="P5"/>
          </table:table-cell>
          <table:table-cell table:style-name="表格5.A3" office:value-type="string">
            <text:p text:style-name="P25"></text:p>
          </table:table-cell>
          <table:table-cell table:style-name="表格5.A3" office:value-type="string">
            <text:p text:style-name="P5"/>
          </table:table-cell>
          <table:table-cell table:style-name="表格5.J3" office:value-type="string">
            <text:p text:style-name="P25"></text:p>
          </table:table-cell>
        </table:table-row>
        <table:table-row table:style-name="表格5.1">
          <table:table-cell table:style-name="表格5.A1" office:value-type="string">
            <text:p text:style-name="P18"><draw:line text:anchor-type="char" draw:z-index="457" draw:style-name="gr2" draw:text-style-name="P58" svg:x1="8.869cm" svg:y1="0.196cm" svg:x2="7.938cm" svg:y2="2.016cm"><text:p/></draw:line><draw:line text:anchor-type="char" draw:z-index="455" draw:style-name="gr2" draw:text-style-name="P58" svg:x1="7.303cm" svg:y1="0.429cm" svg:x2="7.938cm" svg:y2="2.017cm"><text:p/></draw:line><draw:custom-shape text:anchor-type="char" draw:z-index="453" draw:style-name="gr1" draw:text-style-name="P57" svg:width="0.847cm" svg:height="0.953cm" svg:x="2.858cm" svg:y="2.651cm"><text:p text:style-name="P57"><text:span text:style-name="T30">C</text:span></text:p><draw:enhanced-geometry svg:viewBox="0 0 21600 21600" draw:type="mso-spt41" draw:modifiers="47250 -9000 15120 816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452" draw:style-name="gr1" draw:text-style-name="P57" svg:width="0.847cm" svg:height="0.953cm" svg:x="2.72cm" svg:y="0.429cm"><text:p text:style-name="P57"><text:span text:style-name="T30">A</text:span></text:p><draw:enhanced-geometry svg:viewBox="0 0 21600 21600" draw:type="mso-spt41" draw:modifiers="47250 -9000 17280 1152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5.A3" office:value-type="string">
            <text:p text:style-name="P25"></text:p>
          </table:table-cell>
          <table:table-cell table:style-name="表格5.A3" office:value-type="string">
            <text:p text:style-name="P5"/>
          </table:table-cell>
          <table:table-cell table:style-name="表格5.A3" office:value-type="string">
            <text:p text:style-name="P25"></text:p>
          </table:table-cell>
          <table:table-cell table:style-name="表格5.A3" office:value-type="string">
            <text:p text:style-name="P5"/>
          </table:table-cell>
          <table:table-cell table:style-name="表格5.A5" office:value-type="string">
            <text:p text:style-name="P5">1</text:p>
          </table:table-cell>
          <table:table-cell table:style-name="表格5.A3" office:value-type="string">
            <text:p text:style-name="P5"/>
          </table:table-cell>
          <table:table-cell table:style-name="表格5.A5" office:value-type="string">
            <text:p text:style-name="P5">1</text:p>
          </table:table-cell>
          <table:table-cell table:style-name="表格5.A3" office:value-type="string">
            <text:p text:style-name="P5"/>
          </table:table-cell>
          <table:table-cell table:style-name="表格5.J4" office:value-type="string">
            <text:p text:style-name="P5">1</text:p>
          </table:table-cell>
        </table:table-row>
        <table:table-row table:style-name="表格5.1">
          <table:table-cell table:style-name="表格5.A1" office:value-type="string">
            <text:p text:style-name="P18"><draw:line text:anchor-type="char" draw:z-index="454" draw:style-name="gr2" draw:text-style-name="P58" svg:x1="6.223cm" svg:y1="0.175cm" svg:x2="7.938cm" svg:y2="1.466cm"><text:p/></draw:line></text:p>
          </table:table-cell>
          <table:table-cell table:style-name="表格5.A3" office:value-type="string">
            <text:p text:style-name="P5">0</text:p>
          </table:table-cell>
          <table:table-cell table:style-name="表格5.A3" office:value-type="string">
            <text:p text:style-name="P5"/>
          </table:table-cell>
          <table:table-cell table:style-name="表格5.A5" office:value-type="string">
            <text:p text:style-name="P5">1</text:p>
          </table:table-cell>
          <table:table-cell table:style-name="表格5.A3"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row>
        <table:table-row table:style-name="表格5.1">
          <table:table-cell table:style-name="表格5.A1" office:value-type="string">
            <text:p text:style-name="P5"/>
          </table:table-cell>
          <table:table-cell table:style-name="表格5.A3" office:value-type="string">
            <text:p text:style-name="P5">0</text:p>
          </table:table-cell>
          <table:table-cell table:style-name="表格5.A3"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row>
        <table:table-row table:style-name="表格5.1">
          <table:table-cell table:style-name="表格5.A1" office:value-type="string">
            <text:p text:style-name="P18"><draw:frame draw:style-name="fr1" draw:name="框架12" text:anchor-type="char" svg:x="7.62cm" svg:y="0.286cm" svg:width="0.953cm" svg:height="0.953cm" draw:z-index="618"><draw:text-box><text:p text:style-name="Heading_20_4">B</text:p></draw:text-box></draw:frame></text:p>
          </table:table-cell>
          <table:table-cell table:style-name="表格5.A2" office:value-type="string">
            <text:p text:style-name="P5">0</text:p>
          </table:table-cell>
          <table:table-cell table:style-name="表格5.A3"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row>
        <table:table-row table:style-name="表格5.1">
          <table:table-cell table:style-name="表格5.A1" office:value-type="string">
            <text:p text:style-name="P5"/>
          </table:table-cell>
          <table:table-cell table:style-name="表格5.A3" office:value-type="string">
            <text:p text:style-name="P25"></text:p>
          </table:table-cell>
          <table:table-cell table:style-name="表格5.A3"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row>
        <table:table-row table:style-name="表格5.1">
          <table:table-cell table:style-name="表格5.A1" office:value-type="string">
            <text:p text:style-name="P18"><draw:frame draw:style-name="fr3" draw:name="框架13" text:anchor-type="char" svg:x="7.303cm" svg:y="0.356cm" svg:width="4.763cm" svg:height="1.588cm" draw:z-index="459"><draw:text-box><text:p text:style-name="Standard">｜<text:span text:style-name="T1">A</text:span>｜＝｜<text:span text:style-name="T1">B</text:span>｜</text:p><text:p text:style-name="Standard">｜<text:span text:style-name="T1">C</text:span>｜＝｜<text:span text:style-name="T1">D</text:span>｜</text:p></draw:text-box></draw:frame></text:p>
          </table:table-cell>
          <table:table-cell table:style-name="表格5.A5" office:value-type="string">
            <text:p text:style-name="P5">0</text:p>
          </table:table-cell>
          <table:table-cell table:style-name="表格5.A3"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cell table:style-name="表格5.A1" office:value-type="string">
            <text:p text:style-name="P5"/>
          </table:table-cell>
        </table:table-row>
      </table:table>
      <text:p text:style-name="Standard"/>
      <text:p text:style-name="Standard"/>
      <text:p text:style-name="P16"><draw:frame draw:style-name="fr2" draw:name="框架14" text:anchor-type="char" svg:x="0.318cm" svg:y="0.021cm" svg:width="14.605cm" svg:height="0.688cm" draw:z-index="474"><draw:text-box><text:p text:style-name="Standard">(a) <text:s/>In figure 6, swap all the 0s in<text:span text:style-name="T1"> V</text:span><text:span text:style-name="T17">m</text:span> and the equal number of 1 in <text:span text:style-name="T1">V</text:span><text:span text:style-name="T17">1</text:span>(before swap).</text:p></draw:text-box></draw:frame></text:p>
      <text:p text:style-name="Standard"/>
      <text:p text:style-name="Standard"/>
      <table:table table:name="表格6" table:style-name="表格6">
        <table:table-column table:style-name="表格6.A" table:number-columns-repeated="3"/>
        <table:table-column table:style-name="表格6.D"/>
        <table:table-column table:style-name="表格6.A"/>
        <table:table-column table:style-name="表格6.D"/>
        <table:table-column table:style-name="表格6.G"/>
        <table:table-column table:style-name="表格6.H"/>
        <table:table-column table:style-name="表格6.A"/>
        <table:table-column table:style-name="表格6.J"/>
        <table:table-row table:style-name="表格6.1">
          <table:table-cell table:style-name="表格6.A1" office:value-type="string">
            <text:p text:style-name="P19"><draw:custom-shape text:anchor-type="char" draw:z-index="469" draw:style-name="gr6" draw:text-style-name="P57" svg:width="2.541cm" svg:height="0.902cm" svg:x="0.953cm" svg:y="0.303cm"><text:p text:style-name="P57"><text:span text:style-name="T31">After swap</text:span></text:p><draw:enhanced-geometry svg:viewBox="0 0 21600 21600" draw:glue-points="10800 0 0 10800 10800 21600 21600 10800 ?f40 ?f41" draw:text-areas="0 0 21600 21600" draw:type="rectangular-callout" draw:modifiers="23260 304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表格6.A1" office:value-type="string">
            <text:p text:style-name="P29">U</text:p>
          </table:table-cell>
          <table:table-cell table:style-name="表格6.A1" office:value-type="string">
            <text:p text:style-name="P29"/>
          </table:table-cell>
          <table:table-cell table:style-name="表格6.A1" office:value-type="string">
            <text:p text:style-name="P5"><text:span text:style-name="T1">V</text:span><text:span text:style-name="T17">1</text:span></text:p>
          </table:table-cell>
          <table:table-cell table:style-name="表格6.A1" office:value-type="string">
            <text:p text:style-name="P29"/>
          </table:table-cell>
          <table:table-cell table:style-name="表格6.A1" office:value-type="string">
            <text:p text:style-name="P5"><text:span text:style-name="T1">V</text:span><text:span text:style-name="T17">2</text:span></text:p>
          </table:table-cell>
          <table:table-cell table:style-name="表格6.A1" office:value-type="string">
            <text:p text:style-name="P29"/>
          </table:table-cell>
          <table:table-cell table:style-name="表格6.A1" office:value-type="string">
            <text:p text:style-name="P5"><text:span text:style-name="T1">V</text:span><text:span text:style-name="T17">m-1</text:span></text:p>
          </table:table-cell>
          <table:table-cell table:style-name="表格6.A1" office:value-type="string">
            <text:p text:style-name="P29"/>
          </table:table-cell>
          <table:table-cell table:style-name="表格6.A1" office:value-type="string">
            <text:p text:style-name="P5"><text:span text:style-name="T1">V</text:span><text:span text:style-name="T17">m</text:span></text:p>
          </table:table-cell>
        </table:table-row>
        <table:table-row table:style-name="表格6.1">
          <table:table-cell table:style-name="表格6.A2" office:value-type="string">
            <text:p text:style-name="P29"/>
          </table:table-cell>
          <table:table-cell table:style-name="表格6.A2" office:value-type="string">
            <text:p text:style-name="P5">0</text:p>
          </table:table-cell>
          <table:table-cell table:style-name="表格6.A2" office:value-type="string">
            <text:p text:style-name="P5"/>
          </table:table-cell>
          <table:table-cell table:style-name="表格6.A2" office:value-type="string">
            <text:p text:style-name="P5">0</text:p>
          </table:table-cell>
          <table:table-cell table:style-name="表格6.A2" office:value-type="string">
            <text:p text:style-name="P5"/>
          </table:table-cell>
          <table:table-cell table:style-name="表格6.A2" office:value-type="string">
            <text:p text:style-name="P5">1</text:p>
          </table:table-cell>
          <table:table-cell table:style-name="表格6.A2" office:value-type="string">
            <text:p text:style-name="P5"/>
          </table:table-cell>
          <table:table-cell table:style-name="表格6.A2" office:value-type="string">
            <text:p text:style-name="P5">1</text:p>
          </table:table-cell>
          <table:table-cell table:style-name="表格6.A2" office:value-type="string">
            <text:p text:style-name="P5"/>
          </table:table-cell>
          <table:table-cell table:style-name="表格6.J2" office:value-type="string">
            <text:p text:style-name="P5">1</text:p>
          </table:table-cell>
        </table:table-row>
        <table:table-row table:style-name="表格6.1">
          <table:table-cell table:style-name="表格6.A3"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3"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25"></text:p>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5"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2"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1" office:value-type="string">
            <text:p text:style-name="P18"><draw:line text:anchor-type="char" draw:z-index="465" draw:style-name="gr2" draw:text-style-name="P58" svg:x1="8.256cm" svg:y1="0.263cm" svg:x2="7.938cm" svg:y2="4.708cm"><text:p/></draw:line></text:p>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1"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1" office:value-type="string">
            <text:p text:style-name="P18"><draw:custom-shape text:anchor-type="char" draw:z-index="472" draw:style-name="gr8" draw:text-style-name="P57" svg:width="0.583cm" svg:height="3.26cm" svg:x="6.202cm" svg:y="0.025cm"><text:p/><draw:enhanced-geometry svg:viewBox="0 0 150 1740" draw:type="non-primitive" draw:enhanced-path="M 0 0  L 150 135  L 150 1740  N"/></draw:custom-shape></text:p>
          </table:table-cell>
          <table:table-cell table:style-name="表格6.A3" office:value-type="string">
            <text:p text:style-name="P5">0</text:p>
          </table:table-cell>
          <table:table-cell table:style-name="表格6.A3" office:value-type="string">
            <text:p text:style-name="P5"/>
          </table:table-cell>
          <table:table-cell table:style-name="表格6.A5"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J3" office:value-type="string">
            <text:p text:style-name="P5">1</text:p>
          </table:table-cell>
        </table:table-row>
        <table:table-row table:style-name="表格6.1">
          <table:table-cell table:style-name="表格6.A1" office:value-type="string">
            <text:p text:style-name="P5"/>
          </table:table-cell>
          <table:table-cell table:style-name="表格6.A3" office:value-type="string">
            <text:p text:style-name="P5">0</text:p>
          </table:table-cell>
          <table:table-cell table:style-name="表格6.A5" office:value-type="string">
            <text:p text:style-name="P5"/>
          </table:table-cell>
          <table:table-cell table:style-name="表格6.A3" office:value-type="string">
            <text:p text:style-name="P5">1</text:p>
          </table:table-cell>
          <table:table-cell table:style-name="表格6.A5"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5">1</text:p>
          </table:table-cell>
          <table:table-cell table:style-name="表格6.A5" office:value-type="string">
            <text:p text:style-name="P5"/>
          </table:table-cell>
          <table:table-cell table:style-name="表格6.J3" office:value-type="string">
            <text:p text:style-name="P5">1</text:p>
          </table:table-cell>
        </table:table-row>
        <table:table-row table:style-name="表格6.1">
          <table:table-cell table:style-name="表格6.A1" office:value-type="string">
            <text:p text:style-name="P18"><draw:line text:anchor-type="char" draw:z-index="470" draw:style-name="gr2" draw:text-style-name="P58" svg:x1="10.372cm" svg:y1="0.448cm" svg:x2="7.964cm" svg:y2="2.544cm"><text:p/></draw:line></text:p>
          </table:table-cell>
          <table:table-cell table:style-name="表格6.A3" office:value-type="string">
            <text:p text:style-name="P5">0</text:p>
          </table:table-cell>
          <table:table-cell table:style-name="表格6.A3" office:value-type="string">
            <text:p text:style-name="P5"/>
          </table:table-cell>
          <table:table-cell table:style-name="表格6.A3" office:value-type="string">
            <text:p text:style-name="P5">1</text:p>
          </table:table-cell>
          <table:table-cell table:style-name="表格6.A3"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J3" office:value-type="string">
            <text:p text:style-name="P25"></text:p>
          </table:table-cell>
        </table:table-row>
        <table:table-row table:style-name="表格6.1">
          <table:table-cell table:style-name="表格6.A1" office:value-type="string">
            <text:p text:style-name="P18"><draw:line text:anchor-type="char" draw:z-index="466" draw:style-name="gr2" draw:text-style-name="P58" svg:x1="8.933cm" svg:y1="0.153cm" svg:x2="7.938cm" svg:y2="2.016cm"><text:p/></draw:line><draw:custom-shape text:anchor-type="char" draw:z-index="463" draw:style-name="gr1" draw:text-style-name="P57" svg:width="1.033cm" svg:height="0.953cm" svg:x="2.858cm" svg:y="0.446cm"><text:p text:style-name="P57"><text:span text:style-name="T30">A</text:span><text:span text:style-name="T33"></text:span></text:p><draw:enhanced-geometry svg:viewBox="0 0 21600 21600" draw:type="mso-spt41" draw:modifiers="42646 -9000 16726 864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464" draw:style-name="gr2" draw:text-style-name="P58" svg:x1="7.303cm" svg:y1="0.429cm" svg:x2="7.938cm" svg:y2="2.017cm"><text:p/></draw:line></text:p>
          </table:table-cell>
          <table:table-cell table:style-name="表格6.A3" office:value-type="string">
            <text:p text:style-name="P25"></text:p>
          </table:table-cell>
          <table:table-cell table:style-name="表格6.A3"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A5" office:value-type="string">
            <text:p text:style-name="P5">1</text:p>
          </table:table-cell>
          <table:table-cell table:style-name="表格6.A3" office:value-type="string">
            <text:p text:style-name="P5"/>
          </table:table-cell>
          <table:table-cell table:style-name="表格6.A5" office:value-type="string">
            <text:p text:style-name="P5">1</text:p>
          </table:table-cell>
          <table:table-cell table:style-name="表格6.A3" office:value-type="string">
            <text:p text:style-name="P5"/>
          </table:table-cell>
          <table:table-cell table:style-name="表格6.J11" office:value-type="string">
            <text:p text:style-name="P5">1</text:p>
          </table:table-cell>
        </table:table-row>
        <table:table-row table:style-name="表格6.1">
          <table:table-cell table:style-name="表格6.A1" office:value-type="string">
            <text:p text:style-name="P5"/>
          </table:table-cell>
          <table:table-cell table:style-name="表格6.A5" office:value-type="string">
            <text:p text:style-name="P5">0</text:p>
          </table:table-cell>
          <table:table-cell table:style-name="表格6.A3" office:value-type="string">
            <text:p text:style-name="P5"/>
          </table:table-cell>
          <table:table-cell table:style-name="表格6.A5" office:value-type="string">
            <text:p text:style-name="P5">1</text:p>
          </table:table-cell>
          <table:table-cell table:style-name="表格6.A3"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row>
        <table:table-row table:style-name="表格6.1">
          <table:table-cell table:style-name="表格6.A1" office:value-type="string">
            <text:p text:style-name="P5"/>
          </table:table-cell>
          <table:table-cell table:style-name="表格6.A3" office:value-type="string">
            <text:p text:style-name="P5">0</text:p>
          </table:table-cell>
          <table:table-cell table:style-name="表格6.A3"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row>
        <table:table-row table:style-name="表格6.1">
          <table:table-cell table:style-name="表格6.A1" office:value-type="string">
            <text:p text:style-name="P18"><draw:frame draw:style-name="fr1" draw:name="框架15" text:anchor-type="char" svg:x="7.514cm" svg:y="0.266cm" svg:width="0.953cm" svg:height="0.953cm" draw:z-index="467"><draw:text-box><text:p text:style-name="Heading_20_4">E</text:p></draw:text-box></draw:frame><draw:frame draw:style-name="fr1" draw:name="框架16" text:anchor-type="char" svg:x="6.239cm" svg:y="0cm" svg:width="0.953cm" svg:height="0.953cm" draw:z-index="473"><draw:text-box><text:p text:style-name="Heading_20_4">G</text:p></draw:text-box></draw:frame></text:p>
          </table:table-cell>
          <table:table-cell table:style-name="表格6.A3" office:value-type="string">
            <text:p text:style-name="P5">0</text:p>
          </table:table-cell>
          <table:table-cell table:style-name="表格6.A3"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row>
        <table:table-row table:style-name="表格6.1">
          <table:table-cell table:style-name="表格6.A1" office:value-type="string">
            <text:p text:style-name="P5"/>
          </table:table-cell>
          <table:table-cell table:style-name="表格6.A3" office:value-type="string">
            <text:p text:style-name="P25"></text:p>
          </table:table-cell>
          <table:table-cell table:style-name="表格6.A3"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row>
        <table:table-row table:style-name="表格6.1">
          <table:table-cell table:style-name="表格6.A1" office:value-type="string">
            <text:p text:style-name="P18"><draw:custom-shape text:anchor-type="char" draw:z-index="471" draw:style-name="gr1" draw:text-style-name="P57" svg:width="0.863cm" svg:height="0.953cm" svg:x="2.858cm" svg:y="-0.004cm"><text:p text:style-name="P57"><text:span text:style-name="T32">F</text:span></text:p><draw:enhanced-geometry svg:viewBox="0 0 21600 21600" draw:type="mso-spt41" draw:modifiers="42646 -9000 16476 1008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3" draw:name="框架17" text:anchor-type="char" svg:x="7.303cm" svg:y="0.356cm" svg:width="4.763cm" svg:height="1.588cm" draw:z-index="468"><draw:text-box><text:p text:style-name="Standard">｜<text:span text:style-name="T1">A</text:span><text:span text:style-name="T13"></text:span>｜＝｜<text:span text:style-name="T1">E</text:span>｜</text:p><text:p text:style-name="Standard">｜<text:span text:style-name="T1">F</text:span>｜＝｜<text:span text:style-name="T1">G</text:span>｜</text:p></draw:text-box></draw:frame></text:p>
          </table:table-cell>
          <table:table-cell table:style-name="表格6.A5" office:value-type="string">
            <text:p text:style-name="P5">0</text:p>
          </table:table-cell>
          <table:table-cell table:style-name="表格6.A3"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row>
      </table:table>
      <text:p text:style-name="Standard"/>
      <text:p text:style-name="Standard"/>
      <text:p text:style-name="P16"><draw:frame draw:style-name="fr2" draw:name="框架18" text:anchor-type="char" svg:x="0cm" svg:y="0.31cm" svg:width="14.605cm" svg:height="0.688cm" draw:z-index="475"><draw:text-box><text:p text:style-name="Standard">(b) <text:s/>In figure 6, swap all the 0s in<text:span text:style-name="T1"> V</text:span><text:span text:style-name="T17">m</text:span> and the equal number of 1 in <text:span text:style-name="T1">V</text:span><text:span text:style-name="T17">1</text:span>(after swap).</text:p><text:p text:style-name="Standard"/></draw:text-box></draw:frame></text:p>
      <text:p text:style-name="Standard"/>
      <text:p text:style-name="P16"><draw:frame draw:style-name="fr2" draw:name="框架19" text:anchor-type="char" svg:x="0cm" svg:y="0.199cm" svg:width="14.288cm" svg:height="0.688cm" draw:z-index="460"><draw:text-box><text:p text:style-name="Standard">Figure 9 <text:s/>In figure 6, swap all the 0s in<text:span text:style-name="T1"> V</text:span><text:span text:style-name="T17">m</text:span> and the equal number of 1 in <text:span text:style-name="T1">V</text:span><text:span text:style-name="T17">1</text:span>.</text:p></draw:text-box></draw:frame></text:p>
      <text:p text:style-name="Standard"><text:soft-page-break/></text:p>
      <text:p text:style-name="P36">Then, in figure 9(b), swap all 0s in <text:span text:style-name="T1">F</text:span> and 1s in <text:span text:style-name="T1">G</text:span>, the number of 0s map to <text:span text:style-name="T1">W</text:span> must be unchanged, depict as figure 10.</text:p>
      <text:p text:style-name="P15"/>
      <table:table table:name="表格7" table:style-name="表格7">
        <table:table-column table:style-name="表格7.A" table:number-columns-repeated="3"/>
        <table:table-column table:style-name="表格7.D"/>
        <table:table-column table:style-name="表格7.A"/>
        <table:table-column table:style-name="表格7.D"/>
        <table:table-column table:style-name="表格7.G"/>
        <table:table-column table:style-name="表格7.H"/>
        <table:table-column table:style-name="表格7.A"/>
        <table:table-column table:style-name="表格7.J"/>
        <table:table-row table:style-name="表格7.1">
          <table:table-cell table:style-name="表格7.A1" office:value-type="string">
            <text:p text:style-name="P29"/>
          </table:table-cell>
          <table:table-cell table:style-name="表格7.A1" office:value-type="string">
            <text:p text:style-name="P29">U</text:p>
          </table:table-cell>
          <table:table-cell table:style-name="表格7.A1" office:value-type="string">
            <text:p text:style-name="P29"/>
          </table:table-cell>
          <table:table-cell table:style-name="表格7.A1" office:value-type="string">
            <text:p text:style-name="P5"><text:span text:style-name="T1">V</text:span><text:span text:style-name="T17">1</text:span></text:p>
          </table:table-cell>
          <table:table-cell table:style-name="表格7.A1" office:value-type="string">
            <text:p text:style-name="P29"/>
          </table:table-cell>
          <table:table-cell table:style-name="表格7.A1" office:value-type="string">
            <text:p text:style-name="P5"><text:span text:style-name="T1">V</text:span><text:span text:style-name="T17">2</text:span></text:p>
          </table:table-cell>
          <table:table-cell table:style-name="表格7.A1" office:value-type="string">
            <text:p text:style-name="P29"/>
          </table:table-cell>
          <table:table-cell table:style-name="表格7.A1" office:value-type="string">
            <text:p text:style-name="P5"><text:span text:style-name="T1">V</text:span><text:span text:style-name="T17">m-1</text:span></text:p>
          </table:table-cell>
          <table:table-cell table:style-name="表格7.A1" office:value-type="string">
            <text:p text:style-name="P29"/>
          </table:table-cell>
          <table:table-cell table:style-name="表格7.A1" office:value-type="string">
            <text:p text:style-name="P5"><text:span text:style-name="T1">V</text:span><text:span text:style-name="T17">m</text:span></text:p>
          </table:table-cell>
        </table:table-row>
        <table:table-row table:style-name="表格7.1">
          <table:table-cell table:style-name="表格7.A2" office:value-type="string">
            <text:p text:style-name="P29"/>
          </table:table-cell>
          <table:table-cell table:style-name="表格7.A2" office:value-type="string">
            <text:p text:style-name="P5">0</text:p>
          </table:table-cell>
          <table:table-cell table:style-name="表格7.A2" office:value-type="string">
            <text:p text:style-name="P5"/>
          </table:table-cell>
          <table:table-cell table:style-name="表格7.A2" office:value-type="string">
            <text:p text:style-name="P5">0</text:p>
          </table:table-cell>
          <table:table-cell table:style-name="表格7.A2" office:value-type="string">
            <text:p text:style-name="P5"/>
          </table:table-cell>
          <table:table-cell table:style-name="表格7.A2" office:value-type="string">
            <text:p text:style-name="P5">1</text:p>
          </table:table-cell>
          <table:table-cell table:style-name="表格7.A2" office:value-type="string">
            <text:p text:style-name="P5"/>
          </table:table-cell>
          <table:table-cell table:style-name="表格7.A2" office:value-type="string">
            <text:p text:style-name="P5">1</text:p>
          </table:table-cell>
          <table:table-cell table:style-name="表格7.A2" office:value-type="string">
            <text:p text:style-name="P5"/>
          </table:table-cell>
          <table:table-cell table:style-name="表格7.J2" office:value-type="string">
            <text:p text:style-name="P5">1</text:p>
          </table:table-cell>
        </table:table-row>
        <table:table-row table:style-name="表格7.1">
          <table:table-cell table:style-name="表格7.A3"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3"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25"></text:p>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5"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1" office:value-type="string">
            <text:p text:style-name="P18"><draw:line text:anchor-type="char" draw:z-index="478" draw:style-name="gr2" draw:text-style-name="P58" svg:x1="8.256cm" svg:y1="0.263cm" svg:x2="7.938cm" svg:y2="4.708cm"><text:p/></draw:line></text:p>
          </table:table-cell>
          <table:table-cell table:style-name="表格7.A3" office:value-type="string">
            <text:p text:style-name="P5">0</text:p>
          </table:table-cell>
          <table:table-cell table:style-name="表格7.A3" office:value-type="string">
            <text:p text:style-name="P5"/>
          </table:table-cell>
          <table:table-cell table:style-name="表格7.A2" office:value-type="string">
            <text:p text:style-name="P5">0</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1" office:value-type="string">
            <text:p text:style-name="P18"><draw:custom-shape text:anchor-type="char" draw:z-index="484" draw:style-name="gr8" draw:text-style-name="P57" svg:width="0.35cm" svg:height="3.536cm" svg:x="6.265cm" svg:y="0.321cm"><text:p/><draw:enhanced-geometry svg:viewBox="0 0 150 1740" draw:type="non-primitive" draw:enhanced-path="M 0 0  L 150 135  L 150 1740  N"/></draw:custom-shape></text:p>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1"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5" office:value-type="string">
            <text:p text:style-name="P5">0</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J3" office:value-type="string">
            <text:p text:style-name="P5">1</text:p>
          </table:table-cell>
        </table:table-row>
        <table:table-row table:style-name="表格7.1">
          <table:table-cell table:style-name="表格7.A1" office:value-type="string">
            <text:p text:style-name="P5"/>
          </table:table-cell>
          <table:table-cell table:style-name="表格7.A3" office:value-type="string">
            <text:p text:style-name="P5">0</text:p>
          </table:table-cell>
          <table:table-cell table:style-name="表格7.A5" office:value-type="string">
            <text:p text:style-name="P5"/>
          </table:table-cell>
          <table:table-cell table:style-name="表格7.A3" office:value-type="string">
            <text:p text:style-name="P5">1</text:p>
          </table:table-cell>
          <table:table-cell table:style-name="表格7.A5"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5">1</text:p>
          </table:table-cell>
          <table:table-cell table:style-name="表格7.A5" office:value-type="string">
            <text:p text:style-name="P5"/>
          </table:table-cell>
          <table:table-cell table:style-name="表格7.J3" office:value-type="string">
            <text:p text:style-name="P5">1</text:p>
          </table:table-cell>
        </table:table-row>
        <table:table-row table:style-name="表格7.1">
          <table:table-cell table:style-name="表格7.A1" office:value-type="string">
            <text:p text:style-name="P5"/>
          </table:table-cell>
          <table:table-cell table:style-name="表格7.A3" office:value-type="string">
            <text:p text:style-name="P5">0</text:p>
          </table:table-cell>
          <table:table-cell table:style-name="表格7.A3" office:value-type="string">
            <text:p text:style-name="P5"/>
          </table:table-cell>
          <table:table-cell table:style-name="表格7.A3" office:value-type="string">
            <text:p text:style-name="P5">1</text:p>
          </table:table-cell>
          <table:table-cell table:style-name="表格7.A3"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J3" office:value-type="string">
            <text:p text:style-name="P25"></text:p>
          </table:table-cell>
        </table:table-row>
        <table:table-row table:style-name="表格7.1">
          <table:table-cell table:style-name="表格7.A1" office:value-type="string">
            <text:p text:style-name="P18"><draw:custom-shape text:anchor-type="char" draw:z-index="476" draw:style-name="gr1" draw:text-style-name="P57" svg:width="1.033cm" svg:height="0.953cm" svg:x="2.646cm" svg:y="0.4cm"><text:p text:style-name="P57"><text:span text:style-name="T32">A</text:span><text:span text:style-name="T34"></text:span></text:p><draw:enhanced-geometry svg:viewBox="0 0 21600 21600" draw:type="mso-spt41" draw:modifiers="42646 -9000 17169 960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482" draw:style-name="gr2" draw:text-style-name="P58" svg:x1="10.16cm" svg:y1="0.284cm" svg:x2="7.964cm" svg:y2="1.977cm"><text:p/></draw:line><draw:line text:anchor-type="char" draw:z-index="479" draw:style-name="gr2" draw:text-style-name="P58" svg:x1="9.208cm" svg:y1="0.429cm" svg:x2="7.938cm" svg:y2="2.017cm"><text:p/></draw:line><draw:line text:anchor-type="char" draw:z-index="477" draw:style-name="gr2" draw:text-style-name="P58" svg:x1="7.303cm" svg:y1="0.429cm" svg:x2="7.938cm" svg:y2="2.017cm"><text:p/></draw:line></text:p>
          </table:table-cell>
          <table:table-cell table:style-name="表格7.A3" office:value-type="string">
            <text:p text:style-name="P25"></text:p>
          </table:table-cell>
          <table:table-cell table:style-name="表格7.A3"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A5" office:value-type="string">
            <text:p text:style-name="P5">1</text:p>
          </table:table-cell>
          <table:table-cell table:style-name="表格7.A3" office:value-type="string">
            <text:p text:style-name="P5"/>
          </table:table-cell>
          <table:table-cell table:style-name="表格7.A5" office:value-type="string">
            <text:p text:style-name="P5">1</text:p>
          </table:table-cell>
          <table:table-cell table:style-name="表格7.A3" office:value-type="string">
            <text:p text:style-name="P5"/>
          </table:table-cell>
          <table:table-cell table:style-name="表格7.J11" office:value-type="string">
            <text:p text:style-name="P5">1</text:p>
          </table:table-cell>
        </table:table-row>
        <table:table-row table:style-name="表格7.1">
          <table:table-cell table:style-name="表格7.A1" office:value-type="string">
            <text:p text:style-name="P5"/>
          </table:table-cell>
          <table:table-cell table:style-name="表格7.A5" office:value-type="string">
            <text:p text:style-name="P5">0</text:p>
          </table:table-cell>
          <table:table-cell table:style-name="表格7.A3" office:value-type="string">
            <text:p text:style-name="P5"/>
          </table:table-cell>
          <table:table-cell table:style-name="表格7.A5" office:value-type="string">
            <text:p text:style-name="P5">1</text:p>
          </table:table-cell>
          <table:table-cell table:style-name="表格7.A3"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row>
        <table:table-row table:style-name="表格7.1">
          <table:table-cell table:style-name="表格7.A1" office:value-type="string">
            <text:p text:style-name="P18"><draw:frame draw:style-name="fr1" draw:name="框架20" text:anchor-type="char" svg:x="6.16cm" svg:y="0.441cm" svg:width="0.953cm" svg:height="0.953cm" draw:z-index="485"><draw:text-box><text:p text:style-name="Heading_20_4">G</text:p></draw:text-box></draw:frame></text:p>
          </table:table-cell>
          <table:table-cell table:style-name="表格7.A3" office:value-type="string">
            <text:p text:style-name="P5">1</text:p>
          </table:table-cell>
          <table:table-cell table:style-name="表格7.A3"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row>
        <table:table-row table:style-name="表格7.1">
          <table:table-cell table:style-name="表格7.A1" office:value-type="string">
            <text:p text:style-name="P18"><draw:frame draw:style-name="fr1" draw:name="框架21" text:anchor-type="char" svg:x="7.62cm" svg:y="0.457cm" svg:width="0.953cm" svg:height="0.953cm" draw:z-index="480"><draw:text-box><text:p text:style-name="Heading_20_4">E</text:p></draw:text-box></draw:frame></text:p>
          </table:table-cell>
          <table:table-cell table:style-name="表格7.A3" office:value-type="string">
            <text:p text:style-name="P5">1</text:p>
          </table:table-cell>
          <table:table-cell table:style-name="表格7.A3"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row>
        <table:table-row table:style-name="表格7.1">
          <table:table-cell table:style-name="表格7.A1" office:value-type="string">
            <text:p text:style-name="P5"/>
          </table:table-cell>
          <table:table-cell table:style-name="表格7.A3" office:value-type="string">
            <text:p text:style-name="P25"></text:p>
          </table:table-cell>
          <table:table-cell table:style-name="表格7.A3"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row>
        <table:table-row table:style-name="表格7.1">
          <table:table-cell table:style-name="表格7.A1" office:value-type="string">
            <text:p text:style-name="P18"><draw:custom-shape text:anchor-type="char" draw:z-index="483" draw:style-name="gr1" draw:text-style-name="P57" svg:width="1.033cm" svg:height="0.953cm" svg:x="2.688cm" svg:y="0.041cm"><text:p text:style-name="P57"><text:span text:style-name="T31">F</text:span></text:p><draw:enhanced-geometry svg:viewBox="0 0 21600 21600" draw:type="mso-spt41" draw:modifiers="42646 -9000 15840 912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3" draw:name="框架22" text:anchor-type="char" svg:x="7.303cm" svg:y="0.356cm" svg:width="4.763cm" svg:height="1.588cm" draw:z-index="481"><draw:text-box><text:p text:style-name="Standard">｜<text:span text:style-name="T1">A</text:span><text:span text:style-name="T13"></text:span>｜＝｜<text:span text:style-name="T1">E</text:span>｜</text:p><text:p text:style-name="Standard">｜<text:span text:style-name="T1">F</text:span>｜＝｜<text:span text:style-name="T1">G</text:span>｜</text:p></draw:text-box></draw:frame></text:p>
          </table:table-cell>
          <table:table-cell table:style-name="表格7.A5" office:value-type="string">
            <text:p text:style-name="P5">1</text:p>
          </table:table-cell>
          <table:table-cell table:style-name="表格7.A3"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cell table:style-name="表格7.A1" office:value-type="string">
            <text:p text:style-name="P5"/>
          </table:table-cell>
        </table:table-row>
      </table:table>
      <text:p text:style-name="Standard"/>
      <text:p text:style-name="Standard"/>
      <text:p text:style-name="P16"><draw:frame draw:style-name="fr2" draw:name="框架23" text:anchor-type="char" svg:x="1.588cm" svg:y="0.155cm" svg:width="10.795cm" svg:height="0.688cm" draw:z-index="486"><draw:text-box><text:p text:style-name="Standard">Figure 10 <text:s/>after swap all the 0s of <text:span text:style-name="T1">F</text:span> and 1s of <text:span text:style-name="T1">G</text:span> in figure 9(b)</text:p></draw:text-box></draw:frame></text:p>
      <text:p text:style-name="Standard"/>
      <text:p text:style-name="Standard"/>
      <text:p text:style-name="P36">Swap all the 0s of <text:span text:style-name="T1">A</text:span><text:span text:style-name="T13"></text:span><text:span text:style-name="T1"> </text:span>and 1s of <text:span text:style-name="T1">E</text:span> in figure 10, depict as figure 11. It still must satisfy that the number of elements map to <text:span text:style-name="T1">W</text:span> is unchanged. This meaning the number of elements from <text:span text:style-name="T1">A</text:span><text:span text:style-name="T13"></text:span> map to <text:span text:style-name="T1">W</text:span> is equal to the number of elements from <text:span text:style-name="T1">E</text:span> map to <text:span text:style-name="T1">W</text:span>.</text:p>
      <text:p text:style-name="P6"/>
      <text:p text:style-name="P44"/>
      <table:table table:name="表格8" table:style-name="表格8">
        <table:table-column table:style-name="表格8.A" table:number-columns-repeated="3"/>
        <table:table-column table:style-name="表格8.D"/>
        <table:table-column table:style-name="表格8.A"/>
        <table:table-column table:style-name="表格8.D"/>
        <table:table-column table:style-name="表格8.G"/>
        <table:table-column table:style-name="表格8.H"/>
        <table:table-column table:style-name="表格8.A"/>
        <table:table-column table:style-name="表格8.J"/>
        <table:table-row table:style-name="表格8.1">
          <table:table-cell table:style-name="表格8.A1" office:value-type="string">
            <text:p text:style-name="P29"/>
          </table:table-cell>
          <table:table-cell table:style-name="表格8.A1" office:value-type="string">
            <text:p text:style-name="P29">U</text:p>
          </table:table-cell>
          <table:table-cell table:style-name="表格8.A1" office:value-type="string">
            <text:p text:style-name="P29"/>
          </table:table-cell>
          <table:table-cell table:style-name="表格8.A1" office:value-type="string">
            <text:p text:style-name="P5"><text:span text:style-name="T1">V</text:span><text:span text:style-name="T17">1</text:span></text:p>
          </table:table-cell>
          <table:table-cell table:style-name="表格8.A1" office:value-type="string">
            <text:p text:style-name="P29"/>
          </table:table-cell>
          <table:table-cell table:style-name="表格8.A1" office:value-type="string">
            <text:p text:style-name="P5"><text:span text:style-name="T1">V</text:span><text:span text:style-name="T17">2</text:span></text:p>
          </table:table-cell>
          <table:table-cell table:style-name="表格8.A1" office:value-type="string">
            <text:p text:style-name="P29"/>
          </table:table-cell>
          <table:table-cell table:style-name="表格8.A1" office:value-type="string">
            <text:p text:style-name="P5"><text:span text:style-name="T1">V</text:span><text:span text:style-name="T17">m-1</text:span></text:p>
          </table:table-cell>
          <table:table-cell table:style-name="表格8.A1" office:value-type="string">
            <text:p text:style-name="P29"/>
          </table:table-cell>
          <table:table-cell table:style-name="表格8.A1" office:value-type="string">
            <text:p text:style-name="P5"><text:span text:style-name="T1">V</text:span><text:span text:style-name="T17">m</text:span></text:p>
          </table:table-cell>
        </table:table-row>
        <table:table-row table:style-name="表格8.1">
          <table:table-cell table:style-name="表格8.A2" office:value-type="string">
            <text:p text:style-name="P29"/>
          </table:table-cell>
          <table:table-cell table:style-name="表格8.A2" office:value-type="string">
            <text:p text:style-name="P5">1</text:p>
          </table:table-cell>
          <table:table-cell table:style-name="表格8.A2" office:value-type="string">
            <text:p text:style-name="P5"/>
          </table:table-cell>
          <table:table-cell table:style-name="表格8.A2" office:value-type="string">
            <text:p text:style-name="P5">0</text:p>
          </table:table-cell>
          <table:table-cell table:style-name="表格8.A2" office:value-type="string">
            <text:p text:style-name="P5"/>
          </table:table-cell>
          <table:table-cell table:style-name="表格8.A2" office:value-type="string">
            <text:p text:style-name="P5">0</text:p>
          </table:table-cell>
          <table:table-cell table:style-name="表格8.A2" office:value-type="string">
            <text:p text:style-name="P5"/>
          </table:table-cell>
          <table:table-cell table:style-name="表格8.A2" office:value-type="string">
            <text:p text:style-name="P5">0</text:p>
          </table:table-cell>
          <table:table-cell table:style-name="表格8.A2" office:value-type="string">
            <text:p text:style-name="P5"/>
          </table:table-cell>
          <table:table-cell table:style-name="表格8.J2" office:value-type="string">
            <text:p text:style-name="P5">0</text:p>
          </table:table-cell>
        </table:table-row>
        <table:table-row table:style-name="表格8.1">
          <table:table-cell table:style-name="表格8.A3"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3"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25"></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25"></text:p>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5"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1" office:value-type="string">
            <text:p text:style-name="P18"><draw:line text:anchor-type="char" draw:z-index="489" draw:style-name="gr2" draw:text-style-name="P58" svg:x1="8.256cm" svg:y1="0.263cm" svg:x2="7.938cm" svg:y2="4.708cm"><text:p/></draw:line></text:p>
          </table:table-cell>
          <table:table-cell table:style-name="表格8.A3" office:value-type="string">
            <text:p text:style-name="P5">1</text:p>
          </table:table-cell>
          <table:table-cell table:style-name="表格8.A3" office:value-type="string">
            <text:p text:style-name="P5"/>
          </table:table-cell>
          <table:table-cell table:style-name="表格8.A2"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1" office:value-type="string">
            <text:p text:style-name="P18"><draw:custom-shape text:anchor-type="char" draw:z-index="495" draw:style-name="gr8" draw:text-style-name="P57" svg:width="0.392cm" svg:height="3.366cm" svg:x="6.223cm" svg:y="0.49cm"><text:p/><draw:enhanced-geometry svg:viewBox="0 0 150 1740" draw:type="non-primitive" draw:enhanced-path="M 0 0  L 150 135  L 150 1740  N"/></draw:custom-shape></text:p>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25"></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1"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5"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J3" office:value-type="string">
            <text:p text:style-name="P5">0</text:p>
          </table:table-cell>
        </table:table-row>
        <table:table-row table:style-name="表格8.1">
          <table:table-cell table:style-name="表格8.A1" office:value-type="string">
            <text:p text:style-name="P5"/>
          </table:table-cell>
          <table:table-cell table:style-name="表格8.A3" office:value-type="string">
            <text:p text:style-name="P5">1</text:p>
          </table:table-cell>
          <table:table-cell table:style-name="表格8.A5" office:value-type="string">
            <text:p text:style-name="P5"/>
          </table:table-cell>
          <table:table-cell table:style-name="表格8.A3" office:value-type="string">
            <text:p text:style-name="P5">1</text:p>
          </table:table-cell>
          <table:table-cell table:style-name="表格8.A5" office:value-type="string">
            <text:p text:style-name="P5"/>
          </table:table-cell>
          <table:table-cell table:style-name="表格8.A3" office:value-type="string">
            <text:p text:style-name="P5">0</text:p>
          </table:table-cell>
          <table:table-cell table:style-name="表格8.A3" office:value-type="string">
            <text:p text:style-name="P5"/>
          </table:table-cell>
          <table:table-cell table:style-name="表格8.A3" office:value-type="string">
            <text:p text:style-name="P5">0</text:p>
          </table:table-cell>
          <table:table-cell table:style-name="表格8.A5" office:value-type="string">
            <text:p text:style-name="P5"/>
          </table:table-cell>
          <table:table-cell table:style-name="表格8.J3" office:value-type="string">
            <text:p text:style-name="P5">0</text:p>
          </table:table-cell>
        </table:table-row>
        <table:table-row table:style-name="表格8.1">
          <table:table-cell table:style-name="表格8.A1"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3" office:value-type="string">
            <text:p text:style-name="P25"></text:p>
          </table:table-cell>
          <table:table-cell table:style-name="表格8.A3" office:value-type="string">
            <text:p text:style-name="P5"/>
          </table:table-cell>
          <table:table-cell table:style-name="表格8.A3" office:value-type="string">
            <text:p text:style-name="P25"></text:p>
          </table:table-cell>
          <table:table-cell table:style-name="表格8.A3" office:value-type="string">
            <text:p text:style-name="P5"/>
          </table:table-cell>
          <table:table-cell table:style-name="表格8.J3" office:value-type="string">
            <text:p text:style-name="P25"></text:p>
          </table:table-cell>
        </table:table-row>
        <table:table-row table:style-name="表格8.1">
          <table:table-cell table:style-name="表格8.A1" office:value-type="string">
            <text:p text:style-name="P18"><draw:line text:anchor-type="char" draw:z-index="493" draw:style-name="gr2" draw:text-style-name="P58" svg:x1="10.435cm" svg:y1="-0.012cm" svg:x2="7.964cm" svg:y2="1.978cm"><text:p/></draw:line><draw:line text:anchor-type="char" draw:z-index="490" draw:style-name="gr2" draw:text-style-name="P58" svg:x1="8.933cm" svg:y1="0.09cm" svg:x2="7.938cm" svg:y2="2.016cm"><text:p/></draw:line><draw:custom-shape text:anchor-type="char" draw:z-index="487" draw:style-name="gr1" draw:text-style-name="P57" svg:width="1.033cm" svg:height="0.953cm" svg:x="2.731cm" svg:y="0.429cm"><text:p text:style-name="P57"><text:span text:style-name="T32">A</text:span><text:span text:style-name="T34"></text:span></text:p><draw:enhanced-geometry svg:viewBox="0 0 21600 21600" draw:type="mso-spt41" draw:modifiers="42646 -9000 17169 1104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488" draw:style-name="gr2" draw:text-style-name="P58" svg:x1="7.303cm" svg:y1="0.429cm" svg:x2="7.938cm" svg:y2="2.017cm"><text:p/></draw:line></text:p>
          </table:table-cell>
          <table:table-cell table:style-name="表格8.A3" office:value-type="string">
            <text:p text:style-name="P25"></text:p>
          </table:table-cell>
          <table:table-cell table:style-name="表格8.A3" office:value-type="string">
            <text:p text:style-name="P5"/>
          </table:table-cell>
          <table:table-cell table:style-name="表格8.A3" office:value-type="string">
            <text:p text:style-name="P25"></text:p>
          </table:table-cell>
          <table:table-cell table:style-name="表格8.A3" office:value-type="string">
            <text:p text:style-name="P5"/>
          </table:table-cell>
          <table:table-cell table:style-name="表格8.A5" office:value-type="string">
            <text:p text:style-name="P5">0</text:p>
          </table:table-cell>
          <table:table-cell table:style-name="表格8.A3" office:value-type="string">
            <text:p text:style-name="P5"/>
          </table:table-cell>
          <table:table-cell table:style-name="表格8.A5" office:value-type="string">
            <text:p text:style-name="P5">0</text:p>
          </table:table-cell>
          <table:table-cell table:style-name="表格8.A3" office:value-type="string">
            <text:p text:style-name="P5"/>
          </table:table-cell>
          <table:table-cell table:style-name="表格8.J11" office:value-type="string">
            <text:p text:style-name="P5">0</text:p>
          </table:table-cell>
        </table:table-row>
        <table:table-row table:style-name="表格8.1">
          <table:table-cell table:style-name="表格8.A1" office:value-type="string">
            <text:p text:style-name="P5"/>
          </table:table-cell>
          <table:table-cell table:style-name="表格8.A5" office:value-type="string">
            <text:p text:style-name="P5">1</text:p>
          </table:table-cell>
          <table:table-cell table:style-name="表格8.A3" office:value-type="string">
            <text:p text:style-name="P5"/>
          </table:table-cell>
          <table:table-cell table:style-name="表格8.A5" office:value-type="string">
            <text:p text:style-name="P5">1</text:p>
          </table:table-cell>
          <table:table-cell table:style-name="表格8.A3"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row>
        <table:table-row table:style-name="表格8.1">
          <table:table-cell table:style-name="表格8.A1" office:value-type="string">
            <text:p text:style-name="P5"/>
          </table:table-cell>
          <table:table-cell table:style-name="表格8.A3" office:value-type="string">
            <text:p text:style-name="P5">1</text:p>
          </table:table-cell>
          <table:table-cell table:style-name="表格8.A3"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row>
        <table:table-row table:style-name="表格8.1">
          <table:table-cell table:style-name="表格8.A1" office:value-type="string">
            <text:p text:style-name="P18"><draw:frame draw:style-name="fr1" draw:name="框架24" text:anchor-type="char" svg:x="6.16cm" svg:y="0cm" svg:width="0.953cm" svg:height="0.953cm" draw:z-index="496"><draw:text-box><text:p text:style-name="Heading_20_4">G</text:p></draw:text-box></draw:frame><draw:frame draw:style-name="fr1" draw:name="框架25" text:anchor-type="char" svg:x="7.62cm" svg:y="0.457cm" svg:width="0.953cm" svg:height="0.953cm" draw:z-index="491"><draw:text-box><text:p text:style-name="Heading_20_4">E</text:p></draw:text-box></draw:frame></text:p>
          </table:table-cell>
          <table:table-cell table:style-name="表格8.A3" office:value-type="string">
            <text:p text:style-name="P5">1</text:p>
          </table:table-cell>
          <table:table-cell table:style-name="表格8.A3"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row>
        <table:table-row table:style-name="表格8.1">
          <table:table-cell table:style-name="表格8.A1" office:value-type="string">
            <text:p text:style-name="P18"><draw:custom-shape text:anchor-type="char" draw:z-index="494" draw:style-name="gr1" draw:text-style-name="P57" svg:width="1.033cm" svg:height="0.953cm" svg:x="2.688cm" svg:y="0.377cm"><text:p text:style-name="P57"><text:span text:style-name="T32">F</text:span></text:p><draw:enhanced-geometry svg:viewBox="0 0 21600 21600" draw:type="mso-spt41" draw:modifiers="42646 -9000 17169 11040 37735 -12560 42646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8.A3" office:value-type="string">
            <text:p text:style-name="P25"></text:p>
          </table:table-cell>
          <table:table-cell table:style-name="表格8.A3"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row>
        <table:table-row table:style-name="表格8.1">
          <table:table-cell table:style-name="表格8.A1" office:value-type="string">
            <text:p text:style-name="P18"><draw:frame draw:style-name="fr3" draw:name="框架26" text:anchor-type="char" svg:x="7.303cm" svg:y="0.356cm" svg:width="4.763cm" svg:height="1.588cm" draw:z-index="492"><draw:text-box><text:p text:style-name="Standard">｜<text:span text:style-name="T1">A</text:span><text:span text:style-name="T13"></text:span>｜＝｜<text:span text:style-name="T1">E</text:span>｜</text:p><text:p text:style-name="Standard">｜<text:span text:style-name="T1">F</text:span>｜＝｜<text:span text:style-name="T1">G</text:span>｜</text:p></draw:text-box></draw:frame></text:p>
          </table:table-cell>
          <table:table-cell table:style-name="表格8.A5" office:value-type="string">
            <text:p text:style-name="P5">1</text:p>
          </table:table-cell>
          <table:table-cell table:style-name="表格8.A3"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cell table:style-name="表格8.A1" office:value-type="string">
            <text:p text:style-name="P5"/>
          </table:table-cell>
        </table:table-row>
      </table:table>
      <text:p text:style-name="Standard"/>
      <text:p text:style-name="Standard"/>
      <text:p text:style-name="P16"><draw:frame draw:style-name="fr2" draw:name="框架27" text:anchor-type="char" svg:x="2.223cm" svg:y="0.196cm" svg:width="9.843cm" svg:height="0.688cm" draw:z-index="507"><draw:text-box><text:p text:style-name="Standard">Figure 11 <text:s/>after swap all the 0s of <text:span text:style-name="T1">A</text:span><text:span text:style-name="T13"></text:span> and 1s of <text:span text:style-name="T1">E</text:span></text:p></draw:text-box></draw:frame></text:p>
      <text:p text:style-name="Standard"/>
      <text:p text:style-name="Standard"/>
      <text:p text:style-name="P10">Now, we know that :</text:p>
      <text:p text:style-name="P10"><draw:frame draw:style-name="fr45" draw:name="物件108" text:anchor-type="as-char" svg:width="15.522cm" svg:height="1.976cm" draw:z-index="106"><draw:object-ole xlink:href="./Object 108" xlink:type="simple" xlink:show="embed" xlink:actuate="onLoad"/><draw:image xlink:href="./ObjectReplacements/Object 108" xlink:type="simple" xlink:show="embed" xlink:actuate="onLoad"/></draw:frame></text:p>
      <text:p text:style-name="P10">So, if <text:span text:style-name="T1">A</text:span> all map to <text:span text:style-name="T1">W</text:span></text:p>
      <text:p text:style-name="P10"><text:span text:style-name="T12"></text:span><text:span text:style-name="T1"> B</text:span> all map to <text:span text:style-name="T1">W</text:span></text:p>
      <text:p text:style-name="P10"><text:span text:style-name="T12"></text:span> <text:span text:style-name="T1">A</text:span><text:span text:style-name="T13"></text:span> all map to <text:span text:style-name="T1">W </text:span>(because <text:span text:style-name="T1">A</text:span><text:span text:style-name="T13"></text:span> <text:span text:style-name="T12"></text:span> <text:span text:style-name="T1">A</text:span>)</text:p>
      <text:p text:style-name="P10"><text:span text:style-name="T12"></text:span> <text:span text:style-name="T1">E</text:span> all map to <text:span text:style-name="T1">W</text:span> ( because the number of elements from <text:span text:style-name="T1">A</text:span><text:span text:style-name="T13"></text:span> map to <text:span text:style-name="T1">W</text:span>＝the number of elements from <text:span text:style-name="T1">E </text:span>map to <text:span text:style-name="T1">W </text:span>)</text:p>
      <text:p text:style-name="P10"><text:span text:style-name="T12"></text:span> <text:span text:style-name="T1">D</text:span> all map to <text:span text:style-name="T1">W</text:span> ( because <text:span text:style-name="T1">D</text:span> <text:span text:style-name="T12"></text:span> <text:span text:style-name="T1">E</text:span> )</text:p>
      <text:p text:style-name="P10"><text:span text:style-name="T12"></text:span> <text:span text:style-name="T1">C</text:span> all map to <text:span text:style-name="T1">W</text:span> ( because the number of elements from C map to <text:span text:style-name="T1">W</text:span>＝the number of elements from D<text:span text:style-name="T1"> </text:span>map to <text:span text:style-name="T1">W </text:span>)</text:p>
      <text:p text:style-name="P10">And that <text:span text:style-name="T1">U</text:span> = <text:span text:style-name="T1">A</text:span> <text:span text:style-name="T12"></text:span> <text:span text:style-name="T1">C</text:span> and <draw:frame draw:style-name="fr27" draw:name="物件109" text:anchor-type="as-char" svg:width="0.459cm" svg:height="0.6cm" draw:z-index="107"><draw:object-ole xlink:href="./Object 109" xlink:type="simple" xlink:show="embed" xlink:actuate="onLoad"/><draw:image xlink:href="./ObjectReplacements/Object 109" xlink:type="simple" xlink:show="embed" xlink:actuate="onLoad"/></draw:frame><text:span text:style-name="T12"></text:span><draw:frame draw:style-name="fr28" draw:name="物件110" text:anchor-type="as-char" svg:width="0.492cm" svg:height="0.6cm" draw:z-index="108"><draw:object-ole xlink:href="./Object 110" xlink:type="simple" xlink:show="embed" xlink:actuate="onLoad"/><draw:image xlink:href="./ObjectReplacements/Object 110" xlink:type="simple" xlink:show="embed" xlink:actuate="onLoad"/></draw:frame><text:span text:style-name="T12"></text:span> <text:span text:style-name="T22"></text:span> <text:span text:style-name="T12"></text:span><draw:frame draw:style-name="fr29" draw:name="物件111" text:anchor-type="as-char" svg:width="0.529cm" svg:height="0.635cm" draw:z-index="109"><draw:object-ole xlink:href="./Object 111" xlink:type="simple" xlink:show="embed" xlink:actuate="onLoad"/><draw:image xlink:href="./ObjectReplacements/Object 111" xlink:type="simple" xlink:show="embed" xlink:actuate="onLoad"/></draw:frame>= <text:span text:style-name="T1">B</text:span> <text:span text:style-name="T12"></text:span> <text:span text:style-name="T1">E</text:span>, so if <text:span text:style-name="T1">A</text:span> all map to W then <text:span text:style-name="T1">U,</text:span><text:soft-page-break/><draw:frame draw:style-name="fr27" draw:name="物件112" text:anchor-type="as-char" svg:width="0.459cm" svg:height="0.6cm" draw:z-index="110"><draw:object-ole xlink:href="./Object 112" xlink:type="simple" xlink:show="embed" xlink:actuate="onLoad"/><draw:image xlink:href="./ObjectReplacements/Object 112" xlink:type="simple" xlink:show="embed" xlink:actuate="onLoad"/></draw:frame>,<draw:frame draw:style-name="fr28" draw:name="物件113" text:anchor-type="as-char" svg:width="0.492cm" svg:height="0.6cm" draw:z-index="111"><draw:object-ole xlink:href="./Object 113" xlink:type="simple" xlink:show="embed" xlink:actuate="onLoad"/><draw:image xlink:href="./ObjectReplacements/Object 113" xlink:type="simple" xlink:show="embed" xlink:actuate="onLoad"/></draw:frame>,<text:span text:style-name="T22"></text:span>,<draw:frame draw:style-name="fr29" draw:name="物件114" text:anchor-type="as-char" svg:width="0.529cm" svg:height="0.635cm" draw:z-index="112"><draw:object-ole xlink:href="./Object 114" xlink:type="simple" xlink:show="embed" xlink:actuate="onLoad"/><draw:image xlink:href="./ObjectReplacements/Object 114" xlink:type="simple" xlink:show="embed" xlink:actuate="onLoad"/></draw:frame> all map to <text:span text:style-name="T1">W.</text:span> It is proved.</text:p>
      <text:p text:style-name="P13">Q.E.D.</text:p>
      <text:p text:style-name="P6"/>
      <text:p text:style-name="P36">To convenient to state these collory(引理) as follows, we define some sets:</text:p>
      <text:p text:style-name="P36">Assumption as figure 5, let <text:span text:style-name="T1">U</text:span> is the maximum column of first stage. Let <draw:frame draw:style-name="fr46" draw:name="物件115" text:anchor-type="as-char" svg:width="0.423cm" svg:height="0.388cm" draw:z-index="113"><draw:object-ole xlink:href="./Object 115" xlink:type="simple" xlink:show="embed" xlink:actuate="onLoad"/><draw:image xlink:href="./ObjectReplacements/Object 115" xlink:type="simple" xlink:show="embed" xlink:actuate="onLoad"/></draw:frame> = { (<draw:frame draw:style-name="fr27" draw:name="物件116" text:anchor-type="as-char" svg:width="0.459cm" svg:height="0.6cm" draw:z-index="114"><draw:object-ole xlink:href="./Object 116" xlink:type="simple" xlink:show="embed" xlink:actuate="onLoad"/><draw:image xlink:href="./ObjectReplacements/Object 116" xlink:type="simple" xlink:show="embed" xlink:actuate="onLoad"/></draw:frame>,<draw:frame draw:style-name="fr28" draw:name="物件117" text:anchor-type="as-char" svg:width="0.492cm" svg:height="0.6cm" draw:z-index="115"><draw:object-ole xlink:href="./Object 117" xlink:type="simple" xlink:show="embed" xlink:actuate="onLoad"/><draw:image xlink:href="./ObjectReplacements/Object 117" xlink:type="simple" xlink:show="embed" xlink:actuate="onLoad"/></draw:frame>,<text:span text:style-name="T22"></text:span>,<draw:frame draw:style-name="fr29" draw:name="物件118" text:anchor-type="as-char" svg:width="0.529cm" svg:height="0.635cm" draw:z-index="116"><draw:object-ole xlink:href="./Object 118" xlink:type="simple" xlink:show="embed" xlink:actuate="onLoad"/><draw:image xlink:href="./ObjectReplacements/Object 118" xlink:type="simple" xlink:show="embed" xlink:actuate="onLoad"/></draw:frame>):<draw:frame draw:style-name="fr27" draw:name="物件119" text:anchor-type="as-char" svg:width="0.459cm" svg:height="0.6cm" draw:z-index="117"><draw:object-ole xlink:href="./Object 119" xlink:type="simple" xlink:show="embed" xlink:actuate="onLoad"/><draw:image xlink:href="./ObjectReplacements/Object 119" xlink:type="simple" xlink:show="embed" xlink:actuate="onLoad"/></draw:frame>,<draw:frame draw:style-name="fr28" draw:name="物件120" text:anchor-type="as-char" svg:width="0.492cm" svg:height="0.6cm" draw:z-index="118"><draw:object-ole xlink:href="./Object 120" xlink:type="simple" xlink:show="embed" xlink:actuate="onLoad"/><draw:image xlink:href="./ObjectReplacements/Object 120" xlink:type="simple" xlink:show="embed" xlink:actuate="onLoad"/></draw:frame>,<text:span text:style-name="T22"></text:span>,<draw:frame draw:style-name="fr29" draw:name="物件121" text:anchor-type="as-char" svg:width="0.529cm" svg:height="0.635cm" draw:z-index="119"><draw:object-ole xlink:href="./Object 121" xlink:type="simple" xlink:show="embed" xlink:actuate="onLoad"/><draw:image xlink:href="./ObjectReplacements/Object 121" xlink:type="simple" xlink:show="embed" xlink:actuate="onLoad"/></draw:frame> is the column of first stage and is not <text:span text:style-name="T1">U</text:span> and all are different column ( <text:span text:style-name="T1">U</text:span> <text:span text:style-name="T12"></text:span><draw:frame draw:style-name="fr30" draw:name="物件122" text:anchor-type="as-char" svg:width="0.423cm" svg:height="0.635cm" draw:z-index="120"><draw:object-ole xlink:href="./Object 122" xlink:type="simple" xlink:show="embed" xlink:actuate="onLoad"/><draw:image xlink:href="./ObjectReplacements/Object 122" xlink:type="simple" xlink:show="embed" xlink:actuate="onLoad"/></draw:frame> and <text:span text:style-name="T1">U </text:span><text:span text:style-name="T12"></text:span><draw:frame draw:style-name="fr31" draw:name="物件123" text:anchor-type="as-char" svg:width="0.492cm" svg:height="0.67cm" draw:z-index="121"><draw:object-ole xlink:href="./Object 123" xlink:type="simple" xlink:show="embed" xlink:actuate="onLoad"/><draw:image xlink:href="./ObjectReplacements/Object 123" xlink:type="simple" xlink:show="embed" xlink:actuate="onLoad"/></draw:frame> and <draw:frame draw:style-name="fr30" draw:name="物件124" text:anchor-type="as-char" svg:width="0.423cm" svg:height="0.635cm" draw:z-index="122"><draw:object-ole xlink:href="./Object 124" xlink:type="simple" xlink:show="embed" xlink:actuate="onLoad"/><draw:image xlink:href="./ObjectReplacements/Object 124" xlink:type="simple" xlink:show="embed" xlink:actuate="onLoad"/></draw:frame><text:span text:style-name="T12"></text:span><draw:frame draw:style-name="fr31" draw:name="物件125" text:anchor-type="as-char" svg:width="0.492cm" svg:height="0.67cm" draw:z-index="123"><draw:object-ole xlink:href="./Object 125" xlink:type="simple" xlink:show="embed" xlink:actuate="onLoad"/><draw:image xlink:href="./ObjectReplacements/Object 125" xlink:type="simple" xlink:show="embed" xlink:actuate="onLoad"/></draw:frame>, <text:span text:style-name="T1">i </text:span><text:span text:style-name="T13"></text:span><text:span text:style-name="T1"> j</text:span> ), and more, <draw:frame draw:style-name="fr25" draw:name="物件126" text:anchor-type="as-char" svg:width="0.6cm" svg:height="0.706cm" draw:z-index="124"><draw:object-ole xlink:href="./Object 126" xlink:type="simple" xlink:show="embed" xlink:actuate="onLoad"/><draw:image xlink:href="./ObjectReplacements/Object 126" xlink:type="simple" xlink:show="embed" xlink:actuate="onLoad"/></draw:frame><text:span text:style-name="T12"></text:span><draw:frame draw:style-name="fr26" draw:name="物件127" text:anchor-type="as-char" svg:width="0.564cm" svg:height="0.706cm" draw:z-index="125"><draw:object-ole xlink:href="./Object 127" xlink:type="simple" xlink:show="embed" xlink:actuate="onLoad"/><draw:image xlink:href="./ObjectReplacements/Object 127" xlink:type="simple" xlink:show="embed" xlink:actuate="onLoad"/></draw:frame>, 2 <text:span text:style-name="T12"></text:span> <text:span text:style-name="T1">i</text:span> <text:span text:style-name="T12"></text:span> <text:span text:style-name="T1">m</text:span>, and <draw:frame draw:style-name="fr25" draw:name="物件128" text:anchor-type="as-char" svg:width="0.6cm" svg:height="0.706cm" draw:z-index="126"><draw:object-ole xlink:href="./Object 128" xlink:type="simple" xlink:show="embed" xlink:actuate="onLoad"/><draw:image xlink:href="./ObjectReplacements/Object 128" xlink:type="simple" xlink:show="embed" xlink:actuate="onLoad"/></draw:frame>+<draw:frame draw:style-name="fr32" draw:name="物件129" text:anchor-type="as-char" svg:width="0.635cm" svg:height="0.706cm" draw:z-index="127"><draw:object-ole xlink:href="./Object 129" xlink:type="simple" xlink:show="embed" xlink:actuate="onLoad"/><draw:image xlink:href="./ObjectReplacements/Object 129" xlink:type="simple" xlink:show="embed" xlink:actuate="onLoad"/></draw:frame>+ <text:span text:style-name="T22"></text:span> +<draw:frame draw:style-name="fr47" draw:name="物件130" text:anchor-type="as-char" svg:width="0.917cm" svg:height="0.706cm" draw:z-index="128"><draw:object-ole xlink:href="./Object 130" xlink:type="simple" xlink:show="embed" xlink:actuate="onLoad"/><draw:image xlink:href="./ObjectReplacements/Object 130" xlink:type="simple" xlink:show="embed" xlink:actuate="onLoad"/></draw:frame> <text:span text:style-name="T12"></text:span> <draw:frame draw:style-name="fr26" draw:name="物件131" text:anchor-type="as-char" svg:width="0.564cm" svg:height="0.706cm" draw:z-index="129"><draw:object-ole xlink:href="./Object 131" xlink:type="simple" xlink:show="embed" xlink:actuate="onLoad"/><draw:image xlink:href="./ObjectReplacements/Object 131" xlink:type="simple" xlink:show="embed" xlink:actuate="onLoad"/></draw:frame> &lt; <draw:frame draw:style-name="fr25" draw:name="物件132" text:anchor-type="as-char" svg:width="0.6cm" svg:height="0.706cm" draw:z-index="130"><draw:object-ole xlink:href="./Object 132" xlink:type="simple" xlink:show="embed" xlink:actuate="onLoad"/><draw:image xlink:href="./ObjectReplacements/Object 132" xlink:type="simple" xlink:show="embed" xlink:actuate="onLoad"/></draw:frame>+<draw:frame draw:style-name="fr32" draw:name="物件133" text:anchor-type="as-char" svg:width="0.635cm" svg:height="0.706cm" draw:z-index="131"><draw:object-ole xlink:href="./Object 133" xlink:type="simple" xlink:show="embed" xlink:actuate="onLoad"/><draw:image xlink:href="./ObjectReplacements/Object 133" xlink:type="simple" xlink:show="embed" xlink:actuate="onLoad"/></draw:frame>+ <text:span text:style-name="T22"></text:span> +<draw:frame draw:style-name="fr34" draw:name="物件134" text:anchor-type="as-char" svg:width="0.706cm" svg:height="0.706cm" draw:z-index="132"><draw:object-ole xlink:href="./Object 134" xlink:type="simple" xlink:show="embed" xlink:actuate="onLoad"/><draw:image xlink:href="./ObjectReplacements/Object 134" xlink:type="simple" xlink:show="embed" xlink:actuate="onLoad"/></draw:frame> }. Let <draw:frame draw:style-name="fr48" draw:name="物件135" text:anchor-type="as-char" svg:width="0.423cm" svg:height="0.564cm" draw:z-index="133"><draw:object-ole xlink:href="./Object 135" xlink:type="simple" xlink:show="embed" xlink:actuate="onLoad"/><draw:image xlink:href="./ObjectReplacements/Object 135" xlink:type="simple" xlink:show="embed" xlink:actuate="onLoad"/></draw:frame> = { (<draw:frame draw:style-name="fr49" draw:name="物件136" text:anchor-type="as-char" svg:width="0.6cm" svg:height="0.6cm" draw:z-index="134"><draw:object-ole xlink:href="./Object 136" xlink:type="simple" xlink:show="embed" xlink:actuate="onLoad"/><draw:image xlink:href="./ObjectReplacements/Object 136" xlink:type="simple" xlink:show="embed" xlink:actuate="onLoad"/></draw:frame>,<draw:frame draw:style-name="fr50" draw:name="物件137" text:anchor-type="as-char" svg:width="0.635cm" svg:height="0.6cm" draw:z-index="135"><draw:object-ole xlink:href="./Object 137" xlink:type="simple" xlink:show="embed" xlink:actuate="onLoad"/><draw:image xlink:href="./ObjectReplacements/Object 137" xlink:type="simple" xlink:show="embed" xlink:actuate="onLoad"/></draw:frame>,<text:span text:style-name="T22"></text:span>,<draw:frame draw:style-name="fr51" draw:name="物件138" text:anchor-type="as-char" svg:width="0.67cm" svg:height="0.67cm" draw:z-index="136"><draw:object-ole xlink:href="./Object 138" xlink:type="simple" xlink:show="embed" xlink:actuate="onLoad"/><draw:image xlink:href="./ObjectReplacements/Object 138" xlink:type="simple" xlink:show="embed" xlink:actuate="onLoad"/></draw:frame>)：(<draw:frame draw:style-name="fr49" draw:name="物件139" text:anchor-type="as-char" svg:width="0.6cm" svg:height="0.6cm" draw:z-index="137"><draw:object-ole xlink:href="./Object 139" xlink:type="simple" xlink:show="embed" xlink:actuate="onLoad"/><draw:image xlink:href="./ObjectReplacements/Object 139" xlink:type="simple" xlink:show="embed" xlink:actuate="onLoad"/></draw:frame>,<draw:frame draw:style-name="fr50" draw:name="物件140" text:anchor-type="as-char" svg:width="0.635cm" svg:height="0.6cm" draw:z-index="138"><draw:object-ole xlink:href="./Object 140" xlink:type="simple" xlink:show="embed" xlink:actuate="onLoad"/><draw:image xlink:href="./ObjectReplacements/Object 140" xlink:type="simple" xlink:show="embed" xlink:actuate="onLoad"/></draw:frame>,<text:span text:style-name="T22"></text:span>,<draw:frame draw:style-name="fr51" draw:name="物件141" text:anchor-type="as-char" svg:width="0.67cm" svg:height="0.67cm" draw:z-index="139"><draw:object-ole xlink:href="./Object 141" xlink:type="simple" xlink:show="embed" xlink:actuate="onLoad"/><draw:image xlink:href="./ObjectReplacements/Object 141" xlink:type="simple" xlink:show="embed" xlink:actuate="onLoad"/></draw:frame>)<text:span text:style-name="T1"> </text:span><text:span text:style-name="T12"></text:span><draw:frame draw:style-name="fr46" draw:name="物件142" text:anchor-type="as-char" svg:width="0.423cm" svg:height="0.388cm" draw:z-index="140"><draw:object-ole xlink:href="./Object 142" xlink:type="simple" xlink:show="embed" xlink:actuate="onLoad"/><draw:image xlink:href="./ObjectReplacements/Object 142" xlink:type="simple" xlink:show="embed" xlink:actuate="onLoad"/></draw:frame> and <draw:frame draw:style-name="fr52" draw:name="物件143" text:anchor-type="as-char" svg:width="0.741cm" svg:height="0.706cm" draw:z-index="141"><draw:object-ole xlink:href="./Object 143" xlink:type="simple" xlink:show="embed" xlink:actuate="onLoad"/><draw:image xlink:href="./ObjectReplacements/Object 143" xlink:type="simple" xlink:show="embed" xlink:actuate="onLoad"/></draw:frame>+<draw:frame draw:style-name="fr53" draw:name="物件144" text:anchor-type="as-char" svg:width="0.776cm" svg:height="0.706cm" draw:z-index="142"><draw:object-ole xlink:href="./Object 144" xlink:type="simple" xlink:show="embed" xlink:actuate="onLoad"/><draw:image xlink:href="./ObjectReplacements/Object 144" xlink:type="simple" xlink:show="embed" xlink:actuate="onLoad"/></draw:frame>+ <text:span text:style-name="T22"></text:span> +<draw:frame draw:style-name="fr54" draw:name="物件145" text:anchor-type="as-char" svg:width="1.058cm" svg:height="0.776cm" draw:z-index="143"><draw:object-ole xlink:href="./Object 145" xlink:type="simple" xlink:show="embed" xlink:actuate="onLoad"/><draw:image xlink:href="./ObjectReplacements/Object 145" xlink:type="simple" xlink:show="embed" xlink:actuate="onLoad"/></draw:frame><text:span text:style-name="T12"></text:span><draw:frame draw:style-name="fr34" draw:name="物件146" text:anchor-type="as-char" svg:width="0.706cm" svg:height="0.706cm" draw:z-index="144"><draw:object-ole xlink:href="./Object 146" xlink:type="simple" xlink:show="embed" xlink:actuate="onLoad"/><draw:image xlink:href="./ObjectReplacements/Object 146" xlink:type="simple" xlink:show="embed" xlink:actuate="onLoad"/></draw:frame>+<draw:frame draw:style-name="fr53" draw:name="物件147" text:anchor-type="as-char" svg:width="0.776cm" svg:height="0.706cm" draw:z-index="145"><draw:object-ole xlink:href="./Object 147" xlink:type="simple" xlink:show="embed" xlink:actuate="onLoad"/><draw:image xlink:href="./ObjectReplacements/Object 147" xlink:type="simple" xlink:show="embed" xlink:actuate="onLoad"/></draw:frame>+ <text:span text:style-name="T22"></text:span> +<draw:frame draw:style-name="fr55" draw:name="物件148" text:anchor-type="as-char" svg:width="1.058cm" svg:height="0.706cm" draw:z-index="146"><draw:object-ole xlink:href="./Object 148" xlink:type="simple" xlink:show="embed" xlink:actuate="onLoad"/><draw:image xlink:href="./ObjectReplacements/Object 148" xlink:type="simple" xlink:show="embed" xlink:actuate="onLoad"/></draw:frame>，<text:span text:style-name="T12"></text:span>(<draw:frame draw:style-name="fr56" draw:name="物件149" text:anchor-type="as-char" svg:width="0.564cm" svg:height="0.6cm" draw:z-index="147"><draw:object-ole xlink:href="./Object 149" xlink:type="simple" xlink:show="embed" xlink:actuate="onLoad"/><draw:image xlink:href="./ObjectReplacements/Object 149" xlink:type="simple" xlink:show="embed" xlink:actuate="onLoad"/></draw:frame>,<draw:frame draw:style-name="fr49" draw:name="物件150" text:anchor-type="as-char" svg:width="0.6cm" svg:height="0.6cm" draw:z-index="148"><draw:object-ole xlink:href="./Object 150" xlink:type="simple" xlink:show="embed" xlink:actuate="onLoad"/><draw:image xlink:href="./ObjectReplacements/Object 150" xlink:type="simple" xlink:show="embed" xlink:actuate="onLoad"/></draw:frame>,<text:span text:style-name="T22"></text:span>,<draw:frame draw:style-name="fr57" draw:name="物件151" text:anchor-type="as-char" svg:width="0.67cm" svg:height="0.635cm" draw:z-index="149"><draw:object-ole xlink:href="./Object 151" xlink:type="simple" xlink:show="embed" xlink:actuate="onLoad"/><draw:image xlink:href="./ObjectReplacements/Object 151" xlink:type="simple" xlink:show="embed" xlink:actuate="onLoad"/></draw:frame>)<text:span text:style-name="T1"> </text:span><text:span text:style-name="T12"></text:span><draw:frame draw:style-name="fr46" draw:name="物件152" text:anchor-type="as-char" svg:width="0.423cm" svg:height="0.388cm" draw:z-index="150"><draw:object-ole xlink:href="./Object 152" xlink:type="simple" xlink:show="embed" xlink:actuate="onLoad"/><draw:image xlink:href="./ObjectReplacements/Object 152" xlink:type="simple" xlink:show="embed" xlink:actuate="onLoad"/></draw:frame>}.</text:p>
      <text:p text:style-name="P10"/>
      <text:p text:style-name="P10"><text:span text:style-name="T2">Colory</text:span>(引理)<text:span text:style-name="T2"> 2：</text:span>Assumption as figure 5, if the three stage of network sorting any sequences of k 0s and n – k 1s, after the second stage of sorting be finished it won’t have any position in some column <text:span text:style-name="T1">W</text:span> is 0 and 1 both case possibility. And, let (<draw:frame draw:style-name="fr49" draw:name="物件153" text:anchor-type="as-char" svg:width="0.6cm" svg:height="0.6cm" draw:z-index="151"><draw:object-ole xlink:href="./Object 153" xlink:type="simple" xlink:show="embed" xlink:actuate="onLoad"/><draw:image xlink:href="./ObjectReplacements/Object 153" xlink:type="simple" xlink:show="embed" xlink:actuate="onLoad"/></draw:frame>,<draw:frame draw:style-name="fr50" draw:name="物件154" text:anchor-type="as-char" svg:width="0.635cm" svg:height="0.6cm" draw:z-index="152"><draw:object-ole xlink:href="./Object 154" xlink:type="simple" xlink:show="embed" xlink:actuate="onLoad"/><draw:image xlink:href="./ObjectReplacements/Object 154" xlink:type="simple" xlink:show="embed" xlink:actuate="onLoad"/></draw:frame>,<text:span text:style-name="T22"></text:span>,<draw:frame draw:style-name="fr51" draw:name="物件155" text:anchor-type="as-char" svg:width="0.67cm" svg:height="0.67cm" draw:z-index="153"><draw:object-ole xlink:href="./Object 155" xlink:type="simple" xlink:show="embed" xlink:actuate="onLoad"/><draw:image xlink:href="./ObjectReplacements/Object 155" xlink:type="simple" xlink:show="embed" xlink:actuate="onLoad"/></draw:frame>)<text:span text:style-name="T1"> </text:span><text:span text:style-name="T12"></text:span><draw:frame draw:style-name="fr48" draw:name="物件156" text:anchor-type="as-char" svg:width="0.423cm" svg:height="0.564cm" draw:z-index="154"><draw:object-ole xlink:href="./Object 156" xlink:type="simple" xlink:show="embed" xlink:actuate="onLoad"/><draw:image xlink:href="./ObjectReplacements/Object 156" xlink:type="simple" xlink:show="embed" xlink:actuate="onLoad"/></draw:frame>, let <draw:frame draw:style-name="fr58" draw:name="物件157" text:anchor-type="as-char" svg:width="0.847cm" svg:height="0.635cm" draw:z-index="155"><draw:object-ole xlink:href="./Object 157" xlink:type="simple" xlink:show="embed" xlink:actuate="onLoad"/><draw:image xlink:href="./ObjectReplacements/Object 157" xlink:type="simple" xlink:show="embed" xlink:actuate="onLoad"/></draw:frame> is top <draw:frame draw:style-name="fr52" draw:name="物件158" text:anchor-type="as-char" svg:width="0.741cm" svg:height="0.706cm" draw:z-index="156"><draw:object-ole xlink:href="./Object 158" xlink:type="simple" xlink:show="embed" xlink:actuate="onLoad"/><draw:image xlink:href="./ObjectReplacements/Object 158" xlink:type="simple" xlink:show="embed" xlink:actuate="onLoad"/></draw:frame>+<draw:frame draw:style-name="fr53" draw:name="物件159" text:anchor-type="as-char" svg:width="0.776cm" svg:height="0.706cm" draw:z-index="157"><draw:object-ole xlink:href="./Object 159" xlink:type="simple" xlink:show="embed" xlink:actuate="onLoad"/><draw:image xlink:href="./ObjectReplacements/Object 159" xlink:type="simple" xlink:show="embed" xlink:actuate="onLoad"/></draw:frame>+ <text:span text:style-name="T22"></text:span> +<draw:frame draw:style-name="fr54" draw:name="物件160" text:anchor-type="as-char" svg:width="1.058cm" svg:height="0.776cm" draw:z-index="158"><draw:object-ole xlink:href="./Object 160" xlink:type="simple" xlink:show="embed" xlink:actuate="onLoad"/><draw:image xlink:href="./ObjectReplacements/Object 160" xlink:type="simple" xlink:show="embed" xlink:actuate="onLoad"/></draw:frame> elements of <text:span text:style-name="T1">U</text:span>. If <draw:frame draw:style-name="fr58" draw:name="物件161" text:anchor-type="as-char" svg:width="0.847cm" svg:height="0.635cm" draw:z-index="159"><draw:object-ole xlink:href="./Object 161" xlink:type="simple" xlink:show="embed" xlink:actuate="onLoad"/><draw:image xlink:href="./ObjectReplacements/Object 161" xlink:type="simple" xlink:show="embed" xlink:actuate="onLoad"/></draw:frame> all map to <text:span text:style-name="T1">W</text:span> then all the elements after first stage of sorting is map to <text:span text:style-name="T1">W</text:span>.</text:p>
      <text:p text:style-name="P10"><text:span text:style-name="T2">Proof：</text:span>Follow these steps, we can get that if <draw:frame draw:style-name="fr58" draw:name="物件162" text:anchor-type="as-char" svg:width="0.847cm" svg:height="0.635cm" draw:z-index="160"><draw:object-ole xlink:href="./Object 162" xlink:type="simple" xlink:show="embed" xlink:actuate="onLoad"/><draw:image xlink:href="./ObjectReplacements/Object 162" xlink:type="simple" xlink:show="embed" xlink:actuate="onLoad"/></draw:frame> all map to <text:span text:style-name="T1">W</text:span> then all the elements after first stage of sorting is map to <text:span text:style-name="T1">W</text:span>.</text:p>
      <text:p text:style-name="P36">First, we sort all the columns except <text:span text:style-name="T1">U</text:span> according column-size, let <draw:frame draw:style-name="fr25" draw:name="物件163" text:anchor-type="as-char" svg:width="0.6cm" svg:height="0.706cm" draw:z-index="161"><draw:object-ole xlink:href="./Object 163" xlink:type="simple" xlink:show="embed" xlink:actuate="onLoad"/><draw:image xlink:href="./ObjectReplacements/Object 163" xlink:type="simple" xlink:show="embed" xlink:actuate="onLoad"/></draw:frame><text:span text:style-name="T12"></text:span><draw:frame draw:style-name="fr32" draw:name="物件164" text:anchor-type="as-char" svg:width="0.635cm" svg:height="0.706cm" draw:z-index="162"><draw:object-ole xlink:href="./Object 164" xlink:type="simple" xlink:show="embed" xlink:actuate="onLoad"/><draw:image xlink:href="./ObjectReplacements/Object 164" xlink:type="simple" xlink:show="embed" xlink:actuate="onLoad"/></draw:frame><text:span text:style-name="T12"></text:span> <text:soft-page-break/><text:span text:style-name="T22"></text:span><text:span text:style-name="T12"></text:span><draw:frame draw:style-name="fr59" draw:name="物件165" text:anchor-type="as-char" svg:width="0.847cm" svg:height="0.706cm" draw:z-index="163"><draw:object-ole xlink:href="./Object 165" xlink:type="simple" xlink:show="embed" xlink:actuate="onLoad"/><draw:image xlink:href="./ObjectReplacements/Object 165" xlink:type="simple" xlink:show="embed" xlink:actuate="onLoad"/></draw:frame>, and choose <draw:frame draw:style-name="fr35" draw:name="物件166" text:anchor-type="as-char" svg:width="0.423cm" svg:height="0.6cm" draw:z-index="164"><draw:object-ole xlink:href="./Object 166" xlink:type="simple" xlink:show="embed" xlink:actuate="onLoad"/><draw:image xlink:href="./ObjectReplacements/Object 166" xlink:type="simple" xlink:show="embed" xlink:actuate="onLoad"/></draw:frame>,<draw:frame draw:style-name="fr27" draw:name="物件167" text:anchor-type="as-char" svg:width="0.459cm" svg:height="0.6cm" draw:z-index="165"><draw:object-ole xlink:href="./Object 167" xlink:type="simple" xlink:show="embed" xlink:actuate="onLoad"/><draw:image xlink:href="./ObjectReplacements/Object 167" xlink:type="simple" xlink:show="embed" xlink:actuate="onLoad"/></draw:frame>,<text:span text:style-name="T22"></text:span>,<draw:frame draw:style-name="fr60" draw:name="物件168" text:anchor-type="as-char" svg:width="0.6cm" svg:height="0.67cm" draw:z-index="166"><draw:object-ole xlink:href="./Object 168" xlink:type="simple" xlink:show="embed" xlink:actuate="onLoad"/><draw:image xlink:href="./ObjectReplacements/Object 168" xlink:type="simple" xlink:show="embed" xlink:actuate="onLoad"/></draw:frame>, satisfy that <draw:frame draw:style-name="fr25" draw:name="物件169" text:anchor-type="as-char" svg:width="0.6cm" svg:height="0.706cm" draw:z-index="167"><draw:object-ole xlink:href="./Object 169" xlink:type="simple" xlink:show="embed" xlink:actuate="onLoad"/><draw:image xlink:href="./ObjectReplacements/Object 169" xlink:type="simple" xlink:show="embed" xlink:actuate="onLoad"/></draw:frame>+<draw:frame draw:style-name="fr32" draw:name="物件170" text:anchor-type="as-char" svg:width="0.635cm" svg:height="0.706cm" draw:z-index="168"><draw:object-ole xlink:href="./Object 170" xlink:type="simple" xlink:show="embed" xlink:actuate="onLoad"/><draw:image xlink:href="./ObjectReplacements/Object 170" xlink:type="simple" xlink:show="embed" xlink:actuate="onLoad"/></draw:frame>+ <text:span text:style-name="T22"></text:span> +<draw:frame draw:style-name="fr61" draw:name="物件171" text:anchor-type="as-char" svg:width="0.988cm" svg:height="0.776cm" draw:z-index="169"><draw:object-ole xlink:href="./Object 171" xlink:type="simple" xlink:show="embed" xlink:actuate="onLoad"/><draw:image xlink:href="./ObjectReplacements/Object 171" xlink:type="simple" xlink:show="embed" xlink:actuate="onLoad"/></draw:frame> <text:span text:style-name="T12"></text:span> <draw:frame draw:style-name="fr26" draw:name="物件172" text:anchor-type="as-char" svg:width="0.564cm" svg:height="0.706cm" draw:z-index="170"><draw:object-ole xlink:href="./Object 172" xlink:type="simple" xlink:show="embed" xlink:actuate="onLoad"/><draw:image xlink:href="./ObjectReplacements/Object 172" xlink:type="simple" xlink:show="embed" xlink:actuate="onLoad"/></draw:frame> &lt; <draw:frame draw:style-name="fr25" draw:name="物件173" text:anchor-type="as-char" svg:width="0.6cm" svg:height="0.706cm" draw:z-index="171"><draw:object-ole xlink:href="./Object 173" xlink:type="simple" xlink:show="embed" xlink:actuate="onLoad"/><draw:image xlink:href="./ObjectReplacements/Object 173" xlink:type="simple" xlink:show="embed" xlink:actuate="onLoad"/></draw:frame>+<draw:frame draw:style-name="fr32" draw:name="物件174" text:anchor-type="as-char" svg:width="0.635cm" svg:height="0.706cm" draw:z-index="172"><draw:object-ole xlink:href="./Object 174" xlink:type="simple" xlink:show="embed" xlink:actuate="onLoad"/><draw:image xlink:href="./ObjectReplacements/Object 174" xlink:type="simple" xlink:show="embed" xlink:actuate="onLoad"/></draw:frame>+ <text:span text:style-name="T22"></text:span> +<draw:frame draw:style-name="fr62" draw:name="物件175" text:anchor-type="as-char" svg:width="0.776cm" svg:height="0.776cm" draw:z-index="173"><draw:object-ole xlink:href="./Object 175" xlink:type="simple" xlink:show="embed" xlink:actuate="onLoad"/><draw:image xlink:href="./ObjectReplacements/Object 175" xlink:type="simple" xlink:show="embed" xlink:actuate="onLoad"/></draw:frame>. Let <draw:frame draw:style-name="fr27" draw:name="物件176" text:anchor-type="as-char" svg:width="0.459cm" svg:height="0.6cm" draw:z-index="174"><draw:object-ole xlink:href="./Object 176" xlink:type="simple" xlink:show="embed" xlink:actuate="onLoad"/><draw:image xlink:href="./ObjectReplacements/Object 176" xlink:type="simple" xlink:show="embed" xlink:actuate="onLoad"/></draw:frame><text:span text:style-name="T1">=</text:span><draw:frame draw:style-name="fr35" draw:name="物件177" text:anchor-type="as-char" svg:width="0.423cm" svg:height="0.6cm" draw:z-index="175"><draw:object-ole xlink:href="./Object 177" xlink:type="simple" xlink:show="embed" xlink:actuate="onLoad"/><draw:image xlink:href="./ObjectReplacements/Object 177" xlink:type="simple" xlink:show="embed" xlink:actuate="onLoad"/></draw:frame>, <draw:frame draw:style-name="fr28" draw:name="物件178" text:anchor-type="as-char" svg:width="0.492cm" svg:height="0.6cm" draw:z-index="176"><draw:object-ole xlink:href="./Object 178" xlink:type="simple" xlink:show="embed" xlink:actuate="onLoad"/><draw:image xlink:href="./ObjectReplacements/Object 178" xlink:type="simple" xlink:show="embed" xlink:actuate="onLoad"/></draw:frame><text:span text:style-name="T1">=</text:span><draw:frame draw:style-name="fr27" draw:name="物件179" text:anchor-type="as-char" svg:width="0.459cm" svg:height="0.6cm" draw:z-index="177"><draw:object-ole xlink:href="./Object 179" xlink:type="simple" xlink:show="embed" xlink:actuate="onLoad"/><draw:image xlink:href="./ObjectReplacements/Object 179" xlink:type="simple" xlink:show="embed" xlink:actuate="onLoad"/></draw:frame>, <text:span text:style-name="T22"></text:span>, <draw:frame draw:style-name="fr63" draw:name="物件180" text:anchor-type="as-char" svg:width="0.635cm" svg:height="0.67cm" draw:z-index="178"><draw:object-ole xlink:href="./Object 180" xlink:type="simple" xlink:show="embed" xlink:actuate="onLoad"/><draw:image xlink:href="./ObjectReplacements/Object 180" xlink:type="simple" xlink:show="embed" xlink:actuate="onLoad"/></draw:frame><text:span text:style-name="T1">=</text:span><draw:frame draw:style-name="fr60" draw:name="物件181" text:anchor-type="as-char" svg:width="0.6cm" svg:height="0.67cm" draw:z-index="179"><draw:object-ole xlink:href="./Object 181" xlink:type="simple" xlink:show="embed" xlink:actuate="onLoad"/><draw:image xlink:href="./ObjectReplacements/Object 181" xlink:type="simple" xlink:show="embed" xlink:actuate="onLoad"/></draw:frame>, by collory 1, if set <text:span text:style-name="T1">A</text:span> of figure 5 all map to <text:span text:style-name="T1">W</text:span> then <text:span text:style-name="T1">U,</text:span><draw:frame draw:style-name="fr27" draw:name="物件182" text:anchor-type="as-char" svg:width="0.459cm" svg:height="0.6cm" draw:z-index="180"><draw:object-ole xlink:href="./Object 182" xlink:type="simple" xlink:show="embed" xlink:actuate="onLoad"/><draw:image xlink:href="./ObjectReplacements/Object 182" xlink:type="simple" xlink:show="embed" xlink:actuate="onLoad"/></draw:frame>,<draw:frame draw:style-name="fr28" draw:name="物件183" text:anchor-type="as-char" svg:width="0.492cm" svg:height="0.6cm" draw:z-index="181"><draw:object-ole xlink:href="./Object 183" xlink:type="simple" xlink:show="embed" xlink:actuate="onLoad"/><draw:image xlink:href="./ObjectReplacements/Object 183" xlink:type="simple" xlink:show="embed" xlink:actuate="onLoad"/></draw:frame>,<text:span text:style-name="T22"></text:span>,<draw:frame draw:style-name="fr60" draw:name="物件184" text:anchor-type="as-char" svg:width="0.6cm" svg:height="0.67cm" draw:z-index="182"><draw:object-ole xlink:href="./Object 184" xlink:type="simple" xlink:show="embed" xlink:actuate="onLoad"/><draw:image xlink:href="./ObjectReplacements/Object 184" xlink:type="simple" xlink:show="embed" xlink:actuate="onLoad"/></draw:frame> all map to <text:span text:style-name="T1">W</text:span>, and <text:span text:style-name="T1">A</text:span> <text:span text:style-name="T12"></text:span><draw:frame draw:style-name="fr58" draw:name="物件185" text:anchor-type="as-char" svg:width="0.847cm" svg:height="0.635cm" draw:z-index="183"><draw:object-ole xlink:href="./Object 185" xlink:type="simple" xlink:show="embed" xlink:actuate="onLoad"/><draw:image xlink:href="./ObjectReplacements/Object 185" xlink:type="simple" xlink:show="embed" xlink:actuate="onLoad"/></draw:frame>, so if <draw:frame draw:style-name="fr58" draw:name="物件186" text:anchor-type="as-char" svg:width="0.847cm" svg:height="0.635cm" draw:z-index="184"><draw:object-ole xlink:href="./Object 186" xlink:type="simple" xlink:show="embed" xlink:actuate="onLoad"/><draw:image xlink:href="./ObjectReplacements/Object 186" xlink:type="simple" xlink:show="embed" xlink:actuate="onLoad"/></draw:frame> all map to <text:span text:style-name="T1">W</text:span>, then <draw:frame draw:style-name="fr27" draw:name="物件187" text:anchor-type="as-char" svg:width="0.459cm" svg:height="0.6cm" draw:z-index="185"><draw:object-ole xlink:href="./Object 187" xlink:type="simple" xlink:show="embed" xlink:actuate="onLoad"/><draw:image xlink:href="./ObjectReplacements/Object 187" xlink:type="simple" xlink:show="embed" xlink:actuate="onLoad"/></draw:frame>,<draw:frame draw:style-name="fr28" draw:name="物件188" text:anchor-type="as-char" svg:width="0.492cm" svg:height="0.6cm" draw:z-index="186"><draw:object-ole xlink:href="./Object 188" xlink:type="simple" xlink:show="embed" xlink:actuate="onLoad"/><draw:image xlink:href="./ObjectReplacements/Object 188" xlink:type="simple" xlink:show="embed" xlink:actuate="onLoad"/></draw:frame>,<text:span text:style-name="T22"></text:span>,<draw:frame draw:style-name="fr60" draw:name="物件189" text:anchor-type="as-char" svg:width="0.6cm" svg:height="0.67cm" draw:z-index="187"><draw:object-ole xlink:href="./Object 189" xlink:type="simple" xlink:show="embed" xlink:actuate="onLoad"/><draw:image xlink:href="./ObjectReplacements/Object 189" xlink:type="simple" xlink:show="embed" xlink:actuate="onLoad"/></draw:frame> all map to <text:span text:style-name="T1">W</text:span>.</text:p>
      <text:p text:style-name="P36">Next, choose <draw:frame draw:style-name="fr64" draw:name="物件190" text:anchor-type="as-char" svg:width="0.847cm" svg:height="0.67cm" draw:z-index="188"><draw:object-ole xlink:href="./Object 190" xlink:type="simple" xlink:show="embed" xlink:actuate="onLoad"/><draw:image xlink:href="./ObjectReplacements/Object 190" xlink:type="simple" xlink:show="embed" xlink:actuate="onLoad"/></draw:frame>,<draw:frame draw:style-name="fr65" draw:name="物件191" text:anchor-type="as-char" svg:width="0.88cm" svg:height="0.67cm" draw:z-index="189"><draw:object-ole xlink:href="./Object 191" xlink:type="simple" xlink:show="embed" xlink:actuate="onLoad"/><draw:image xlink:href="./ObjectReplacements/Object 191" xlink:type="simple" xlink:show="embed" xlink:actuate="onLoad"/></draw:frame>,<text:span text:style-name="T22"></text:span>,<draw:frame draw:style-name="fr66" draw:name="物件192" text:anchor-type="as-char" svg:width="1.164cm" svg:height="0.67cm" draw:z-index="190"><draw:object-ole xlink:href="./Object 192" xlink:type="simple" xlink:show="embed" xlink:actuate="onLoad"/><draw:image xlink:href="./ObjectReplacements/Object 192" xlink:type="simple" xlink:show="embed" xlink:actuate="onLoad"/></draw:frame>, satisfy that <draw:frame draw:style-name="fr26" draw:name="物件193" text:anchor-type="as-char" svg:width="0.564cm" svg:height="0.706cm" draw:z-index="191"><draw:object-ole xlink:href="./Object 193" xlink:type="simple" xlink:show="embed" xlink:actuate="onLoad"/><draw:image xlink:href="./ObjectReplacements/Object 193" xlink:type="simple" xlink:show="embed" xlink:actuate="onLoad"/></draw:frame>+<draw:frame draw:style-name="fr61" draw:name="物件194" text:anchor-type="as-char" svg:width="0.988cm" svg:height="0.776cm" draw:z-index="192"><draw:object-ole xlink:href="./Object 194" xlink:type="simple" xlink:show="embed" xlink:actuate="onLoad"/><draw:image xlink:href="./ObjectReplacements/Object 194" xlink:type="simple" xlink:show="embed" xlink:actuate="onLoad"/></draw:frame>+<draw:frame draw:style-name="fr67" draw:name="物件195" text:anchor-type="as-char" svg:width="1.023cm" svg:height="0.776cm" draw:z-index="193"><draw:object-ole xlink:href="./Object 195" xlink:type="simple" xlink:show="embed" xlink:actuate="onLoad"/><draw:image xlink:href="./ObjectReplacements/Object 195" xlink:type="simple" xlink:show="embed" xlink:actuate="onLoad"/></draw:frame>+ <text:span text:style-name="T22"></text:span> +<draw:frame draw:style-name="fr68" draw:name="物件196" text:anchor-type="as-char" svg:width="1.376cm" svg:height="0.776cm" draw:z-index="194"><draw:object-ole xlink:href="./Object 196" xlink:type="simple" xlink:show="embed" xlink:actuate="onLoad"/><draw:image xlink:href="./ObjectReplacements/Object 196" xlink:type="simple" xlink:show="embed" xlink:actuate="onLoad"/></draw:frame> <text:span text:style-name="T12"></text:span> <draw:frame draw:style-name="fr26" draw:name="物件197" text:anchor-type="as-char" svg:width="0.564cm" svg:height="0.706cm" draw:z-index="195"><draw:object-ole xlink:href="./Object 197" xlink:type="simple" xlink:show="embed" xlink:actuate="onLoad"/><draw:image xlink:href="./ObjectReplacements/Object 197" xlink:type="simple" xlink:show="embed" xlink:actuate="onLoad"/></draw:frame> &lt; <draw:frame draw:style-name="fr26" draw:name="物件198" text:anchor-type="as-char" svg:width="0.564cm" svg:height="0.706cm" draw:z-index="196"><draw:object-ole xlink:href="./Object 198" xlink:type="simple" xlink:show="embed" xlink:actuate="onLoad"/><draw:image xlink:href="./ObjectReplacements/Object 198" xlink:type="simple" xlink:show="embed" xlink:actuate="onLoad"/></draw:frame>+<draw:frame draw:style-name="fr61" draw:name="物件199" text:anchor-type="as-char" svg:width="0.988cm" svg:height="0.776cm" draw:z-index="197"><draw:object-ole xlink:href="./Object 199" xlink:type="simple" xlink:show="embed" xlink:actuate="onLoad"/><draw:image xlink:href="./ObjectReplacements/Object 199" xlink:type="simple" xlink:show="embed" xlink:actuate="onLoad"/></draw:frame>+<draw:frame draw:style-name="fr67" draw:name="物件200" text:anchor-type="as-char" svg:width="1.023cm" svg:height="0.776cm" draw:z-index="198"><draw:object-ole xlink:href="./Object 200" xlink:type="simple" xlink:show="embed" xlink:actuate="onLoad"/><draw:image xlink:href="./ObjectReplacements/Object 200" xlink:type="simple" xlink:show="embed" xlink:actuate="onLoad"/></draw:frame>+ <text:span text:style-name="T22"></text:span> +<draw:frame draw:style-name="fr69" draw:name="物件201" text:anchor-type="as-char" svg:width="1.305cm" svg:height="0.776cm" draw:z-index="199"><draw:object-ole xlink:href="./Object 201" xlink:type="simple" xlink:show="embed" xlink:actuate="onLoad"/><draw:image xlink:href="./ObjectReplacements/Object 201" xlink:type="simple" xlink:show="embed" xlink:actuate="onLoad"/></draw:frame>. Let <draw:frame draw:style-name="fr27" draw:name="物件202" text:anchor-type="as-char" svg:width="0.459cm" svg:height="0.6cm" draw:z-index="200"><draw:object-ole xlink:href="./Object 202" xlink:type="simple" xlink:show="embed" xlink:actuate="onLoad"/><draw:image xlink:href="./ObjectReplacements/Object 202" xlink:type="simple" xlink:show="embed" xlink:actuate="onLoad"/></draw:frame>=<draw:frame draw:style-name="fr35" draw:name="物件203" text:anchor-type="as-char" svg:width="0.423cm" svg:height="0.6cm" draw:z-index="201"><draw:object-ole xlink:href="./Object 203" xlink:type="simple" xlink:show="embed" xlink:actuate="onLoad"/><draw:image xlink:href="./ObjectReplacements/Object 203" xlink:type="simple" xlink:show="embed" xlink:actuate="onLoad"/></draw:frame>, <draw:frame draw:style-name="fr28" draw:name="物件204" text:anchor-type="as-char" svg:width="0.492cm" svg:height="0.6cm" draw:z-index="202"><draw:object-ole xlink:href="./Object 204" xlink:type="simple" xlink:show="embed" xlink:actuate="onLoad"/><draw:image xlink:href="./ObjectReplacements/Object 204" xlink:type="simple" xlink:show="embed" xlink:actuate="onLoad"/></draw:frame>=<draw:frame draw:style-name="fr64" draw:name="物件205" text:anchor-type="as-char" svg:width="0.847cm" svg:height="0.67cm" draw:z-index="203"><draw:object-ole xlink:href="./Object 205" xlink:type="simple" xlink:show="embed" xlink:actuate="onLoad"/><draw:image xlink:href="./ObjectReplacements/Object 205" xlink:type="simple" xlink:show="embed" xlink:actuate="onLoad"/></draw:frame>, <draw:frame draw:style-name="fr42" draw:name="物件206" text:anchor-type="as-char" svg:width="0.459cm" svg:height="0.635cm" draw:z-index="204"><draw:object-ole xlink:href="./Object 206" xlink:type="simple" xlink:show="embed" xlink:actuate="onLoad"/><draw:image xlink:href="./ObjectReplacements/Object 206" xlink:type="simple" xlink:show="embed" xlink:actuate="onLoad"/></draw:frame><text:span text:style-name="T1">=</text:span><draw:frame draw:style-name="fr65" draw:name="物件207" text:anchor-type="as-char" svg:width="0.88cm" svg:height="0.67cm" draw:z-index="205"><draw:object-ole xlink:href="./Object 207" xlink:type="simple" xlink:show="embed" xlink:actuate="onLoad"/><draw:image xlink:href="./ObjectReplacements/Object 207" xlink:type="simple" xlink:show="embed" xlink:actuate="onLoad"/></draw:frame>, <text:span text:style-name="T22"></text:span>, <draw:frame draw:style-name="fr70" draw:name="物件208" text:anchor-type="as-char" svg:width="0.492cm" svg:height="0.577cm" draw:z-index="206"><draw:object-ole xlink:href="./Object 208" xlink:type="simple" xlink:show="embed" xlink:actuate="onLoad"/><draw:image xlink:href="./ObjectReplacements/Object 208" xlink:type="simple" xlink:show="embed" xlink:actuate="onLoad"/></draw:frame><text:span text:style-name="T1">=</text:span><draw:frame draw:style-name="fr66" draw:name="物件209" text:anchor-type="as-char" svg:width="1.164cm" svg:height="0.67cm" draw:z-index="207"><draw:object-ole xlink:href="./Object 209" xlink:type="simple" xlink:show="embed" xlink:actuate="onLoad"/><draw:image xlink:href="./ObjectReplacements/Object 209" xlink:type="simple" xlink:show="embed" xlink:actuate="onLoad"/></draw:frame>, by collory 1, if the set <text:span text:style-name="T1">A</text:span> of figure 5 all map to <text:span text:style-name="T1">W</text:span> then <text:span text:style-name="T1">U</text:span>,<draw:frame draw:style-name="fr27" draw:name="物件210" text:anchor-type="as-char" svg:width="0.459cm" svg:height="0.6cm" draw:z-index="208"><draw:object-ole xlink:href="./Object 210" xlink:type="simple" xlink:show="embed" xlink:actuate="onLoad"/><draw:image xlink:href="./ObjectReplacements/Object 210" xlink:type="simple" xlink:show="embed" xlink:actuate="onLoad"/></draw:frame>,<draw:frame draw:style-name="fr28" draw:name="物件211" text:anchor-type="as-char" svg:width="0.492cm" svg:height="0.6cm" draw:z-index="209"><draw:object-ole xlink:href="./Object 211" xlink:type="simple" xlink:show="embed" xlink:actuate="onLoad"/><draw:image xlink:href="./ObjectReplacements/Object 211" xlink:type="simple" xlink:show="embed" xlink:actuate="onLoad"/></draw:frame>,<text:span text:style-name="T22"></text:span>,<draw:frame draw:style-name="fr70" draw:name="物件212" text:anchor-type="as-char" svg:width="0.492cm" svg:height="0.577cm" draw:z-index="210"><draw:object-ole xlink:href="./Object 212" xlink:type="simple" xlink:show="embed" xlink:actuate="onLoad"/><draw:image xlink:href="./ObjectReplacements/Object 212" xlink:type="simple" xlink:show="embed" xlink:actuate="onLoad"/></draw:frame> all map to <text:span text:style-name="T1">W</text:span>, and <text:span text:style-name="T1">A</text:span> <text:span text:style-name="T12"></text:span><draw:frame draw:style-name="fr58" draw:name="物件213" text:anchor-type="as-char" svg:width="0.847cm" svg:height="0.635cm" draw:z-index="211"><draw:object-ole xlink:href="./Object 213" xlink:type="simple" xlink:show="embed" xlink:actuate="onLoad"/><draw:image xlink:href="./ObjectReplacements/Object 213" xlink:type="simple" xlink:show="embed" xlink:actuate="onLoad"/></draw:frame>, so if <draw:frame draw:style-name="fr58" draw:name="物件214" text:anchor-type="as-char" svg:width="0.847cm" svg:height="0.635cm" draw:z-index="212"><draw:object-ole xlink:href="./Object 214" xlink:type="simple" xlink:show="embed" xlink:actuate="onLoad"/><draw:image xlink:href="./ObjectReplacements/Object 214" xlink:type="simple" xlink:show="embed" xlink:actuate="onLoad"/></draw:frame> all map to <text:span text:style-name="T1">W</text:span> then <draw:frame draw:style-name="fr27" draw:name="物件215" text:anchor-type="as-char" svg:width="0.459cm" svg:height="0.6cm" draw:z-index="213"><draw:object-ole xlink:href="./Object 215" xlink:type="simple" xlink:show="embed" xlink:actuate="onLoad"/><draw:image xlink:href="./ObjectReplacements/Object 215" xlink:type="simple" xlink:show="embed" xlink:actuate="onLoad"/></draw:frame>,<draw:frame draw:style-name="fr28" draw:name="物件216" text:anchor-type="as-char" svg:width="0.492cm" svg:height="0.6cm" draw:z-index="214"><draw:object-ole xlink:href="./Object 216" xlink:type="simple" xlink:show="embed" xlink:actuate="onLoad"/><draw:image xlink:href="./ObjectReplacements/Object 216" xlink:type="simple" xlink:show="embed" xlink:actuate="onLoad"/></draw:frame>,<text:span text:style-name="T22"></text:span>,<draw:frame draw:style-name="fr70" draw:name="物件217" text:anchor-type="as-char" svg:width="0.492cm" svg:height="0.577cm" draw:z-index="215"><draw:object-ole xlink:href="./Object 217" xlink:type="simple" xlink:show="embed" xlink:actuate="onLoad"/><draw:image xlink:href="./ObjectReplacements/Object 217" xlink:type="simple" xlink:show="embed" xlink:actuate="onLoad"/></draw:frame> all map to <text:span text:style-name="T1">W</text:span>. If we can’t find <draw:frame draw:style-name="fr66" draw:name="物件218" text:anchor-type="as-char" svg:width="1.164cm" svg:height="0.67cm" draw:z-index="216"><draw:object-ole xlink:href="./Object 218" xlink:type="simple" xlink:show="embed" xlink:actuate="onLoad"/><draw:image xlink:href="./ObjectReplacements/Object 218" xlink:type="simple" xlink:show="embed" xlink:actuate="onLoad"/></draw:frame> satisfied that <draw:frame draw:style-name="fr26" draw:name="物件219" text:anchor-type="as-char" svg:width="0.564cm" svg:height="0.706cm" draw:z-index="217"><draw:object-ole xlink:href="./Object 219" xlink:type="simple" xlink:show="embed" xlink:actuate="onLoad"/><draw:image xlink:href="./ObjectReplacements/Object 219" xlink:type="simple" xlink:show="embed" xlink:actuate="onLoad"/></draw:frame>+<draw:frame draw:style-name="fr61" draw:name="物件220" text:anchor-type="as-char" svg:width="0.988cm" svg:height="0.776cm" draw:z-index="218"><draw:object-ole xlink:href="./Object 220" xlink:type="simple" xlink:show="embed" xlink:actuate="onLoad"/><draw:image xlink:href="./ObjectReplacements/Object 220" xlink:type="simple" xlink:show="embed" xlink:actuate="onLoad"/></draw:frame>+<draw:frame draw:style-name="fr67" draw:name="物件221" text:anchor-type="as-char" svg:width="1.023cm" svg:height="0.776cm" draw:z-index="219"><draw:object-ole xlink:href="./Object 221" xlink:type="simple" xlink:show="embed" xlink:actuate="onLoad"/><draw:image xlink:href="./ObjectReplacements/Object 221" xlink:type="simple" xlink:show="embed" xlink:actuate="onLoad"/></draw:frame>+ <text:span text:style-name="T22"></text:span> +<draw:frame draw:style-name="fr71" draw:name="物件222" text:anchor-type="as-char" svg:width="1.341cm" svg:height="0.776cm" draw:z-index="220"><draw:object-ole xlink:href="./Object 222" xlink:type="simple" xlink:show="embed" xlink:actuate="onLoad"/><draw:image xlink:href="./ObjectReplacements/Object 222" xlink:type="simple" xlink:show="embed" xlink:actuate="onLoad"/></draw:frame> <text:span text:style-name="T12"></text:span> <draw:frame draw:style-name="fr26" draw:name="物件223" text:anchor-type="as-char" svg:width="0.564cm" svg:height="0.706cm" draw:z-index="221"><draw:object-ole xlink:href="./Object 223" xlink:type="simple" xlink:show="embed" xlink:actuate="onLoad"/><draw:image xlink:href="./ObjectReplacements/Object 223" xlink:type="simple" xlink:show="embed" xlink:actuate="onLoad"/></draw:frame> &lt; <draw:frame draw:style-name="fr26" draw:name="物件224" text:anchor-type="as-char" svg:width="0.564cm" svg:height="0.706cm" draw:z-index="222"><draw:object-ole xlink:href="./Object 224" xlink:type="simple" xlink:show="embed" xlink:actuate="onLoad"/><draw:image xlink:href="./ObjectReplacements/Object 224" xlink:type="simple" xlink:show="embed" xlink:actuate="onLoad"/></draw:frame>+<draw:frame draw:style-name="fr61" draw:name="物件225" text:anchor-type="as-char" svg:width="0.988cm" svg:height="0.776cm" draw:z-index="223"><draw:object-ole xlink:href="./Object 225" xlink:type="simple" xlink:show="embed" xlink:actuate="onLoad"/><draw:image xlink:href="./ObjectReplacements/Object 225" xlink:type="simple" xlink:show="embed" xlink:actuate="onLoad"/></draw:frame>+<draw:frame draw:style-name="fr67" draw:name="物件226" text:anchor-type="as-char" svg:width="1.023cm" svg:height="0.776cm" draw:z-index="224"><draw:object-ole xlink:href="./Object 226" xlink:type="simple" xlink:show="embed" xlink:actuate="onLoad"/><draw:image xlink:href="./ObjectReplacements/Object 226" xlink:type="simple" xlink:show="embed" xlink:actuate="onLoad"/></draw:frame>+ <text:span text:style-name="T22"></text:span> +<draw:frame draw:style-name="fr69" draw:name="物件227" text:anchor-type="as-char" svg:width="1.305cm" svg:height="0.776cm" draw:z-index="225"><draw:object-ole xlink:href="./Object 227" xlink:type="simple" xlink:show="embed" xlink:actuate="onLoad"/><draw:image xlink:href="./ObjectReplacements/Object 227" xlink:type="simple" xlink:show="embed" xlink:actuate="onLoad"/></draw:frame>, it’s meaning that the last column <text:span text:style-name="T1">T</text:span><text:span text:style-name="T17">s-1</text:span> be choose and <draw:frame draw:style-name="fr26" draw:name="物件228" text:anchor-type="as-char" svg:width="0.564cm" svg:height="0.706cm" draw:z-index="226"><draw:object-ole xlink:href="./Object 228" xlink:type="simple" xlink:show="embed" xlink:actuate="onLoad"/><draw:image xlink:href="./ObjectReplacements/Object 228" xlink:type="simple" xlink:show="embed" xlink:actuate="onLoad"/></draw:frame>+<draw:frame draw:style-name="fr61" draw:name="物件229" text:anchor-type="as-char" svg:width="0.988cm" svg:height="0.776cm" draw:z-index="227"><draw:object-ole xlink:href="./Object 229" xlink:type="simple" xlink:show="embed" xlink:actuate="onLoad"/><draw:image xlink:href="./ObjectReplacements/Object 229" xlink:type="simple" xlink:show="embed" xlink:actuate="onLoad"/></draw:frame>+ <text:span text:style-name="T22"></text:span> +<draw:frame draw:style-name="fr59" draw:name="物件230" text:anchor-type="as-char" svg:width="0.847cm" svg:height="0.706cm" draw:z-index="228"><draw:object-ole xlink:href="./Object 230" xlink:type="simple" xlink:show="embed" xlink:actuate="onLoad"/><draw:image xlink:href="./ObjectReplacements/Object 230" xlink:type="simple" xlink:show="embed" xlink:actuate="onLoad"/></draw:frame> <text:span text:style-name="T12"></text:span> <draw:frame draw:style-name="fr26" draw:name="物件231" text:anchor-type="as-char" svg:width="0.564cm" svg:height="0.706cm" draw:z-index="229"><draw:object-ole xlink:href="./Object 231" xlink:type="simple" xlink:show="embed" xlink:actuate="onLoad"/><draw:image xlink:href="./ObjectReplacements/Object 231" xlink:type="simple" xlink:show="embed" xlink:actuate="onLoad"/></draw:frame>. We continue to choose <draw:frame draw:style-name="fr27" draw:name="物件232" text:anchor-type="as-char" svg:width="0.459cm" svg:height="0.6cm" draw:z-index="230"><draw:object-ole xlink:href="./Object 232" xlink:type="simple" xlink:show="embed" xlink:actuate="onLoad"/><draw:image xlink:href="./ObjectReplacements/Object 232" xlink:type="simple" xlink:show="embed" xlink:actuate="onLoad"/></draw:frame>, and check <draw:frame draw:style-name="fr26" draw:name="物件233" text:anchor-type="as-char" svg:width="0.564cm" svg:height="0.706cm" draw:z-index="231"><draw:object-ole xlink:href="./Object 233" xlink:type="simple" xlink:show="embed" xlink:actuate="onLoad"/><draw:image xlink:href="./ObjectReplacements/Object 233" xlink:type="simple" xlink:show="embed" xlink:actuate="onLoad"/></draw:frame>+<draw:frame draw:style-name="fr61" draw:name="物件234" text:anchor-type="as-char" svg:width="0.988cm" svg:height="0.776cm" draw:z-index="232"><draw:object-ole xlink:href="./Object 234" xlink:type="simple" xlink:show="embed" xlink:actuate="onLoad"/><draw:image xlink:href="./ObjectReplacements/Object 234" xlink:type="simple" xlink:show="embed" xlink:actuate="onLoad"/></draw:frame>+ <text:span text:style-name="T22"></text:span> +<draw:frame draw:style-name="fr59" draw:name="物件235" text:anchor-type="as-char" svg:width="0.847cm" svg:height="0.706cm" draw:z-index="233"><draw:object-ole xlink:href="./Object 235" xlink:type="simple" xlink:show="embed" xlink:actuate="onLoad"/><draw:image xlink:href="./ObjectReplacements/Object 235" xlink:type="simple" xlink:show="embed" xlink:actuate="onLoad"/></draw:frame>+<draw:frame draw:style-name="fr32" draw:name="物件236" text:anchor-type="as-char" svg:width="0.635cm" svg:height="0.706cm" draw:z-index="234"><draw:object-ole xlink:href="./Object 236" xlink:type="simple" xlink:show="embed" xlink:actuate="onLoad"/><draw:image xlink:href="./ObjectReplacements/Object 236" xlink:type="simple" xlink:show="embed" xlink:actuate="onLoad"/></draw:frame> &gt; <draw:frame draw:style-name="fr26" draw:name="物件237" text:anchor-type="as-char" svg:width="0.564cm" svg:height="0.706cm" draw:z-index="235"><draw:object-ole xlink:href="./Object 237" xlink:type="simple" xlink:show="embed" xlink:actuate="onLoad"/><draw:image xlink:href="./ObjectReplacements/Object 237" xlink:type="simple" xlink:show="embed" xlink:actuate="onLoad"/></draw:frame>, if it’s false then choose <draw:frame draw:style-name="fr42" draw:name="物件238" text:anchor-type="as-char" svg:width="0.459cm" svg:height="0.635cm" draw:z-index="236"><draw:object-ole xlink:href="./Object 238" xlink:type="simple" xlink:show="embed" xlink:actuate="onLoad"/><draw:image xlink:href="./ObjectReplacements/Object 238" xlink:type="simple" xlink:show="embed" xlink:actuate="onLoad"/></draw:frame>,<text:span text:style-name="T22"></text:span>, until choose <draw:frame draw:style-name="fr31" draw:name="物件239" text:anchor-type="as-char" svg:width="0.492cm" svg:height="0.67cm" draw:z-index="237"><draw:object-ole xlink:href="./Object 239" xlink:type="simple" xlink:show="embed" xlink:actuate="onLoad"/><draw:image xlink:href="./ObjectReplacements/Object 239" xlink:type="simple" xlink:show="embed" xlink:actuate="onLoad"/></draw:frame>. Because <text:s/><draw:frame draw:style-name="fr25" draw:name="物件240" text:anchor-type="as-char" svg:width="0.6cm" svg:height="0.706cm" draw:z-index="238"><draw:object-ole xlink:href="./Object 240" xlink:type="simple" xlink:show="embed" xlink:actuate="onLoad"/><draw:image xlink:href="./ObjectReplacements/Object 240" xlink:type="simple" xlink:show="embed" xlink:actuate="onLoad"/></draw:frame>+<draw:frame draw:style-name="fr32" draw:name="物件241" text:anchor-type="as-char" svg:width="0.635cm" svg:height="0.706cm" draw:z-index="239"><draw:object-ole xlink:href="./Object 241" xlink:type="simple" xlink:show="embed" xlink:actuate="onLoad"/><draw:image xlink:href="./ObjectReplacements/Object 241" xlink:type="simple" xlink:show="embed" xlink:actuate="onLoad"/></draw:frame>+ <text:span text:style-name="T22"></text:span> +<draw:frame draw:style-name="fr61" draw:name="物件242" text:anchor-type="as-char" svg:width="0.988cm" svg:height="0.776cm" draw:z-index="240"><draw:object-ole xlink:href="./Object 242" xlink:type="simple" xlink:show="embed" xlink:actuate="onLoad"/><draw:image xlink:href="./ObjectReplacements/Object 242" xlink:type="simple" xlink:show="embed" xlink:actuate="onLoad"/></draw:frame> <text:span text:style-name="T12"></text:span> <draw:frame draw:style-name="fr26" draw:name="物件243" text:anchor-type="as-char" svg:width="0.564cm" svg:height="0.706cm" draw:z-index="241"><draw:object-ole xlink:href="./Object 243" xlink:type="simple" xlink:show="embed" xlink:actuate="onLoad"/><draw:image xlink:href="./ObjectReplacements/Object 243" xlink:type="simple" xlink:show="embed" xlink:actuate="onLoad"/></draw:frame> &lt; <draw:frame draw:style-name="fr25" draw:name="物件244" text:anchor-type="as-char" svg:width="0.6cm" svg:height="0.706cm" draw:z-index="242"><draw:object-ole xlink:href="./Object 244" xlink:type="simple" xlink:show="embed" xlink:actuate="onLoad"/><draw:image xlink:href="./ObjectReplacements/Object 244" xlink:type="simple" xlink:show="embed" xlink:actuate="onLoad"/></draw:frame>+<draw:frame draw:style-name="fr32" draw:name="物件245" text:anchor-type="as-char" svg:width="0.635cm" svg:height="0.706cm" draw:z-index="243"><draw:object-ole xlink:href="./Object 245" xlink:type="simple" xlink:show="embed" xlink:actuate="onLoad"/><draw:image xlink:href="./ObjectReplacements/Object 245" xlink:type="simple" xlink:show="embed" xlink:actuate="onLoad"/></draw:frame>+ <text:span text:style-name="T22"></text:span> +<draw:frame draw:style-name="fr62" draw:name="物件246" text:anchor-type="as-char" svg:width="0.776cm" svg:height="0.776cm" draw:z-index="244"><draw:object-ole xlink:href="./Object 246" xlink:type="simple" xlink:show="embed" xlink:actuate="onLoad"/><draw:image xlink:href="./ObjectReplacements/Object 246" xlink:type="simple" xlink:show="embed" xlink:actuate="onLoad"/></draw:frame>, we can find <text:span text:style-name="T1">q </text:span><text:span text:style-name="T12"></text:span><text:span text:style-name="T1"> </text:span><draw:frame draw:style-name="fr72" draw:name="物件247" text:anchor-type="as-char" svg:width="0.529cm" svg:height="0.6cm" draw:z-index="245"><draw:object-ole xlink:href="./Object 247" xlink:type="simple" xlink:show="embed" xlink:actuate="onLoad"/><draw:image xlink:href="./ObjectReplacements/Object 247" xlink:type="simple" xlink:show="embed" xlink:actuate="onLoad"/></draw:frame>, satisfy that <draw:frame draw:style-name="fr26" draw:name="物件248" text:anchor-type="as-char" svg:width="0.564cm" svg:height="0.706cm" draw:z-index="246"><draw:object-ole xlink:href="./Object 248" xlink:type="simple" xlink:show="embed" xlink:actuate="onLoad"/><draw:image xlink:href="./ObjectReplacements/Object 248" xlink:type="simple" xlink:show="embed" xlink:actuate="onLoad"/></draw:frame>+<draw:frame draw:style-name="fr61" draw:name="物件249" text:anchor-type="as-char" svg:width="0.988cm" svg:height="0.776cm" draw:z-index="247"><draw:object-ole xlink:href="./Object 249" xlink:type="simple" xlink:show="embed" xlink:actuate="onLoad"/><draw:image xlink:href="./ObjectReplacements/Object 249" xlink:type="simple" xlink:show="embed" xlink:actuate="onLoad"/></draw:frame>+ <text:span text:style-name="T22"></text:span> +<draw:frame draw:style-name="fr59" draw:name="物件250" text:anchor-type="as-char" svg:width="0.847cm" svg:height="0.706cm" draw:z-index="248"><draw:object-ole xlink:href="./Object 250" xlink:type="simple" xlink:show="embed" xlink:actuate="onLoad"/><draw:image xlink:href="./ObjectReplacements/Object 250" xlink:type="simple" xlink:show="embed" xlink:actuate="onLoad"/></draw:frame>+<text:soft-page-break/><draw:frame draw:style-name="fr32" draw:name="物件251" text:anchor-type="as-char" svg:width="0.635cm" svg:height="0.706cm" draw:z-index="249"><draw:object-ole xlink:href="./Object 251" xlink:type="simple" xlink:show="embed" xlink:actuate="onLoad"/><draw:image xlink:href="./ObjectReplacements/Object 251" xlink:type="simple" xlink:show="embed" xlink:actuate="onLoad"/></draw:frame>+ <text:span text:style-name="T22"></text:span> +<draw:frame draw:style-name="fr73" draw:name="物件252" text:anchor-type="as-char" svg:width="0.635cm" svg:height="0.776cm" draw:z-index="250"><draw:object-ole xlink:href="./Object 252" xlink:type="simple" xlink:show="embed" xlink:actuate="onLoad"/><draw:image xlink:href="./ObjectReplacements/Object 252" xlink:type="simple" xlink:show="embed" xlink:actuate="onLoad"/></draw:frame> &gt; <draw:frame draw:style-name="fr26" draw:name="物件253" text:anchor-type="as-char" svg:width="0.564cm" svg:height="0.706cm" draw:z-index="251"><draw:object-ole xlink:href="./Object 253" xlink:type="simple" xlink:show="embed" xlink:actuate="onLoad"/><draw:image xlink:href="./ObjectReplacements/Object 253" xlink:type="simple" xlink:show="embed" xlink:actuate="onLoad"/></draw:frame>. Let <draw:frame draw:style-name="fr27" draw:name="物件254" text:anchor-type="as-char" svg:width="0.459cm" svg:height="0.6cm" draw:z-index="252"><draw:object-ole xlink:href="./Object 254" xlink:type="simple" xlink:show="embed" xlink:actuate="onLoad"/><draw:image xlink:href="./ObjectReplacements/Object 254" xlink:type="simple" xlink:show="embed" xlink:actuate="onLoad"/></draw:frame><text:span text:style-name="T1">=</text:span><draw:frame draw:style-name="fr35" draw:name="物件255" text:anchor-type="as-char" svg:width="0.423cm" svg:height="0.6cm" draw:z-index="253"><draw:object-ole xlink:href="./Object 255" xlink:type="simple" xlink:show="embed" xlink:actuate="onLoad"/><draw:image xlink:href="./ObjectReplacements/Object 255" xlink:type="simple" xlink:show="embed" xlink:actuate="onLoad"/></draw:frame>, <draw:frame draw:style-name="fr28" draw:name="物件256" text:anchor-type="as-char" svg:width="0.492cm" svg:height="0.6cm" draw:z-index="254"><draw:object-ole xlink:href="./Object 256" xlink:type="simple" xlink:show="embed" xlink:actuate="onLoad"/><draw:image xlink:href="./ObjectReplacements/Object 256" xlink:type="simple" xlink:show="embed" xlink:actuate="onLoad"/></draw:frame><text:span text:style-name="T1">=</text:span><draw:frame draw:style-name="fr64" draw:name="物件257" text:anchor-type="as-char" svg:width="0.847cm" svg:height="0.67cm" draw:z-index="255"><draw:object-ole xlink:href="./Object 257" xlink:type="simple" xlink:show="embed" xlink:actuate="onLoad"/><draw:image xlink:href="./ObjectReplacements/Object 257" xlink:type="simple" xlink:show="embed" xlink:actuate="onLoad"/></draw:frame>, <draw:frame draw:style-name="fr42" draw:name="物件258" text:anchor-type="as-char" svg:width="0.459cm" svg:height="0.635cm" draw:z-index="256"><draw:object-ole xlink:href="./Object 258" xlink:type="simple" xlink:show="embed" xlink:actuate="onLoad"/><draw:image xlink:href="./ObjectReplacements/Object 258" xlink:type="simple" xlink:show="embed" xlink:actuate="onLoad"/></draw:frame><text:span text:style-name="T1">=</text:span><draw:frame draw:style-name="fr65" draw:name="物件259" text:anchor-type="as-char" svg:width="0.88cm" svg:height="0.67cm" draw:z-index="257"><draw:object-ole xlink:href="./Object 259" xlink:type="simple" xlink:show="embed" xlink:actuate="onLoad"/><draw:image xlink:href="./ObjectReplacements/Object 259" xlink:type="simple" xlink:show="embed" xlink:actuate="onLoad"/></draw:frame>, <text:span text:style-name="T22"></text:span>, <draw:frame draw:style-name="fr30" draw:name="物件260" text:anchor-type="as-char" svg:width="0.423cm" svg:height="0.577cm" draw:z-index="258"><draw:object-ole xlink:href="./Object 260" xlink:type="simple" xlink:show="embed" xlink:actuate="onLoad"/><draw:image xlink:href="./ObjectReplacements/Object 260" xlink:type="simple" xlink:show="embed" xlink:actuate="onLoad"/></draw:frame><text:span text:style-name="T1">=</text:span><draw:frame draw:style-name="fr27" draw:name="物件261" text:anchor-type="as-char" svg:width="0.459cm" svg:height="0.6cm" draw:z-index="259"><draw:object-ole xlink:href="./Object 261" xlink:type="simple" xlink:show="embed" xlink:actuate="onLoad"/><draw:image xlink:href="./ObjectReplacements/Object 261" xlink:type="simple" xlink:show="embed" xlink:actuate="onLoad"/></draw:frame>, <text:span text:style-name="T22"></text:span>, <draw:frame draw:style-name="fr31" draw:name="物件262" text:anchor-type="as-char" svg:width="0.492cm" svg:height="0.61cm" draw:z-index="260"><draw:object-ole xlink:href="./Object 262" xlink:type="simple" xlink:show="embed" xlink:actuate="onLoad"/><draw:image xlink:href="./ObjectReplacements/Object 262" xlink:type="simple" xlink:show="embed" xlink:actuate="onLoad"/></draw:frame><text:span text:style-name="T1">=</text:span><draw:frame draw:style-name="fr31" draw:name="物件263" text:anchor-type="as-char" svg:width="0.492cm" svg:height="0.67cm" draw:z-index="261"><draw:object-ole xlink:href="./Object 263" xlink:type="simple" xlink:show="embed" xlink:actuate="onLoad"/><draw:image xlink:href="./ObjectReplacements/Object 263" xlink:type="simple" xlink:show="embed" xlink:actuate="onLoad"/></draw:frame>, by collary 1, we conclude that if the set A of figure 5 all map to W then <text:span text:style-name="T1">U</text:span>,<draw:frame draw:style-name="fr27" draw:name="物件264" text:anchor-type="as-char" svg:width="0.459cm" svg:height="0.6cm" draw:z-index="262"><draw:object-ole xlink:href="./Object 264" xlink:type="simple" xlink:show="embed" xlink:actuate="onLoad"/><draw:image xlink:href="./ObjectReplacements/Object 264" xlink:type="simple" xlink:show="embed" xlink:actuate="onLoad"/></draw:frame>,<draw:frame draw:style-name="fr28" draw:name="物件265" text:anchor-type="as-char" svg:width="0.492cm" svg:height="0.6cm" draw:z-index="263"><draw:object-ole xlink:href="./Object 265" xlink:type="simple" xlink:show="embed" xlink:actuate="onLoad"/><draw:image xlink:href="./ObjectReplacements/Object 265" xlink:type="simple" xlink:show="embed" xlink:actuate="onLoad"/></draw:frame>,<text:span text:style-name="T22"></text:span>,<draw:frame draw:style-name="fr31" draw:name="物件266" text:anchor-type="as-char" svg:width="0.492cm" svg:height="0.61cm" draw:z-index="264"><draw:object-ole xlink:href="./Object 266" xlink:type="simple" xlink:show="embed" xlink:actuate="onLoad"/><draw:image xlink:href="./ObjectReplacements/Object 266" xlink:type="simple" xlink:show="embed" xlink:actuate="onLoad"/></draw:frame> all map to <text:span text:style-name="T1">W</text:span>. And <text:span text:style-name="T1">A</text:span> <text:span text:style-name="T12"></text:span><draw:frame draw:style-name="fr58" draw:name="物件267" text:anchor-type="as-char" svg:width="0.847cm" svg:height="0.635cm" draw:z-index="265"><draw:object-ole xlink:href="./Object 267" xlink:type="simple" xlink:show="embed" xlink:actuate="onLoad"/><draw:image xlink:href="./ObjectReplacements/Object 267" xlink:type="simple" xlink:show="embed" xlink:actuate="onLoad"/></draw:frame>, so if <draw:frame draw:style-name="fr58" draw:name="物件268" text:anchor-type="as-char" svg:width="0.847cm" svg:height="0.635cm" draw:z-index="266"><draw:object-ole xlink:href="./Object 268" xlink:type="simple" xlink:show="embed" xlink:actuate="onLoad"/><draw:image xlink:href="./ObjectReplacements/Object 268" xlink:type="simple" xlink:show="embed" xlink:actuate="onLoad"/></draw:frame> all map to W then <draw:frame draw:style-name="fr27" draw:name="物件269" text:anchor-type="as-char" svg:width="0.459cm" svg:height="0.6cm" draw:z-index="267"><draw:object-ole xlink:href="./Object 269" xlink:type="simple" xlink:show="embed" xlink:actuate="onLoad"/><draw:image xlink:href="./ObjectReplacements/Object 269" xlink:type="simple" xlink:show="embed" xlink:actuate="onLoad"/></draw:frame>,<draw:frame draw:style-name="fr28" draw:name="物件270" text:anchor-type="as-char" svg:width="0.492cm" svg:height="0.6cm" draw:z-index="268"><draw:object-ole xlink:href="./Object 270" xlink:type="simple" xlink:show="embed" xlink:actuate="onLoad"/><draw:image xlink:href="./ObjectReplacements/Object 270" xlink:type="simple" xlink:show="embed" xlink:actuate="onLoad"/></draw:frame>,<text:span text:style-name="T22"></text:span>,<draw:frame draw:style-name="fr31" draw:name="物件271" text:anchor-type="as-char" svg:width="0.492cm" svg:height="0.61cm" draw:z-index="269"><draw:object-ole xlink:href="./Object 271" xlink:type="simple" xlink:show="embed" xlink:actuate="onLoad"/><draw:image xlink:href="./ObjectReplacements/Object 271" xlink:type="simple" xlink:show="embed" xlink:actuate="onLoad"/></draw:frame> all map to <text:span text:style-name="T1">W</text:span>.</text:p>
      <text:p text:style-name="P36">We can repeat this procedure until <text:span text:style-name="T1">T</text:span><text:span text:style-name="T17">1</text:span>,<text:span text:style-name="T1">T</text:span><text:span text:style-name="T17">2</text:span>,<text:span text:style-name="T22"></text:span>,<text:span text:style-name="T1">T</text:span><text:span text:style-name="T17">s-1</text:span> be choose. So if <draw:frame draw:style-name="fr58" draw:name="物件272" text:anchor-type="as-char" svg:width="0.847cm" svg:height="0.635cm" draw:z-index="270"><draw:object-ole xlink:href="./Object 272" xlink:type="simple" xlink:show="embed" xlink:actuate="onLoad"/><draw:image xlink:href="./ObjectReplacements/Object 272" xlink:type="simple" xlink:show="embed" xlink:actuate="onLoad"/></draw:frame> all map to <text:span text:style-name="T1">W</text:span> then all the elements after first stage of sorting is map to <text:span text:style-name="T1">W</text:span>.</text:p>
      <text:p text:style-name="P13">Q.E.D</text:p>
      <text:p text:style-name="P13"/>
      <text:p text:style-name="P36">According theorem 2, if the network with the third stage of sorting have more than two column (column-size could be different, <text:span text:style-name="T1">s</text:span><text:span text:style-name="T13"></text:span> &gt; 2) which could be sorting correctly, then the third stage of sorting could be replaced with two column (depict as figure 2).</text:p>
      <text:p text:style-name="P36">So we just need to consider the case of the third stage of sorting with two columns. Figure 12 is showed for the following collory(引理).</text:p>
      <text:p text:style-name="P17"><draw:custom-shape text:anchor-type="char" draw:z-index="514" draw:style-name="gr3" draw:text-style-name="P59" svg:width="12.891cm" svg:height="2.858cm" svg:x="0.635cm" svg:y="0.635cm"><text:p text:style-name="P59"><text:span text:style-name="T31">There are </text:span><text:span text:style-name="T32">s</text:span><text:span text:style-name="T31"> columns in first stage, </text:span><text:span text:style-name="T32">s</text:span><text:span text:style-name="T34"></text:span><text:span text:style-name="T31"> columns in second stage, </text:span><text:span text:style-name="T32">s</text:span><text:span text:style-name="T34"></text:span><text:span text:style-name="T32"> </text:span><text:span text:style-name="T31">columns in third stage. Each column-size (</text:span><text:span text:style-name="T36"></text:span><text:span text:style-name="T31"> 1) could be different. The maximum column size in first stage and third stage is less or equal to.</text:span></text:p><draw:enhanced-geometry svg:viewBox="0 0 21600 21600" draw:glue-points="10800 0 0 10800 10800 21600 21600 10800 ?f40 ?f41" draw:text-areas="0 0 21600 21600" draw:type="rectangular-callout" draw:modifiers="2036 314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p text:style-name="P6"/>
      <text:p text:style-name="P6"/>
      <text:p text:style-name="P6"/>
      <text:p text:style-name="P17"><draw:custom-shape text:anchor-type="char" draw:z-index="540" draw:style-name="gr13" draw:text-style-name="P57" svg:width="0.317cm" svg:height="2.246cm" svg:x="12.337cm" svg:y="0.36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536" draw:style-name="gr13" draw:text-style-name="P57" svg:width="0.636cm" svg:height="8.293cm" svg:x="7.652cm" svg:y="0.1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534" draw:style-name="gr13" draw:text-style-name="P57" svg:width="0.636cm" svg:height="8.249cm" svg:x="2.593cm" svg:y="0.05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4" draw:name="框架28" text:anchor-type="char" svg:x="11.499cm" svg:y="0.293cm" svg:width="0.854cm" svg:height="2.342cm" draw:z-index="532"><draw:text-box><text:p text:style-name="P31">sorter</text:p><text:p text:style-name="Heading_20_5">Y</text:p></draw:text-box></draw:frame><draw:custom-shape text:anchor-type="char" draw:z-index="531" draw:style-name="gr10" draw:text-style-name="P57" svg:width="2.223cm" svg:height="8.249cm" svg:x="10.774cm" svg:y="0.062cm"><text:p/><draw:enhanced-geometry svg:viewBox="0 0 21600 21600" draw:type="rectangle" draw:enhanced-path="M 0 0 L 21600 0 21600 21600 0 21600 0 0 Z N"/></draw:custom-shape><draw:frame draw:style-name="fr5" draw:name="框架29" text:anchor-type="char" svg:x="6.144cm" svg:y="0.372cm" svg:width="0.854cm" svg:height="1.358cm" draw:z-index="527"><draw:text-box><text:p text:style-name="Text_20_body_20_indent">sorter</text:p><text:p text:style-name="Text_20_body_20_indent">1</text:p></draw:text-box></draw:frame><draw:custom-shape text:anchor-type="char" draw:z-index="526" draw:style-name="gr10" draw:text-style-name="P57" svg:width="2.223cm" svg:height="8.277cm" svg:x="5.419cm" svg:y="0.138cm"><text:p/><draw:enhanced-geometry svg:viewBox="0 0 21600 21600" draw:type="rectangle" draw:enhanced-path="M 0 0 L 21600 0 21600 21600 0 21600 0 0 Z N"/></draw:custom-shape><draw:frame draw:style-name="fr5" draw:name="框架30" text:anchor-type="char" svg:x="1.175cm" svg:y="0.284cm" svg:width="0.854cm" svg:height="1.362cm" draw:z-index="522"><draw:text-box><text:p text:style-name="P31">sorter</text:p><text:p text:style-name="P31">1</text:p></draw:text-box></draw:frame><draw:custom-shape text:anchor-type="char" draw:z-index="515" draw:style-name="gr10" draw:text-style-name="P57" svg:width="2.223cm" svg:height="8.293cm" svg:x="0.45cm" svg:y="0.053cm"><text:p/><draw:enhanced-geometry svg:viewBox="0 0 21600 21600" draw:type="rectangle" draw:enhanced-path="M 0 0 L 21600 0 21600 21600 0 21600 0 0 Z N"/></draw:custom-shape></text:p>
      <text:p text:style-name="P17"><draw:frame draw:style-name="fr2" draw:name="框架31" text:anchor-type="char" svg:x="12.779cm" svg:y="0.24cm" svg:width="1.143cm" svg:height="0.803cm" draw:z-index="545"><draw:text-box><text:p text:style-name="P33">k</text:p></draw:text-box></draw:frame><draw:frame draw:style-name="fr6" draw:name="框架32" text:anchor-type="char" svg:x="1.175cm" svg:y="0.87cm" svg:width="0.854cm" svg:height="1.884cm" draw:z-index="523"><draw:text-box><text:p text:style-name="Text_20_body_20_indent">sorter2</text:p></draw:text-box></draw:frame></text:p>
      <text:p text:style-name="P17"><draw:custom-shape text:anchor-type="char" draw:z-index="541" draw:style-name="gr13" draw:text-style-name="P57" svg:width="0.317cm" svg:height="5.398cm" svg:x="12.335cm" svg:y="0.87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7" draw:name="框架33" text:anchor-type="char" svg:x="11.499cm" svg:y="0.817cm" svg:width="0.854cm" svg:height="5.435cm" draw:z-index="533"><draw:text-box><text:p text:style-name="P31">sorter</text:p><text:p text:style-name="Heading_20_5">Z</text:p></draw:text-box></draw:frame><draw:frame draw:style-name="fr8" draw:name="框架34" text:anchor-type="char" svg:x="6.292cm" svg:y="1.64cm" svg:width="0.635cm" svg:height="0.739cm" draw:z-index="530"><draw:text-box><text:p text:style-name="P23"></text:p></draw:text-box></draw:frame></text:p>
      <text:p text:style-name="P17"><draw:frame draw:style-name="fr6" draw:name="框架35" text:anchor-type="char" svg:x="6.144cm" svg:y="-0.949cm" svg:width="0.854cm" svg:height="1.36cm" draw:z-index="528"><draw:text-box><text:p text:style-name="Text_20_body_20_indent">sorter</text:p><text:p text:style-name="Text_20_body_20_indent">2</text:p></draw:text-box></draw:frame><draw:line text:anchor-type="char" draw:z-index="521" draw:style-name="gr12" draw:text-style-name="P58" svg:x1="5.456cm" svg:y1="0.891cm" svg:x2="8.949cm" svg:y2="2.445cm"><text:p/></draw:line></text:p>
      <text:p text:style-name="P17"><draw:frame draw:style-name="fr2" draw:name="框架36" text:anchor-type="char" svg:x="3.295cm" svg:y="0cm" svg:width="2.053cm" svg:height="0.82cm" draw:z-index="535"><draw:text-box><text:p text:style-name="Standard"><text:span text:style-name="T1">s </text:span>columns</text:p></draw:text-box></draw:frame><draw:frame draw:style-name="fr2" draw:name="框架37" text:anchor-type="char" svg:x="8.419cm" svg:y="0cm" svg:width="2.074cm" svg:height="0.847cm" draw:z-index="537"><draw:text-box><text:p text:style-name="Standard"><text:span text:style-name="T1">s</text:span><text:span text:style-name="T13"></text:span><text:span text:style-name="T1"> </text:span>columns</text:p></draw:text-box></draw:frame><draw:frame draw:style-name="fr5" draw:name="框架38" text:anchor-type="char" svg:x="6.144cm" svg:y="0.554cm" svg:width="0.854cm" svg:height="1.362cm" draw:z-index="529"><draw:text-box><text:p text:style-name="P32">sorter</text:p><text:p text:style-name="P28">W</text:p></draw:text-box></draw:frame><draw:frame draw:style-name="fr8" draw:name="框架39" text:anchor-type="char" svg:x="1.27cm" svg:y="0.053cm" svg:width="0.635cm" svg:height="0.81cm" draw:z-index="525"><draw:text-box><text:p text:style-name="P23"></text:p></draw:text-box></draw:frame><draw:frame draw:style-name="fr6" draw:name="框架40" text:anchor-type="char" svg:x="1.111cm" svg:y="0.878cm" svg:width="0.854cm" svg:height="1.88cm" draw:z-index="524"><draw:text-box><text:p text:style-name="P31">sorter</text:p><text:p text:style-name="P4"><text:span text:style-name="T27">s</text:span><text:span text:style-name="T28">-1</text:span></text:p></draw:text-box></draw:frame></text:p>
      <text:p text:style-name="P17"><draw:frame draw:style-name="fr2" draw:name="框架41" text:anchor-type="char" svg:x="12.827cm" svg:y="0.358cm" svg:width="1.122cm" svg:height="0.762cm" draw:z-index="546"><draw:text-box><text:p text:style-name="P33">n-k</text:p></draw:text-box></draw:frame></text:p>
      <text:p text:style-name="P17"><draw:frame draw:style-name="fr8" draw:name="框架42" text:anchor-type="char" svg:x="6.276cm" svg:y="0.37cm" svg:width="0.635cm" svg:height="0.686cm" draw:z-index="542"><draw:text-box><text:p text:style-name="P23"></text:p></draw:text-box></draw:frame></text:p>
      <text:p text:style-name="P20"><draw:frame draw:style-name="fr2" draw:name="框架43" text:anchor-type="char" svg:x="8.334cm" svg:y="0cm" svg:width="1.905cm" svg:height="0.709cm" draw:z-index="520"><draw:text-box><text:p text:style-name="Standard"><text:span text:style-name="T23">Any map</text:span></text:p></draw:text-box></draw:frame><draw:frame draw:style-name="fr2" draw:name="框架44" text:anchor-type="char" svg:x="3.17cm" svg:y="0cm" svg:width="1.905cm" svg:height="0.586cm" draw:z-index="518"><draw:text-box><text:p text:style-name="Standard"><text:span text:style-name="T23">Any map</text:span></text:p></draw:text-box></draw:frame><draw:frame draw:style-name="fr5" draw:name="框架45" text:anchor-type="char" svg:x="1.111cm" svg:y="0.086cm" svg:width="0.854cm" svg:height="1.36cm" draw:z-index="544"><draw:text-box><text:p text:style-name="P31">sorter</text:p><text:p text:style-name="P32">s</text:p></draw:text-box></draw:frame><draw:frame draw:style-name="fr6" draw:name="框架46" text:anchor-type="char" svg:x="6.145cm" svg:y="0.208cm" svg:width="0.854cm" svg:height="1.358cm" draw:z-index="543"><draw:text-box><text:p text:style-name="Text_20_body_20_indent">sorter</text:p><text:p text:style-name="Text_20_body_20_indent"><text:s/><text:span text:style-name="T1">s</text:span><text:span text:style-name="T13"></text:span></text:p></draw:text-box></draw:frame><draw:line text:anchor-type="char" draw:z-index="517" draw:style-name="gr11" draw:text-style-name="P58" svg:x1="7.678cm" svg:y1="0.709cm" svg:x2="10.747cm" svg:y2="0.709cm"><text:p/></draw:line><draw:line text:anchor-type="char" draw:z-index="516" draw:style-name="gr11" draw:text-style-name="P58" svg:x1="2.662cm" svg:y1="0.64cm" svg:x2="5.456cm" svg:y2="0.64cm"><text:p/></draw:line><text:soft-page-break/></text:p>
      <text:p text:style-name="P34"/>
      <text:p text:style-name="P20"><draw:frame draw:style-name="fr2" draw:name="框架47" text:anchor-type="char" svg:x="10.589cm" svg:y="0.088cm" svg:width="2.699cm" svg:height="0.864cm" draw:z-index="539"><draw:text-box><text:p text:style-name="P4">Third stage</text:p></draw:text-box></draw:frame><draw:frame draw:style-name="fr2" draw:name="框架48" text:anchor-type="char" svg:x="5.218cm" svg:y="0.187cm" svg:width="2.699cm" svg:height="0.766cm" draw:z-index="538"><draw:text-box><text:p text:style-name="P4">Second stage</text:p></draw:text-box></draw:frame><draw:frame draw:style-name="fr2" draw:name="框架49" text:anchor-type="char" svg:x="0.185cm" svg:y="0.123cm" svg:width="2.699cm" svg:height="0.829cm" draw:z-index="519"><draw:text-box><text:p text:style-name="P4">First stage</text:p></draw:text-box></draw:frame></text:p>
      <text:p text:style-name="P20"><draw:frame draw:style-name="fr2" draw:name="框架50" text:anchor-type="char" svg:x="4.128cm" svg:y="0.688cm" svg:width="6.668cm" svg:height="0.658cm" draw:z-index="513"><draw:text-box><text:p text:style-name="Standard">Figure 12 <text:s/>three stage of column sort</text:p></draw:text-box></draw:frame></text:p>
      <text:p text:style-name="P34"/>
      <text:p text:style-name="P10"><text:span text:style-name="T2">Collory</text:span>(引理)<text:span text:style-name="T2"> 3：</text:span>Assume column sort could be reduced to three stage of sorting network. By theorem 2, it can be instead of third stage with two columns. Let the two columns is Y and Z, and column-size is<text:span text:style-name="T1"> k</text:span> and <text:span text:style-name="T1">n-k</text:span>, depict as figure 12. The network with k 0s and n-<text:span text:style-name="T1">k</text:span> 1s of sequences wouldn’t have any output line after the second stage of sorting is 0 or 1 both case possibility.</text:p>
      <text:p text:style-name="P10"><text:span text:style-name="T2">Proof：</text:span>The column <text:span text:style-name="T1">Y</text:span> have <text:span text:style-name="T1">k</text:span> input lines, and column <text:span text:style-name="T1">Z</text:span> have <text:span text:style-name="T1">n </text:span><text:span text:style-name="T13"></text:span><text:span text:style-name="T1"> k</text:span> input lines. When the network with <text:span text:style-name="T1">k</text:span> 0s, <text:span text:style-name="T1">n </text:span><text:span text:style-name="T13"></text:span><text:span text:style-name="T1"> k</text:span> 1s of sequences, the input of <text:span text:style-name="T1">Y</text:span> must be all 0s, and input of <text:span text:style-name="T1">Z</text:span> must be all 1s, depict as figure 13. It’s meaning the output line of the second stage must map to <text:span text:style-name="T1">Y</text:span> if the output line is 0, and map to <text:span text:style-name="T1">Z</text:span> if the output line is 1, so it is impossible for any output line is 0 or 1 both case possibility.</text:p>
      <text:p text:style-name="P13">Q.E.D.</text:p>
      <text:p text:style-name="P6"/>
      <text:p text:style-name="P17"><draw:frame draw:style-name="fr2" draw:name="框架51" text:anchor-type="char" svg:x="12.293cm" svg:y="11.111cm" svg:width="0.723cm" svg:height="0.566cm" draw:z-index="613"><draw:text-box><text:p text:style-name="Standard">1</text:p></draw:text-box></draw:frame><draw:frame draw:style-name="fr2" draw:name="框架52" text:anchor-type="char" svg:x="12.293cm" svg:y="7.211cm" svg:width="0.723cm" svg:height="0.459cm" draw:z-index="612"><draw:text-box><text:p text:style-name="Standard">1</text:p></draw:text-box></draw:frame><draw:frame draw:style-name="fr2" draw:name="框架53" text:anchor-type="char" svg:x="10.467cm" svg:y="11.111cm" svg:width="0.579cm" svg:height="0.476cm" draw:z-index="611"><draw:text-box><text:p text:style-name="Standard">1</text:p></draw:text-box></draw:frame><draw:frame draw:style-name="fr2" draw:name="框架54" text:anchor-type="char" svg:x="10.467cm" svg:y="7.211cm" svg:width="0.579cm" svg:height="0.534cm" draw:z-index="610"><draw:text-box><text:p text:style-name="Standard">1</text:p></draw:text-box></draw:frame><draw:frame draw:style-name="fr2" draw:name="框架55" text:anchor-type="char" svg:x="10.467cm" svg:y="6.219cm" svg:width="0.579cm" svg:height="0.534cm" draw:z-index="609"><draw:text-box><text:p text:style-name="Standard">1</text:p></draw:text-box></draw:frame><draw:frame draw:style-name="fr2" draw:name="框架56" text:anchor-type="char" svg:x="10.467cm" svg:y="5.671cm" svg:width="0.579cm" svg:height="0.459cm" draw:z-index="608"><draw:text-box><text:p text:style-name="Standard">0</text:p></draw:text-box></draw:frame><draw:frame draw:style-name="fr2" draw:name="框架57" text:anchor-type="char" svg:x="10.502cm" svg:y="4.447cm" svg:width="0.579cm" svg:height="0.441cm" draw:z-index="607"><draw:text-box><text:p text:style-name="Standard">0</text:p></draw:text-box></draw:frame><draw:frame draw:style-name="fr2" draw:name="框架58" text:anchor-type="char" svg:x="10.467cm" svg:y="3.898cm" svg:width="0.579cm" svg:height="0.476cm" draw:z-index="606"><draw:text-box><text:p text:style-name="Standard">0</text:p></draw:text-box></draw:frame><draw:frame draw:style-name="fr2" draw:name="框架59" text:anchor-type="char" svg:x="12.293cm" svg:y="6.228cm" svg:width="0.723cm" svg:height="0.584cm" draw:z-index="605"><draw:text-box><text:p text:style-name="Standard">1</text:p></draw:text-box></draw:frame><draw:frame draw:style-name="fr2" draw:name="框架60" text:anchor-type="char" svg:x="12.293cm" svg:y="5.671cm" svg:width="0.723cm" svg:height="0.476cm" draw:z-index="604"><draw:text-box><text:p text:style-name="Standard">0</text:p></draw:text-box></draw:frame><draw:frame draw:style-name="fr2" draw:name="框架61" text:anchor-type="char" svg:x="12.293cm" svg:y="4.487cm" svg:width="0.723cm" svg:height="0.566cm" draw:z-index="603"><draw:text-box><text:p text:style-name="Standard">0</text:p></draw:text-box></draw:frame><draw:frame draw:style-name="fr2" draw:name="框架62" text:anchor-type="char" svg:x="12.293cm" svg:y="3.898cm" svg:width="0.723cm" svg:height="0.459cm" draw:z-index="602"><draw:text-box><text:p text:style-name="Standard">0</text:p></draw:text-box></draw:frame><draw:frame draw:style-name="fr8" draw:name="框架63" text:anchor-type="char" svg:x="11.836cm" svg:y="9.234cm" svg:width="0.723cm" svg:height="0.654cm" draw:z-index="601"><draw:text-box><text:p text:style-name="P23"></text:p></draw:text-box></draw:frame><draw:line text:anchor-type="char" draw:z-index="600" draw:style-name="gr13" draw:text-style-name="P58" svg:x1="11.938cm" svg:y1="11.591cm" svg:x2="12.508cm" svg:y2="11.591cm"><text:p/></draw:line><draw:line text:anchor-type="char" draw:z-index="599" draw:style-name="gr13" draw:text-style-name="P58" svg:x1="11.938cm" svg:y1="7.691cm" svg:x2="12.508cm" svg:y2="7.691cm"><text:p/></draw:line><draw:line text:anchor-type="char" draw:z-index="598" draw:style-name="gr13" draw:text-style-name="P58" svg:x1="11.938cm" svg:y1="6.699cm" svg:x2="12.508cm" svg:y2="6.699cm"><text:p/></draw:line><draw:line text:anchor-type="char" draw:z-index="597" draw:style-name="gr13" draw:text-style-name="P58" svg:x1="11.938cm" svg:y1="6.14cm" svg:x2="12.508cm" svg:y2="6.14cm"><text:p/></draw:line><draw:frame draw:style-name="fr8" draw:name="框架64" text:anchor-type="char" svg:x="11.836cm" svg:y="5.129cm" svg:width="0.723cm" svg:height="0.513cm" draw:z-index="596"><draw:text-box><text:p text:style-name="P23"></text:p></draw:text-box></draw:frame><draw:line text:anchor-type="char" draw:z-index="595" draw:style-name="gr13" draw:text-style-name="P58" svg:x1="11.938cm" svg:y1="4.914cm" svg:x2="12.508cm" svg:y2="4.914cm"><text:p/></draw:line><draw:frame draw:style-name="fr2" draw:name="框架65" text:anchor-type="char" svg:x="13.323cm" svg:y="8.65cm" svg:width="1.448cm" svg:height="1.03cm" draw:z-index="594"><draw:text-box><text:p text:style-name="P33">n-k</text:p></draw:text-box></draw:frame><draw:frame draw:style-name="fr2" draw:name="框架66" text:anchor-type="char" svg:x="13.353cm" svg:y="4.733cm" svg:width="1.448cm" svg:height="1.03cm" draw:z-index="593"><draw:text-box><text:p text:style-name="P33">k</text:p></draw:text-box></draw:frame><draw:frame draw:style-name="fr8" draw:name="框架67" text:anchor-type="char" svg:x="10.352cm" svg:y="9.234cm" svg:width="0.725cm" svg:height="0.582cm" draw:z-index="592"><draw:text-box><text:p text:style-name="P23"></text:p></draw:text-box></draw:frame><draw:line text:anchor-type="char" draw:z-index="591" draw:style-name="gr13" draw:text-style-name="P58" svg:x1="10.455cm" svg:y1="7.691cm" svg:x2="11.025cm" svg:y2="7.691cm"><text:p/></draw:line><draw:line text:anchor-type="char" draw:z-index="590" draw:style-name="gr13" draw:text-style-name="P58" svg:x1="10.455cm" svg:y1="11.591cm" svg:x2="11.025cm" svg:y2="11.591cm"><text:p/></draw:line><draw:line text:anchor-type="char" draw:z-index="589" draw:style-name="gr13" draw:text-style-name="P58" svg:x1="10.455cm" svg:y1="6.705cm" svg:x2="11.025cm" svg:y2="6.705cm"><text:p/></draw:line><draw:frame draw:style-name="fr8" draw:name="框架68" text:anchor-type="char" svg:x="10.352cm" svg:y="5.117cm" svg:width="0.725cm" svg:height="0.637cm" draw:z-index="588"><draw:text-box><text:p text:style-name="P23"></text:p></draw:text-box></draw:frame><draw:line text:anchor-type="char" draw:z-index="587" draw:style-name="gr13" draw:text-style-name="P58" svg:x1="10.455cm" svg:y1="6.14cm" svg:x2="11.025cm" svg:y2="6.14cm"><text:p/></draw:line><draw:line text:anchor-type="char" draw:z-index="586" draw:style-name="gr13" draw:text-style-name="P58" svg:x1="10.442cm" svg:y1="4.904cm" svg:x2="11.012cm" svg:y2="4.904cm"><text:p/></draw:line><draw:line text:anchor-type="char" draw:z-index="585" draw:style-name="gr13" draw:text-style-name="P58" svg:x1="11.938cm" svg:y1="4.341cm" svg:x2="12.508cm" svg:y2="4.341cm"><text:p/></draw:line><draw:line text:anchor-type="char" draw:z-index="584" draw:style-name="gr13" draw:text-style-name="P58" svg:x1="10.455cm" svg:y1="4.346cm" svg:x2="11.025cm" svg:y2="4.346cm"><text:p/></draw:line><draw:frame draw:style-name="fr2" draw:name="框架69" text:anchor-type="char" svg:x="7.334cm" svg:y="7.694cm" svg:width="0.725cm" svg:height="0.566cm" draw:z-index="583"><draw:text-box><text:p text:style-name="Standard">0/1</text:p></draw:text-box></draw:frame><draw:line text:anchor-type="char" draw:z-index="582" draw:style-name="gr13" draw:text-style-name="P58" svg:x1="6.791cm" svg:y1="9.234cm" svg:x2="7.361cm" svg:y2="9.234cm"><text:p/></draw:line><draw:frame draw:style-name="fr8" draw:name="框架70" text:anchor-type="char" svg:x="6.69cm" svg:y="8.229cm" svg:width="0.723cm" svg:height="0.667cm" draw:z-index="581"><draw:text-box><text:p text:style-name="P23"></text:p></draw:text-box></draw:frame><draw:frame draw:style-name="fr8" draw:name="框架71" text:anchor-type="char" svg:x="6.731cm" svg:y="7.068cm" svg:width="0.723cm" svg:height="0.628cm" draw:z-index="580"><draw:text-box><text:p text:style-name="P23"></text:p></draw:text-box></draw:frame><draw:line text:anchor-type="char" draw:z-index="579" draw:style-name="gr13" draw:text-style-name="P58" svg:x1="6.802cm" svg:y1="7.983cm" svg:x2="7.37cm" svg:y2="7.983cm"><text:p/></draw:line><draw:line text:anchor-type="char" draw:z-index="578" draw:style-name="gr13" draw:text-style-name="P58" svg:x1="6.802cm" svg:y1="6.833cm" svg:x2="7.37cm" svg:y2="6.833cm"><text:p/></draw:line><draw:frame draw:style-name="fr6" draw:name="框架72" text:anchor-type="char" svg:x="1.06cm" svg:y="10.486cm" svg:width="0.967cm" svg:height="1.349cm" draw:z-index="577"><draw:text-box><text:p text:style-name="P31">sorter</text:p><text:p text:style-name="P32">s</text:p></draw:text-box></draw:frame><draw:frame draw:style-name="fr6" draw:name="框架73" text:anchor-type="char" svg:x="5.861cm" svg:y="10.537cm" svg:width="0.967cm" svg:height="1.351cm" draw:z-index="576"><draw:text-box><text:p text:style-name="P31">sorter</text:p><text:p text:style-name="P4"><text:span text:style-name="T27">s</text:span><text:span text:style-name="T16"></text:span></text:p></draw:text-box></draw:frame><draw:frame draw:style-name="fr8" draw:name="框架74" text:anchor-type="char" svg:x="6.006cm" svg:y="9.656cm" svg:width="0.725cm" svg:height="0.584cm" draw:z-index="575"><draw:text-box><text:p text:style-name="P23"></text:p></draw:text-box></draw:frame><draw:custom-shape text:anchor-type="char" draw:z-index="574" draw:style-name="gr13" draw:text-style-name="P57" svg:width="0.512cm" svg:height="5.017cm" svg:x="12.79cm" svg:y="6.68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573" draw:style-name="gr13" draw:text-style-name="P57" svg:width="0.424cm" svg:height="1.885cm" svg:x="12.815cm" svg:y="4.29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571" draw:style-name="gr13" draw:text-style-name="P57" svg:width="0.724cm" svg:height="8.233cm" svg:x="7.576cm" svg:y="3.8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569" draw:style-name="gr13" draw:text-style-name="P57" svg:width="0.726cm" svg:height="8.189cm" svg:x="2.746cm" svg:y="3.8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9" draw:name="框架75" text:anchor-type="char" svg:x="11.001cm" svg:y="6.518cm" svg:width="0.967cm" svg:height="5.392cm" draw:z-index="568"><draw:text-box><text:p text:style-name="P31">sorter</text:p><text:p text:style-name="Heading_20_5">Z</text:p></draw:text-box></draw:frame><draw:frame draw:style-name="fr10" draw:name="框架76" text:anchor-type="char" svg:x="11.001cm" svg:y="4.106cm" svg:width="0.967cm" svg:height="2.325cm" draw:z-index="567"><draw:text-box><text:p text:style-name="P31">sorter</text:p><text:p text:style-name="Heading_20_5">Y</text:p></draw:text-box></draw:frame><draw:custom-shape text:anchor-type="char" draw:z-index="566" draw:style-name="gr10" draw:text-style-name="P57" svg:width="2.537cm" svg:height="8.191cm" svg:x="10.171cm" svg:y="3.875cm"><text:p/><draw:enhanced-geometry svg:viewBox="0 0 21600 21600" draw:type="rectangle" draw:enhanced-path="M 0 0 L 21600 0 21600 21600 0 21600 0 0 Z N"/></draw:custom-shape><draw:frame draw:style-name="fr8" draw:name="框架77" text:anchor-type="char" svg:x="5.994cm" svg:y="5.726cm" svg:width="0.725cm" svg:height="0.635cm" draw:z-index="565"><draw:text-box><text:p text:style-name="P23"></text:p></draw:text-box></draw:frame><draw:frame draw:style-name="fr10" draw:name="框架78" text:anchor-type="char" svg:x="5.865cm" svg:y="6.639cm" svg:width="0.965cm" svg:height="2.76cm" draw:z-index="564"><draw:text-box><text:p text:style-name="P31">sorter</text:p><text:p text:style-name="P28">W</text:p></draw:text-box></draw:frame><draw:frame draw:style-name="fr6" draw:name="框架79" text:anchor-type="char" svg:x="5.865cm" svg:y="4.082cm" svg:width="0.965cm" svg:height="1.349cm" draw:z-index="563"><draw:text-box><text:p text:style-name="P31">sorter</text:p><text:p text:style-name="P31">1</text:p></draw:text-box></draw:frame><draw:custom-shape text:anchor-type="char" draw:z-index="562" draw:style-name="gr14" draw:text-style-name="P57" svg:width="2.535cm" svg:height="8.215cm" svg:x="5.034cm" svg:y="3.851cm"><text:p/><draw:enhanced-geometry svg:viewBox="0 0 21600 21600" draw:type="rectangle" draw:enhanced-path="M 0 0 L 21600 0 21600 21600 0 21600 0 0 Z N"/></draw:custom-shape><draw:frame draw:style-name="fr8" draw:name="框架80" text:anchor-type="char" svg:x="1.217cm" svg:y="7.586cm" svg:width="0.723cm" svg:height="0.7cm" draw:z-index="561"><draw:text-box><text:p text:style-name="P23"></text:p></draw:text-box></draw:frame><draw:frame draw:style-name="fr11" draw:name="框架81" text:anchor-type="char" svg:x="1.06cm" svg:y="8.435cm" svg:width="0.967cm" svg:height="1.866cm" draw:z-index="560"><draw:text-box><text:p text:style-name="P31">sorter</text:p><text:p text:style-name="P4"><text:span text:style-name="T27">s</text:span><text:span text:style-name="T28">-1</text:span></text:p></draw:text-box></draw:frame><draw:frame draw:style-name="fr6" draw:name="框架82" text:anchor-type="char" svg:x="1.132cm" svg:y="5.59cm" svg:width="0.967cm" svg:height="1.87cm" draw:z-index="559"><draw:text-box><text:p text:style-name="P31">sorter</text:p><text:p text:style-name="P31">2</text:p></draw:text-box></draw:frame><draw:frame draw:style-name="fr5" draw:name="框架83" text:anchor-type="char" svg:x="1.132cm" svg:y="4.066cm" svg:width="0.967cm" svg:height="1.348cm" draw:z-index="558"><draw:text-box><text:p text:style-name="P31">sorter</text:p><text:p text:style-name="P31">1</text:p></draw:text-box></draw:frame><draw:line text:anchor-type="char" draw:z-index="557" draw:style-name="gr12" draw:text-style-name="P58" svg:x1="5.071cm" svg:y1="7.433cm" svg:x2="9.054cm" svg:y2="8.978cm"><text:p/></draw:line><draw:line text:anchor-type="char" draw:z-index="554" draw:style-name="gr11" draw:text-style-name="P58" svg:x1="7.606cm" svg:y1="11.037cm" svg:x2="10.141cm" svg:y2="11.037cm"><text:p/></draw:line><draw:line text:anchor-type="char" draw:z-index="553" draw:style-name="gr11" draw:text-style-name="P58" svg:x1="2.898cm" svg:y1="11.037cm" svg:x2="5.071cm" svg:y2="11.037cm"><text:p/></draw:line><draw:custom-shape text:anchor-type="char" draw:z-index="552" draw:style-name="gr10" draw:text-style-name="P57" svg:width="2.535cm" svg:height="8.233cm" svg:x="0.302cm" svg:y="3.833cm"><text:p/><draw:enhanced-geometry svg:viewBox="0 0 21600 21600" draw:type="rectangle" draw:enhanced-path="M 0 0 L 21600 0 21600 21600 0 21600 0 0 Z N"/></draw:custom-shape><draw:frame draw:style-name="fr2" draw:name="框架84" text:anchor-type="char" svg:x="4.149cm" svg:y="13.801cm" svg:width="6.609cm" svg:height="0.706cm" draw:z-index="549"><draw:text-box><text:p text:style-name="Standard">Figure 13 <text:s/>figure for collory(引理) 3</text:p></draw:text-box></draw:frame><draw:custom-shape text:anchor-type="char" draw:z-index="547" draw:style-name="gr3" draw:text-style-name="P57" svg:width="5.943cm" svg:height="2.814cm" svg:x="0.318cm" svg:y="0.635cm"><text:p text:style-name="P57"><text:span text:style-name="T31">When the network with </text:span><text:span text:style-name="T32">k</text:span><text:span text:style-name="T31"> 0s, </text:span><text:span text:style-name="T32">n </text:span><text:span text:style-name="T34"></text:span><text:span text:style-name="T32"> k</text:span><text:span text:style-name="T31"> 1s of sequences, it is impossible for any output line is 0 and 1 both case possibility.</text:span></text:p><draw:enhanced-geometry svg:viewBox="0 0 21600 21600" draw:type="line-callout-2" draw:modifiers="26338 59261 24351 1964 22375 1964 25959 32236" draw:enhanced-path="M 0 0 L 21600 0 21600 21600 0 21600 Z N M ?f0 ?f1 L ?f2 ?f3 N M ?f2 ?f3 L ?f4 ?f5 N M"><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6"/>
      <text:p text:style-name="P6"/>
      <text:p text:style-name="P6"/>
      <text:p text:style-name="P6"/>
      <text:p text:style-name="P6"/>
      <text:p text:style-name="P6"/>
      <text:p text:style-name="P6"/>
      <text:p text:style-name="P17"><draw:frame draw:style-name="fr2" draw:name="框架85" text:anchor-type="char" svg:x="8.451cm" svg:y="0cm" svg:width="2.027cm" svg:height="0.714cm" draw:z-index="572"><draw:text-box><text:p text:style-name="Standard"><text:span text:style-name="T1">s</text:span><text:span text:style-name="T13"></text:span><text:span text:style-name="T1"> columns</text:span></text:p></draw:text-box></draw:frame><draw:frame draw:style-name="fr2" draw:name="框架86" text:anchor-type="char" svg:x="3.493cm" svg:y="0cm" svg:width="1.905cm" svg:height="0.757cm" draw:z-index="570"><draw:text-box><text:p text:style-name="Standard"><text:span text:style-name="T1">s columns</text:span></text:p></draw:text-box></draw:frame></text:p>
      <text:p text:style-name="P6"><text:soft-page-break/></text:p>
      <text:p text:style-name="P17"><draw:frame draw:style-name="fr2" draw:name="框架87" text:anchor-type="char" svg:x="8.022cm" svg:y="0.635cm" svg:width="1.969cm" svg:height="0.841cm" draw:z-index="556"><draw:text-box><text:p text:style-name="P4">Any map</text:p></draw:text-box></draw:frame><draw:frame draw:style-name="fr2" draw:name="框架88" text:anchor-type="char" svg:x="3.175cm" svg:y="0.635cm" svg:width="1.896cm" svg:height="0.753cm" draw:z-index="555"><draw:text-box><text:p text:style-name="P4">Any map</text:p></draw:text-box></draw:frame></text:p>
      <text:p text:style-name="P6"/>
      <text:p text:style-name="P17"><draw:frame draw:style-name="fr2" draw:name="框架89" text:anchor-type="char" svg:x="9.98cm" svg:y="0.743cm" svg:width="3.08cm" svg:height="0.845cm" draw:z-index="551"><draw:text-box><text:p text:style-name="P4">Third stage</text:p></draw:text-box></draw:frame><draw:frame draw:style-name="fr2" draw:name="框架90" text:anchor-type="char" svg:x="4.821cm" svg:y="0.737cm" svg:width="3.078cm" svg:height="0.85cm" draw:z-index="550"><draw:text-box><text:p text:style-name="P4">Second stage</text:p></draw:text-box></draw:frame><draw:frame draw:style-name="fr2" draw:name="框架91" text:anchor-type="char" svg:x="0.021cm" svg:y="0.743cm" svg:width="3.078cm" svg:height="0.845cm" draw:z-index="548"><draw:text-box><text:p text:style-name="P4">First stage</text:p></draw:text-box></draw:frame></text:p>
      <text:p text:style-name="P6"/>
      <text:p text:style-name="P6"/>
      <text:p text:style-name="P6"/>
      <text:p text:style-name="P46"/>
      <text:p text:style-name="P6"/>
      <text:p text:style-name="P6"/>
      <text:p text:style-name="P17"><draw:frame draw:style-name="fr2" draw:name="框架92" text:anchor-type="char" svg:x="10.291cm" svg:y="0.407cm" svg:width="0.579cm" svg:height="0.476cm" draw:z-index="674"><draw:text-box><text:p text:style-name="Standard">0</text:p></draw:text-box></draw:frame><draw:frame draw:style-name="fr2" draw:name="框架93" text:anchor-type="char" svg:x="12.116cm" svg:y="0.407cm" svg:width="0.723cm" svg:height="0.459cm" draw:z-index="670"><draw:text-box><text:p text:style-name="Standard">0</text:p></draw:text-box></draw:frame><draw:line text:anchor-type="char" draw:z-index="653" draw:style-name="gr13" draw:text-style-name="P58" svg:x1="11.762cm" svg:y1="0.85cm" svg:x2="12.332cm" svg:y2="0.85cm"><text:p/></draw:line><draw:line text:anchor-type="char" draw:z-index="652" draw:style-name="gr13" draw:text-style-name="P58" svg:x1="10.278cm" svg:y1="0.855cm" svg:x2="10.848cm" svg:y2="0.855cm"><text:p/></draw:line><draw:custom-shape text:anchor-type="char" draw:z-index="641" draw:style-name="gr13" draw:text-style-name="P57" svg:width="0.424cm" svg:height="1.885cm" svg:x="12.638cm" svg:y="0.8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639" draw:style-name="gr13" draw:text-style-name="P57" svg:width="0.724cm" svg:height="8.233cm" svg:x="7.4cm" svg:y="0.34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637" draw:style-name="gr13" draw:text-style-name="P57" svg:width="0.726cm" svg:height="8.189cm" svg:x="2.57cm" svg:y="0.34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10" draw:name="框架94" text:anchor-type="char" svg:x="10.825cm" svg:y="0.616cm" svg:width="0.967cm" svg:height="2.325cm" draw:z-index="635"><draw:text-box><text:p text:style-name="P31">sorter</text:p><text:p text:style-name="Heading_20_5">Y</text:p></draw:text-box></draw:frame><draw:custom-shape text:anchor-type="char" draw:z-index="634" draw:style-name="gr10" draw:text-style-name="P57" svg:width="2.537cm" svg:height="8.191cm" svg:x="9.994cm" svg:y="0.385cm"><text:p/><draw:enhanced-geometry svg:viewBox="0 0 21600 21600" draw:type="rectangle" draw:enhanced-path="M 0 0 L 21600 0 21600 21600 0 21600 0 0 Z N"/></draw:custom-shape><draw:frame draw:style-name="fr6" draw:name="框架95" text:anchor-type="char" svg:x="5.689cm" svg:y="0.591cm" svg:width="0.965cm" svg:height="1.349cm" draw:z-index="631"><draw:text-box><text:p text:style-name="P31">sorter</text:p><text:p text:style-name="P31">1</text:p></draw:text-box></draw:frame><draw:custom-shape text:anchor-type="char" draw:z-index="630" draw:style-name="gr14" draw:text-style-name="P57" svg:width="2.535cm" svg:height="8.215cm" svg:x="4.858cm" svg:y="0.36cm"><text:p/><draw:enhanced-geometry svg:viewBox="0 0 21600 21600" draw:type="rectangle" draw:enhanced-path="M 0 0 L 21600 0 21600 21600 0 21600 0 0 Z N"/></draw:custom-shape><draw:frame draw:style-name="fr5" draw:name="框架96" text:anchor-type="char" svg:x="0.956cm" svg:y="0.575cm" svg:width="0.967cm" svg:height="1.348cm" draw:z-index="626"><draw:text-box><text:p text:style-name="P31">sorter</text:p><text:p text:style-name="P31">1</text:p></draw:text-box></draw:frame><draw:custom-shape text:anchor-type="char" draw:z-index="620" draw:style-name="gr10" draw:text-style-name="P57" svg:width="2.535cm" svg:height="8.233cm" svg:x="0.125cm" svg:y="0.342cm"><text:p/><draw:enhanced-geometry svg:viewBox="0 0 21600 21600" draw:type="rectangle" draw:enhanced-path="M 0 0 L 21600 0 21600 21600 0 21600 0 0 Z N"/></draw:custom-shape></text:p>
      <text:p text:style-name="P17"><draw:frame draw:style-name="fr2" draw:name="框架97" text:anchor-type="char" svg:x="10.097cm" svg:y="0.72cm" svg:width="0.725cm" svg:height="0.566cm" draw:z-index="686"><draw:text-box><text:p text:style-name="Standard">0</text:p></draw:text-box></draw:frame><draw:frame draw:style-name="fr8" draw:name="框架98" text:anchor-type="char" svg:x="10.329cm" svg:y="0.296cm" svg:width="0.725cm" svg:height="0.637cm" draw:z-index="682"><draw:text-box><text:p text:style-name="P23"></text:p></draw:text-box></draw:frame><draw:frame draw:style-name="fr8" draw:name="框架99" text:anchor-type="char" svg:x="10.303cm" svg:y="0.822cm" svg:width="0.725cm" svg:height="0.637cm" draw:z-index="656"><draw:text-box><text:p text:style-name="P23"></text:p></draw:text-box></draw:frame><draw:line text:anchor-type="char" draw:z-index="647" draw:style-name="gr13" draw:text-style-name="P58" svg:x1="6.625cm" svg:y1="3.54cm" svg:x2="10.834cm" svg:y2="0.831cm"><text:p/></draw:line><draw:frame draw:style-name="fr2" draw:name="框架100" text:anchor-type="char" svg:x="10.326cm" svg:y="0.004cm" svg:width="0.579cm" svg:height="0.441cm" draw:z-index="675"><draw:text-box><text:p text:style-name="Standard">0</text:p></draw:text-box></draw:frame><draw:frame draw:style-name="fr2" draw:name="框架101" text:anchor-type="char" svg:x="12.116cm" svg:y="0.044cm" svg:width="0.723cm" svg:height="0.566cm" draw:z-index="671"><draw:text-box><text:p text:style-name="Standard">0</text:p></draw:text-box></draw:frame><draw:frame draw:style-name="fr8" draw:name="框架102" text:anchor-type="char" svg:x="11.659cm" svg:y="0.686cm" svg:width="0.723cm" svg:height="0.513cm" draw:z-index="664"><draw:text-box><text:p text:style-name="P23"></text:p></draw:text-box></draw:frame><draw:line text:anchor-type="char" draw:z-index="663" draw:style-name="gr13" draw:text-style-name="P58" svg:x1="11.762cm" svg:y1="0.471cm" svg:x2="12.332cm" svg:y2="0.471cm"><text:p/></draw:line><draw:frame draw:style-name="fr2" draw:name="框架103" text:anchor-type="char" svg:x="13.176cm" svg:y="0.289cm" svg:width="1.448cm" svg:height="1.03cm" draw:z-index="661"><draw:text-box><text:p text:style-name="P33">k</text:p></draw:text-box></draw:frame><draw:line text:anchor-type="char" draw:z-index="654" draw:style-name="gr13" draw:text-style-name="P58" svg:x1="10.266cm" svg:y1="0.46cm" svg:x2="10.836cm" svg:y2="0.46cm"><text:p/></draw:line></text:p>
      <text:p text:style-name="P17"><draw:frame draw:style-name="fr2" draw:name="框架104" text:anchor-type="char" svg:x="10.291cm" svg:y="0.824cm" svg:width="0.579cm" svg:height="0.534cm" draw:z-index="677"><draw:text-box><text:p text:style-name="Standard">1</text:p></draw:text-box></draw:frame><draw:frame draw:style-name="fr2" draw:name="框架105" text:anchor-type="char" svg:x="10.291cm" svg:y="0.275cm" svg:width="0.579cm" svg:height="0.459cm" draw:z-index="676"><draw:text-box><text:p text:style-name="Standard">0</text:p></draw:text-box></draw:frame><draw:frame draw:style-name="fr2" draw:name="框架106" text:anchor-type="char" svg:x="12.116cm" svg:y="0.833cm" svg:width="0.723cm" svg:height="0.584cm" draw:z-index="673"><draw:text-box><text:p text:style-name="Standard">1</text:p></draw:text-box></draw:frame><draw:frame draw:style-name="fr2" draw:name="框架107" text:anchor-type="char" svg:x="12.116cm" svg:y="0.275cm" svg:width="0.723cm" svg:height="0.476cm" draw:z-index="672"><draw:text-box><text:p text:style-name="Standard">0</text:p></draw:text-box></draw:frame><draw:line text:anchor-type="char" draw:z-index="665" draw:style-name="gr13" draw:text-style-name="P58" svg:x1="11.762cm" svg:y1="0.744cm" svg:x2="12.332cm" svg:y2="0.744cm"><text:p/></draw:line><draw:line text:anchor-type="char" draw:z-index="655" draw:style-name="gr13" draw:text-style-name="P58" svg:x1="10.278cm" svg:y1="0.744cm" svg:x2="10.848cm" svg:y2="0.744cm"><text:p/></draw:line><draw:frame draw:style-name="fr8" draw:name="框架108" text:anchor-type="char" svg:x="5.817cm" svg:y="0.33cm" svg:width="0.725cm" svg:height="0.635cm" draw:z-index="633"><draw:text-box><text:p text:style-name="P23"></text:p></draw:text-box></draw:frame><draw:frame draw:style-name="fr6" draw:name="框架109" text:anchor-type="char" svg:x="0.956cm" svg:y="0.194cm" svg:width="0.967cm" svg:height="1.87cm" draw:z-index="627"><draw:text-box><text:p text:style-name="P31">sorter</text:p><text:p text:style-name="P31">2</text:p></draw:text-box></draw:frame></text:p>
      <text:p text:style-name="P17"><draw:frame draw:style-name="fr2" draw:name="框架110" text:anchor-type="char" svg:x="7.091cm" svg:y="0.72cm" svg:width="0.725cm" svg:height="0.566cm" draw:z-index="685"><draw:text-box><text:p text:style-name="Standard">0</text:p></draw:text-box></draw:frame><draw:frame draw:style-name="fr8" draw:name="框架111" text:anchor-type="char" svg:x="6.555cm" svg:y="0.72cm" svg:width="0.723cm" svg:height="0.67cm" draw:z-index="648"><draw:text-box><text:p text:style-name="P23"></text:p></draw:text-box></draw:frame><draw:frame draw:style-name="fr2" draw:name="框架112" text:anchor-type="char" svg:x="12.116cm" svg:y="0.863cm" svg:width="0.723cm" svg:height="0.459cm" draw:z-index="680"><draw:text-box><text:p text:style-name="Standard">1</text:p></draw:text-box></draw:frame><draw:frame draw:style-name="fr2" draw:name="框架113" text:anchor-type="char" svg:x="10.291cm" svg:y="0.863cm" svg:width="0.579cm" svg:height="0.534cm" draw:z-index="678"><draw:text-box><text:p text:style-name="Standard">1</text:p></draw:text-box></draw:frame><draw:line text:anchor-type="char" draw:z-index="666" draw:style-name="gr13" draw:text-style-name="P58" svg:x1="11.762cm" svg:y1="0.351cm" svg:x2="12.332cm" svg:y2="0.351cm"><text:p/></draw:line><draw:line text:anchor-type="char" draw:z-index="657" draw:style-name="gr13" draw:text-style-name="P58" svg:x1="10.278cm" svg:y1="0.356cm" svg:x2="10.848cm" svg:y2="0.356cm"><text:p/></draw:line><draw:line text:anchor-type="char" draw:z-index="646" draw:style-name="gr13" draw:text-style-name="P58" svg:x1="6.625cm" svg:y1="0.485cm" svg:x2="7.193cm" svg:y2="0.485cm"><text:p/></draw:line><draw:custom-shape text:anchor-type="char" draw:z-index="642" draw:style-name="gr13" draw:text-style-name="P57" svg:width="0.512cm" svg:height="5.017cm" svg:x="12.614cm" svg:y="0.33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9" draw:name="框架114" text:anchor-type="char" svg:x="10.825cm" svg:y="0.169cm" svg:width="0.967cm" svg:height="5.392cm" draw:z-index="636"><draw:text-box><text:p text:style-name="P31">sorter</text:p><text:p text:style-name="Heading_20_5">Z</text:p></draw:text-box></draw:frame><draw:frame draw:style-name="fr10" draw:name="框架115" text:anchor-type="char" svg:x="5.689cm" svg:y="0.291cm" svg:width="0.965cm" svg:height="2.76cm" draw:z-index="632"><draw:text-box><text:p text:style-name="P31">sorter</text:p><text:p text:style-name="P28">W</text:p></draw:text-box></draw:frame></text:p>
      <text:p text:style-name="P17"><draw:frame draw:style-name="fr2" draw:name="框架116" text:anchor-type="char" svg:x="8.274cm" svg:y="0.318cm" svg:width="1.886cm" svg:height="0.716cm" draw:z-index="640"><draw:text-box><text:p text:style-name="Standard"><text:span text:style-name="T1">s</text:span><text:span text:style-name="T13"></text:span> columns</text:p></draw:text-box></draw:frame><draw:frame draw:style-name="fr2" draw:name="框架117" text:anchor-type="char" svg:x="3.371cm" svg:y="0.318cm" svg:width="2.027cm" svg:height="0.758cm" draw:z-index="638"><draw:text-box><text:p text:style-name="Standard"><text:span text:style-name="T1">s</text:span> columns</text:p></draw:text-box></draw:frame><draw:line text:anchor-type="char" draw:z-index="683" draw:style-name="gr13" draw:text-style-name="P58" svg:x1="6.668cm" svg:y1="0.635cm" svg:x2="10.838cm" svg:y2="1.863cm"><text:p/></draw:line><draw:line text:anchor-type="char" draw:z-index="667" draw:style-name="gr13" draw:text-style-name="P58" svg:x1="11.762cm" svg:y1="0.39cm" svg:x2="12.332cm" svg:y2="0.39cm"><text:p/></draw:line><draw:line text:anchor-type="char" draw:z-index="659" draw:style-name="gr13" draw:text-style-name="P58" svg:x1="10.278cm" svg:y1="0.39cm" svg:x2="10.848cm" svg:y2="0.39cm"><text:p/></draw:line><draw:frame draw:style-name="fr2" draw:name="框架118" text:anchor-type="char" svg:x="7.158cm" svg:y="0.3cm" svg:width="0.725cm" svg:height="0.566cm" draw:z-index="651"><draw:text-box><text:p text:style-name="Standard">1</text:p></draw:text-box></draw:frame><draw:frame draw:style-name="fr8" draw:name="框架119" text:anchor-type="char" svg:x="1.041cm" svg:y="0.286cm" svg:width="0.723cm" svg:height="0.7cm" draw:z-index="629"><draw:text-box><text:p text:style-name="P23"></text:p></draw:text-box></draw:frame><draw:line text:anchor-type="char" draw:z-index="625" draw:style-name="gr12" draw:text-style-name="P58" svg:x1="4.895cm" svg:y1="0.132cm" svg:x2="8.878cm" svg:y2="1.677cm"><text:p/></draw:line></text:p>
      <text:p text:style-name="P17"><draw:frame draw:style-name="fr2" draw:name="框架120" text:anchor-type="char" svg:x="10.224cm" svg:y="0.233cm" svg:width="0.725cm" svg:height="0.566cm" draw:z-index="687"><draw:text-box><text:p text:style-name="Standard">1</text:p></draw:text-box></draw:frame><draw:frame draw:style-name="fr8" draw:name="框架121" text:anchor-type="char" svg:x="6.556cm" svg:y="0.081cm" svg:width="0.723cm" svg:height="0.709cm" draw:z-index="649"><draw:text-box><text:p text:style-name="P23"></text:p></draw:text-box></draw:frame><draw:frame draw:style-name="fr2" draw:name="框架122" text:anchor-type="char" svg:x="13.146cm" svg:y="0.397cm" svg:width="1.448cm" svg:height="1.03cm" draw:z-index="662"><draw:text-box><text:p text:style-name="P33">n-k</text:p></draw:text-box></draw:frame><draw:frame draw:style-name="fr11" draw:name="框架123" text:anchor-type="char" svg:x="0.884cm" svg:y="0.182cm" svg:width="0.967cm" svg:height="1.866cm" draw:z-index="628"><draw:text-box><text:p text:style-name="P31">sorter</text:p><text:p text:style-name="P32">s-1</text:p></draw:text-box></draw:frame></text:p>
      <text:p text:style-name="P17"><draw:frame draw:style-name="fr8" draw:name="框架124" text:anchor-type="char" svg:x="10.16cm" svg:y="-1.27cm" svg:width="0.725cm" svg:height="0.582cm" draw:z-index="684"><draw:text-box><text:p text:style-name="P23"></text:p></draw:text-box></draw:frame><draw:frame draw:style-name="fr8" draw:name="框架125" text:anchor-type="char" svg:x="11.659cm" svg:y="0.028cm" svg:width="0.723cm" svg:height="0.654cm" draw:z-index="669"><draw:text-box><text:p text:style-name="P23"></text:p></draw:text-box></draw:frame><draw:frame draw:style-name="fr8" draw:name="框架126" text:anchor-type="char" svg:x="10.176cm" svg:y="0.028cm" svg:width="0.725cm" svg:height="0.582cm" draw:z-index="660"><draw:text-box><text:p text:style-name="P23"></text:p></draw:text-box></draw:frame><draw:line text:anchor-type="char" draw:z-index="650" draw:style-name="gr13" draw:text-style-name="P58" svg:x1="6.615cm" svg:y1="0.028cm" svg:x2="7.185cm" svg:y2="0.028cm"><text:p/></draw:line><draw:frame draw:style-name="fr8" draw:name="框架127" text:anchor-type="char" svg:x="5.83cm" svg:y="0.45cm" svg:width="0.725cm" svg:height="0.584cm" draw:z-index="643"><draw:text-box><text:p text:style-name="P23"></text:p></draw:text-box></draw:frame></text:p>
      <text:p text:style-name="P17"><draw:frame draw:style-name="fr2" draw:name="框架128" text:anchor-type="char" svg:x="7.846cm" svg:y="0cm" svg:width="1.969cm" svg:height="0.843cm" draw:z-index="624"><draw:text-box><text:p text:style-name="P4">Any map</text:p></draw:text-box></draw:frame><draw:frame draw:style-name="fr2" draw:name="框架129" text:anchor-type="char" svg:x="2.999cm" svg:y="0cm" svg:width="1.896cm" svg:height="0.755cm" draw:z-index="623"><draw:text-box><text:p text:style-name="P4">Any map</text:p></draw:text-box></draw:frame><draw:frame draw:style-name="fr6" draw:name="框架130" text:anchor-type="char" svg:x="0.884cm" svg:y="0.328cm" svg:width="0.967cm" svg:height="1.349cm" draw:z-index="645"><draw:text-box><text:p text:style-name="P31">sorter</text:p><text:p text:style-name="P32">s</text:p></draw:text-box></draw:frame><draw:frame draw:style-name="fr6" draw:name="框架131" text:anchor-type="char" svg:x="5.685cm" svg:y="0.379cm" svg:width="0.967cm" svg:height="1.351cm" draw:z-index="644"><draw:text-box><text:p text:style-name="P31">sorter</text:p><text:p text:style-name="P4"><text:span text:style-name="T27">s</text:span><text:span text:style-name="T16"></text:span></text:p></draw:text-box></draw:frame><draw:line text:anchor-type="char" draw:z-index="622" draw:style-name="gr11" draw:text-style-name="P58" svg:x1="7.43cm" svg:y1="0.878cm" svg:x2="9.965cm" svg:y2="0.878cm"><text:p/></draw:line><draw:line text:anchor-type="char" draw:z-index="621" draw:style-name="gr11" draw:text-style-name="P58" svg:x1="2.722cm" svg:y1="0.878cm" svg:x2="4.895cm" svg:y2="0.878cm"><text:p/></draw:line></text:p>
      <text:p text:style-name="P17"><draw:frame draw:style-name="fr2" draw:name="框架132" text:anchor-type="char" svg:x="12.116cm" svg:y="0cm" svg:width="0.723cm" svg:height="0.566cm" draw:z-index="681"><draw:text-box><text:p text:style-name="Standard">1</text:p></draw:text-box></draw:frame><draw:frame draw:style-name="fr2" draw:name="框架133" text:anchor-type="char" svg:x="10.291cm" svg:y="0cm" svg:width="0.579cm" svg:height="0.476cm" draw:z-index="679"><draw:text-box><text:p text:style-name="Standard">1</text:p></draw:text-box></draw:frame><draw:line text:anchor-type="char" draw:z-index="668" draw:style-name="gr13" draw:text-style-name="P58" svg:x1="11.762cm" svg:y1="0.48cm" svg:x2="12.332cm" svg:y2="0.48cm"><text:p/></draw:line><draw:line text:anchor-type="char" draw:z-index="658" draw:style-name="gr13" draw:text-style-name="P58" svg:x1="10.278cm" svg:y1="0.48cm" svg:x2="10.848cm" svg:y2="0.48cm"><text:p/></draw:line></text:p>
      <text:p text:style-name="P17"><draw:frame draw:style-name="fr2" draw:name="框架134" text:anchor-type="char" svg:x="9.843cm" svg:y="0cm" svg:width="3.034cm" svg:height="0.878cm" draw:z-index="512"><draw:text-box><text:p text:style-name="P4">Third stage</text:p></draw:text-box></draw:frame><draw:frame draw:style-name="fr2" draw:name="框架135" text:anchor-type="char" svg:x="4.763cm" svg:y="0cm" svg:width="3.034cm" svg:height="0.882cm" draw:z-index="511"><draw:text-box><text:p text:style-name="P4">Second stage</text:p></draw:text-box></draw:frame><draw:frame draw:style-name="fr2" draw:name="框架136" text:anchor-type="char" svg:x="0cm" svg:y="0cm" svg:width="3.034cm" svg:height="0.751cm" draw:z-index="509"><draw:text-box><text:p text:style-name="P4">First stage</text:p></draw:text-box></draw:frame><draw:custom-shape text:anchor-type="char" draw:z-index="508" draw:style-name="gr3" draw:text-style-name="P59" svg:width="13.207cm" svg:height="2.223cm" svg:x="0.446cm" svg:y="-10.795cm"><text:p text:style-name="P59"><text:span text:style-name="T31">When the network with </text:span><text:span text:style-name="T32">k</text:span><text:span text:style-name="T31"> 0s, </text:span><text:span text:style-name="T32">n </text:span><text:span text:style-name="T34"></text:span><text:span text:style-name="T32"> k</text:span><text:span text:style-name="T31"> 1s of sequences, the output line of the second stage must map to </text:span><text:span text:style-name="T32">Y</text:span><text:span text:style-name="T31"> (become the input line of </text:span><text:span text:style-name="T32">Y</text:span><text:span text:style-name="T31">) if the output line is 0, and map to </text:span><text:span text:style-name="T32">Z</text:span><text:span text:style-name="T31"> (become the input line of </text:span><text:span text:style-name="T32">Z</text:span><text:span text:style-name="T31">) if the output line is 1.</text:span></text:p><draw:enhanced-geometry svg:viewBox="0 0 21600 21600" draw:type="line-callout-2" draw:modifiers="11376 53448 12477 22385 12260 21207 25959 32236" draw:enhanced-path="M 0 0 L 21600 0 21600 21600 0 21600 Z N M ?f0 ?f1 L ?f2 ?f3 N M ?f2 ?f3 L ?f4 ?f5 N M"><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17"><draw:frame draw:style-name="fr2" draw:name="框架137" text:anchor-type="char" svg:x="4.149cm" svg:y="0.72cm" svg:width="6.514cm" svg:height="0.54cm" draw:z-index="510"><draw:text-box><text:p text:style-name="Standard">Figure 14 <text:s/>figure for collory(引理) 3</text:p></draw:text-box></draw:frame></text:p>
      <text:p text:style-name="P6"/>
      <text:p text:style-name="P6"/>
      <text:p text:style-name="P10"><text:span text:style-name="T2">Theorem 3：</text:span>Assumption as <text:s/>figure 5, if the network with the second stage of sorting have more than one column then it couldn’t sorting correctly.</text:p>
      <text:p text:style-name="P10"><text:span text:style-name="T2">Proof：</text:span>By collory(引理) 3, the three stage of sorting network with <text:span text:style-name="T1">k</text:span> 0s and <text:span text:style-name="T1">n </text:span><text:span text:style-name="T13"></text:span><text:span text:style-name="T1"> k</text:span> 1s input sequences have no output line is 0 or 1 both case possibility. Let (<draw:frame draw:style-name="fr49" draw:name="物件273" text:anchor-type="as-char" svg:width="0.6cm" svg:height="0.6cm" draw:z-index="271"><draw:object-ole xlink:href="./Object 273" xlink:type="simple" xlink:show="embed" xlink:actuate="onLoad"/><draw:image xlink:href="./ObjectReplacements/Object 273" xlink:type="simple" xlink:show="embed" xlink:actuate="onLoad"/></draw:frame>,<draw:frame draw:style-name="fr50" draw:name="物件274" text:anchor-type="as-char" svg:width="0.635cm" svg:height="0.6cm" draw:z-index="272"><draw:object-ole xlink:href="./Object 274" xlink:type="simple" xlink:show="embed" xlink:actuate="onLoad"/><draw:image xlink:href="./ObjectReplacements/Object 274" xlink:type="simple" xlink:show="embed" xlink:actuate="onLoad"/></draw:frame>,<text:span text:style-name="T22"></text:span>,<draw:frame draw:style-name="fr51" draw:name="物件275" text:anchor-type="as-char" svg:width="0.67cm" svg:height="0.67cm" draw:z-index="273"><draw:object-ole xlink:href="./Object 275" xlink:type="simple" xlink:show="embed" xlink:actuate="onLoad"/><draw:image xlink:href="./ObjectReplacements/Object 275" xlink:type="simple" xlink:show="embed" xlink:actuate="onLoad"/></draw:frame>)<text:span text:style-name="T1"> </text:span><text:span text:style-name="T12"></text:span><draw:frame draw:style-name="fr48" draw:name="物件276" text:anchor-type="as-char" svg:width="0.423cm" svg:height="0.564cm" draw:z-index="274"><draw:object-ole xlink:href="./Object 276" xlink:type="simple" xlink:show="embed" xlink:actuate="onLoad"/><draw:image xlink:href="./ObjectReplacements/Object 276" xlink:type="simple" xlink:show="embed" xlink:actuate="onLoad"/></draw:frame> (<draw:frame draw:style-name="fr48" draw:name="物件277" text:anchor-type="as-char" svg:width="0.423cm" svg:height="0.564cm" draw:z-index="275"><draw:object-ole xlink:href="./Object 277" xlink:type="simple" xlink:show="embed" xlink:actuate="onLoad"/><draw:image xlink:href="./ObjectReplacements/Object 277" xlink:type="simple" xlink:show="embed" xlink:actuate="onLoad"/></draw:frame> is defined before collory(引理) 2）, let set <draw:frame draw:style-name="fr58" draw:name="物件278" text:anchor-type="as-char" svg:width="0.847cm" svg:height="0.635cm" draw:z-index="276"><draw:object-ole xlink:href="./Object 278" xlink:type="simple" xlink:show="embed" xlink:actuate="onLoad"/><draw:image xlink:href="./ObjectReplacements/Object 278" xlink:type="simple" xlink:show="embed" xlink:actuate="onLoad"/></draw:frame> is the top <draw:frame draw:style-name="fr52" draw:name="物件279" text:anchor-type="as-char" svg:width="0.741cm" svg:height="0.706cm" draw:z-index="277"><draw:object-ole xlink:href="./Object 279" xlink:type="simple" xlink:show="embed" xlink:actuate="onLoad"/><draw:image xlink:href="./ObjectReplacements/Object 279" xlink:type="simple" xlink:show="embed" xlink:actuate="onLoad"/></draw:frame>+<draw:frame draw:style-name="fr53" draw:name="物件280" text:anchor-type="as-char" svg:width="0.776cm" svg:height="0.706cm" draw:z-index="278"><draw:object-ole xlink:href="./Object 280" xlink:type="simple" xlink:show="embed" xlink:actuate="onLoad"/><draw:image xlink:href="./ObjectReplacements/Object 280" xlink:type="simple" xlink:show="embed" xlink:actuate="onLoad"/></draw:frame>+ <text:span text:style-name="T22"></text:span> +<draw:frame draw:style-name="fr54" draw:name="物件281" text:anchor-type="as-char" svg:width="1.058cm" svg:height="0.776cm" draw:z-index="279"><draw:object-ole xlink:href="./Object 281" xlink:type="simple" xlink:show="embed" xlink:actuate="onLoad"/><draw:image xlink:href="./ObjectReplacements/Object 281" xlink:type="simple" xlink:show="embed" xlink:actuate="onLoad"/></draw:frame> elements of <text:span text:style-name="T1">U</text:span>, let <draw:frame draw:style-name="fr58" draw:name="物件282" text:anchor-type="as-char" svg:width="0.847cm" svg:height="0.635cm" draw:z-index="280"><draw:object-ole xlink:href="./Object 282" xlink:type="simple" xlink:show="embed" xlink:actuate="onLoad"/><draw:image xlink:href="./ObjectReplacements/Object 282" xlink:type="simple" xlink:show="embed" xlink:actuate="onLoad"/></draw:frame> is <draw:frame draw:style-name="fr74" draw:name="物件283" text:anchor-type="as-char" svg:width="3.775cm" svg:height="0.67cm" draw:z-index="281"><draw:object-ole xlink:href="./Object 283" xlink:type="simple" xlink:show="embed" xlink:actuate="onLoad"/><draw:image xlink:href="./ObjectReplacements/Object 283" xlink:type="simple" xlink:show="embed" xlink:actuate="onLoad"/></draw:frame>. By collory(引理) 2, we have</text:p>
      <text:p text:style-name="P10">If <draw:frame draw:style-name="fr58" draw:name="物件284" text:anchor-type="as-char" svg:width="0.847cm" svg:height="0.635cm" draw:z-index="282"><draw:object-ole xlink:href="./Object 284" xlink:type="simple" xlink:show="embed" xlink:actuate="onLoad"/><draw:image xlink:href="./ObjectReplacements/Object 284" xlink:type="simple" xlink:show="embed" xlink:actuate="onLoad"/></draw:frame> all map to <text:span text:style-name="T1">W</text:span></text:p>
      <text:p text:style-name="P10"><text:soft-page-break/><text:span text:style-name="T12"></text:span> the elements of first stage of sorting all map to <text:span text:style-name="T1">W</text:span></text:p>
      <text:p text:style-name="P10"><text:span text:style-name="T12"></text:span> the second stage of sorting have only a single column <text:span text:style-name="T1">W</text:span></text:p>
      <text:p text:style-name="P10">Because the second stage of sorting have more than one column (theorem 2 assume that <text:span text:style-name="T1">s</text:span><text:span text:style-name="T13"></text:span> <text:span text:style-name="T12"></text:span> 2), <draw:frame draw:style-name="fr58" draw:name="物件285" text:anchor-type="as-char" svg:width="0.847cm" svg:height="0.635cm" draw:z-index="283"><draw:object-ole xlink:href="./Object 285" xlink:type="simple" xlink:show="embed" xlink:actuate="onLoad"/><draw:image xlink:href="./ObjectReplacements/Object 285" xlink:type="simple" xlink:show="embed" xlink:actuate="onLoad"/></draw:frame> not all map to <text:span text:style-name="T1">W</text:span></text:p>
      <text:p text:style-name="P10"><text:span text:style-name="T12"></text:span><draw:frame draw:style-name="fr75" draw:name="物件286" text:anchor-type="as-char" svg:width="0.847cm" svg:height="0.635cm" draw:z-index="284"><draw:object-ole xlink:href="./Object 286" xlink:type="simple" xlink:show="embed" xlink:actuate="onLoad"/><draw:image xlink:href="./ObjectReplacements/Object 286" xlink:type="simple" xlink:show="embed" xlink:actuate="onLoad"/></draw:frame> have element map to other column but <text:span text:style-name="T1">W</text:span></text:p>
      <text:p text:style-name="P10"/>
      <text:p text:style-name="P36">So <draw:frame draw:style-name="fr58" draw:name="物件287" text:anchor-type="as-char" svg:width="0.847cm" svg:height="0.635cm" draw:z-index="285"><draw:object-ole xlink:href="./Object 287" xlink:type="simple" xlink:show="embed" xlink:actuate="onLoad"/><draw:image xlink:href="./ObjectReplacements/Object 287" xlink:type="simple" xlink:show="embed" xlink:actuate="onLoad"/></draw:frame> have element map to <text:span text:style-name="T1">W</text:span>, and map to other column. Now, we can arrange some sequences with <text:span text:style-name="T1">k</text:span> 0s and <text:span text:style-name="T1">n </text:span><text:span text:style-name="T13"></text:span><text:span text:style-name="T1"> k</text:span> 1s in the first stage of sorting, and <draw:frame draw:style-name="fr58" draw:name="物件288" text:anchor-type="as-char" svg:width="0.847cm" svg:height="0.635cm" draw:z-index="286"><draw:object-ole xlink:href="./Object 288" xlink:type="simple" xlink:show="embed" xlink:actuate="onLoad"/><draw:image xlink:href="./ObjectReplacements/Object 288" xlink:type="simple" xlink:show="embed" xlink:actuate="onLoad"/></draw:frame> is all 0, <draw:frame draw:style-name="fr58" draw:name="物件289" text:anchor-type="as-char" svg:width="0.847cm" svg:height="0.635cm" draw:z-index="287"><draw:object-ole xlink:href="./Object 289" xlink:type="simple" xlink:show="embed" xlink:actuate="onLoad"/><draw:image xlink:href="./ObjectReplacements/Object 289" xlink:type="simple" xlink:show="embed" xlink:actuate="onLoad"/></draw:frame> is all 1, <draw:frame draw:style-name="fr76" draw:name="物件290" text:anchor-type="as-char" svg:width="0.811cm" svg:height="0.6cm" draw:z-index="288"><draw:object-ole xlink:href="./Object 290" xlink:type="simple" xlink:show="embed" xlink:actuate="onLoad"/><draw:image xlink:href="./ObjectReplacements/Object 290" xlink:type="simple" xlink:show="embed" xlink:actuate="onLoad"/></draw:frame> is all 1 (<draw:frame draw:style-name="fr76" draw:name="物件291" text:anchor-type="as-char" svg:width="0.811cm" svg:height="0.6cm" draw:z-index="289"><draw:object-ole xlink:href="./Object 291" xlink:type="simple" xlink:show="embed" xlink:actuate="onLoad"/><draw:image xlink:href="./ObjectReplacements/Object 291" xlink:type="simple" xlink:show="embed" xlink:actuate="onLoad"/></draw:frame><text:span text:style-name="T1">=U -</text:span><draw:frame draw:style-name="fr58" draw:name="物件292" text:anchor-type="as-char" svg:width="0.847cm" svg:height="0.635cm" draw:z-index="290"><draw:object-ole xlink:href="./Object 292" xlink:type="simple" xlink:show="embed" xlink:actuate="onLoad"/><draw:image xlink:href="./ObjectReplacements/Object 292" xlink:type="simple" xlink:show="embed" xlink:actuate="onLoad"/></draw:frame>), depict as figure 15.</text:p>
      <text:p text:style-name="Standard"/>
      <table:table table:name="表格9" table:style-name="表格9">
        <table:table-column table:style-name="表格9.A" table:number-columns-repeated="3"/>
        <table:table-column table:style-name="表格9.D"/>
        <table:table-column table:style-name="表格9.A"/>
        <table:table-column table:style-name="表格9.D"/>
        <table:table-column table:style-name="表格9.G"/>
        <table:table-column table:style-name="表格9.H"/>
        <table:table-column table:style-name="表格9.A"/>
        <table:table-column table:style-name="表格9.J"/>
        <table:table-row table:style-name="表格9.1">
          <table:table-cell table:style-name="表格9.A1" office:value-type="string">
            <text:p text:style-name="P29"/>
          </table:table-cell>
          <table:table-cell table:style-name="表格9.A1" office:value-type="string">
            <text:p text:style-name="P29">U</text:p>
          </table:table-cell>
          <table:table-cell table:style-name="表格9.A1" office:value-type="string">
            <text:p text:style-name="P29"/>
          </table:table-cell>
          <table:table-cell table:style-name="表格9.A1" office:value-type="string">
            <text:p text:style-name="P5"><text:span text:style-name="T1">H</text:span><text:span text:style-name="T17">1</text:span></text:p>
          </table:table-cell>
          <table:table-cell table:style-name="表格9.A1" office:value-type="string">
            <text:p text:style-name="P29"/>
          </table:table-cell>
          <table:table-cell table:style-name="表格9.A1" office:value-type="string">
            <text:p text:style-name="P5"><text:span text:style-name="T1">H</text:span><text:span text:style-name="T17">2</text:span></text:p>
          </table:table-cell>
          <table:table-cell table:style-name="表格9.A1" office:value-type="string">
            <text:p text:style-name="P29"/>
          </table:table-cell>
          <table:table-cell table:style-name="表格9.A1" office:value-type="string">
            <text:p text:style-name="P30"><draw:frame draw:style-name="fr77" draw:name="物件293" text:anchor-type="as-char" svg:width="0.917cm" svg:height="0.67cm" draw:z-index="291"><draw:object-ole xlink:href="./Object 293" xlink:type="simple" xlink:show="embed" xlink:actuate="onLoad"/><draw:image xlink:href="./ObjectReplacements/Object 293" xlink:type="simple" xlink:show="embed" xlink:actuate="onLoad"/></draw:frame></text:p>
          </table:table-cell>
          <table:table-cell table:style-name="表格9.A1" office:value-type="string">
            <text:p text:style-name="P29"/>
          </table:table-cell>
          <table:table-cell table:style-name="表格9.A1" office:value-type="string">
            <text:p text:style-name="P29"><draw:frame draw:style-name="fr51" draw:name="物件294" text:anchor-type="as-char" svg:width="0.67cm" svg:height="0.67cm" draw:z-index="292"><draw:object-ole xlink:href="./Object 294" xlink:type="simple" xlink:show="embed" xlink:actuate="onLoad"/><draw:image xlink:href="./ObjectReplacements/Object 294" xlink:type="simple" xlink:show="embed" xlink:actuate="onLoad"/></draw:frame></text:p>
          </table:table-cell>
        </table:table-row>
        <table:table-row table:style-name="表格9.1">
          <table:table-cell table:style-name="表格9.A2" office:value-type="string">
            <text:p text:style-name="P29"/>
          </table:table-cell>
          <table:table-cell table:style-name="表格9.A2" office:value-type="string">
            <text:p text:style-name="P5">0</text:p>
          </table:table-cell>
          <table:table-cell table:style-name="表格9.A2" office:value-type="string">
            <text:p text:style-name="P5"/>
          </table:table-cell>
          <table:table-cell table:style-name="表格9.A2" office:value-type="string">
            <text:p text:style-name="P5">1</text:p>
          </table:table-cell>
          <table:table-cell table:style-name="表格9.A2" office:value-type="string">
            <text:p text:style-name="P5"/>
          </table:table-cell>
          <table:table-cell table:style-name="表格9.A2" office:value-type="string">
            <text:p text:style-name="P5">1</text:p>
          </table:table-cell>
          <table:table-cell table:style-name="表格9.A2" office:value-type="string">
            <text:p text:style-name="P5"/>
          </table:table-cell>
          <table:table-cell table:style-name="表格9.A2" office:value-type="string">
            <text:p text:style-name="P5">1</text:p>
          </table:table-cell>
          <table:table-cell table:style-name="表格9.A2" office:value-type="string">
            <text:p text:style-name="P5"/>
          </table:table-cell>
          <table:table-cell table:style-name="表格9.J2" office:value-type="string">
            <text:p text:style-name="P5"/>
          </table:table-cell>
        </table:table-row>
        <table:table-row table:style-name="表格9.1">
          <table:table-cell table:style-name="表格9.A3"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3"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25"></text:p>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5"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18"><draw:line text:anchor-type="char" draw:z-index="709" draw:style-name="gr2" draw:text-style-name="P58" svg:x1="7.79cm" svg:y1="0.326cm" svg:x2="7.472cm" svg:y2="4.771cm"><text:p/></draw:line></text:p>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5"/>
          </table:table-cell>
          <table:table-cell table:style-name="表格9.A3" office:value-type="string">
            <text:p text:style-name="P5">0</text:p>
          </table:table-cell>
          <table:table-cell table:style-name="表格9.A5" office:value-type="string">
            <text:p text:style-name="P5"/>
          </table:table-cell>
          <table:table-cell table:style-name="表格9.A3" office:value-type="string">
            <text:p text:style-name="P5">1</text:p>
          </table:table-cell>
          <table:table-cell table:style-name="表格9.A5"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5">1</text:p>
          </table:table-cell>
          <table:table-cell table:style-name="表格9.A5"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5">1</text:p>
          </table:table-cell>
          <table:table-cell table:style-name="表格9.A3" office:value-type="string">
            <text:p text:style-name="P5"/>
          </table:table-cell>
          <table:table-cell table:style-name="表格9.A3" office:value-type="string">
            <text:p text:style-name="P25"></text:p>
          </table:table-cell>
          <table:table-cell table:style-name="表格9.A3" office:value-type="string">
            <text:p text:style-name="P5"/>
          </table:table-cell>
          <table:table-cell table:style-name="表格9.A3" office:value-type="string">
            <text:p text:style-name="P25"></text:p>
          </table:table-cell>
          <table:table-cell table:style-name="表格9.A3" office:value-type="string">
            <text:p text:style-name="P5"/>
          </table:table-cell>
          <table:table-cell table:style-name="表格9.J3" office:value-type="string">
            <text:p text:style-name="P5"/>
          </table:table-cell>
        </table:table-row>
        <table:table-row table:style-name="表格9.1">
          <table:table-cell table:style-name="表格9.A1" office:value-type="string">
            <text:p text:style-name="P18"><draw:line text:anchor-type="char" draw:z-index="708" draw:style-name="gr2" draw:text-style-name="P58" svg:x1="6.837cm" svg:y1="0.492cm" svg:x2="7.472cm" svg:y2="2.08cm"><text:p/></draw:line><draw:line text:anchor-type="char" draw:z-index="707" draw:style-name="gr2" draw:text-style-name="P58" svg:x1="5.736cm" svg:y1="0.49cm" svg:x2="7.472cm" svg:y2="2.078cm"><text:p/></draw:line><draw:line text:anchor-type="char" draw:z-index="710" draw:style-name="gr2" draw:text-style-name="P58" svg:x1="8.382cm" svg:y1="0.111cm" svg:x2="7.472cm" svg:y2="2.08cm"><text:p/></draw:line></text:p>
          </table:table-cell>
          <table:table-cell table:style-name="表格9.A3" office:value-type="string">
            <text:p text:style-name="P5">0</text:p>
          </table:table-cell>
          <table:table-cell table:style-name="表格9.A3" office:value-type="string">
            <text:p text:style-name="P5"/>
          </table:table-cell>
          <table:table-cell table:style-name="表格9.A3" office:value-type="string">
            <text:p text:style-name="P25"></text:p>
          </table:table-cell>
          <table:table-cell table:style-name="表格9.A3" office:value-type="string">
            <text:p text:style-name="P5"/>
          </table:table-cell>
          <table:table-cell table:style-name="表格9.A5" office:value-type="string">
            <text:p text:style-name="P5">1</text:p>
          </table:table-cell>
          <table:table-cell table:style-name="表格9.A3" office:value-type="string">
            <text:p text:style-name="P5"/>
          </table:table-cell>
          <table:table-cell table:style-name="表格9.A5" office:value-type="string">
            <text:p text:style-name="P5">1</text:p>
          </table:table-cell>
          <table:table-cell table:style-name="表格9.A3" office:value-type="string">
            <text:p text:style-name="P5"/>
          </table:table-cell>
          <table:table-cell table:style-name="表格9.J11" office:value-type="string">
            <text:p text:style-name="P5"/>
          </table:table-cell>
        </table:table-row>
        <table:table-row table:style-name="表格9.1">
          <table:table-cell table:style-name="表格9.A1" office:value-type="string">
            <text:p text:style-name="P18"><draw:custom-shape text:anchor-type="char" draw:z-index="706" draw:style-name="gr1" draw:text-style-name="P57" svg:width="1.377cm" svg:height="0.953cm" svg:x="2.318cm" svg:y="0.155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9.A3" office:value-type="string">
            <text:p text:style-name="P25"></text:p>
          </table:table-cell>
          <table:table-cell table:style-name="表格9.A3" office:value-type="string">
            <text:p text:style-name="P5"/>
          </table:table-cell>
          <table:table-cell table:style-name="表格9.A5" office:value-type="string">
            <text:p text:style-name="P5">1</text:p>
          </table:table-cell>
          <table:table-cell table:style-name="表格9.A3"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row>
        <table:table-row table:style-name="表格9.1">
          <table:table-cell table:style-name="表格9.A1" office:value-type="string">
            <text:p text:style-name="P5"/>
          </table:table-cell>
          <table:table-cell table:style-name="表格9.A3" office:value-type="string">
            <text:p text:style-name="P5">0</text:p>
          </table:table-cell>
          <table:table-cell table:style-name="表格9.A3"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row>
        <table:table-row table:style-name="表格9.1">
          <table:table-cell table:style-name="表格9.A1" office:value-type="string">
            <text:p text:style-name="P5"/>
          </table:table-cell>
          <table:table-cell table:style-name="表格9.A2" office:value-type="string">
            <text:p text:style-name="P5">1</text:p>
          </table:table-cell>
          <table:table-cell table:style-name="表格9.A3"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row>
        <table:table-row table:style-name="表格9.1">
          <table:table-cell table:style-name="表格9.A1" office:value-type="string">
            <text:p text:style-name="P18"><draw:frame draw:style-name="fr1" draw:name="框架138" text:anchor-type="char" svg:x="7.154cm" svg:y="0.016cm" svg:width="1.588cm" svg:height="0.953cm" draw:z-index="711"><draw:text-box><text:p text:style-name="Standard"><text:span text:style-name="T1">B</text:span><text:span text:style-name="T17">max</text:span></text:p></draw:text-box></draw:frame><draw:custom-shape text:anchor-type="char" draw:z-index="714" draw:style-name="gr1" draw:text-style-name="P57" svg:width="1.377cm" svg:height="0.953cm" svg:x="2.286cm" svg:y="0.503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9.A3" office:value-type="string">
            <text:p text:style-name="P25"></text:p>
          </table:table-cell>
          <table:table-cell table:style-name="表格9.A3"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row>
        <table:table-row table:style-name="表格9.1">
          <table:table-cell table:style-name="表格9.A1" office:value-type="string">
            <text:p text:style-name="P18"><draw:frame draw:style-name="fr3" draw:name="框架139" text:anchor-type="char" svg:x="5.398cm" svg:y="0.356cm" svg:width="9.843cm" svg:height="1.625cm" draw:z-index="712"><draw:text-box><text:p text:style-name="Standard"><text:span text:style-name="T1">A</text:span><text:span text:style-name="T17">max </text:span><text:span text:style-name="T1"><text:s/></text:span>is all 0, <text:span text:style-name="T1">B</text:span><text:span text:style-name="T17">max</text:span> is all 1, ｜<text:span text:style-name="T1">A</text:span><text:span text:style-name="T17">max</text:span>｜＝｜<text:span text:style-name="T1">B</text:span><text:span text:style-name="T17">max</text:span>｜, <text:span text:style-name="T1">C</text:span><text:span text:style-name="T17">min</text:span> is all 1</text:p></draw:text-box></draw:frame></text:p>
          </table:table-cell>
          <table:table-cell table:style-name="表格9.A5" office:value-type="string">
            <text:p text:style-name="P5">1</text:p>
          </table:table-cell>
          <table:table-cell table:style-name="表格9.A3"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cell table:style-name="表格9.A1" office:value-type="string">
            <text:p text:style-name="P5"/>
          </table:table-cell>
        </table:table-row>
      </table:table>
      <text:p text:style-name="Standard"/>
      <text:p text:style-name="Standard"/>
      <text:p text:style-name="P16"><draw:frame draw:style-name="fr2" draw:name="框架140" text:anchor-type="char" svg:x="2.54cm" svg:y="0.57cm" svg:width="9.843cm" svg:height="0.688cm" draw:z-index="713"><draw:text-box><text:p text:style-name="Standard">Figure 15 <text:s/><text:span text:style-name="T1">A</text:span><text:span text:style-name="T17">max</text:span><text:span text:style-name="T1"> </text:span><text:s/>is all 0, <text:span text:style-name="T1">B</text:span><text:span text:style-name="T17">max</text:span> is all 1, <text:span text:style-name="T1">C</text:span><text:span text:style-name="T17">min</text:span> is all 1</text:p></draw:text-box></draw:frame></text:p>
      <text:p text:style-name="Standard"/>
      <text:p text:style-name="Standard"/>
      <text:p text:style-name="P36"><draw:frame draw:style-name="fr51" draw:name="物件295" text:anchor-type="as-char" svg:width="0.67cm" svg:height="0.67cm" draw:z-index="306"><draw:object-ole xlink:href="./Object 295" xlink:type="simple" xlink:show="embed" xlink:actuate="onLoad"/><draw:image xlink:href="./ObjectReplacements/Object 295" xlink:type="simple" xlink:show="embed" xlink:actuate="onLoad"/></draw:frame> may be have 0 and may be have not. If <draw:frame draw:style-name="fr51" draw:name="物件296" text:anchor-type="as-char" svg:width="0.67cm" svg:height="0.67cm" draw:z-index="307"><draw:object-ole xlink:href="./Object 296" xlink:type="simple" xlink:show="embed" xlink:actuate="onLoad"/><draw:image xlink:href="./ObjectReplacements/Object 296" xlink:type="simple" xlink:show="embed" xlink:actuate="onLoad"/></draw:frame> have 0, then the bottom 0 in <draw:frame draw:style-name="fr51" draw:name="物件297" text:anchor-type="as-char" svg:width="0.67cm" svg:height="0.67cm" draw:z-index="308"><draw:object-ole xlink:href="./Object 297" xlink:type="simple" xlink:show="embed" xlink:actuate="onLoad"/><draw:image xlink:href="./ObjectReplacements/Object 297" xlink:type="simple" xlink:show="embed" xlink:actuate="onLoad"/></draw:frame> may be map to column <text:span text:style-name="T1">W</text:span> and may be not. If <draw:frame draw:style-name="fr51" draw:name="物件298" text:anchor-type="as-char" svg:width="0.67cm" svg:height="0.67cm" draw:z-index="309"><draw:object-ole xlink:href="./Object 298" xlink:type="simple" xlink:show="embed" xlink:actuate="onLoad"/><draw:image xlink:href="./ObjectReplacements/Object 298" xlink:type="simple" xlink:show="embed" xlink:actuate="onLoad"/></draw:frame> have not 0, then the top 0 in <text:soft-page-break/><draw:frame draw:style-name="fr51" draw:name="物件299" text:anchor-type="as-char" svg:width="0.67cm" svg:height="0.67cm" draw:z-index="310"><draw:object-ole xlink:href="./Object 299" xlink:type="simple" xlink:show="embed" xlink:actuate="onLoad"/><draw:image xlink:href="./ObjectReplacements/Object 299" xlink:type="simple" xlink:show="embed" xlink:actuate="onLoad"/></draw:frame> may be map to column <text:span text:style-name="T1">W</text:span> and may be not. We discuss the four case as follows. <draw:frame draw:style-name="fr58" draw:name="物件300" text:anchor-type="as-char" svg:width="0.847cm" svg:height="0.635cm" draw:z-index="311"><draw:object-ole xlink:href="./Object 300" xlink:type="simple" xlink:show="embed" xlink:actuate="onLoad"/><draw:image xlink:href="./ObjectReplacements/Object 300" xlink:type="simple" xlink:show="embed" xlink:actuate="onLoad"/></draw:frame><text:span text:style-name="T12"></text:span><draw:frame draw:style-name="fr58" draw:name="物件301" text:anchor-type="as-char" svg:width="0.847cm" svg:height="0.635cm" draw:z-index="312"><draw:object-ole xlink:href="./Object 301" xlink:type="simple" xlink:show="embed" xlink:actuate="onLoad"/><draw:image xlink:href="./ObjectReplacements/Object 301" xlink:type="simple" xlink:show="embed" xlink:actuate="onLoad"/></draw:frame> have <draw:frame draw:style-name="fr78" draw:name="物件302" text:anchor-type="as-char" svg:width="0.988cm" svg:height="0.706cm" draw:z-index="313"><draw:object-ole xlink:href="./Object 302" xlink:type="simple" xlink:show="embed" xlink:actuate="onLoad"/><draw:image xlink:href="./ObjectReplacements/Object 302" xlink:type="simple" xlink:show="embed" xlink:actuate="onLoad"/></draw:frame> 0s and <draw:frame draw:style-name="fr78" draw:name="物件303" text:anchor-type="as-char" svg:width="0.988cm" svg:height="0.706cm" draw:z-index="314"><draw:object-ole xlink:href="./Object 303" xlink:type="simple" xlink:show="embed" xlink:actuate="onLoad"/><draw:image xlink:href="./ObjectReplacements/Object 303" xlink:type="simple" xlink:show="embed" xlink:actuate="onLoad"/></draw:frame> 1s, so we can keep <draw:frame draw:style-name="fr78" draw:name="物件304" text:anchor-type="as-char" svg:width="0.988cm" svg:height="0.706cm" draw:z-index="315"><draw:object-ole xlink:href="./Object 304" xlink:type="simple" xlink:show="embed" xlink:actuate="onLoad"/><draw:image xlink:href="./ObjectReplacements/Object 304" xlink:type="simple" xlink:show="embed" xlink:actuate="onLoad"/></draw:frame> 0s and <draw:frame draw:style-name="fr78" draw:name="物件305" text:anchor-type="as-char" svg:width="0.988cm" svg:height="0.706cm" draw:z-index="316"><draw:object-ole xlink:href="./Object 305" xlink:type="simple" xlink:show="embed" xlink:actuate="onLoad"/><draw:image xlink:href="./ObjectReplacements/Object 305" xlink:type="simple" xlink:show="embed" xlink:actuate="onLoad"/></draw:frame> 1s in <draw:frame draw:style-name="fr58" draw:name="物件306" text:anchor-type="as-char" svg:width="0.847cm" svg:height="0.635cm" draw:z-index="317"><draw:object-ole xlink:href="./Object 306" xlink:type="simple" xlink:show="embed" xlink:actuate="onLoad"/><draw:image xlink:href="./ObjectReplacements/Object 306" xlink:type="simple" xlink:show="embed" xlink:actuate="onLoad"/></draw:frame><text:span text:style-name="T12"></text:span><draw:frame draw:style-name="fr58" draw:name="物件307" text:anchor-type="as-char" svg:width="0.847cm" svg:height="0.635cm" draw:z-index="318"><draw:object-ole xlink:href="./Object 307" xlink:type="simple" xlink:show="embed" xlink:actuate="onLoad"/><draw:image xlink:href="./ObjectReplacements/Object 307" xlink:type="simple" xlink:show="embed" xlink:actuate="onLoad"/></draw:frame> and it must to be a case in the four case as follows.</text:p>
      <text:p text:style-name="P10">Case 1: At least a 0 in <draw:frame draw:style-name="fr51" draw:name="物件308" text:anchor-type="as-char" svg:width="0.67cm" svg:height="0.67cm" draw:z-index="319"><draw:object-ole xlink:href="./Object 308" xlink:type="simple" xlink:show="embed" xlink:actuate="onLoad"/><draw:image xlink:href="./ObjectReplacements/Object 308" xlink:type="simple" xlink:show="embed" xlink:actuate="onLoad"/></draw:frame>, and the last 0 map to <text:span text:style-name="T1">W</text:span>.</text:p>
      <text:p text:style-name="P36">This case, we can adjust the number of 0s and 1s in <text:span text:style-name="T1">U</text:span>, satisfy that the first element which not map to <text:span text:style-name="T1">W</text:span> and all the elements under it change to be 1 by swap the equal number of 0s in <draw:frame draw:style-name="fr58" draw:name="物件309" text:anchor-type="as-char" svg:width="0.847cm" svg:height="0.635cm" draw:z-index="322"><draw:object-ole xlink:href="./Object 309" xlink:type="simple" xlink:show="embed" xlink:actuate="onLoad"/><draw:image xlink:href="./ObjectReplacements/Object 309" xlink:type="simple" xlink:show="embed" xlink:actuate="onLoad"/></draw:frame> (<draw:frame draw:style-name="fr58" draw:name="物件310" text:anchor-type="as-char" svg:width="0.847cm" svg:height="0.635cm" draw:z-index="323"><draw:object-ole xlink:href="./Object 310" xlink:type="simple" xlink:show="embed" xlink:actuate="onLoad"/><draw:image xlink:href="./ObjectReplacements/Object 310" xlink:type="simple" xlink:show="embed" xlink:actuate="onLoad"/></draw:frame> have element map to <text:span text:style-name="T1">W </text:span>and have element not map to <text:span text:style-name="T1">W</text:span>, so it can be done), depict as figure16.</text:p>
      <text:p text:style-name="P16"><draw:custom-shape text:anchor-type="char" draw:z-index="504" draw:style-name="gr9" draw:text-style-name="P57" svg:width="4.081cm" svg:height="1.916cm" svg:x="11.515cm" svg:y="0cm"><text:p text:style-name="P57"><text:span text:style-name="T31">The element of the position map to </text:span><text:span text:style-name="T32">W</text:span><text:span text:style-name="T31">.</text:span></text:p><draw:enhanced-geometry svg:viewBox="0 0 21600 21600" draw:type="line-callout-1" draw:modifiers="-3483 36935 1121 1296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able:table table:name="表格10" table:style-name="表格10">
        <table:table-column table:style-name="表格10.A" table:number-columns-repeated="3"/>
        <table:table-column table:style-name="表格10.D"/>
        <table:table-column table:style-name="表格10.A"/>
        <table:table-column table:style-name="表格10.D"/>
        <table:table-column table:style-name="表格10.G"/>
        <table:table-column table:style-name="表格10.H"/>
        <table:table-column table:style-name="表格10.A"/>
        <table:table-column table:style-name="表格10.J"/>
        <table:table-row table:style-name="表格10.1">
          <table:table-cell table:style-name="表格10.A1" office:value-type="string">
            <text:p text:style-name="P19"><draw:custom-shape text:anchor-type="char" draw:z-index="688" draw:style-name="gr7" draw:text-style-name="P57" svg:width="0.888cm" svg:height="6.33cm" svg:x="3.281cm" svg:y="0.628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691" draw:style-name="gr1" draw:text-style-name="P57" svg:width="3.308cm" svg:height="1.546cm" svg:x="0.127cm" svg:y="0.466cm"><text:p text:style-name="P57"><text:span text:style-name="T31">The elements all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0.A1" office:value-type="string">
            <text:p text:style-name="P29">U</text:p>
          </table:table-cell>
          <table:table-cell table:style-name="表格10.A1" office:value-type="string">
            <text:p text:style-name="P29"/>
          </table:table-cell>
          <table:table-cell table:style-name="表格10.A1" office:value-type="string">
            <text:p text:style-name="P5"><text:span text:style-name="T1">H</text:span><text:span text:style-name="T17">1</text:span></text:p>
          </table:table-cell>
          <table:table-cell table:style-name="表格10.A1" office:value-type="string">
            <text:p text:style-name="P29"/>
          </table:table-cell>
          <table:table-cell table:style-name="表格10.A1" office:value-type="string">
            <text:p text:style-name="P5"><text:span text:style-name="T1">H</text:span><text:span text:style-name="T17">2</text:span></text:p>
          </table:table-cell>
          <table:table-cell table:style-name="表格10.A1" office:value-type="string">
            <text:p text:style-name="P29"/>
          </table:table-cell>
          <table:table-cell table:style-name="表格10.A1" office:value-type="string">
            <text:p text:style-name="P29"><draw:frame draw:style-name="fr77" draw:name="物件311" text:anchor-type="as-char" svg:width="0.917cm" svg:height="0.67cm" draw:z-index="320"><draw:object-ole xlink:href="./Object 311" xlink:type="simple" xlink:show="embed" xlink:actuate="onLoad"/><draw:image xlink:href="./ObjectReplacements/Object 311" xlink:type="simple" xlink:show="embed" xlink:actuate="onLoad"/></draw:frame></text:p>
          </table:table-cell>
          <table:table-cell table:style-name="表格10.A1" office:value-type="string">
            <text:p text:style-name="P29"/>
          </table:table-cell>
          <table:table-cell table:style-name="表格10.A1" office:value-type="string">
            <text:p text:style-name="P29"><draw:frame draw:style-name="fr51" draw:name="物件312" text:anchor-type="as-char" svg:width="0.67cm" svg:height="0.67cm" draw:z-index="321"><draw:object-ole xlink:href="./Object 312" xlink:type="simple" xlink:show="embed" xlink:actuate="onLoad"/><draw:image xlink:href="./ObjectReplacements/Object 312" xlink:type="simple" xlink:show="embed" xlink:actuate="onLoad"/></draw:frame></text:p>
          </table:table-cell>
        </table:table-row>
        <table:table-row table:style-name="表格10.1">
          <table:table-cell table:style-name="表格10.A2" office:value-type="string">
            <text:p text:style-name="P19"><draw:custom-shape text:anchor-type="char" draw:z-index="690" draw:style-name="gr7" draw:text-style-name="P57" svg:width="0.317cm" svg:height="3.641cm" svg:x="3.769cm" svg:y="0.0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0.A2" office:value-type="string">
            <text:p text:style-name="P5">0</text:p>
          </table:table-cell>
          <table:table-cell table:style-name="表格10.A2" office:value-type="string">
            <text:p text:style-name="P5"/>
          </table:table-cell>
          <table:table-cell table:style-name="表格10.A2" office:value-type="string">
            <text:p text:style-name="P5">0</text:p>
          </table:table-cell>
          <table:table-cell table:style-name="表格10.A2" office:value-type="string">
            <text:p text:style-name="P5"/>
          </table:table-cell>
          <table:table-cell table:style-name="表格10.A2" office:value-type="string">
            <text:p text:style-name="P5">0</text:p>
          </table:table-cell>
          <table:table-cell table:style-name="表格10.A2" office:value-type="string">
            <text:p text:style-name="P5"/>
          </table:table-cell>
          <table:table-cell table:style-name="表格10.A2" office:value-type="string">
            <text:p text:style-name="P5">1</text:p>
          </table:table-cell>
          <table:table-cell table:style-name="表格10.A2" office:value-type="string">
            <text:p text:style-name="P5"/>
          </table:table-cell>
          <table:table-cell table:style-name="表格10.J2" office:value-type="string">
            <text:p text:style-name="P5">0</text:p>
          </table:table-cell>
        </table:table-row>
        <table:table-row table:style-name="表格10.1">
          <table:table-cell table:style-name="表格10.A3" office:value-type="string">
            <text:p text:style-name="P18"><draw:custom-shape text:anchor-type="char" draw:z-index="910" draw:style-name="gr4" draw:text-style-name="P57" svg:width="2.864cm" svg:height="0.9cm" svg:x="12.25cm" svg:y="0cm"><text:p text:style-name="P57"><text:span text:style-name="T31">First 1</text:span></text:p><draw:enhanced-geometry svg:viewBox="0 0 21600 21600" draw:type="mso-spt41" draw:modifiers="-7875 26047 532 9911 -9870 22278 -7875 2604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25"></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J3" office:value-type="string">
            <text:p text:style-name="P25"></text:p>
          </table:table-cell>
        </table:table-row>
        <table:table-row table:style-name="表格10.1">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25"></text:p>
          </table:table-cell>
          <table:table-cell table:style-name="表格10.A3" office:value-type="string">
            <text:p text:style-name="P5">1</text:p>
          </table:table-cell>
          <table:table-cell table:style-name="表格10.A3" office:value-type="string">
            <text:p text:style-name="P5"/>
          </table:table-cell>
          <table:table-cell table:style-name="表格10.J4" office:value-type="string">
            <text:p text:style-name="P5">0</text:p>
          </table:table-cell>
        </table:table-row>
        <table:table-row table:style-name="表格10.1">
          <table:table-cell table:style-name="表格10.A5" office:value-type="string">
            <text:p text:style-name="P18"><draw:custom-shape text:anchor-type="char" draw:z-index="505" draw:style-name="gr1" draw:text-style-name="P59" svg:width="3.52cm" svg:height="2.858cm" svg:x="0.064cm" svg:y="0.249cm"><text:p text:style-name="P59"><text:span text:style-name="T31">The element of the position is the first element not map to </text:span><text:span text:style-name="T32">W</text:span><text:span text:style-name="T31">.</text:span></text:p><draw:enhanced-geometry svg:viewBox="0 0 21600 21600" draw:type="line-callout-1" draw:modifiers="26082 15093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J2" office:value-type="string">
            <text:p text:style-name="P5">1</text:p>
          </table:table-cell>
        </table:table-row>
        <table:table-row table:style-name="表格10.1">
          <table:table-cell table:style-name="表格10.A1" office:value-type="string">
            <text:p text:style-name="P18"><draw:line text:anchor-type="char" draw:z-index="500" draw:style-name="gr2" draw:text-style-name="P58" svg:x1="8.002cm" svg:y1="0.347cm" svg:x2="7.684cm" svg:y2="4.792cm"><text:p/></draw:line></text:p>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J6" office:value-type="string">
            <text:p text:style-name="P5">1</text:p>
          </table:table-cell>
        </table:table-row>
        <table:table-row table:style-name="表格10.1">
          <table:table-cell table:style-name="表格10.A1" office:value-type="string">
            <text:p text:style-name="P5"/>
          </table:table-cell>
          <table:table-cell table:style-name="表格10.A3" office:value-type="string">
            <text:p text:style-name="P25"></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J6" office:value-type="string">
            <text:p text:style-name="P5">1</text:p>
          </table:table-cell>
        </table:table-row>
        <table:table-row table:style-name="表格10.1">
          <table:table-cell table:style-name="表格10.A1" office:value-type="string">
            <text:p text:style-name="P5"/>
          </table:table-cell>
          <table:table-cell table:style-name="表格10.A5" office:value-type="string">
            <text:p text:style-name="P5">0</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J6" office:value-type="string">
            <text:p text:style-name="P5">1</text:p>
          </table:table-cell>
        </table:table-row>
        <table:table-row table:style-name="表格10.1">
          <table:table-cell table:style-name="表格10.A1" office:value-type="string">
            <text:p text:style-name="P5"/>
          </table:table-cell>
          <table:table-cell table:style-name="表格10.B9" office:value-type="string">
            <text:p text:style-name="P5">1</text:p>
          </table:table-cell>
          <table:table-cell table:style-name="表格10.A5" office:value-type="string">
            <text:p text:style-name="P5"/>
          </table:table-cell>
          <table:table-cell table:style-name="表格10.A3" office:value-type="string">
            <text:p text:style-name="P5">0</text:p>
          </table:table-cell>
          <table:table-cell table:style-name="表格10.A5"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1</text:p>
          </table:table-cell>
          <table:table-cell table:style-name="表格10.A5" office:value-type="string">
            <text:p text:style-name="P5"/>
          </table:table-cell>
          <table:table-cell table:style-name="表格10.J6" office:value-type="string">
            <text:p text:style-name="P5">1</text:p>
          </table:table-cell>
        </table:table-row>
        <table:table-row table:style-name="表格10.1">
          <table:table-cell table:style-name="表格10.A1"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3" office:value-type="string">
            <text:p text:style-name="P5">0</text:p>
          </table:table-cell>
          <table:table-cell table:style-name="表格10.A3" office:value-type="string">
            <text:p text:style-name="P5"/>
          </table:table-cell>
          <table:table-cell table:style-name="表格10.A3" office:value-type="string">
            <text:p text:style-name="P25"></text:p>
          </table:table-cell>
          <table:table-cell table:style-name="表格10.A3" office:value-type="string">
            <text:p text:style-name="P5"/>
          </table:table-cell>
          <table:table-cell table:style-name="表格10.A3" office:value-type="string">
            <text:p text:style-name="P25"></text:p>
          </table:table-cell>
          <table:table-cell table:style-name="表格10.A3" office:value-type="string">
            <text:p text:style-name="P5"/>
          </table:table-cell>
          <table:table-cell table:style-name="表格10.J6" office:value-type="string">
            <text:p text:style-name="P25"></text:p>
          </table:table-cell>
        </table:table-row>
        <table:table-row table:style-name="表格10.1">
          <table:table-cell table:style-name="表格10.A1" office:value-type="string">
            <text:p text:style-name="P18"><draw:line text:anchor-type="char" draw:z-index="501" draw:style-name="gr2" draw:text-style-name="P58" svg:x1="8.594cm" svg:y1="0.132cm" svg:x2="7.684cm" svg:y2="2.101cm"><text:p/></draw:line><draw:line text:anchor-type="char" draw:z-index="499" draw:style-name="gr2" draw:text-style-name="P58" svg:x1="7.049cm" svg:y1="0.513cm" svg:x2="7.684cm" svg:y2="2.101cm"><text:p/></draw:line><draw:line text:anchor-type="char" draw:z-index="498" draw:style-name="gr2" draw:text-style-name="P58" svg:x1="5.948cm" svg:y1="0.512cm" svg:x2="7.684cm" svg:y2="2.1cm"><text:p/></draw:line><draw:custom-shape text:anchor-type="char" draw:z-index="497" draw:style-name="gr1" draw:text-style-name="P57" svg:width="1.377cm" svg:height="0.953cm" svg:x="1.302cm" svg:y="0.323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0.A3" office:value-type="string">
            <text:p text:style-name="P25"></text:p>
          </table:table-cell>
          <table:table-cell table:style-name="表格10.A3" office:value-type="string">
            <text:p text:style-name="P5"/>
          </table:table-cell>
          <table:table-cell table:style-name="表格10.A3" office:value-type="string">
            <text:p text:style-name="P25"></text:p>
          </table:table-cell>
          <table:table-cell table:style-name="表格10.A3" office:value-type="string">
            <text:p text:style-name="P5"/>
          </table:table-cell>
          <table:table-cell table:style-name="表格10.A5" office:value-type="string">
            <text:p text:style-name="P5">1</text:p>
          </table:table-cell>
          <table:table-cell table:style-name="表格10.A3" office:value-type="string">
            <text:p text:style-name="P5"/>
          </table:table-cell>
          <table:table-cell table:style-name="表格10.A5" office:value-type="string">
            <text:p text:style-name="P5">1</text:p>
          </table:table-cell>
          <table:table-cell table:style-name="表格10.A3" office:value-type="string">
            <text:p text:style-name="P5"/>
          </table:table-cell>
          <table:table-cell table:style-name="表格10.J3" office:value-type="string">
            <text:p text:style-name="P5">1</text:p>
          </table:table-cell>
        </table:table-row>
        <table:table-row table:style-name="表格10.1">
          <table:table-cell table:style-name="表格10.A1"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5" office:value-type="string">
            <text:p text:style-name="P5">0</text:p>
          </table:table-cell>
          <table:table-cell table:style-name="表格10.A3"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row>
        <table:table-row table:style-name="表格10.1">
          <table:table-cell table:style-name="表格10.A1" office:value-type="string">
            <text:p text:style-name="P5"/>
          </table:table-cell>
          <table:table-cell table:style-name="表格10.A3" office:value-type="string">
            <text:p text:style-name="P5">1</text:p>
          </table:table-cell>
          <table:table-cell table:style-name="表格10.A3"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row>
        <table:table-row table:style-name="表格10.1">
          <table:table-cell table:style-name="表格10.A1" office:value-type="string">
            <text:p text:style-name="P5"/>
          </table:table-cell>
          <table:table-cell table:style-name="表格10.A2" office:value-type="string">
            <text:p text:style-name="P5">1</text:p>
          </table:table-cell>
          <table:table-cell table:style-name="表格10.A3"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row>
        <table:table-row table:style-name="表格10.1">
          <table:table-cell table:style-name="表格10.A1" office:value-type="string">
            <text:p text:style-name="P18"><draw:frame draw:style-name="fr1" draw:name="框架141" text:anchor-type="char" svg:x="7.366cm" svg:y="0.037cm" svg:width="1.588cm" svg:height="0.953cm" draw:z-index="502"><draw:text-box><text:p text:style-name="Standard"><text:span text:style-name="T1">B</text:span><text:span text:style-name="T17">max</text:span></text:p></draw:text-box></draw:frame><draw:custom-shape text:anchor-type="char" draw:z-index="689" draw:style-name="gr1" draw:text-style-name="P57" svg:width="1.377cm" svg:height="0.953cm" svg:x="2.498cm" svg:y="0.524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0.A3" office:value-type="string">
            <text:p text:style-name="P25"></text:p>
          </table:table-cell>
          <table:table-cell table:style-name="表格10.A3"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row>
        <table:table-row table:style-name="表格10.1">
          <table:table-cell table:style-name="表格10.A1" office:value-type="string">
            <text:p text:style-name="P18"><draw:frame draw:style-name="fr3" draw:name="框架142" text:anchor-type="char" svg:x="4.763cm" svg:y="0.441cm" svg:width="9.991cm" svg:height="1.588cm" draw:z-index="503"><draw:text-box><text:p text:style-name="Standard">｜<text:span text:style-name="T1">A</text:span><text:span text:style-name="T17">max</text:span>｜＝｜<text:span text:style-name="T1">B</text:span><text:span text:style-name="T17">max</text:span>｜</text:p><text:p text:style-name="Standard"><text:span text:style-name="T1">A</text:span><text:span text:style-name="T17">max</text:span><text:span text:style-name="T1"> </text:span><text:span text:style-name="T12"></text:span><text:span text:style-name="T1"> B</text:span><text:span text:style-name="T17">max </text:span><text:s/>have ｜<text:span text:style-name="T1">A</text:span><text:span text:style-name="T17">max</text:span>｜ 0s and ｜<text:span text:style-name="T1">A</text:span><text:span text:style-name="T17">max</text:span>｜ 1s.</text:p></draw:text-box></draw:frame></text:p>
          </table:table-cell>
          <table:table-cell table:style-name="表格10.A5" office:value-type="string">
            <text:p text:style-name="P5">1</text:p>
          </table:table-cell>
          <table:table-cell table:style-name="表格10.A3"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cell table:style-name="表格10.A1" office:value-type="string">
            <text:p text:style-name="P5"/>
          </table:table-cell>
        </table:table-row>
      </table:table>
      <text:p text:style-name="Standard"/>
      <text:p text:style-name="Standard"/>
      <text:p text:style-name="P16"><draw:frame draw:style-name="fr2" draw:name="框架143" text:anchor-type="char" svg:x="0.318cm" svg:y="0.57cm" svg:width="13.335cm" svg:height="1.386cm" draw:z-index="506"><draw:text-box><text:p text:style-name="Standard">Figure 16 <text:s/>Adjust the 0s and 1s of position of <text:span text:style-name="T1">A</text:span><text:span text:style-name="T17">max</text:span><text:span text:style-name="T1"> </text:span><text:span text:style-name="T12"></text:span><text:span text:style-name="T1"> B</text:span><text:span text:style-name="T17">max</text:span> in figure 15</text:p><text:p text:style-name="Standard"><text:s text:c="10"/>(case 1).</text:p></draw:text-box></draw:frame></text:p>
      <text:p text:style-name="Standard"/>
      <text:p text:style-name="Standard"/>
      <text:p text:style-name="P39">Next, Swap the top first 1 in <draw:frame draw:style-name="fr58" draw:name="物件313" text:anchor-type="as-char" svg:width="0.847cm" svg:height="0.635cm" draw:z-index="326"><draw:object-ole xlink:href="./Object 313" xlink:type="simple" xlink:show="embed" xlink:actuate="onLoad"/><draw:image xlink:href="./ObjectReplacements/Object 313" xlink:type="simple" xlink:show="embed" xlink:actuate="onLoad"/></draw:frame> and last 0 in <draw:frame draw:style-name="fr51" draw:name="物件314" text:anchor-type="as-char" svg:width="0.67cm" svg:height="0.67cm" draw:z-index="327"><draw:object-ole xlink:href="./Object 314" xlink:type="simple" xlink:show="embed" xlink:actuate="onLoad"/><draw:image xlink:href="./ObjectReplacements/Object 314" xlink:type="simple" xlink:show="embed" xlink:actuate="onLoad"/></draw:frame>, depict as figure 17. After the swap (depict as figure 17), the number of 0s which map to the second stage of sorting network is less one than before swap (depict as figure 16).</text:p>
      <text:p text:style-name="P16"><draw:custom-shape text:anchor-type="char" draw:z-index="699" draw:style-name="gr9" draw:text-style-name="P57" svg:width="4.081cm" svg:height="1.662cm" svg:x="11.557cm" svg:y="0.635cm"><text:p text:style-name="P57"><text:span text:style-name="T31">The element of the position map to </text:span><text:span text:style-name="T32">W</text:span><text:span text:style-name="T31">.</text:span></text:p><draw:enhanced-geometry svg:viewBox="0 0 21600 21600" draw:type="line-callout-1" draw:modifiers="-3483 38866 -336 1488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able:table table:name="表格11" table:style-name="表格11">
        <table:table-column table:style-name="表格11.A" table:number-columns-repeated="3"/>
        <table:table-column table:style-name="表格11.D"/>
        <table:table-column table:style-name="表格11.A"/>
        <table:table-column table:style-name="表格11.D"/>
        <table:table-column table:style-name="表格11.G"/>
        <table:table-column table:style-name="表格11.H"/>
        <table:table-column table:style-name="表格11.A"/>
        <table:table-column table:style-name="表格11.J"/>
        <table:table-row table:style-name="表格11.1">
          <table:table-cell table:style-name="表格11.A1" office:value-type="string">
            <text:p text:style-name="P19"><draw:custom-shape text:anchor-type="char" draw:z-index="705" draw:style-name="gr1" draw:text-style-name="P57" svg:width="3.308cm" svg:height="1.546cm" svg:x="0.042cm" svg:y="0.445cm"><text:p text:style-name="P57"><text:span text:style-name="T31">The elements all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1.A1" office:value-type="string">
            <text:p text:style-name="P29">U</text:p>
          </table:table-cell>
          <table:table-cell table:style-name="表格11.A1" office:value-type="string">
            <text:p text:style-name="P29"/>
          </table:table-cell>
          <table:table-cell table:style-name="表格11.A1" office:value-type="string">
            <text:p text:style-name="P5"><text:span text:style-name="T1">H</text:span><text:span text:style-name="T17">1</text:span></text:p>
          </table:table-cell>
          <table:table-cell table:style-name="表格11.A1" office:value-type="string">
            <text:p text:style-name="P29"/>
          </table:table-cell>
          <table:table-cell table:style-name="表格11.A1" office:value-type="string">
            <text:p text:style-name="P5"><text:span text:style-name="T1">H</text:span><text:span text:style-name="T17">2</text:span></text:p>
          </table:table-cell>
          <table:table-cell table:style-name="表格11.A1" office:value-type="string">
            <text:p text:style-name="P29"/>
          </table:table-cell>
          <table:table-cell table:style-name="表格11.A1" office:value-type="string">
            <text:p text:style-name="P29"><draw:frame draw:style-name="fr77" draw:name="物件315" text:anchor-type="as-char" svg:width="0.917cm" svg:height="0.67cm" draw:z-index="324"><draw:object-ole xlink:href="./Object 315" xlink:type="simple" xlink:show="embed" xlink:actuate="onLoad"/><draw:image xlink:href="./ObjectReplacements/Object 315" xlink:type="simple" xlink:show="embed" xlink:actuate="onLoad"/></draw:frame></text:p>
          </table:table-cell>
          <table:table-cell table:style-name="表格11.A1" office:value-type="string">
            <text:p text:style-name="P29"/>
          </table:table-cell>
          <table:table-cell table:style-name="表格11.A1" office:value-type="string">
            <text:p text:style-name="P29"><draw:frame draw:style-name="fr51" draw:name="物件316" text:anchor-type="as-char" svg:width="0.67cm" svg:height="0.67cm" draw:z-index="325"><draw:object-ole xlink:href="./Object 316" xlink:type="simple" xlink:show="embed" xlink:actuate="onLoad"/><draw:image xlink:href="./ObjectReplacements/Object 316" xlink:type="simple" xlink:show="embed" xlink:actuate="onLoad"/></draw:frame></text:p>
          </table:table-cell>
        </table:table-row>
        <table:table-row table:style-name="表格11.1">
          <table:table-cell table:style-name="表格11.A2" office:value-type="string">
            <text:p text:style-name="P19"><draw:custom-shape text:anchor-type="char" draw:z-index="704" draw:style-name="gr7" draw:text-style-name="P57" svg:width="0.317cm" svg:height="3.641cm" svg:x="3.769cm" svg:y="0.0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702" draw:style-name="gr7" draw:text-style-name="P57" svg:width="0.888cm" svg:height="6.203cm" svg:x="3.196cm" svg:y="0.064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1.A2" office:value-type="string">
            <text:p text:style-name="P5">0</text:p>
          </table:table-cell>
          <table:table-cell table:style-name="表格11.A2" office:value-type="string">
            <text:p text:style-name="P5"/>
          </table:table-cell>
          <table:table-cell table:style-name="表格11.A2" office:value-type="string">
            <text:p text:style-name="P5">0</text:p>
          </table:table-cell>
          <table:table-cell table:style-name="表格11.A2" office:value-type="string">
            <text:p text:style-name="P5"/>
          </table:table-cell>
          <table:table-cell table:style-name="表格11.A2" office:value-type="string">
            <text:p text:style-name="P5">0</text:p>
          </table:table-cell>
          <table:table-cell table:style-name="表格11.A2" office:value-type="string">
            <text:p text:style-name="P5"/>
          </table:table-cell>
          <table:table-cell table:style-name="表格11.A2" office:value-type="string">
            <text:p text:style-name="P5">1</text:p>
          </table:table-cell>
          <table:table-cell table:style-name="表格11.A2" office:value-type="string">
            <text:p text:style-name="P5"/>
          </table:table-cell>
          <table:table-cell table:style-name="表格11.J2" office:value-type="string">
            <text:p text:style-name="P5">0</text:p>
          </table:table-cell>
        </table:table-row>
        <table:table-row table:style-name="表格11.1">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25"></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J3" office:value-type="string">
            <text:p text:style-name="P25"></text:p>
          </table:table-cell>
        </table:table-row>
        <table:table-row table:style-name="表格11.1">
          <table:table-cell table:style-name="表格11.A3" office:value-type="string">
            <text:p text:style-name="P18"><draw:custom-shape text:anchor-type="char" draw:z-index="700" draw:style-name="gr1" draw:text-style-name="P59" svg:width="3.52cm" svg:height="2.807cm" svg:x="-0.021cm" svg:y="0.499cm"><text:p text:style-name="P59"><text:span text:style-name="T31">The element of the position is the first element not 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25"></text:p>
          </table:table-cell>
          <table:table-cell table:style-name="表格11.A3" office:value-type="string">
            <text:p text:style-name="P5">1</text:p>
          </table:table-cell>
          <table:table-cell table:style-name="表格11.A3" office:value-type="string">
            <text:p text:style-name="P5"/>
          </table:table-cell>
          <table:table-cell table:style-name="表格11.J4" office:value-type="string">
            <text:p text:style-name="P5">1</text:p>
          </table:table-cell>
        </table:table-row>
        <table:table-row table:style-name="表格11.1">
          <table:table-cell table:style-name="表格11.A5"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J2" office:value-type="string">
            <text:p text:style-name="P5">1</text:p>
          </table:table-cell>
        </table:table-row>
        <table:table-row table:style-name="表格11.1">
          <table:table-cell table:style-name="表格11.A1" office:value-type="string">
            <text:p text:style-name="P18"><draw:line text:anchor-type="char" draw:z-index="695" draw:style-name="gr2" draw:text-style-name="P58" svg:x1="7.917cm" svg:y1="0.326cm" svg:x2="7.599cm" svg:y2="4.771cm"><text:p/></draw:line></text:p>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J6" office:value-type="string">
            <text:p text:style-name="P5">1</text:p>
          </table:table-cell>
        </table:table-row>
        <table:table-row table:style-name="表格11.1">
          <table:table-cell table:style-name="表格11.A1" office:value-type="string">
            <text:p text:style-name="P5"/>
          </table:table-cell>
          <table:table-cell table:style-name="表格11.A3" office:value-type="string">
            <text:p text:style-name="P25"></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J6" office:value-type="string">
            <text:p text:style-name="P5">1</text:p>
          </table:table-cell>
        </table:table-row>
        <table:table-row table:style-name="表格11.1">
          <table:table-cell table:style-name="表格11.A1" office:value-type="string">
            <text:p text:style-name="P5"/>
          </table:table-cell>
          <table:table-cell table:style-name="表格11.A5" office:value-type="string">
            <text:p text:style-name="P5">0</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J6" office:value-type="string">
            <text:p text:style-name="P5">1</text:p>
          </table:table-cell>
        </table:table-row>
        <table:table-row table:style-name="表格11.1">
          <table:table-cell table:style-name="表格11.A1" office:value-type="string">
            <text:p text:style-name="P5"/>
          </table:table-cell>
          <table:table-cell table:style-name="表格11.B9" office:value-type="string">
            <text:p text:style-name="P5">0</text:p>
          </table:table-cell>
          <table:table-cell table:style-name="表格11.A5" office:value-type="string">
            <text:p text:style-name="P5"/>
          </table:table-cell>
          <table:table-cell table:style-name="表格11.A3" office:value-type="string">
            <text:p text:style-name="P5">0</text:p>
          </table:table-cell>
          <table:table-cell table:style-name="表格11.A5"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1</text:p>
          </table:table-cell>
          <table:table-cell table:style-name="表格11.A5" office:value-type="string">
            <text:p text:style-name="P5"/>
          </table:table-cell>
          <table:table-cell table:style-name="表格11.J6" office:value-type="string">
            <text:p text:style-name="P5">1</text:p>
          </table:table-cell>
        </table:table-row>
        <table:table-row table:style-name="表格11.1">
          <table:table-cell table:style-name="表格11.A1"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3" office:value-type="string">
            <text:p text:style-name="P5">0</text:p>
          </table:table-cell>
          <table:table-cell table:style-name="表格11.A3" office:value-type="string">
            <text:p text:style-name="P5"/>
          </table:table-cell>
          <table:table-cell table:style-name="表格11.A3" office:value-type="string">
            <text:p text:style-name="P25"></text:p>
          </table:table-cell>
          <table:table-cell table:style-name="表格11.A3" office:value-type="string">
            <text:p text:style-name="P5"/>
          </table:table-cell>
          <table:table-cell table:style-name="表格11.A3" office:value-type="string">
            <text:p text:style-name="P25"></text:p>
          </table:table-cell>
          <table:table-cell table:style-name="表格11.A3" office:value-type="string">
            <text:p text:style-name="P5"/>
          </table:table-cell>
          <table:table-cell table:style-name="表格11.J6" office:value-type="string">
            <text:p text:style-name="P25"></text:p>
          </table:table-cell>
        </table:table-row>
        <table:table-row table:style-name="表格11.1">
          <table:table-cell table:style-name="表格11.A1" office:value-type="string">
            <text:p text:style-name="P18"><draw:line text:anchor-type="char" draw:z-index="696" draw:style-name="gr2" draw:text-style-name="P58" svg:x1="8.509cm" svg:y1="0.111cm" svg:x2="7.599cm" svg:y2="2.08cm"><text:p/></draw:line><draw:line text:anchor-type="char" draw:z-index="694" draw:style-name="gr2" draw:text-style-name="P58" svg:x1="6.964cm" svg:y1="0.492cm" svg:x2="7.599cm" svg:y2="2.08cm"><text:p/></draw:line><draw:line text:anchor-type="char" draw:z-index="693" draw:style-name="gr2" draw:text-style-name="P58" svg:x1="5.863cm" svg:y1="0.49cm" svg:x2="7.599cm" svg:y2="2.078cm"><text:p/></draw:line><draw:custom-shape text:anchor-type="char" draw:z-index="692" draw:style-name="gr1" draw:text-style-name="P57" svg:width="1.377cm" svg:height="0.953cm" svg:x="1.217cm" svg:y="0.302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1.A3" office:value-type="string">
            <text:p text:style-name="P25"></text:p>
          </table:table-cell>
          <table:table-cell table:style-name="表格11.A3" office:value-type="string">
            <text:p text:style-name="P5"/>
          </table:table-cell>
          <table:table-cell table:style-name="表格11.A3" office:value-type="string">
            <text:p text:style-name="P25"></text:p>
          </table:table-cell>
          <table:table-cell table:style-name="表格11.A3" office:value-type="string">
            <text:p text:style-name="P5"/>
          </table:table-cell>
          <table:table-cell table:style-name="表格11.A5" office:value-type="string">
            <text:p text:style-name="P5">1</text:p>
          </table:table-cell>
          <table:table-cell table:style-name="表格11.A3" office:value-type="string">
            <text:p text:style-name="P5"/>
          </table:table-cell>
          <table:table-cell table:style-name="表格11.A5" office:value-type="string">
            <text:p text:style-name="P5">1</text:p>
          </table:table-cell>
          <table:table-cell table:style-name="表格11.A3" office:value-type="string">
            <text:p text:style-name="P5"/>
          </table:table-cell>
          <table:table-cell table:style-name="表格11.J3" office:value-type="string">
            <text:p text:style-name="P5">1</text:p>
          </table:table-cell>
        </table:table-row>
        <table:table-row table:style-name="表格11.1">
          <table:table-cell table:style-name="表格11.A1"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5" office:value-type="string">
            <text:p text:style-name="P5">0</text:p>
          </table:table-cell>
          <table:table-cell table:style-name="表格11.A3"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row>
        <table:table-row table:style-name="表格11.1">
          <table:table-cell table:style-name="表格11.A1" office:value-type="string">
            <text:p text:style-name="P5"/>
          </table:table-cell>
          <table:table-cell table:style-name="表格11.A3" office:value-type="string">
            <text:p text:style-name="P5">1</text:p>
          </table:table-cell>
          <table:table-cell table:style-name="表格11.A3"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row>
        <table:table-row table:style-name="表格11.1">
          <table:table-cell table:style-name="表格11.A1" office:value-type="string">
            <text:p text:style-name="P5"/>
          </table:table-cell>
          <table:table-cell table:style-name="表格11.A2" office:value-type="string">
            <text:p text:style-name="P5">1</text:p>
          </table:table-cell>
          <table:table-cell table:style-name="表格11.A3"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row>
        <table:table-row table:style-name="表格11.1">
          <table:table-cell table:style-name="表格11.A1" office:value-type="string">
            <text:p text:style-name="P18"><draw:frame draw:style-name="fr1" draw:name="框架144" text:anchor-type="char" svg:x="7.281cm" svg:y="0.016cm" svg:width="1.588cm" svg:height="0.953cm" draw:z-index="697"><draw:text-box><text:p text:style-name="Standard"><text:span text:style-name="T1">B</text:span><text:span text:style-name="T17">max</text:span></text:p></draw:text-box></draw:frame><draw:custom-shape text:anchor-type="char" draw:z-index="703" draw:style-name="gr1" draw:text-style-name="P57" svg:width="1.377cm" svg:height="0.953cm" svg:x="2.413cm" svg:y="0.503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1.A3" office:value-type="string">
            <text:p text:style-name="P25"></text:p>
          </table:table-cell>
          <table:table-cell table:style-name="表格11.A3"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row>
        <table:table-row table:style-name="表格11.1">
          <table:table-cell table:style-name="表格11.A1" office:value-type="string">
            <text:p text:style-name="P18"><draw:frame draw:style-name="fr3" draw:name="框架145" text:anchor-type="char" svg:x="5.609cm" svg:y="0.42cm" svg:width="4.53cm" svg:height="1.018cm" draw:z-index="698"><draw:text-box><text:p text:style-name="Standard">｜<text:span text:style-name="T1">A</text:span><text:span text:style-name="T17">max</text:span>｜＝｜<text:span text:style-name="T1">B</text:span><text:span text:style-name="T17">max</text:span>｜</text:p></draw:text-box></draw:frame></text:p>
          </table:table-cell>
          <table:table-cell table:style-name="表格11.A5" office:value-type="string">
            <text:p text:style-name="P5">1</text:p>
          </table:table-cell>
          <table:table-cell table:style-name="表格11.A3"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cell table:style-name="表格11.A1" office:value-type="string">
            <text:p text:style-name="P5"/>
          </table:table-cell>
        </table:table-row>
      </table:table>
      <text:p text:style-name="Standard"/>
      <text:p text:style-name="Standard"/>
      <text:p text:style-name="P16"><draw:frame draw:style-name="fr2" draw:name="框架146" text:anchor-type="char" svg:x="1.588cm" svg:y="0.57cm" svg:width="11.43cm" svg:height="0.688cm" draw:z-index="701"><draw:text-box><text:p text:style-name="Standard">Figure 17 <text:s/>In figure 16, after swap a 1 in <text:span text:style-name="T1">U</text:span> and a 0 in <text:span text:style-name="T1">H</text:span><text:span text:style-name="T17">p</text:span>.</text:p></draw:text-box></draw:frame></text:p>
      <text:p text:style-name="Standard"/>
      <text:p text:style-name="Standard"/>
      <text:p text:style-name="P47">Case 2: <draw:frame draw:style-name="fr51" draw:name="物件317" text:anchor-type="as-char" svg:width="0.67cm" svg:height="0.67cm" draw:z-index="328"><draw:object-ole xlink:href="./Object 317" xlink:type="simple" xlink:show="embed" xlink:actuate="onLoad"/><draw:image xlink:href="./ObjectReplacements/Object 317" xlink:type="simple" xlink:show="embed" xlink:actuate="onLoad"/></draw:frame> have a 0 at least, and the last 0 in <draw:frame draw:style-name="fr51" draw:name="物件318" text:anchor-type="as-char" svg:width="0.67cm" svg:height="0.67cm" draw:z-index="329"><draw:object-ole xlink:href="./Object 318" xlink:type="simple" xlink:show="embed" xlink:actuate="onLoad"/><draw:image xlink:href="./ObjectReplacements/Object 318" xlink:type="simple" xlink:show="embed" xlink:actuate="onLoad"/></draw:frame> not map to <text:span text:style-name="T1">W</text:span>.</text:p>
      <text:p text:style-name="P36">This case, we can adjust the number of 0s and 1s in <text:span text:style-name="T1">U</text:span>, satisfy that the first element which not map to <text:span text:style-name="T1">W</text:span> and all the elements under it change to be 1 (<draw:frame draw:style-name="fr58" draw:name="物件319" text:anchor-type="as-char" svg:width="0.847cm" svg:height="0.635cm" draw:z-index="332"><draw:object-ole xlink:href="./Object 319" xlink:type="simple" xlink:show="embed" xlink:actuate="onLoad"/><draw:image xlink:href="./ObjectReplacements/Object 319" xlink:type="simple" xlink:show="embed" xlink:actuate="onLoad"/></draw:frame> have element map to <text:span text:style-name="T1">W</text:span> and have element not map to <text:span text:style-name="T1">W</text:span>, so it can be done) by swap the equal number of 0s in <draw:frame draw:style-name="fr58" draw:name="物件320" text:anchor-type="as-char" svg:width="0.847cm" svg:height="0.635cm" draw:z-index="333"><draw:object-ole xlink:href="./Object 320" xlink:type="simple" xlink:show="embed" xlink:actuate="onLoad"/><draw:image xlink:href="./ObjectReplacements/Object 320" xlink:type="simple" xlink:show="embed" xlink:actuate="onLoad"/></draw:frame>, depict as figure 18.</text:p>
      <text:p text:style-name="Standard"/>
      <text:p text:style-name="P16"><draw:custom-shape text:anchor-type="char" draw:z-index="722" draw:style-name="gr9" draw:text-style-name="P57" svg:width="4.081cm" svg:height="2.117cm" svg:x="11.599cm" svg:y="0cm"><text:p text:style-name="P57"><text:span text:style-name="T31">The element of the position not map to </text:span><text:span text:style-name="T32">W</text:span><text:span text:style-name="T31">.</text:span></text:p><draw:enhanced-geometry svg:viewBox="0 0 21600 21600" draw:type="line-callout-1" draw:modifiers="-3847 26442 -672 1296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 table:name="表格12" table:style-name="表格12">
        <table:table-column table:style-name="表格12.A" table:number-columns-repeated="3"/>
        <table:table-column table:style-name="表格12.D"/>
        <table:table-column table:style-name="表格12.A"/>
        <table:table-column table:style-name="表格12.D"/>
        <table:table-column table:style-name="表格12.G"/>
        <table:table-column table:style-name="表格12.H"/>
        <table:table-column table:style-name="表格12.A"/>
        <table:table-column table:style-name="表格12.J"/>
        <table:table-row table:style-name="表格12.1">
          <table:table-cell table:style-name="表格12.A1" office:value-type="string">
            <text:p text:style-name="P19"><draw:custom-shape text:anchor-type="char" draw:z-index="728" draw:style-name="gr1" draw:text-style-name="P59" svg:width="3.308cm" svg:height="2.139cm" svg:x="0cm" svg:y="0cm"><text:p text:style-name="P59"><text:span text:style-name="T31">The elements all not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2.A1" office:value-type="string">
            <text:p text:style-name="P29">U</text:p>
          </table:table-cell>
          <table:table-cell table:style-name="表格12.A1" office:value-type="string">
            <text:p text:style-name="P29"/>
          </table:table-cell>
          <table:table-cell table:style-name="表格12.A1" office:value-type="string">
            <text:p text:style-name="P5"><text:span text:style-name="T1">H</text:span><text:span text:style-name="T17">1</text:span></text:p>
          </table:table-cell>
          <table:table-cell table:style-name="表格12.A1" office:value-type="string">
            <text:p text:style-name="P29"/>
          </table:table-cell>
          <table:table-cell table:style-name="表格12.A1" office:value-type="string">
            <text:p text:style-name="P5"><text:span text:style-name="T1">H</text:span><text:span text:style-name="T17">2</text:span></text:p>
          </table:table-cell>
          <table:table-cell table:style-name="表格12.A1" office:value-type="string">
            <text:p text:style-name="P29"/>
          </table:table-cell>
          <table:table-cell table:style-name="表格12.A1" office:value-type="string">
            <text:p text:style-name="P29"><draw:frame draw:style-name="fr77" draw:name="物件321" text:anchor-type="as-char" svg:width="0.917cm" svg:height="0.67cm" draw:z-index="330"><draw:object-ole xlink:href="./Object 321" xlink:type="simple" xlink:show="embed" xlink:actuate="onLoad"/><draw:image xlink:href="./ObjectReplacements/Object 321" xlink:type="simple" xlink:show="embed" xlink:actuate="onLoad"/></draw:frame></text:p>
          </table:table-cell>
          <table:table-cell table:style-name="表格12.A1" office:value-type="string">
            <text:p text:style-name="P29"/>
          </table:table-cell>
          <table:table-cell table:style-name="表格12.A1" office:value-type="string">
            <text:p text:style-name="P29"><draw:frame draw:style-name="fr51" draw:name="物件322" text:anchor-type="as-char" svg:width="0.67cm" svg:height="0.67cm" draw:z-index="331"><draw:object-ole xlink:href="./Object 322" xlink:type="simple" xlink:show="embed" xlink:actuate="onLoad"/><draw:image xlink:href="./ObjectReplacements/Object 322" xlink:type="simple" xlink:show="embed" xlink:actuate="onLoad"/></draw:frame></text:p>
          </table:table-cell>
        </table:table-row>
        <table:table-row table:style-name="表格12.1">
          <table:table-cell table:style-name="表格12.A2" office:value-type="string">
            <text:p text:style-name="P19"><draw:custom-shape text:anchor-type="char" draw:z-index="725" draw:style-name="gr7" draw:text-style-name="P57" svg:width="0.888cm" svg:height="6.203cm" svg:x="3.154cm" svg:y="0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727" draw:style-name="gr7" draw:text-style-name="P57" svg:width="0.317cm" svg:height="3.641cm" svg:x="3.812cm" svg:y="0.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2.A2" office:value-type="string">
            <text:p text:style-name="P5">0</text:p>
          </table:table-cell>
          <table:table-cell table:style-name="表格12.A2" office:value-type="string">
            <text:p text:style-name="P5"/>
          </table:table-cell>
          <table:table-cell table:style-name="表格12.A2" office:value-type="string">
            <text:p text:style-name="P5">0</text:p>
          </table:table-cell>
          <table:table-cell table:style-name="表格12.A2" office:value-type="string">
            <text:p text:style-name="P5"/>
          </table:table-cell>
          <table:table-cell table:style-name="表格12.A2" office:value-type="string">
            <text:p text:style-name="P5">0</text:p>
          </table:table-cell>
          <table:table-cell table:style-name="表格12.A2" office:value-type="string">
            <text:p text:style-name="P5"/>
          </table:table-cell>
          <table:table-cell table:style-name="表格12.A2" office:value-type="string">
            <text:p text:style-name="P5">1</text:p>
          </table:table-cell>
          <table:table-cell table:style-name="表格12.A2" office:value-type="string">
            <text:p text:style-name="P5"/>
          </table:table-cell>
          <table:table-cell table:style-name="表格12.J2" office:value-type="string">
            <text:p text:style-name="P5">0</text:p>
          </table:table-cell>
        </table:table-row>
        <table:table-row table:style-name="表格12.1">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25"></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J3" office:value-type="string">
            <text:p text:style-name="P25"></text:p>
          </table:table-cell>
        </table:table-row>
        <table:table-row table:style-name="表格12.1">
          <table:table-cell table:style-name="表格12.A3" office:value-type="string">
            <text:p text:style-name="P18"><draw:custom-shape text:anchor-type="char" draw:z-index="723" draw:style-name="gr1" draw:text-style-name="P59" svg:width="3.52cm" svg:height="2.858cm" svg:x="-0.148cm" svg:y="0.499cm"><text:p text:style-name="P59"><text:span text:style-name="T31">The element of the position is the first element <text:s/>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911" draw:style-name="gr4" draw:text-style-name="P57" svg:width="2.864cm" svg:height="0.9cm" svg:x="12.552cm" svg:y="0.302cm"><text:p text:style-name="P57"><text:span text:style-name="T31">First 1</text:span></text:p><draw:enhanced-geometry svg:viewBox="0 0 21600 21600" draw:type="mso-spt41" draw:modifiers="-9795 6226 -426 13976 -9870 22278 -7875 2604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25"></text:p>
          </table:table-cell>
          <table:table-cell table:style-name="表格12.A3" office:value-type="string">
            <text:p text:style-name="P5">1</text:p>
          </table:table-cell>
          <table:table-cell table:style-name="表格12.A3" office:value-type="string">
            <text:p text:style-name="P5"/>
          </table:table-cell>
          <table:table-cell table:style-name="表格12.J4" office:value-type="string">
            <text:p text:style-name="P5">0</text:p>
          </table:table-cell>
        </table:table-row>
        <table:table-row table:style-name="表格12.1">
          <table:table-cell table:style-name="表格12.A5"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J2" office:value-type="string">
            <text:p text:style-name="P5">1</text:p>
          </table:table-cell>
        </table:table-row>
        <table:table-row table:style-name="表格12.1">
          <table:table-cell table:style-name="表格12.A1" office:value-type="string">
            <text:p text:style-name="P18"><draw:line text:anchor-type="char" draw:z-index="718" draw:style-name="gr2" draw:text-style-name="P58" svg:x1="7.875cm" svg:y1="0.474cm" svg:x2="7.557cm" svg:y2="4.919cm"><text:p/></draw:line></text:p>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J6" office:value-type="string">
            <text:p text:style-name="P5">1</text:p>
          </table:table-cell>
        </table:table-row>
        <table:table-row table:style-name="表格12.1">
          <table:table-cell table:style-name="表格12.A1" office:value-type="string">
            <text:p text:style-name="P5"/>
          </table:table-cell>
          <table:table-cell table:style-name="表格12.A3" office:value-type="string">
            <text:p text:style-name="P25"></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J6" office:value-type="string">
            <text:p text:style-name="P5">1</text:p>
          </table:table-cell>
        </table:table-row>
        <table:table-row table:style-name="表格12.1">
          <table:table-cell table:style-name="表格12.A1" office:value-type="string">
            <text:p text:style-name="P5"/>
          </table:table-cell>
          <table:table-cell table:style-name="表格12.A5" office:value-type="string">
            <text:p text:style-name="P5">0</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J6" office:value-type="string">
            <text:p text:style-name="P5">1</text:p>
          </table:table-cell>
        </table:table-row>
        <table:table-row table:style-name="表格12.1">
          <table:table-cell table:style-name="表格12.A1" office:value-type="string">
            <text:p text:style-name="P5"/>
          </table:table-cell>
          <table:table-cell table:style-name="表格12.B9" office:value-type="string">
            <text:p text:style-name="P5">1</text:p>
          </table:table-cell>
          <table:table-cell table:style-name="表格12.A5" office:value-type="string">
            <text:p text:style-name="P5"/>
          </table:table-cell>
          <table:table-cell table:style-name="表格12.A3" office:value-type="string">
            <text:p text:style-name="P5">0</text:p>
          </table:table-cell>
          <table:table-cell table:style-name="表格12.A5"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1</text:p>
          </table:table-cell>
          <table:table-cell table:style-name="表格12.A5" office:value-type="string">
            <text:p text:style-name="P5"/>
          </table:table-cell>
          <table:table-cell table:style-name="表格12.J6" office:value-type="string">
            <text:p text:style-name="P5">1</text:p>
          </table:table-cell>
        </table:table-row>
        <table:table-row table:style-name="表格12.1">
          <table:table-cell table:style-name="表格12.A1"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3" office:value-type="string">
            <text:p text:style-name="P5">0</text:p>
          </table:table-cell>
          <table:table-cell table:style-name="表格12.A3" office:value-type="string">
            <text:p text:style-name="P5"/>
          </table:table-cell>
          <table:table-cell table:style-name="表格12.A3" office:value-type="string">
            <text:p text:style-name="P25"></text:p>
          </table:table-cell>
          <table:table-cell table:style-name="表格12.A3" office:value-type="string">
            <text:p text:style-name="P5"/>
          </table:table-cell>
          <table:table-cell table:style-name="表格12.A3" office:value-type="string">
            <text:p text:style-name="P25"></text:p>
          </table:table-cell>
          <table:table-cell table:style-name="表格12.A3" office:value-type="string">
            <text:p text:style-name="P5"/>
          </table:table-cell>
          <table:table-cell table:style-name="表格12.J6" office:value-type="string">
            <text:p text:style-name="P25"></text:p>
          </table:table-cell>
        </table:table-row>
        <table:table-row table:style-name="表格12.1">
          <table:table-cell table:style-name="表格12.A1" office:value-type="string">
            <text:p text:style-name="P18"><draw:custom-shape text:anchor-type="char" draw:z-index="715" draw:style-name="gr1" draw:text-style-name="P57" svg:width="1.377cm" svg:height="0.953cm" svg:x="1.45cm" svg:y="0.365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717" draw:style-name="gr2" draw:text-style-name="P58" svg:x1="6.858cm" svg:y1="0.45cm" svg:x2="7.557cm" svg:y2="2.228cm"><text:p/></draw:line><draw:line text:anchor-type="char" draw:z-index="719" draw:style-name="gr2" draw:text-style-name="P58" svg:x1="8.467cm" svg:y1="0.259cm" svg:x2="7.557cm" svg:y2="2.228cm"><text:p/></draw:line></text:p>
          </table:table-cell>
          <table:table-cell table:style-name="表格12.A3" office:value-type="string">
            <text:p text:style-name="P25"></text:p>
          </table:table-cell>
          <table:table-cell table:style-name="表格12.A3" office:value-type="string">
            <text:p text:style-name="P5"/>
          </table:table-cell>
          <table:table-cell table:style-name="表格12.A3" office:value-type="string">
            <text:p text:style-name="P25"></text:p>
          </table:table-cell>
          <table:table-cell table:style-name="表格12.A3" office:value-type="string">
            <text:p text:style-name="P5"/>
          </table:table-cell>
          <table:table-cell table:style-name="表格12.A5" office:value-type="string">
            <text:p text:style-name="P5">1</text:p>
          </table:table-cell>
          <table:table-cell table:style-name="表格12.A3" office:value-type="string">
            <text:p text:style-name="P5"/>
          </table:table-cell>
          <table:table-cell table:style-name="表格12.A5" office:value-type="string">
            <text:p text:style-name="P5">1</text:p>
          </table:table-cell>
          <table:table-cell table:style-name="表格12.A3" office:value-type="string">
            <text:p text:style-name="P5"/>
          </table:table-cell>
          <table:table-cell table:style-name="表格12.J3" office:value-type="string">
            <text:p text:style-name="P5">1</text:p>
          </table:table-cell>
        </table:table-row>
        <table:table-row table:style-name="表格12.1">
          <table:table-cell table:style-name="表格12.A1" office:value-type="string">
            <text:p text:style-name="P18"><draw:line text:anchor-type="char" draw:z-index="716" draw:style-name="gr2" draw:text-style-name="P58" svg:x1="5.821cm" svg:y1="0.09cm" svg:x2="7.557cm" svg:y2="1.678cm"><text:p/></draw:line></text:p>
          </table:table-cell>
          <table:table-cell table:style-name="表格12.A3" office:value-type="string">
            <text:p text:style-name="P5">1</text:p>
          </table:table-cell>
          <table:table-cell table:style-name="表格12.A3" office:value-type="string">
            <text:p text:style-name="P5"/>
          </table:table-cell>
          <table:table-cell table:style-name="表格12.A5" office:value-type="string">
            <text:p text:style-name="P5">0</text:p>
          </table:table-cell>
          <table:table-cell table:style-name="表格12.A3"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row>
        <table:table-row table:style-name="表格12.1">
          <table:table-cell table:style-name="表格12.A1" office:value-type="string">
            <text:p text:style-name="P5"/>
          </table:table-cell>
          <table:table-cell table:style-name="表格12.A3" office:value-type="string">
            <text:p text:style-name="P5">1</text:p>
          </table:table-cell>
          <table:table-cell table:style-name="表格12.A3"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row>
        <table:table-row table:style-name="表格12.1">
          <table:table-cell table:style-name="表格12.A1" office:value-type="string">
            <text:p text:style-name="P5"/>
          </table:table-cell>
          <table:table-cell table:style-name="表格12.A2" office:value-type="string">
            <text:p text:style-name="P5">1</text:p>
          </table:table-cell>
          <table:table-cell table:style-name="表格12.A3"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row>
        <table:table-row table:style-name="表格12.1">
          <table:table-cell table:style-name="表格12.A1" office:value-type="string">
            <text:p text:style-name="P18"><draw:custom-shape text:anchor-type="char" draw:z-index="726" draw:style-name="gr1" draw:text-style-name="P57" svg:width="1.377cm" svg:height="0.953cm" svg:x="2.371cm" svg:y="0.651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2.A3" office:value-type="string">
            <text:p text:style-name="P25"></text:p>
          </table:table-cell>
          <table:table-cell table:style-name="表格12.A3"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row>
        <table:table-row table:style-name="表格12.1">
          <table:table-cell table:style-name="表格12.A1" office:value-type="string">
            <text:p text:style-name="P18"><draw:frame draw:style-name="fr3" draw:name="框架147" text:anchor-type="char" svg:x="5.08cm" svg:y="0.356cm" svg:width="9.525cm" svg:height="1.588cm" draw:z-index="721"><draw:text-box><text:p text:style-name="Standard">｜<text:span text:style-name="T1">A</text:span><text:span text:style-name="T17">max</text:span>｜＝｜<text:span text:style-name="T1">B</text:span><text:span text:style-name="T17">max</text:span>｜</text:p><text:p text:style-name="Standard"><text:span text:style-name="T1">A</text:span><text:span text:style-name="T17">max</text:span><text:span text:style-name="T1"> </text:span><text:span text:style-name="T12"></text:span><text:span text:style-name="T1"> B</text:span><text:span text:style-name="T17">max </text:span><text:s/>have ｜<text:span text:style-name="T1">A</text:span><text:span text:style-name="T17">max</text:span>｜ 0s and ｜<text:span text:style-name="T1">A</text:span><text:span text:style-name="T17">max</text:span>｜ 1s.</text:p><text:p text:style-name="Standard"/></draw:text-box></draw:frame><draw:frame draw:style-name="fr1" draw:name="框架148" text:anchor-type="char" svg:x="7.239cm" svg:y="-0.385cm" svg:width="1.588cm" svg:height="0.953cm" draw:z-index="720"><draw:text-box><text:p text:style-name="Standard"><text:span text:style-name="T1">B</text:span><text:span text:style-name="T17">max</text:span></text:p></draw:text-box></draw:frame></text:p>
          </table:table-cell>
          <table:table-cell table:style-name="表格12.A5" office:value-type="string">
            <text:p text:style-name="P5">1</text:p>
          </table:table-cell>
          <table:table-cell table:style-name="表格12.A3"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cell table:style-name="表格12.A1" office:value-type="string">
            <text:p text:style-name="P5"/>
          </table:table-cell>
        </table:table-row>
      </table:table>
      <text:p text:style-name="Standard"/>
      <text:p text:style-name="Standard"/>
      <text:p text:style-name="P16"><draw:frame draw:style-name="fr2" draw:name="框架149" text:anchor-type="char" svg:x="0.635cm" svg:y="0.57cm" svg:width="12.383cm" svg:height="1.386cm" draw:z-index="724"><draw:text-box><text:p text:style-name="Standard">Figure 18 <text:s/>Adjust the 0s and 1s of position of <text:span text:style-name="T1">A</text:span><text:span text:style-name="T17">max</text:span><text:span text:style-name="T1"> </text:span><text:span text:style-name="T12"></text:span><text:span text:style-name="T1"> B</text:span><text:span text:style-name="T17">max</text:span> in figure 15</text:p><text:p text:style-name="Standard"><text:s text:c="10"/>(case 2).</text:p><text:p text:style-name="Standard">調整圖15中<text:span text:style-name="T1">A</text:span><text:span text:style-name="T17">max</text:span><text:span text:style-name="T1"> </text:span><text:span text:style-name="T12"></text:span><text:span text:style-name="T1"> B</text:span><text:span text:style-name="T17">max</text:span> 的0、1位置（情形2）</text:p></draw:text-box></draw:frame></text:p>
      <text:p text:style-name="Standard"/>
      <text:p text:style-name="Standard"/>
      <text:p text:style-name="P39">Next, Swap the top first 1 in <draw:frame draw:style-name="fr58" draw:name="物件323" text:anchor-type="as-char" svg:width="0.847cm" svg:height="0.635cm" draw:z-index="336"><draw:object-ole xlink:href="./Object 323" xlink:type="simple" xlink:show="embed" xlink:actuate="onLoad"/><draw:image xlink:href="./ObjectReplacements/Object 323" xlink:type="simple" xlink:show="embed" xlink:actuate="onLoad"/></draw:frame> and last 0 in <draw:frame draw:style-name="fr51" draw:name="物件324" text:anchor-type="as-char" svg:width="0.67cm" svg:height="0.67cm" draw:z-index="337"><draw:object-ole xlink:href="./Object 324" xlink:type="simple" xlink:show="embed" xlink:actuate="onLoad"/><draw:image xlink:href="./ObjectReplacements/Object 324" xlink:type="simple" xlink:show="embed" xlink:actuate="onLoad"/></draw:frame>, depict as figure 19. After the swap (depict as figure 19), the number of 0s which map to the second stage of sorting network is more than one as before swap (depict as figure 18).</text:p>
      <text:p text:style-name="P16"><draw:custom-shape text:anchor-type="char" draw:z-index="736" draw:style-name="gr9" draw:text-style-name="P57" svg:width="4.081cm" svg:height="2.319cm" svg:x="11.642cm" svg:y="0.318cm"><text:p text:style-name="P57"><text:span text:style-name="T31">The element of the position not map to </text:span><text:span text:style-name="T32">W</text:span><text:span text:style-name="T31">.</text:span></text:p><draw:enhanced-geometry svg:viewBox="0 0 21600 21600" draw:type="line-callout-1" draw:modifiers="-4128 27107 -672 1296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able:table table:name="表格13" table:style-name="表格13">
        <table:table-column table:style-name="表格13.A" table:number-columns-repeated="3"/>
        <table:table-column table:style-name="表格13.D"/>
        <table:table-column table:style-name="表格13.A"/>
        <table:table-column table:style-name="表格13.D"/>
        <table:table-column table:style-name="表格13.G"/>
        <table:table-column table:style-name="表格13.H"/>
        <table:table-column table:style-name="表格13.A"/>
        <table:table-column table:style-name="表格13.J"/>
        <table:table-row table:style-name="表格13.1">
          <table:table-cell table:style-name="表格13.A1" office:value-type="string">
            <text:p text:style-name="P19"><draw:custom-shape text:anchor-type="char" draw:z-index="742" draw:style-name="gr1" draw:text-style-name="P59" svg:width="3.308cm" svg:height="2.075cm" svg:x="0cm" svg:y="0cm"><text:p text:style-name="P59"><text:span text:style-name="T31">The elements all not map to </text:span><text:span text:style-name="T32">W</text:span><text:span text:style-name="T31">.</text:span></text:p><text:p text:style-name="P59"><text:span text:style-name="T31"/></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3.A1" office:value-type="string">
            <text:p text:style-name="P29">U</text:p>
          </table:table-cell>
          <table:table-cell table:style-name="表格13.A1" office:value-type="string">
            <text:p text:style-name="P29"/>
          </table:table-cell>
          <table:table-cell table:style-name="表格13.A1" office:value-type="string">
            <text:p text:style-name="P5"><text:span text:style-name="T1">H</text:span><text:span text:style-name="T17">1</text:span></text:p>
          </table:table-cell>
          <table:table-cell table:style-name="表格13.A1" office:value-type="string">
            <text:p text:style-name="P29"/>
          </table:table-cell>
          <table:table-cell table:style-name="表格13.A1" office:value-type="string">
            <text:p text:style-name="P5"><text:span text:style-name="T1">H</text:span><text:span text:style-name="T17">2</text:span></text:p>
          </table:table-cell>
          <table:table-cell table:style-name="表格13.A1" office:value-type="string">
            <text:p text:style-name="P29"/>
          </table:table-cell>
          <table:table-cell table:style-name="表格13.A1" office:value-type="string">
            <text:p text:style-name="P30"><draw:frame draw:style-name="fr77" draw:name="物件325" text:anchor-type="as-char" svg:width="0.917cm" svg:height="0.67cm" draw:z-index="334"><draw:object-ole xlink:href="./Object 325" xlink:type="simple" xlink:show="embed" xlink:actuate="onLoad"/><draw:image xlink:href="./ObjectReplacements/Object 325" xlink:type="simple" xlink:show="embed" xlink:actuate="onLoad"/></draw:frame></text:p>
          </table:table-cell>
          <table:table-cell table:style-name="表格13.A1" office:value-type="string">
            <text:p text:style-name="P29"/>
          </table:table-cell>
          <table:table-cell table:style-name="表格13.A1" office:value-type="string">
            <text:p text:style-name="P29"><draw:frame draw:style-name="fr51" draw:name="物件326" text:anchor-type="as-char" svg:width="0.67cm" svg:height="0.67cm" draw:z-index="335"><draw:object-ole xlink:href="./Object 326" xlink:type="simple" xlink:show="embed" xlink:actuate="onLoad"/><draw:image xlink:href="./ObjectReplacements/Object 326" xlink:type="simple" xlink:show="embed" xlink:actuate="onLoad"/></draw:frame></text:p>
          </table:table-cell>
        </table:table-row>
        <table:table-row table:style-name="表格13.1">
          <table:table-cell table:style-name="表格13.A2" office:value-type="string">
            <text:p text:style-name="P19"><draw:custom-shape text:anchor-type="char" draw:z-index="741" draw:style-name="gr7" draw:text-style-name="P57" svg:width="0.317cm" svg:height="3.641cm" svg:x="3.727cm" svg:y="0.0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739" draw:style-name="gr7" draw:text-style-name="P57" svg:width="0.888cm" svg:height="6.203cm" svg:x="3.217cm" svg:y="0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3.A2" office:value-type="string">
            <text:p text:style-name="P5">0</text:p>
          </table:table-cell>
          <table:table-cell table:style-name="表格13.A2" office:value-type="string">
            <text:p text:style-name="P5"/>
          </table:table-cell>
          <table:table-cell table:style-name="表格13.A2" office:value-type="string">
            <text:p text:style-name="P5">0</text:p>
          </table:table-cell>
          <table:table-cell table:style-name="表格13.A2" office:value-type="string">
            <text:p text:style-name="P5"/>
          </table:table-cell>
          <table:table-cell table:style-name="表格13.A2" office:value-type="string">
            <text:p text:style-name="P5">0</text:p>
          </table:table-cell>
          <table:table-cell table:style-name="表格13.A2" office:value-type="string">
            <text:p text:style-name="P5"/>
          </table:table-cell>
          <table:table-cell table:style-name="表格13.A2" office:value-type="string">
            <text:p text:style-name="P5">1</text:p>
          </table:table-cell>
          <table:table-cell table:style-name="表格13.A2" office:value-type="string">
            <text:p text:style-name="P5"/>
          </table:table-cell>
          <table:table-cell table:style-name="表格13.J2" office:value-type="string">
            <text:p text:style-name="P5">0</text:p>
          </table:table-cell>
        </table:table-row>
        <table:table-row table:style-name="表格13.1">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25"></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J3" office:value-type="string">
            <text:p text:style-name="P25"></text:p>
          </table:table-cell>
        </table:table-row>
        <table:table-row table:style-name="表格13.1">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25"></text:p>
          </table:table-cell>
          <table:table-cell table:style-name="表格13.A3" office:value-type="string">
            <text:p text:style-name="P5">1</text:p>
          </table:table-cell>
          <table:table-cell table:style-name="表格13.A3" office:value-type="string">
            <text:p text:style-name="P5"/>
          </table:table-cell>
          <table:table-cell table:style-name="表格13.J4" office:value-type="string">
            <text:p text:style-name="P5">1</text:p>
          </table:table-cell>
        </table:table-row>
        <table:table-row table:style-name="表格13.1">
          <table:table-cell table:style-name="表格13.A5" office:value-type="string">
            <text:p text:style-name="P18"><draw:custom-shape text:anchor-type="char" draw:z-index="737" draw:style-name="gr1" draw:text-style-name="P59" svg:width="3.52cm" svg:height="2.858cm" svg:x="-0.191cm" svg:y="0.249cm"><text:p text:style-name="P59"><text:span text:style-name="T31">The element of the position is the first element <text:s/>map to </text:span><text:span text:style-name="T32">W</text:span><text:span text:style-name="T31">.</text:span></text:p><text:p text:style-name="P59"><text:span text:style-name="T31"/></text:p><draw:enhanced-geometry svg:viewBox="0 0 21600 21600" draw:type="line-callout-1" draw:modifiers="26894 15440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J2" office:value-type="string">
            <text:p text:style-name="P5">1</text:p>
          </table:table-cell>
        </table:table-row>
        <table:table-row table:style-name="表格13.1">
          <table:table-cell table:style-name="表格13.A1" office:value-type="string">
            <text:p text:style-name="P18"><draw:line text:anchor-type="char" draw:z-index="732" draw:style-name="gr2" draw:text-style-name="P58" svg:x1="7.938cm" svg:y1="0.263cm" svg:x2="7.62cm" svg:y2="4.708cm"><text:p/></draw:line></text:p>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J6" office:value-type="string">
            <text:p text:style-name="P5">1</text:p>
          </table:table-cell>
        </table:table-row>
        <table:table-row table:style-name="表格13.1">
          <table:table-cell table:style-name="表格13.A1" office:value-type="string">
            <text:p text:style-name="P5"/>
          </table:table-cell>
          <table:table-cell table:style-name="表格13.A3" office:value-type="string">
            <text:p text:style-name="P25"></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J6" office:value-type="string">
            <text:p text:style-name="P5">1</text:p>
          </table:table-cell>
        </table:table-row>
        <table:table-row table:style-name="表格13.1">
          <table:table-cell table:style-name="表格13.A1" office:value-type="string">
            <text:p text:style-name="P5"/>
          </table:table-cell>
          <table:table-cell table:style-name="表格13.A5" office:value-type="string">
            <text:p text:style-name="P5">0</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J6" office:value-type="string">
            <text:p text:style-name="P5">1</text:p>
          </table:table-cell>
        </table:table-row>
        <table:table-row table:style-name="表格13.1">
          <table:table-cell table:style-name="表格13.A1" office:value-type="string">
            <text:p text:style-name="P5"/>
          </table:table-cell>
          <table:table-cell table:style-name="表格13.B9" office:value-type="string">
            <text:p text:style-name="P5">0</text:p>
          </table:table-cell>
          <table:table-cell table:style-name="表格13.A5" office:value-type="string">
            <text:p text:style-name="P5"/>
          </table:table-cell>
          <table:table-cell table:style-name="表格13.A3" office:value-type="string">
            <text:p text:style-name="P5">0</text:p>
          </table:table-cell>
          <table:table-cell table:style-name="表格13.A5"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1</text:p>
          </table:table-cell>
          <table:table-cell table:style-name="表格13.A5" office:value-type="string">
            <text:p text:style-name="P5"/>
          </table:table-cell>
          <table:table-cell table:style-name="表格13.J6" office:value-type="string">
            <text:p text:style-name="P5">1</text:p>
          </table:table-cell>
        </table:table-row>
        <table:table-row table:style-name="表格13.1">
          <table:table-cell table:style-name="表格13.A1"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3" office:value-type="string">
            <text:p text:style-name="P5">0</text:p>
          </table:table-cell>
          <table:table-cell table:style-name="表格13.A3" office:value-type="string">
            <text:p text:style-name="P5"/>
          </table:table-cell>
          <table:table-cell table:style-name="表格13.A3" office:value-type="string">
            <text:p text:style-name="P25"></text:p>
          </table:table-cell>
          <table:table-cell table:style-name="表格13.A3" office:value-type="string">
            <text:p text:style-name="P5"/>
          </table:table-cell>
          <table:table-cell table:style-name="表格13.A3" office:value-type="string">
            <text:p text:style-name="P25"></text:p>
          </table:table-cell>
          <table:table-cell table:style-name="表格13.A3" office:value-type="string">
            <text:p text:style-name="P5"/>
          </table:table-cell>
          <table:table-cell table:style-name="表格13.J6" office:value-type="string">
            <text:p text:style-name="P25"></text:p>
          </table:table-cell>
        </table:table-row>
        <table:table-row table:style-name="表格13.1">
          <table:table-cell table:style-name="表格13.A1" office:value-type="string">
            <text:p text:style-name="P18"><draw:line text:anchor-type="char" draw:z-index="733" draw:style-name="gr2" draw:text-style-name="P58" svg:x1="8.53cm" svg:y1="0.048cm" svg:x2="7.62cm" svg:y2="2.017cm"><text:p/></draw:line><draw:line text:anchor-type="char" draw:z-index="731" draw:style-name="gr2" draw:text-style-name="P58" svg:x1="6.985cm" svg:y1="0.429cm" svg:x2="7.62cm" svg:y2="2.017cm"><text:p/></draw:line><draw:line text:anchor-type="char" draw:z-index="730" draw:style-name="gr2" draw:text-style-name="P58" svg:x1="5.884cm" svg:y1="0.427cm" svg:x2="7.62cm" svg:y2="2.015cm"><text:p/></draw:line><draw:custom-shape text:anchor-type="char" draw:z-index="729" draw:style-name="gr1" draw:text-style-name="P57" svg:width="1.377cm" svg:height="0.953cm" svg:x="1.238cm" svg:y="0.238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3.A3" office:value-type="string">
            <text:p text:style-name="P25"></text:p>
          </table:table-cell>
          <table:table-cell table:style-name="表格13.A3" office:value-type="string">
            <text:p text:style-name="P5"/>
          </table:table-cell>
          <table:table-cell table:style-name="表格13.A3" office:value-type="string">
            <text:p text:style-name="P25"></text:p>
          </table:table-cell>
          <table:table-cell table:style-name="表格13.A3" office:value-type="string">
            <text:p text:style-name="P5"/>
          </table:table-cell>
          <table:table-cell table:style-name="表格13.A5" office:value-type="string">
            <text:p text:style-name="P5">1</text:p>
          </table:table-cell>
          <table:table-cell table:style-name="表格13.A3" office:value-type="string">
            <text:p text:style-name="P5"/>
          </table:table-cell>
          <table:table-cell table:style-name="表格13.A5" office:value-type="string">
            <text:p text:style-name="P5">1</text:p>
          </table:table-cell>
          <table:table-cell table:style-name="表格13.A3" office:value-type="string">
            <text:p text:style-name="P5"/>
          </table:table-cell>
          <table:table-cell table:style-name="表格13.J3" office:value-type="string">
            <text:p text:style-name="P5">1</text:p>
          </table:table-cell>
        </table:table-row>
        <table:table-row table:style-name="表格13.1">
          <table:table-cell table:style-name="表格13.A1"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5" office:value-type="string">
            <text:p text:style-name="P5">0</text:p>
          </table:table-cell>
          <table:table-cell table:style-name="表格13.A3"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row>
        <table:table-row table:style-name="表格13.1">
          <table:table-cell table:style-name="表格13.A1" office:value-type="string">
            <text:p text:style-name="P5"/>
          </table:table-cell>
          <table:table-cell table:style-name="表格13.A3" office:value-type="string">
            <text:p text:style-name="P5">1</text:p>
          </table:table-cell>
          <table:table-cell table:style-name="表格13.A3"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row>
        <table:table-row table:style-name="表格13.1">
          <table:table-cell table:style-name="表格13.A1" office:value-type="string">
            <text:p text:style-name="P18"><draw:frame draw:style-name="fr1" draw:name="框架150" text:anchor-type="char" svg:x="7.303cm" svg:y="0.457cm" svg:width="1.588cm" svg:height="0.953cm" draw:z-index="734"><draw:text-box><text:p text:style-name="Standard"><text:span text:style-name="T1">B</text:span><text:span text:style-name="T17">max</text:span></text:p></draw:text-box></draw:frame></text:p>
          </table:table-cell>
          <table:table-cell table:style-name="表格13.A2" office:value-type="string">
            <text:p text:style-name="P5">1</text:p>
          </table:table-cell>
          <table:table-cell table:style-name="表格13.A3"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row>
        <table:table-row table:style-name="表格13.1">
          <table:table-cell table:style-name="表格13.A1" office:value-type="string">
            <text:p text:style-name="P18"><draw:custom-shape text:anchor-type="char" draw:z-index="740" draw:style-name="gr1" draw:text-style-name="P57" svg:width="1.377cm" svg:height="0.953cm" svg:x="2.434cm" svg:y="0.439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3.A3" office:value-type="string">
            <text:p text:style-name="P25"></text:p>
          </table:table-cell>
          <table:table-cell table:style-name="表格13.A3"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row>
        <table:table-row table:style-name="表格13.1">
          <table:table-cell table:style-name="表格13.A1" office:value-type="string">
            <text:p text:style-name="P18"><draw:frame draw:style-name="fr3" draw:name="框架151" text:anchor-type="char" svg:x="5.63cm" svg:y="0.356cm" svg:width="4.53cm" svg:height="1.018cm" draw:z-index="735"><draw:text-box><text:p text:style-name="Standard">｜<text:span text:style-name="T1">A</text:span><text:span text:style-name="T17">max</text:span>｜＝｜<text:span text:style-name="T1">B</text:span><text:span text:style-name="T17">max</text:span>｜</text:p></draw:text-box></draw:frame></text:p>
          </table:table-cell>
          <table:table-cell table:style-name="表格13.A5" office:value-type="string">
            <text:p text:style-name="P5">1</text:p>
          </table:table-cell>
          <table:table-cell table:style-name="表格13.A3"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cell table:style-name="表格13.A1" office:value-type="string">
            <text:p text:style-name="P5"/>
          </table:table-cell>
        </table:table-row>
      </table:table>
      <text:p text:style-name="Standard"/>
      <text:p text:style-name="Standard"/>
      <text:p text:style-name="P16"><draw:frame draw:style-name="fr2" draw:name="框架152" text:anchor-type="char" svg:x="1.672cm" svg:y="0.57cm" svg:width="11.345cm" svg:height="0.688cm" draw:z-index="738"><draw:text-box><text:p text:style-name="Standard">Figure 19 <text:s/>In figure 18, after swap a 1 in <text:span text:style-name="T1">U</text:span> and a 0 in <text:span text:style-name="T1">H</text:span><text:span text:style-name="T17">p</text:span>.</text:p></draw:text-box></draw:frame></text:p>
      <text:p text:style-name="Standard"/>
      <text:p text:style-name="P47">Case 3: <draw:frame draw:style-name="fr51" draw:name="物件327" text:anchor-type="as-char" svg:width="0.67cm" svg:height="0.67cm" draw:z-index="338"><draw:object-ole xlink:href="./Object 327" xlink:type="simple" xlink:show="embed" xlink:actuate="onLoad"/><draw:image xlink:href="./ObjectReplacements/Object 327" xlink:type="simple" xlink:show="embed" xlink:actuate="onLoad"/></draw:frame> have not 0, and the first 1 in <draw:frame draw:style-name="fr51" draw:name="物件328" text:anchor-type="as-char" svg:width="0.67cm" svg:height="0.67cm" draw:z-index="339"><draw:object-ole xlink:href="./Object 328" xlink:type="simple" xlink:show="embed" xlink:actuate="onLoad"/><draw:image xlink:href="./ObjectReplacements/Object 328" xlink:type="simple" xlink:show="embed" xlink:actuate="onLoad"/></draw:frame> map to <text:span text:style-name="T1">W</text:span>.</text:p>
      <text:p text:style-name="P36">This case, we can adjust the number of 0s and 1s in <text:span text:style-name="T1">U</text:span>, satisfy that all the elements under the first element which not map to <text:span text:style-name="T1">W</text:span> change to be 1 by swap the equal number of 0s in <draw:frame draw:style-name="fr58" draw:name="物件329" text:anchor-type="as-char" svg:width="0.847cm" svg:height="0.635cm" draw:z-index="342"><draw:object-ole xlink:href="./Object 329" xlink:type="simple" xlink:show="embed" xlink:actuate="onLoad"/><draw:image xlink:href="./ObjectReplacements/Object 329" xlink:type="simple" xlink:show="embed" xlink:actuate="onLoad"/></draw:frame> (<draw:frame draw:style-name="fr58" draw:name="物件330" text:anchor-type="as-char" svg:width="0.847cm" svg:height="0.635cm" draw:z-index="345"><draw:object-ole xlink:href="./Object 330" xlink:type="simple" xlink:show="embed" xlink:actuate="onLoad"/><draw:image xlink:href="./ObjectReplacements/Object 330" xlink:type="simple" xlink:show="embed" xlink:actuate="onLoad"/></draw:frame> have element map to <text:span text:style-name="T1">W</text:span> and have element not map to <text:span text:style-name="T1">W</text:span>, so it can be done), depict as figure 20.</text:p>
      <text:p text:style-name="P16"><draw:custom-shape text:anchor-type="char" draw:z-index="750" draw:style-name="gr9" draw:text-style-name="P57" svg:width="4.081cm" svg:height="1.557cm" svg:x="11.599cm" svg:y="0cm"><text:p text:style-name="P57"><text:span text:style-name="T31">The element of the position map to </text:span><text:span text:style-name="T32">W</text:span><text:span text:style-name="T31">.</text:span></text:p><draw:enhanced-geometry svg:viewBox="0 0 21600 21600" draw:type="line-callout-1" draw:modifiers="-3735 30490 112 1344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able:table table:name="表格14" table:style-name="表格14">
        <table:table-column table:style-name="表格14.A" table:number-columns-repeated="3"/>
        <table:table-column table:style-name="表格14.D"/>
        <table:table-column table:style-name="表格14.A"/>
        <table:table-column table:style-name="表格14.D"/>
        <table:table-column table:style-name="表格14.G"/>
        <table:table-column table:style-name="表格14.H"/>
        <table:table-column table:style-name="表格14.A"/>
        <table:table-column table:style-name="表格14.J"/>
        <table:table-row table:style-name="表格14.1">
          <table:table-cell table:style-name="表格14.A1" office:value-type="string">
            <text:p text:style-name="P19"><draw:custom-shape text:anchor-type="char" draw:z-index="756" draw:style-name="gr1" draw:text-style-name="P59" svg:width="3.308cm" svg:height="1.631cm" svg:x="0.021cm" svg:y="0.318cm"><text:p text:style-name="P59"><text:span text:style-name="T31">The elements all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4.A1" office:value-type="string">
            <text:p text:style-name="P29">U</text:p>
          </table:table-cell>
          <table:table-cell table:style-name="表格14.A1" office:value-type="string">
            <text:p text:style-name="P29"/>
          </table:table-cell>
          <table:table-cell table:style-name="表格14.A1" office:value-type="string">
            <text:p text:style-name="P5"><text:span text:style-name="T1">H</text:span><text:span text:style-name="T17">1</text:span></text:p>
          </table:table-cell>
          <table:table-cell table:style-name="表格14.A1" office:value-type="string">
            <text:p text:style-name="P29"/>
          </table:table-cell>
          <table:table-cell table:style-name="表格14.A1" office:value-type="string">
            <text:p text:style-name="P5"><text:span text:style-name="T1">H</text:span><text:span text:style-name="T17">2</text:span></text:p>
          </table:table-cell>
          <table:table-cell table:style-name="表格14.A1" office:value-type="string">
            <text:p text:style-name="P29"/>
          </table:table-cell>
          <table:table-cell table:style-name="表格14.A1" office:value-type="string">
            <text:p text:style-name="P30"><draw:frame draw:style-name="fr77" draw:name="物件331" text:anchor-type="as-char" svg:width="0.917cm" svg:height="0.67cm" draw:z-index="340"><draw:object-ole xlink:href="./Object 331" xlink:type="simple" xlink:show="embed" xlink:actuate="onLoad"/><draw:image xlink:href="./ObjectReplacements/Object 331" xlink:type="simple" xlink:show="embed" xlink:actuate="onLoad"/></draw:frame></text:p>
          </table:table-cell>
          <table:table-cell table:style-name="表格14.A1" office:value-type="string">
            <text:p text:style-name="P29"/>
          </table:table-cell>
          <table:table-cell table:style-name="表格14.A1" office:value-type="string">
            <text:p text:style-name="P29"><draw:frame draw:style-name="fr51" draw:name="物件332" text:anchor-type="as-char" svg:width="0.67cm" svg:height="0.67cm" draw:z-index="341"><draw:object-ole xlink:href="./Object 332" xlink:type="simple" xlink:show="embed" xlink:actuate="onLoad"/><draw:image xlink:href="./ObjectReplacements/Object 332" xlink:type="simple" xlink:show="embed" xlink:actuate="onLoad"/></draw:frame></text:p>
          </table:table-cell>
        </table:table-row>
        <table:table-row table:style-name="表格14.1">
          <table:table-cell table:style-name="表格14.A2" office:value-type="string">
            <text:p text:style-name="P19"><draw:custom-shape text:anchor-type="char" draw:z-index="755" draw:style-name="gr7" draw:text-style-name="P57" svg:width="0.317cm" svg:height="3.641cm" svg:x="3.706cm" svg:y="0.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753" draw:style-name="gr7" draw:text-style-name="P57" svg:width="0.888cm" svg:height="6.203cm" svg:x="3.175cm" svg:y="0.021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4.A2" office:value-type="string">
            <text:p text:style-name="P5">0</text:p>
          </table:table-cell>
          <table:table-cell table:style-name="表格14.A2" office:value-type="string">
            <text:p text:style-name="P5"/>
          </table:table-cell>
          <table:table-cell table:style-name="表格14.A2" office:value-type="string">
            <text:p text:style-name="P5">0</text:p>
          </table:table-cell>
          <table:table-cell table:style-name="表格14.A2" office:value-type="string">
            <text:p text:style-name="P5"/>
          </table:table-cell>
          <table:table-cell table:style-name="表格14.A2" office:value-type="string">
            <text:p text:style-name="P5">0</text:p>
          </table:table-cell>
          <table:table-cell table:style-name="表格14.A2" office:value-type="string">
            <text:p text:style-name="P5"/>
          </table:table-cell>
          <table:table-cell table:style-name="表格14.A2" office:value-type="string">
            <text:p text:style-name="P5">1</text:p>
          </table:table-cell>
          <table:table-cell table:style-name="表格14.A2" office:value-type="string">
            <text:p text:style-name="P5"/>
          </table:table-cell>
          <table:table-cell table:style-name="表格14.J2" office:value-type="string">
            <text:p text:style-name="P5">1</text:p>
          </table:table-cell>
        </table:table-row>
        <table:table-row table:style-name="表格14.1">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25"></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J3" office:value-type="string">
            <text:p text:style-name="P5">1</text:p>
          </table:table-cell>
        </table:table-row>
        <table:table-row table:style-name="表格14.1">
          <table:table-cell table:style-name="表格14.A3" office:value-type="string">
            <text:p text:style-name="P18"><draw:custom-shape text:anchor-type="char" draw:z-index="751" draw:style-name="gr1" draw:text-style-name="P59" svg:width="3.52cm" svg:height="2.747cm" svg:x="-0.042cm" svg:y="0.482cm"><text:p text:style-name="P59"><text:span text:style-name="T31">The element of the position is the first element <text:s text:c="2"/>not 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25"></text:p>
          </table:table-cell>
          <table:table-cell table:style-name="表格14.A3" office:value-type="string">
            <text:p text:style-name="P5">1</text:p>
          </table:table-cell>
          <table:table-cell table:style-name="表格14.A3" office:value-type="string">
            <text:p text:style-name="P5"/>
          </table:table-cell>
          <table:table-cell table:style-name="表格14.J4" office:value-type="string">
            <text:p text:style-name="P5">1</text:p>
          </table:table-cell>
        </table:table-row>
        <table:table-row table:style-name="表格14.1">
          <table:table-cell table:style-name="表格14.A5"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J4" office:value-type="string">
            <text:p text:style-name="P5">1</text:p>
          </table:table-cell>
        </table:table-row>
        <table:table-row table:style-name="表格14.1">
          <table:table-cell table:style-name="表格14.A1" office:value-type="string">
            <text:p text:style-name="P18"><draw:line text:anchor-type="char" draw:z-index="746" draw:style-name="gr2" draw:text-style-name="P58" svg:x1="7.896cm" svg:y1="0.284cm" svg:x2="7.578cm" svg:y2="4.729cm"><text:p/></draw:line></text:p>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J4" office:value-type="string">
            <text:p text:style-name="P5">1</text:p>
          </table:table-cell>
        </table:table-row>
        <table:table-row table:style-name="表格14.1">
          <table:table-cell table:style-name="表格14.A1" office:value-type="string">
            <text:p text:style-name="P5"/>
          </table:table-cell>
          <table:table-cell table:style-name="表格14.A3" office:value-type="string">
            <text:p text:style-name="P25"></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J4" office:value-type="string">
            <text:p text:style-name="P5">1</text:p>
          </table:table-cell>
        </table:table-row>
        <table:table-row table:style-name="表格14.1">
          <table:table-cell table:style-name="表格14.A1" office:value-type="string">
            <text:p text:style-name="P5"/>
          </table:table-cell>
          <table:table-cell table:style-name="表格14.A5" office:value-type="string">
            <text:p text:style-name="P5">0</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J4" office:value-type="string">
            <text:p text:style-name="P5">1</text:p>
          </table:table-cell>
        </table:table-row>
        <table:table-row table:style-name="表格14.1">
          <table:table-cell table:style-name="表格14.A1" office:value-type="string">
            <text:p text:style-name="P5"/>
          </table:table-cell>
          <table:table-cell table:style-name="表格14.B9" office:value-type="string">
            <text:p text:style-name="P5">0</text:p>
          </table:table-cell>
          <table:table-cell table:style-name="表格14.A5" office:value-type="string">
            <text:p text:style-name="P5"/>
          </table:table-cell>
          <table:table-cell table:style-name="表格14.A3" office:value-type="string">
            <text:p text:style-name="P5">0</text:p>
          </table:table-cell>
          <table:table-cell table:style-name="表格14.A5"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1</text:p>
          </table:table-cell>
          <table:table-cell table:style-name="表格14.A5" office:value-type="string">
            <text:p text:style-name="P5"/>
          </table:table-cell>
          <table:table-cell table:style-name="表格14.J4" office:value-type="string">
            <text:p text:style-name="P5">1</text:p>
          </table:table-cell>
        </table:table-row>
        <table:table-row table:style-name="表格14.1">
          <table:table-cell table:style-name="表格14.A1"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3" office:value-type="string">
            <text:p text:style-name="P5">0</text:p>
          </table:table-cell>
          <table:table-cell table:style-name="表格14.A3" office:value-type="string">
            <text:p text:style-name="P5"/>
          </table:table-cell>
          <table:table-cell table:style-name="表格14.A3" office:value-type="string">
            <text:p text:style-name="P25"></text:p>
          </table:table-cell>
          <table:table-cell table:style-name="表格14.A3" office:value-type="string">
            <text:p text:style-name="P5"/>
          </table:table-cell>
          <table:table-cell table:style-name="表格14.A3" office:value-type="string">
            <text:p text:style-name="P25"></text:p>
          </table:table-cell>
          <table:table-cell table:style-name="表格14.A3" office:value-type="string">
            <text:p text:style-name="P5"/>
          </table:table-cell>
          <table:table-cell table:style-name="表格14.J4" office:value-type="string">
            <text:p text:style-name="P25"></text:p>
          </table:table-cell>
        </table:table-row>
        <table:table-row table:style-name="表格14.1">
          <table:table-cell table:style-name="表格14.A1" office:value-type="string">
            <text:p text:style-name="P18"><draw:custom-shape text:anchor-type="char" draw:z-index="743" draw:style-name="gr1" draw:text-style-name="P57" svg:width="1.377cm" svg:height="0.953cm" svg:x="1.344cm" svg:y="0.238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747" draw:style-name="gr2" draw:text-style-name="P58" svg:x1="8.488cm" svg:y1="0.069cm" svg:x2="7.578cm" svg:y2="2.038cm"><text:p/></draw:line><draw:line text:anchor-type="char" draw:z-index="745" draw:style-name="gr2" draw:text-style-name="P58" svg:x1="6.943cm" svg:y1="0.45cm" svg:x2="7.578cm" svg:y2="2.038cm"><text:p/></draw:line><draw:line text:anchor-type="char" draw:z-index="744" draw:style-name="gr2" draw:text-style-name="P58" svg:x1="5.842cm" svg:y1="0.448cm" svg:x2="7.578cm" svg:y2="2.036cm"><text:p/></draw:line></text:p>
          </table:table-cell>
          <table:table-cell table:style-name="表格14.A3" office:value-type="string">
            <text:p text:style-name="P25"></text:p>
          </table:table-cell>
          <table:table-cell table:style-name="表格14.A3" office:value-type="string">
            <text:p text:style-name="P5"/>
          </table:table-cell>
          <table:table-cell table:style-name="表格14.A3" office:value-type="string">
            <text:p text:style-name="P25"></text:p>
          </table:table-cell>
          <table:table-cell table:style-name="表格14.A3" office:value-type="string">
            <text:p text:style-name="P5"/>
          </table:table-cell>
          <table:table-cell table:style-name="表格14.A5" office:value-type="string">
            <text:p text:style-name="P5">1</text:p>
          </table:table-cell>
          <table:table-cell table:style-name="表格14.A3" office:value-type="string">
            <text:p text:style-name="P5"/>
          </table:table-cell>
          <table:table-cell table:style-name="表格14.A5" office:value-type="string">
            <text:p text:style-name="P5">1</text:p>
          </table:table-cell>
          <table:table-cell table:style-name="表格14.A3" office:value-type="string">
            <text:p text:style-name="P5"/>
          </table:table-cell>
          <table:table-cell table:style-name="表格14.J11" office:value-type="string">
            <text:p text:style-name="P5">1</text:p>
          </table:table-cell>
        </table:table-row>
        <table:table-row table:style-name="表格14.1">
          <table:table-cell table:style-name="表格14.A1"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5" office:value-type="string">
            <text:p text:style-name="P5">0</text:p>
          </table:table-cell>
          <table:table-cell table:style-name="表格14.A3"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row>
        <table:table-row table:style-name="表格14.1">
          <table:table-cell table:style-name="表格14.A1" office:value-type="string">
            <text:p text:style-name="P5"/>
          </table:table-cell>
          <table:table-cell table:style-name="表格14.A3" office:value-type="string">
            <text:p text:style-name="P5">1</text:p>
          </table:table-cell>
          <table:table-cell table:style-name="表格14.A3"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row>
        <table:table-row table:style-name="表格14.1">
          <table:table-cell table:style-name="表格14.A1" office:value-type="string">
            <text:p text:style-name="P18"><draw:frame draw:style-name="fr1" draw:name="框架153" text:anchor-type="char" svg:x="7.26cm" svg:y="0.478cm" svg:width="1.588cm" svg:height="0.953cm" draw:z-index="748"><draw:text-box><text:p text:style-name="Standard"><text:span text:style-name="T1">B</text:span><text:span text:style-name="T17">max</text:span></text:p></draw:text-box></draw:frame></text:p>
          </table:table-cell>
          <table:table-cell table:style-name="表格14.A2" office:value-type="string">
            <text:p text:style-name="P5">1</text:p>
          </table:table-cell>
          <table:table-cell table:style-name="表格14.A3"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row>
        <table:table-row table:style-name="表格14.1">
          <table:table-cell table:style-name="表格14.A1" office:value-type="string">
            <text:p text:style-name="P18"><draw:custom-shape text:anchor-type="char" draw:z-index="754" draw:style-name="gr1" draw:text-style-name="P57" svg:width="1.377cm" svg:height="0.953cm" svg:x="2.392cm" svg:y="0.46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4.A3" office:value-type="string">
            <text:p text:style-name="P25"></text:p>
          </table:table-cell>
          <table:table-cell table:style-name="表格14.A3"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row>
        <table:table-row table:style-name="表格14.1">
          <table:table-cell table:style-name="表格14.A1" office:value-type="string">
            <text:p text:style-name="P18"><draw:frame draw:style-name="fr3" draw:name="框架154" text:anchor-type="char" svg:x="5.398cm" svg:y="0.356cm" svg:width="9.208cm" svg:height="1.588cm" draw:z-index="749"><draw:text-box><text:p text:style-name="Standard">｜<text:span text:style-name="T1">A</text:span><text:span text:style-name="T17">max</text:span>｜＝｜<text:span text:style-name="T1">B</text:span><text:span text:style-name="T17">max</text:span>｜</text:p><text:p text:style-name="Standard"><text:span text:style-name="T1">A</text:span><text:span text:style-name="T17">max</text:span><text:span text:style-name="T1"> </text:span><text:span text:style-name="T12"></text:span><text:span text:style-name="T1"> B</text:span><text:span text:style-name="T17">max </text:span><text:s/>have ｜<text:span text:style-name="T1">A</text:span><text:span text:style-name="T17">max</text:span>｜ 0s and ｜<text:span text:style-name="T1">A</text:span><text:span text:style-name="T17">max</text:span>｜ 1s.</text:p></draw:text-box></draw:frame></text:p>
          </table:table-cell>
          <table:table-cell table:style-name="表格14.A5" office:value-type="string">
            <text:p text:style-name="P5">1</text:p>
          </table:table-cell>
          <table:table-cell table:style-name="表格14.A3"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cell table:style-name="表格14.A1" office:value-type="string">
            <text:p text:style-name="P5"/>
          </table:table-cell>
        </table:table-row>
      </table:table>
      <text:p text:style-name="Standard"/>
      <text:p text:style-name="Standard"/>
      <text:p text:style-name="P16"><draw:frame draw:style-name="fr2" draw:name="框架155" text:anchor-type="char" svg:x="0.318cm" svg:y="0.57cm" svg:width="12.7cm" svg:height="1.404cm" draw:z-index="752"><draw:text-box><text:p text:style-name="Standard">Figure 20 <text:s/>Adjust the 0s and 1s of position of <text:span text:style-name="T1">A</text:span><text:span text:style-name="T17">max</text:span><text:span text:style-name="T1"> </text:span><text:span text:style-name="T12"></text:span><text:span text:style-name="T1"> B</text:span><text:span text:style-name="T17">max</text:span> in figure 15</text:p><text:p text:style-name="Standard"><text:s text:c="10"/>(case 3).</text:p></draw:text-box></draw:frame></text:p>
      <text:p text:style-name="Standard"/>
      <text:p text:style-name="Standard"/>
      <text:p text:style-name="P39">Next, Swap the last 0 in <draw:frame draw:style-name="fr58" draw:name="物件333" text:anchor-type="as-char" svg:width="0.847cm" svg:height="0.635cm" draw:z-index="346"><draw:object-ole xlink:href="./Object 333" xlink:type="simple" xlink:show="embed" xlink:actuate="onLoad"/><draw:image xlink:href="./ObjectReplacements/Object 333" xlink:type="simple" xlink:show="embed" xlink:actuate="onLoad"/></draw:frame> and first 1 in <draw:frame draw:style-name="fr51" draw:name="物件334" text:anchor-type="as-char" svg:width="0.67cm" svg:height="0.67cm" draw:z-index="392"><draw:object-ole xlink:href="./Object 334" xlink:type="simple" xlink:show="embed" xlink:actuate="onLoad"/><draw:image xlink:href="./ObjectReplacements/Object 334" xlink:type="simple" xlink:show="embed" xlink:actuate="onLoad"/></draw:frame>, depict as figure 21. After the swap (depict as figure 21), the number of 0s which map to the second stage of sorting network is more than one as before swap (depict as figure 20).</text:p>
      <text:p text:style-name="P16"><draw:custom-shape text:anchor-type="char" draw:z-index="764" draw:style-name="gr9" draw:text-style-name="P57" svg:width="4.081cm" svg:height="2.128cm" svg:x="11.578cm" svg:y="0cm"><text:p text:style-name="P57"><text:span text:style-name="T31">The element of the position map to </text:span><text:span text:style-name="T32">W</text:span><text:span text:style-name="T31">.</text:span></text:p><draw:enhanced-geometry svg:viewBox="0 0 21600 21600" draw:type="line-callout-1" draw:modifiers="-3763 30128 -336 14880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tandard"/>
      <table:table table:name="表格15" table:style-name="表格15">
        <table:table-column table:style-name="表格15.A" table:number-columns-repeated="3"/>
        <table:table-column table:style-name="表格15.D"/>
        <table:table-column table:style-name="表格15.A"/>
        <table:table-column table:style-name="表格15.D"/>
        <table:table-column table:style-name="表格15.G"/>
        <table:table-column table:style-name="表格15.H"/>
        <table:table-column table:style-name="表格15.A"/>
        <table:table-column table:style-name="表格15.J"/>
        <table:table-row table:style-name="表格15.1">
          <table:table-cell table:style-name="表格15.A1" office:value-type="string">
            <text:p text:style-name="P19"><draw:custom-shape text:anchor-type="char" draw:z-index="770" draw:style-name="gr1" draw:text-style-name="P59" svg:width="3.308cm" svg:height="1.546cm" svg:x="-0.127cm" svg:y="0.529cm"><text:p text:style-name="P59"><text:span text:style-name="T31">The elements all map to </text:span><text:span text:style-name="T32">W</text:span><text:span text:style-name="T31">.</text:span></text:p><text:p text:style-name="P59"><text:span text:style-name="T31"/></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769" draw:style-name="gr7" draw:text-style-name="P57" svg:width="0.317cm" svg:height="3.641cm" svg:x="3.727cm" svg:y="0.6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5.A1" office:value-type="string">
            <text:p text:style-name="P29">U</text:p>
          </table:table-cell>
          <table:table-cell table:style-name="表格15.A1" office:value-type="string">
            <text:p text:style-name="P29"/>
          </table:table-cell>
          <table:table-cell table:style-name="表格15.A1" office:value-type="string">
            <text:p text:style-name="P5"><text:span text:style-name="T1">H</text:span><text:span text:style-name="T17">1</text:span></text:p>
          </table:table-cell>
          <table:table-cell table:style-name="表格15.A1" office:value-type="string">
            <text:p text:style-name="P29"/>
          </table:table-cell>
          <table:table-cell table:style-name="表格15.A1" office:value-type="string">
            <text:p text:style-name="P5"><text:span text:style-name="T1">H</text:span><text:span text:style-name="T17">2</text:span></text:p>
          </table:table-cell>
          <table:table-cell table:style-name="表格15.A1" office:value-type="string">
            <text:p text:style-name="P29"/>
          </table:table-cell>
          <table:table-cell table:style-name="表格15.A1" office:value-type="string">
            <text:p text:style-name="P30"><draw:frame draw:style-name="fr77" draw:name="物件335" text:anchor-type="as-char" svg:width="0.917cm" svg:height="0.67cm" draw:z-index="343"><draw:object-ole xlink:href="./Object 335" xlink:type="simple" xlink:show="embed" xlink:actuate="onLoad"/><draw:image xlink:href="./ObjectReplacements/Object 335" xlink:type="simple" xlink:show="embed" xlink:actuate="onLoad"/></draw:frame></text:p>
          </table:table-cell>
          <table:table-cell table:style-name="表格15.A1" office:value-type="string">
            <text:p text:style-name="P29"/>
          </table:table-cell>
          <table:table-cell table:style-name="表格15.A1" office:value-type="string">
            <text:p text:style-name="P30"><draw:frame draw:style-name="fr51" draw:name="物件336" text:anchor-type="as-char" svg:width="0.67cm" svg:height="0.67cm" draw:z-index="344"><draw:object-ole xlink:href="./Object 336" xlink:type="simple" xlink:show="embed" xlink:actuate="onLoad"/><draw:image xlink:href="./ObjectReplacements/Object 336" xlink:type="simple" xlink:show="embed" xlink:actuate="onLoad"/></draw:frame></text:p>
          </table:table-cell>
        </table:table-row>
        <table:table-row table:style-name="表格15.1">
          <table:table-cell table:style-name="表格15.A2" office:value-type="string">
            <text:p text:style-name="P19"><draw:custom-shape text:anchor-type="char" draw:z-index="767" draw:style-name="gr7" draw:text-style-name="P57" svg:width="0.888cm" svg:height="6.203cm" svg:x="3.217cm" svg:y="0.042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5.A2" office:value-type="string">
            <text:p text:style-name="P5">0</text:p>
          </table:table-cell>
          <table:table-cell table:style-name="表格15.A2" office:value-type="string">
            <text:p text:style-name="P5"/>
          </table:table-cell>
          <table:table-cell table:style-name="表格15.A2" office:value-type="string">
            <text:p text:style-name="P5">0</text:p>
          </table:table-cell>
          <table:table-cell table:style-name="表格15.A2" office:value-type="string">
            <text:p text:style-name="P5"/>
          </table:table-cell>
          <table:table-cell table:style-name="表格15.A2" office:value-type="string">
            <text:p text:style-name="P5">0</text:p>
          </table:table-cell>
          <table:table-cell table:style-name="表格15.A2" office:value-type="string">
            <text:p text:style-name="P5"/>
          </table:table-cell>
          <table:table-cell table:style-name="表格15.A2" office:value-type="string">
            <text:p text:style-name="P5">1</text:p>
          </table:table-cell>
          <table:table-cell table:style-name="表格15.A2" office:value-type="string">
            <text:p text:style-name="P5"/>
          </table:table-cell>
          <table:table-cell table:style-name="表格15.J2" office:value-type="string">
            <text:p text:style-name="P5">0</text:p>
          </table:table-cell>
        </table:table-row>
        <table:table-row table:style-name="表格15.1">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25"></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J3" office:value-type="string">
            <text:p text:style-name="P5">1</text:p>
          </table:table-cell>
        </table:table-row>
        <table:table-row table:style-name="表格15.1">
          <table:table-cell table:style-name="表格15.A3" office:value-type="string">
            <text:p text:style-name="P18"><draw:custom-shape text:anchor-type="char" draw:z-index="765" draw:style-name="gr1" draw:text-style-name="P59" svg:width="3.52cm" svg:height="2.858cm" svg:x="-0.085cm" svg:y="0.482cm"><text:p text:style-name="P59"><text:span text:style-name="T31">The element of the position is the first element <text:s text:c="2"/>not 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25"></text:p>
          </table:table-cell>
          <table:table-cell table:style-name="表格15.A3" office:value-type="string">
            <text:p text:style-name="P5">1</text:p>
          </table:table-cell>
          <table:table-cell table:style-name="表格15.A3" office:value-type="string">
            <text:p text:style-name="P5"/>
          </table:table-cell>
          <table:table-cell table:style-name="表格15.J4" office:value-type="string">
            <text:p text:style-name="P5">1</text:p>
          </table:table-cell>
        </table:table-row>
        <table:table-row table:style-name="表格15.1">
          <table:table-cell table:style-name="表格15.A5"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J4" office:value-type="string">
            <text:p text:style-name="P5">1</text:p>
          </table:table-cell>
        </table:table-row>
        <table:table-row table:style-name="表格15.1">
          <table:table-cell table:style-name="表格15.A1" office:value-type="string">
            <text:p text:style-name="P18"><draw:line text:anchor-type="char" draw:z-index="760" draw:style-name="gr2" draw:text-style-name="P58" svg:x1="7.938cm" svg:y1="0.305cm" svg:x2="7.62cm" svg:y2="4.75cm"><text:p/></draw:line></text:p>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J4" office:value-type="string">
            <text:p text:style-name="P5">1</text:p>
          </table:table-cell>
        </table:table-row>
        <table:table-row table:style-name="表格15.1">
          <table:table-cell table:style-name="表格15.A1" office:value-type="string">
            <text:p text:style-name="P5"/>
          </table:table-cell>
          <table:table-cell table:style-name="表格15.A3" office:value-type="string">
            <text:p text:style-name="P25"></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J4" office:value-type="string">
            <text:p text:style-name="P5">1</text:p>
          </table:table-cell>
        </table:table-row>
        <table:table-row table:style-name="表格15.1">
          <table:table-cell table:style-name="表格15.A1" office:value-type="string">
            <text:p text:style-name="P5"/>
          </table:table-cell>
          <table:table-cell table:style-name="表格15.A5" office:value-type="string">
            <text:p text:style-name="P5">0</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J4" office:value-type="string">
            <text:p text:style-name="P5">1</text:p>
          </table:table-cell>
        </table:table-row>
        <table:table-row table:style-name="表格15.1">
          <table:table-cell table:style-name="表格15.A1" office:value-type="string">
            <text:p text:style-name="P5"/>
          </table:table-cell>
          <table:table-cell table:style-name="表格15.B9" office:value-type="string">
            <text:p text:style-name="P5">1</text:p>
          </table:table-cell>
          <table:table-cell table:style-name="表格15.A5" office:value-type="string">
            <text:p text:style-name="P5"/>
          </table:table-cell>
          <table:table-cell table:style-name="表格15.A3" office:value-type="string">
            <text:p text:style-name="P5">0</text:p>
          </table:table-cell>
          <table:table-cell table:style-name="表格15.A5"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1</text:p>
          </table:table-cell>
          <table:table-cell table:style-name="表格15.A5" office:value-type="string">
            <text:p text:style-name="P5"/>
          </table:table-cell>
          <table:table-cell table:style-name="表格15.J4" office:value-type="string">
            <text:p text:style-name="P5">1</text:p>
          </table:table-cell>
        </table:table-row>
        <table:table-row table:style-name="表格15.1">
          <table:table-cell table:style-name="表格15.A1"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3" office:value-type="string">
            <text:p text:style-name="P5">0</text:p>
          </table:table-cell>
          <table:table-cell table:style-name="表格15.A3" office:value-type="string">
            <text:p text:style-name="P5"/>
          </table:table-cell>
          <table:table-cell table:style-name="表格15.A3" office:value-type="string">
            <text:p text:style-name="P25"></text:p>
          </table:table-cell>
          <table:table-cell table:style-name="表格15.A3" office:value-type="string">
            <text:p text:style-name="P5"/>
          </table:table-cell>
          <table:table-cell table:style-name="表格15.A3" office:value-type="string">
            <text:p text:style-name="P25"></text:p>
          </table:table-cell>
          <table:table-cell table:style-name="表格15.A3" office:value-type="string">
            <text:p text:style-name="P5"/>
          </table:table-cell>
          <table:table-cell table:style-name="表格15.J4" office:value-type="string">
            <text:p text:style-name="P25"></text:p>
          </table:table-cell>
        </table:table-row>
        <table:table-row table:style-name="表格15.1">
          <table:table-cell table:style-name="表格15.A1" office:value-type="string">
            <text:p text:style-name="P18"><draw:line text:anchor-type="char" draw:z-index="761" draw:style-name="gr2" draw:text-style-name="P58" svg:x1="8.53cm" svg:y1="0.09cm" svg:x2="7.62cm" svg:y2="2.059cm"><text:p/></draw:line><draw:line text:anchor-type="char" draw:z-index="759" draw:style-name="gr2" draw:text-style-name="P58" svg:x1="6.985cm" svg:y1="0.471cm" svg:x2="7.62cm" svg:y2="2.059cm"><text:p/></draw:line><draw:line text:anchor-type="char" draw:z-index="758" draw:style-name="gr2" draw:text-style-name="P58" svg:x1="5.884cm" svg:y1="0.469cm" svg:x2="7.62cm" svg:y2="2.057cm"><text:p/></draw:line><draw:custom-shape text:anchor-type="char" draw:z-index="757" draw:style-name="gr1" draw:text-style-name="P57" svg:width="1.377cm" svg:height="0.953cm" svg:x="1.238cm" svg:y="0.28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5.A3" office:value-type="string">
            <text:p text:style-name="P25"></text:p>
          </table:table-cell>
          <table:table-cell table:style-name="表格15.A3" office:value-type="string">
            <text:p text:style-name="P5"/>
          </table:table-cell>
          <table:table-cell table:style-name="表格15.A3" office:value-type="string">
            <text:p text:style-name="P25"></text:p>
          </table:table-cell>
          <table:table-cell table:style-name="表格15.A3" office:value-type="string">
            <text:p text:style-name="P5"/>
          </table:table-cell>
          <table:table-cell table:style-name="表格15.A5" office:value-type="string">
            <text:p text:style-name="P5">1</text:p>
          </table:table-cell>
          <table:table-cell table:style-name="表格15.A3" office:value-type="string">
            <text:p text:style-name="P5"/>
          </table:table-cell>
          <table:table-cell table:style-name="表格15.A5" office:value-type="string">
            <text:p text:style-name="P5">1</text:p>
          </table:table-cell>
          <table:table-cell table:style-name="表格15.A3" office:value-type="string">
            <text:p text:style-name="P5"/>
          </table:table-cell>
          <table:table-cell table:style-name="表格15.J11" office:value-type="string">
            <text:p text:style-name="P5">1</text:p>
          </table:table-cell>
        </table:table-row>
        <table:table-row table:style-name="表格15.1">
          <table:table-cell table:style-name="表格15.A1"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5" office:value-type="string">
            <text:p text:style-name="P5">0</text:p>
          </table:table-cell>
          <table:table-cell table:style-name="表格15.A3"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row>
        <table:table-row table:style-name="表格15.1">
          <table:table-cell table:style-name="表格15.A1" office:value-type="string">
            <text:p text:style-name="P5"/>
          </table:table-cell>
          <table:table-cell table:style-name="表格15.A3" office:value-type="string">
            <text:p text:style-name="P5">1</text:p>
          </table:table-cell>
          <table:table-cell table:style-name="表格15.A3"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row>
        <table:table-row table:style-name="表格15.1">
          <table:table-cell table:style-name="表格15.A1" office:value-type="string">
            <text:p text:style-name="P5"/>
          </table:table-cell>
          <table:table-cell table:style-name="表格15.A2" office:value-type="string">
            <text:p text:style-name="P5">1</text:p>
          </table:table-cell>
          <table:table-cell table:style-name="表格15.A3"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row>
        <table:table-row table:style-name="表格15.1">
          <table:table-cell table:style-name="表格15.A1" office:value-type="string">
            <text:p text:style-name="P18"><draw:frame draw:style-name="fr1" draw:name="框架156" text:anchor-type="char" svg:x="7.303cm" svg:y="-0.005cm" svg:width="1.588cm" svg:height="0.953cm" draw:z-index="762"><draw:text-box><text:p text:style-name="Standard"><text:span text:style-name="T1">B</text:span><text:span text:style-name="T17">max</text:span></text:p></draw:text-box></draw:frame><draw:custom-shape text:anchor-type="char" draw:z-index="768" draw:style-name="gr1" draw:text-style-name="P57" svg:width="1.377cm" svg:height="0.953cm" svg:x="2.434cm" svg:y="0.482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5.A3" office:value-type="string">
            <text:p text:style-name="P25"></text:p>
          </table:table-cell>
          <table:table-cell table:style-name="表格15.A3"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row>
        <table:table-row table:style-name="表格15.1">
          <table:table-cell table:style-name="表格15.A1" office:value-type="string">
            <text:p text:style-name="P18"><draw:frame draw:style-name="fr3" draw:name="框架157" text:anchor-type="char" svg:x="5.948cm" svg:y="0.356cm" svg:width="4.53cm" svg:height="1.018cm" draw:z-index="763"><draw:text-box><text:p text:style-name="Standard">｜<text:span text:style-name="T1">A</text:span><text:span text:style-name="T17">max</text:span>｜＝｜<text:span text:style-name="T1">B</text:span><text:span text:style-name="T17">max</text:span>｜</text:p></draw:text-box></draw:frame></text:p>
          </table:table-cell>
          <table:table-cell table:style-name="表格15.A5" office:value-type="string">
            <text:p text:style-name="P5">1</text:p>
          </table:table-cell>
          <table:table-cell table:style-name="表格15.A3"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cell table:style-name="表格15.A1" office:value-type="string">
            <text:p text:style-name="P5"/>
          </table:table-cell>
        </table:table-row>
      </table:table>
      <text:p text:style-name="Standard"/>
      <text:p text:style-name="Standard"/>
      <text:p text:style-name="P16"><draw:frame draw:style-name="fr2" draw:name="框架158" text:anchor-type="char" svg:x="1.672cm" svg:y="0.57cm" svg:width="11.345cm" svg:height="0.688cm" draw:z-index="766"><draw:text-box><text:p text:style-name="Standard">Figure 21 <text:s/>In figure 20, after swap a 1 in <text:span text:style-name="T1">U</text:span> and a 0 in <text:span text:style-name="T1">H</text:span><text:span text:style-name="T17">p</text:span>.</text:p></draw:text-box></draw:frame></text:p>
      <text:p text:style-name="Standard"/>
      <text:p text:style-name="Standard"/>
      <text:p text:style-name="P47">Case 4: <draw:frame draw:style-name="fr51" draw:name="物件337" text:anchor-type="as-char" svg:width="0.67cm" svg:height="0.67cm" draw:z-index="347"><draw:object-ole xlink:href="./Object 337" xlink:type="simple" xlink:show="embed" xlink:actuate="onLoad"/><draw:image xlink:href="./ObjectReplacements/Object 337" xlink:type="simple" xlink:show="embed" xlink:actuate="onLoad"/></draw:frame> have not 0, and the first 1 in <draw:frame draw:style-name="fr51" draw:name="物件338" text:anchor-type="as-char" svg:width="0.67cm" svg:height="0.67cm" draw:z-index="352"><draw:object-ole xlink:href="./Object 338" xlink:type="simple" xlink:show="embed" xlink:actuate="onLoad"/><draw:image xlink:href="./ObjectReplacements/Object 338" xlink:type="simple" xlink:show="embed" xlink:actuate="onLoad"/></draw:frame> not map to <text:span text:style-name="T1">W</text:span>.</text:p>
      <text:p text:style-name="P36">This case, we can adjust the number of 0s and 1s in <text:span text:style-name="T1">U</text:span>, satisfy that all the elements under the first element which map to <text:span text:style-name="T1">W</text:span> change to be 1 by swap the equal number of 0s in <draw:frame draw:style-name="fr58" draw:name="物件339" text:anchor-type="as-char" svg:width="0.847cm" svg:height="0.635cm" draw:z-index="353"><draw:object-ole xlink:href="./Object 339" xlink:type="simple" xlink:show="embed" xlink:actuate="onLoad"/><draw:image xlink:href="./ObjectReplacements/Object 339" xlink:type="simple" xlink:show="embed" xlink:actuate="onLoad"/></draw:frame> (<draw:frame draw:style-name="fr58" draw:name="物件340" text:anchor-type="as-char" svg:width="0.847cm" svg:height="0.635cm" draw:z-index="391"><draw:object-ole xlink:href="./Object 340" xlink:type="simple" xlink:show="embed" xlink:actuate="onLoad"/><draw:image xlink:href="./ObjectReplacements/Object 340" xlink:type="simple" xlink:show="embed" xlink:actuate="onLoad"/></draw:frame> have element map to <text:span text:style-name="T1">W</text:span> and have element not map to <text:span text:style-name="T1">W</text:span>, so it can be done), depict as figure 22.</text:p>
      <text:p text:style-name="P16"><draw:custom-shape text:anchor-type="char" draw:z-index="778" draw:style-name="gr9" draw:text-style-name="P57" svg:width="4.081cm" svg:height="2.107cm" svg:x="11.536cm" svg:y="0cm"><text:p text:style-name="P57"><text:span text:style-name="T31">The element of the position not map to </text:span><text:span text:style-name="T32">W</text:span><text:span text:style-name="T31">.</text:span></text:p><draw:enhanced-geometry svg:viewBox="0 0 21600 21600" draw:type="line-callout-1" draw:modifiers="-3707 22246 0 11585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6"><draw:custom-shape text:anchor-type="char" draw:z-index="784" draw:style-name="gr9" draw:text-style-name="P59" svg:width="3.308cm" svg:height="2.202cm" svg:x="0.064cm" svg:y="0.318cm"><text:p text:style-name="P59"><text:span text:style-name="T31">The elements all not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 table:name="表格16" table:style-name="表格16">
        <table:table-column table:style-name="表格16.A" table:number-columns-repeated="3"/>
        <table:table-column table:style-name="表格16.D"/>
        <table:table-column table:style-name="表格16.A"/>
        <table:table-column table:style-name="表格16.D"/>
        <table:table-column table:style-name="表格16.G"/>
        <table:table-column table:style-name="表格16.H"/>
        <table:table-column table:style-name="表格16.A"/>
        <table:table-column table:style-name="表格16.J"/>
        <table:table-row table:style-name="表格16.1">
          <table:table-cell table:style-name="表格16.A1" office:value-type="string">
            <text:p text:style-name="P29"/>
          </table:table-cell>
          <table:table-cell table:style-name="表格16.A1" office:value-type="string">
            <text:p text:style-name="P29">U</text:p>
          </table:table-cell>
          <table:table-cell table:style-name="表格16.A1" office:value-type="string">
            <text:p text:style-name="P29"/>
          </table:table-cell>
          <table:table-cell table:style-name="表格16.A1" office:value-type="string">
            <text:p text:style-name="P5"><text:span text:style-name="T1">H</text:span><text:span text:style-name="T17">1</text:span></text:p>
          </table:table-cell>
          <table:table-cell table:style-name="表格16.A1" office:value-type="string">
            <text:p text:style-name="P29"/>
          </table:table-cell>
          <table:table-cell table:style-name="表格16.A1" office:value-type="string">
            <text:p text:style-name="P5"><text:span text:style-name="T1">H</text:span><text:span text:style-name="T17">2</text:span></text:p>
          </table:table-cell>
          <table:table-cell table:style-name="表格16.A1" office:value-type="string">
            <text:p text:style-name="P29"/>
          </table:table-cell>
          <table:table-cell table:style-name="表格16.A1" office:value-type="string">
            <text:p text:style-name="P30"><draw:frame draw:style-name="fr77" draw:name="物件341" text:anchor-type="as-char" svg:width="0.917cm" svg:height="0.67cm" draw:z-index="350"><draw:object-ole xlink:href="./Object 341" xlink:type="simple" xlink:show="embed" xlink:actuate="onLoad"/><draw:image xlink:href="./ObjectReplacements/Object 341" xlink:type="simple" xlink:show="embed" xlink:actuate="onLoad"/></draw:frame></text:p>
          </table:table-cell>
          <table:table-cell table:style-name="表格16.A1" office:value-type="string">
            <text:p text:style-name="P29"/>
          </table:table-cell>
          <table:table-cell table:style-name="表格16.A1" office:value-type="string">
            <text:p text:style-name="P29"><draw:frame draw:style-name="fr51" draw:name="物件342" text:anchor-type="as-char" svg:width="0.67cm" svg:height="0.67cm" draw:z-index="351"><draw:object-ole xlink:href="./Object 342" xlink:type="simple" xlink:show="embed" xlink:actuate="onLoad"/><draw:image xlink:href="./ObjectReplacements/Object 342" xlink:type="simple" xlink:show="embed" xlink:actuate="onLoad"/></draw:frame></text:p>
          </table:table-cell>
        </table:table-row>
        <table:table-row table:style-name="表格16.1">
          <table:table-cell table:style-name="表格16.A2" office:value-type="string">
            <text:p text:style-name="P19"><draw:custom-shape text:anchor-type="char" draw:z-index="783" draw:style-name="gr7" draw:text-style-name="P57" svg:width="0.317cm" svg:height="3.641cm" svg:x="3.748cm" svg:y="0.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781" draw:style-name="gr7" draw:text-style-name="P57" svg:width="0.888cm" svg:height="6.203cm" svg:x="3.26cm" svg:y="0.042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6.A2" office:value-type="string">
            <text:p text:style-name="P5">0</text:p>
          </table:table-cell>
          <table:table-cell table:style-name="表格16.A2" office:value-type="string">
            <text:p text:style-name="P5"/>
          </table:table-cell>
          <table:table-cell table:style-name="表格16.A2" office:value-type="string">
            <text:p text:style-name="P5">0</text:p>
          </table:table-cell>
          <table:table-cell table:style-name="表格16.A2" office:value-type="string">
            <text:p text:style-name="P5"/>
          </table:table-cell>
          <table:table-cell table:style-name="表格16.A2" office:value-type="string">
            <text:p text:style-name="P5">0</text:p>
          </table:table-cell>
          <table:table-cell table:style-name="表格16.A2" office:value-type="string">
            <text:p text:style-name="P5"/>
          </table:table-cell>
          <table:table-cell table:style-name="表格16.A2" office:value-type="string">
            <text:p text:style-name="P5">1</text:p>
          </table:table-cell>
          <table:table-cell table:style-name="表格16.A2" office:value-type="string">
            <text:p text:style-name="P5"/>
          </table:table-cell>
          <table:table-cell table:style-name="表格16.J2" office:value-type="string">
            <text:p text:style-name="P5">1</text:p>
          </table:table-cell>
        </table:table-row>
        <table:table-row table:style-name="表格16.1">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25"></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J3" office:value-type="string">
            <text:p text:style-name="P5">1</text:p>
          </table:table-cell>
        </table:table-row>
        <table:table-row table:style-name="表格16.1">
          <table:table-cell table:style-name="表格16.A3" office:value-type="string">
            <text:p text:style-name="P18"><draw:custom-shape text:anchor-type="char" draw:z-index="779" draw:style-name="gr1" draw:text-style-name="P59" svg:width="3.52cm" svg:height="2.858cm" svg:x="-0.127cm" svg:y="0.482cm"><text:p text:style-name="P59"><text:span text:style-name="T31">The element of the position is the first element <text:s text:c="4"/>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25"></text:p>
          </table:table-cell>
          <table:table-cell table:style-name="表格16.A3" office:value-type="string">
            <text:p text:style-name="P5">1</text:p>
          </table:table-cell>
          <table:table-cell table:style-name="表格16.A3" office:value-type="string">
            <text:p text:style-name="P5"/>
          </table:table-cell>
          <table:table-cell table:style-name="表格16.J4" office:value-type="string">
            <text:p text:style-name="P5">1</text:p>
          </table:table-cell>
        </table:table-row>
        <table:table-row table:style-name="表格16.1">
          <table:table-cell table:style-name="表格16.A5"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J4" office:value-type="string">
            <text:p text:style-name="P5">1</text:p>
          </table:table-cell>
        </table:table-row>
        <table:table-row table:style-name="表格16.1">
          <table:table-cell table:style-name="表格16.A1" office:value-type="string">
            <text:p text:style-name="P18"><draw:line text:anchor-type="char" draw:z-index="774" draw:style-name="gr2" draw:text-style-name="P58" svg:x1="7.98cm" svg:y1="0.305cm" svg:x2="7.662cm" svg:y2="4.75cm"><text:p/></draw:line></text:p>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J4" office:value-type="string">
            <text:p text:style-name="P5">1</text:p>
          </table:table-cell>
        </table:table-row>
        <table:table-row table:style-name="表格16.1">
          <table:table-cell table:style-name="表格16.A1" office:value-type="string">
            <text:p text:style-name="P5"/>
          </table:table-cell>
          <table:table-cell table:style-name="表格16.A3" office:value-type="string">
            <text:p text:style-name="P25"></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J4" office:value-type="string">
            <text:p text:style-name="P5">1</text:p>
          </table:table-cell>
        </table:table-row>
        <table:table-row table:style-name="表格16.1">
          <table:table-cell table:style-name="表格16.A1" office:value-type="string">
            <text:p text:style-name="P5"/>
          </table:table-cell>
          <table:table-cell table:style-name="表格16.A5" office:value-type="string">
            <text:p text:style-name="P5">0</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J4" office:value-type="string">
            <text:p text:style-name="P5">1</text:p>
          </table:table-cell>
        </table:table-row>
        <table:table-row table:style-name="表格16.1">
          <table:table-cell table:style-name="表格16.A1" office:value-type="string">
            <text:p text:style-name="P5"/>
          </table:table-cell>
          <table:table-cell table:style-name="表格16.B9" office:value-type="string">
            <text:p text:style-name="P5">0</text:p>
          </table:table-cell>
          <table:table-cell table:style-name="表格16.A5" office:value-type="string">
            <text:p text:style-name="P5"/>
          </table:table-cell>
          <table:table-cell table:style-name="表格16.A3" office:value-type="string">
            <text:p text:style-name="P5">0</text:p>
          </table:table-cell>
          <table:table-cell table:style-name="表格16.A5"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1</text:p>
          </table:table-cell>
          <table:table-cell table:style-name="表格16.A5" office:value-type="string">
            <text:p text:style-name="P5"/>
          </table:table-cell>
          <table:table-cell table:style-name="表格16.J4" office:value-type="string">
            <text:p text:style-name="P5">1</text:p>
          </table:table-cell>
        </table:table-row>
        <table:table-row table:style-name="表格16.1">
          <table:table-cell table:style-name="表格16.A1"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3" office:value-type="string">
            <text:p text:style-name="P5">0</text:p>
          </table:table-cell>
          <table:table-cell table:style-name="表格16.A3" office:value-type="string">
            <text:p text:style-name="P5"/>
          </table:table-cell>
          <table:table-cell table:style-name="表格16.A3" office:value-type="string">
            <text:p text:style-name="P25"></text:p>
          </table:table-cell>
          <table:table-cell table:style-name="表格16.A3" office:value-type="string">
            <text:p text:style-name="P5"/>
          </table:table-cell>
          <table:table-cell table:style-name="表格16.A3" office:value-type="string">
            <text:p text:style-name="P25"></text:p>
          </table:table-cell>
          <table:table-cell table:style-name="表格16.A3" office:value-type="string">
            <text:p text:style-name="P5"/>
          </table:table-cell>
          <table:table-cell table:style-name="表格16.J4" office:value-type="string">
            <text:p text:style-name="P25"></text:p>
          </table:table-cell>
        </table:table-row>
        <table:table-row table:style-name="表格16.1">
          <table:table-cell table:style-name="表格16.A1" office:value-type="string">
            <text:p text:style-name="P18"><draw:line text:anchor-type="char" draw:z-index="773" draw:style-name="gr2" draw:text-style-name="P58" svg:x1="7.027cm" svg:y1="0.471cm" svg:x2="7.662cm" svg:y2="2.059cm"><text:p/></draw:line><draw:line text:anchor-type="char" draw:z-index="772" draw:style-name="gr2" draw:text-style-name="P58" svg:x1="5.927cm" svg:y1="0.469cm" svg:x2="7.663cm" svg:y2="2.057cm"><text:p/></draw:line><draw:custom-shape text:anchor-type="char" draw:z-index="771" draw:style-name="gr1" draw:text-style-name="P57" svg:width="1.377cm" svg:height="0.953cm" svg:x="1.281cm" svg:y="0.28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line text:anchor-type="char" draw:z-index="775" draw:style-name="gr2" draw:text-style-name="P58" svg:x1="8.572cm" svg:y1="0.09cm" svg:x2="7.662cm" svg:y2="2.059cm"><text:p/></draw:line></text:p>
          </table:table-cell>
          <table:table-cell table:style-name="表格16.A3" office:value-type="string">
            <text:p text:style-name="P25"></text:p>
          </table:table-cell>
          <table:table-cell table:style-name="表格16.A3" office:value-type="string">
            <text:p text:style-name="P5"/>
          </table:table-cell>
          <table:table-cell table:style-name="表格16.A3" office:value-type="string">
            <text:p text:style-name="P25"></text:p>
          </table:table-cell>
          <table:table-cell table:style-name="表格16.A3" office:value-type="string">
            <text:p text:style-name="P5"/>
          </table:table-cell>
          <table:table-cell table:style-name="表格16.A5" office:value-type="string">
            <text:p text:style-name="P5">1</text:p>
          </table:table-cell>
          <table:table-cell table:style-name="表格16.A3" office:value-type="string">
            <text:p text:style-name="P5"/>
          </table:table-cell>
          <table:table-cell table:style-name="表格16.A5" office:value-type="string">
            <text:p text:style-name="P5">1</text:p>
          </table:table-cell>
          <table:table-cell table:style-name="表格16.A3" office:value-type="string">
            <text:p text:style-name="P5"/>
          </table:table-cell>
          <table:table-cell table:style-name="表格16.J11" office:value-type="string">
            <text:p text:style-name="P5">1</text:p>
          </table:table-cell>
        </table:table-row>
        <table:table-row table:style-name="表格16.1">
          <table:table-cell table:style-name="表格16.A1"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5" office:value-type="string">
            <text:p text:style-name="P5">0</text:p>
          </table:table-cell>
          <table:table-cell table:style-name="表格16.A3"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row>
        <table:table-row table:style-name="表格16.1">
          <table:table-cell table:style-name="表格16.A1" office:value-type="string">
            <text:p text:style-name="P5"/>
          </table:table-cell>
          <table:table-cell table:style-name="表格16.A3" office:value-type="string">
            <text:p text:style-name="P5">1</text:p>
          </table:table-cell>
          <table:table-cell table:style-name="表格16.A3"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row>
        <table:table-row table:style-name="表格16.1">
          <table:table-cell table:style-name="表格16.A1" office:value-type="string">
            <text:p text:style-name="P5"/>
          </table:table-cell>
          <table:table-cell table:style-name="表格16.A2" office:value-type="string">
            <text:p text:style-name="P5">1</text:p>
          </table:table-cell>
          <table:table-cell table:style-name="表格16.A3"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row>
        <table:table-row table:style-name="表格16.1">
          <table:table-cell table:style-name="表格16.A1" office:value-type="string">
            <text:p text:style-name="P18"><draw:custom-shape text:anchor-type="char" draw:z-index="782" draw:style-name="gr1" draw:text-style-name="P57" svg:width="1.377cm" svg:height="0.953cm" svg:x="2.477cm" svg:y="0.482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1" draw:name="框架159" text:anchor-type="char" svg:x="7.345cm" svg:y="-0.005cm" svg:width="1.588cm" svg:height="0.953cm" draw:z-index="776"><draw:text-box><text:p text:style-name="Standard"><text:span text:style-name="T1">B</text:span><text:span text:style-name="T17">max</text:span></text:p></draw:text-box></draw:frame></text:p>
          </table:table-cell>
          <table:table-cell table:style-name="表格16.A3" office:value-type="string">
            <text:p text:style-name="P25"></text:p>
          </table:table-cell>
          <table:table-cell table:style-name="表格16.A3"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row>
        <table:table-row table:style-name="表格16.1">
          <table:table-cell table:style-name="表格16.A1" office:value-type="string">
            <text:p text:style-name="P18"><draw:frame draw:style-name="fr3" draw:name="框架160" text:anchor-type="char" svg:x="5.08cm" svg:y="0.356cm" svg:width="9.927cm" svg:height="1.588cm" draw:z-index="777"><draw:text-box><text:p text:style-name="Standard">｜<text:span text:style-name="T1">A</text:span><text:span text:style-name="T17">max</text:span>｜＝｜<text:span text:style-name="T1">B</text:span><text:span text:style-name="T17">max</text:span>｜</text:p><text:p text:style-name="Standard"><text:span text:style-name="T1">A</text:span><text:span text:style-name="T17">max</text:span><text:span text:style-name="T1"> </text:span><text:span text:style-name="T12"></text:span><text:span text:style-name="T1"> B</text:span><text:span text:style-name="T17">max </text:span><text:s/>have ｜<text:span text:style-name="T1">A</text:span><text:span text:style-name="T17">max</text:span>｜ 0s and ｜<text:span text:style-name="T1">A</text:span><text:span text:style-name="T17">max</text:span>｜ 1s.</text:p><text:p text:style-name="Standard"/></draw:text-box></draw:frame></text:p>
          </table:table-cell>
          <table:table-cell table:style-name="表格16.A5" office:value-type="string">
            <text:p text:style-name="P5">1</text:p>
          </table:table-cell>
          <table:table-cell table:style-name="表格16.A3"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cell table:style-name="表格16.A1" office:value-type="string">
            <text:p text:style-name="P5"/>
          </table:table-cell>
        </table:table-row>
      </table:table>
      <text:p text:style-name="Standard"/>
      <text:p text:style-name="Standard"/>
      <text:p text:style-name="P16"><draw:frame draw:style-name="fr2" draw:name="框架161" text:anchor-type="char" svg:x="0.318cm" svg:y="0.57cm" svg:width="12.7cm" svg:height="1.404cm" draw:z-index="780"><draw:text-box><text:p text:style-name="Standard">Figure 22 <text:s/>Adjust the 0s and 1s of position of <text:span text:style-name="T1">A</text:span><text:span text:style-name="T17">max</text:span><text:span text:style-name="T1"> </text:span><text:span text:style-name="T12"></text:span><text:span text:style-name="T1"> B</text:span><text:span text:style-name="T17">max</text:span> in figure 15</text:p><text:p text:style-name="Standard"><text:s text:c="10"/>(case 4).</text:p></draw:text-box></draw:frame></text:p>
      <text:p text:style-name="Standard"/>
      <text:p text:style-name="Standard"/>
      <text:p text:style-name="P39">Next, Swap the last 0 in <draw:frame draw:style-name="fr58" draw:name="物件343" text:anchor-type="as-char" svg:width="0.847cm" svg:height="0.635cm" draw:z-index="354"><draw:object-ole xlink:href="./Object 343" xlink:type="simple" xlink:show="embed" xlink:actuate="onLoad"/><draw:image xlink:href="./ObjectReplacements/Object 343" xlink:type="simple" xlink:show="embed" xlink:actuate="onLoad"/></draw:frame> and first 1 in <draw:frame draw:style-name="fr51" draw:name="物件344" text:anchor-type="as-char" svg:width="0.67cm" svg:height="0.67cm" draw:z-index="355"><draw:object-ole xlink:href="./Object 344" xlink:type="simple" xlink:show="embed" xlink:actuate="onLoad"/><draw:image xlink:href="./ObjectReplacements/Object 344" xlink:type="simple" xlink:show="embed" xlink:actuate="onLoad"/></draw:frame>, depict as figure 23. After the swap (depict as figure 23), the number of 0s which map to the second stage of sorting network is less one than before swap (depict as figure 22).</text:p>
      <text:p text:style-name="P16"><draw:custom-shape text:anchor-type="char" draw:z-index="792" draw:style-name="gr9" draw:text-style-name="P57" svg:width="4.081cm" svg:height="2.065cm" svg:x="11.43cm" svg:y="0.635cm"><text:p text:style-name="P57"><text:span text:style-name="T31">The element of the position not map to </text:span><text:span text:style-name="T32">W</text:span><text:span text:style-name="T31">.</text:span></text:p><draw:enhanced-geometry svg:viewBox="0 0 21600 21600" draw:type="line-callout-1" draw:modifiers="-2923 21692 -224 11585 21775 25840 23143 294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6"><draw:custom-shape text:anchor-type="char" draw:z-index="798" draw:style-name="gr9" draw:text-style-name="P59" svg:width="3.308cm" svg:height="2.244cm" svg:x="0.085cm" svg:y="0.635cm"><text:p text:style-name="P59"><text:span text:style-name="T31">The elements all not map to </text:span><text:span text:style-name="T32">W</text:span><text:span text:style-name="T31">.</text:span></text:p><draw:enhanced-geometry svg:viewBox="0 0 21600 21600" draw:type="line-callout-1" draw:modifiers="24998 25619 21588 13537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 table:name="表格17" table:style-name="表格17">
        <table:table-column table:style-name="表格17.A" table:number-columns-repeated="3"/>
        <table:table-column table:style-name="表格17.D"/>
        <table:table-column table:style-name="表格17.A"/>
        <table:table-column table:style-name="表格17.D"/>
        <table:table-column table:style-name="表格17.G"/>
        <table:table-column table:style-name="表格17.H"/>
        <table:table-column table:style-name="表格17.A"/>
        <table:table-column table:style-name="表格17.J"/>
        <table:table-row table:style-name="表格17.1">
          <table:table-cell table:style-name="表格17.A1" office:value-type="string">
            <text:p text:style-name="P19"><draw:custom-shape text:anchor-type="char" draw:z-index="797" draw:style-name="gr7" draw:text-style-name="P57" svg:width="0.317cm" svg:height="3.641cm" svg:x="3.769cm" svg:y="0.6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7.A1" office:value-type="string">
            <text:p text:style-name="P29">U</text:p>
          </table:table-cell>
          <table:table-cell table:style-name="表格17.A1" office:value-type="string">
            <text:p text:style-name="P29"/>
          </table:table-cell>
          <table:table-cell table:style-name="表格17.A1" office:value-type="string">
            <text:p text:style-name="P5"><text:span text:style-name="T1">H</text:span><text:span text:style-name="T17">1</text:span></text:p>
          </table:table-cell>
          <table:table-cell table:style-name="表格17.A1" office:value-type="string">
            <text:p text:style-name="P29"/>
          </table:table-cell>
          <table:table-cell table:style-name="表格17.A1" office:value-type="string">
            <text:p text:style-name="P5"><text:span text:style-name="T1">H</text:span><text:span text:style-name="T17">2</text:span></text:p>
          </table:table-cell>
          <table:table-cell table:style-name="表格17.A1" office:value-type="string">
            <text:p text:style-name="P29"/>
          </table:table-cell>
          <table:table-cell table:style-name="表格17.A1" office:value-type="string">
            <text:p text:style-name="P30"><draw:frame draw:style-name="fr77" draw:name="物件345" text:anchor-type="as-char" svg:width="0.917cm" svg:height="0.67cm" draw:z-index="348"><draw:object-ole xlink:href="./Object 345" xlink:type="simple" xlink:show="embed" xlink:actuate="onLoad"/><draw:image xlink:href="./ObjectReplacements/Object 345" xlink:type="simple" xlink:show="embed" xlink:actuate="onLoad"/></draw:frame></text:p>
          </table:table-cell>
          <table:table-cell table:style-name="表格17.A1" office:value-type="string">
            <text:p text:style-name="P29"/>
          </table:table-cell>
          <table:table-cell table:style-name="表格17.A1" office:value-type="string">
            <text:p text:style-name="P29"><draw:frame draw:style-name="fr51" draw:name="物件346" text:anchor-type="as-char" svg:width="0.67cm" svg:height="0.67cm" draw:z-index="349"><draw:object-ole xlink:href="./Object 346" xlink:type="simple" xlink:show="embed" xlink:actuate="onLoad"/><draw:image xlink:href="./ObjectReplacements/Object 346" xlink:type="simple" xlink:show="embed" xlink:actuate="onLoad"/></draw:frame></text:p>
          </table:table-cell>
        </table:table-row>
        <table:table-row table:style-name="表格17.1">
          <table:table-cell table:style-name="表格17.A2" office:value-type="string">
            <text:p text:style-name="P19"><draw:custom-shape text:anchor-type="char" draw:z-index="795" draw:style-name="gr7" draw:text-style-name="P57" svg:width="0.888cm" svg:height="6.203cm" svg:x="3.239cm" svg:y="0cm"><text:p/><draw:enhanced-geometry svg:viewBox="0 0 21600 21600" draw:glue-points="21600 0 0 10800 21600 21600" draw:text-areas="13800 ?f9 21600 ?f10" draw:type="left-brace" draw:modifiers="1800 162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表格17.A2" office:value-type="string">
            <text:p text:style-name="P5">0</text:p>
          </table:table-cell>
          <table:table-cell table:style-name="表格17.A2" office:value-type="string">
            <text:p text:style-name="P5"/>
          </table:table-cell>
          <table:table-cell table:style-name="表格17.A2" office:value-type="string">
            <text:p text:style-name="P5">0</text:p>
          </table:table-cell>
          <table:table-cell table:style-name="表格17.A2" office:value-type="string">
            <text:p text:style-name="P5"/>
          </table:table-cell>
          <table:table-cell table:style-name="表格17.A2" office:value-type="string">
            <text:p text:style-name="P5">0</text:p>
          </table:table-cell>
          <table:table-cell table:style-name="表格17.A2" office:value-type="string">
            <text:p text:style-name="P5"/>
          </table:table-cell>
          <table:table-cell table:style-name="表格17.A2" office:value-type="string">
            <text:p text:style-name="P5">1</text:p>
          </table:table-cell>
          <table:table-cell table:style-name="表格17.A2" office:value-type="string">
            <text:p text:style-name="P5"/>
          </table:table-cell>
          <table:table-cell table:style-name="表格17.J2" office:value-type="string">
            <text:p text:style-name="P5">0</text:p>
          </table:table-cell>
        </table:table-row>
        <table:table-row table:style-name="表格17.1">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25"></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J3" office:value-type="string">
            <text:p text:style-name="P5">1</text:p>
          </table:table-cell>
        </table:table-row>
        <table:table-row table:style-name="表格17.1">
          <table:table-cell table:style-name="表格17.A3" office:value-type="string">
            <text:p text:style-name="P18"><draw:custom-shape text:anchor-type="char" draw:z-index="793" draw:style-name="gr1" draw:text-style-name="P59" svg:width="3.52cm" svg:height="2.726cm" svg:x="0.021cm" svg:y="0.482cm"><text:p text:style-name="P59"><text:span text:style-name="T31">The element of the position is the first element <text:s text:c="4"/>map to </text:span><text:span text:style-name="T32">W</text:span><text:span text:style-name="T31">.</text:span></text:p><draw:enhanced-geometry svg:viewBox="0 0 21600 21600" draw:type="line-callout-1" draw:modifiers="26894 18234 21524 11088 24899 32440 26111 3600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25"></text:p>
          </table:table-cell>
          <table:table-cell table:style-name="表格17.A3" office:value-type="string">
            <text:p text:style-name="P5">1</text:p>
          </table:table-cell>
          <table:table-cell table:style-name="表格17.A3" office:value-type="string">
            <text:p text:style-name="P5"/>
          </table:table-cell>
          <table:table-cell table:style-name="表格17.J4" office:value-type="string">
            <text:p text:style-name="P5">1</text:p>
          </table:table-cell>
        </table:table-row>
        <table:table-row table:style-name="表格17.1">
          <table:table-cell table:style-name="表格17.A5"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J4" office:value-type="string">
            <text:p text:style-name="P5">1</text:p>
          </table:table-cell>
        </table:table-row>
        <table:table-row table:style-name="表格17.1">
          <table:table-cell table:style-name="表格17.A1" office:value-type="string">
            <text:p text:style-name="P18"><draw:line text:anchor-type="char" draw:z-index="788" draw:style-name="gr2" draw:text-style-name="P58" svg:x1="7.959cm" svg:y1="0.263cm" svg:x2="7.641cm" svg:y2="4.708cm"><text:p/></draw:line></text:p>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J4" office:value-type="string">
            <text:p text:style-name="P5">1</text:p>
          </table:table-cell>
        </table:table-row>
        <table:table-row table:style-name="表格17.1">
          <table:table-cell table:style-name="表格17.A1" office:value-type="string">
            <text:p text:style-name="P5"/>
          </table:table-cell>
          <table:table-cell table:style-name="表格17.A3" office:value-type="string">
            <text:p text:style-name="P25"></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J4" office:value-type="string">
            <text:p text:style-name="P5">1</text:p>
          </table:table-cell>
        </table:table-row>
        <table:table-row table:style-name="表格17.1">
          <table:table-cell table:style-name="表格17.A1" office:value-type="string">
            <text:p text:style-name="P5"/>
          </table:table-cell>
          <table:table-cell table:style-name="表格17.A5" office:value-type="string">
            <text:p text:style-name="P5">0</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J4" office:value-type="string">
            <text:p text:style-name="P5">1</text:p>
          </table:table-cell>
        </table:table-row>
        <table:table-row table:style-name="表格17.1">
          <table:table-cell table:style-name="表格17.A1" office:value-type="string">
            <text:p text:style-name="P5"/>
          </table:table-cell>
          <table:table-cell table:style-name="表格17.B9" office:value-type="string">
            <text:p text:style-name="P5">1</text:p>
          </table:table-cell>
          <table:table-cell table:style-name="表格17.A5" office:value-type="string">
            <text:p text:style-name="P5"/>
          </table:table-cell>
          <table:table-cell table:style-name="表格17.A3" office:value-type="string">
            <text:p text:style-name="P5">0</text:p>
          </table:table-cell>
          <table:table-cell table:style-name="表格17.A5"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1</text:p>
          </table:table-cell>
          <table:table-cell table:style-name="表格17.A5" office:value-type="string">
            <text:p text:style-name="P5"/>
          </table:table-cell>
          <table:table-cell table:style-name="表格17.J4" office:value-type="string">
            <text:p text:style-name="P5">1</text:p>
          </table:table-cell>
        </table:table-row>
        <table:table-row table:style-name="表格17.1">
          <table:table-cell table:style-name="表格17.A1"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3" office:value-type="string">
            <text:p text:style-name="P5">0</text:p>
          </table:table-cell>
          <table:table-cell table:style-name="表格17.A3" office:value-type="string">
            <text:p text:style-name="P5"/>
          </table:table-cell>
          <table:table-cell table:style-name="表格17.A3" office:value-type="string">
            <text:p text:style-name="P25"></text:p>
          </table:table-cell>
          <table:table-cell table:style-name="表格17.A3" office:value-type="string">
            <text:p text:style-name="P5"/>
          </table:table-cell>
          <table:table-cell table:style-name="表格17.A3" office:value-type="string">
            <text:p text:style-name="P25"></text:p>
          </table:table-cell>
          <table:table-cell table:style-name="表格17.A3" office:value-type="string">
            <text:p text:style-name="P5"/>
          </table:table-cell>
          <table:table-cell table:style-name="表格17.J4" office:value-type="string">
            <text:p text:style-name="P25"></text:p>
          </table:table-cell>
        </table:table-row>
        <table:table-row table:style-name="表格17.1">
          <table:table-cell table:style-name="表格17.A1" office:value-type="string">
            <text:p text:style-name="P18"><draw:line text:anchor-type="char" draw:z-index="789" draw:style-name="gr2" draw:text-style-name="P58" svg:x1="8.551cm" svg:y1="0.048cm" svg:x2="7.641cm" svg:y2="2.017cm"><text:p/></draw:line><draw:line text:anchor-type="char" draw:z-index="787" draw:style-name="gr2" draw:text-style-name="P58" svg:x1="7.006cm" svg:y1="0.429cm" svg:x2="7.641cm" svg:y2="2.017cm"><text:p/></draw:line><draw:line text:anchor-type="char" draw:z-index="786" draw:style-name="gr2" draw:text-style-name="P58" svg:x1="5.906cm" svg:y1="0.427cm" svg:x2="7.642cm" svg:y2="2.015cm"><text:p/></draw:line><draw:custom-shape text:anchor-type="char" draw:z-index="785" draw:style-name="gr1" draw:text-style-name="P57" svg:width="1.377cm" svg:height="0.953cm" svg:x="1.259cm" svg:y="0.238cm"><text:p text:style-name="P57"><text:span text:style-name="T32">A</text:span><text:span text:style-name="T35">max</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7.A3" office:value-type="string">
            <text:p text:style-name="P25"></text:p>
          </table:table-cell>
          <table:table-cell table:style-name="表格17.A3" office:value-type="string">
            <text:p text:style-name="P5"/>
          </table:table-cell>
          <table:table-cell table:style-name="表格17.A3" office:value-type="string">
            <text:p text:style-name="P25"></text:p>
          </table:table-cell>
          <table:table-cell table:style-name="表格17.A3" office:value-type="string">
            <text:p text:style-name="P5"/>
          </table:table-cell>
          <table:table-cell table:style-name="表格17.A5" office:value-type="string">
            <text:p text:style-name="P5">1</text:p>
          </table:table-cell>
          <table:table-cell table:style-name="表格17.A3" office:value-type="string">
            <text:p text:style-name="P5"/>
          </table:table-cell>
          <table:table-cell table:style-name="表格17.A5" office:value-type="string">
            <text:p text:style-name="P5">1</text:p>
          </table:table-cell>
          <table:table-cell table:style-name="表格17.A3" office:value-type="string">
            <text:p text:style-name="P5"/>
          </table:table-cell>
          <table:table-cell table:style-name="表格17.J11" office:value-type="string">
            <text:p text:style-name="P5">1</text:p>
          </table:table-cell>
        </table:table-row>
        <table:table-row table:style-name="表格17.1">
          <table:table-cell table:style-name="表格17.A1"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5" office:value-type="string">
            <text:p text:style-name="P5">0</text:p>
          </table:table-cell>
          <table:table-cell table:style-name="表格17.A3"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row>
        <table:table-row table:style-name="表格17.1">
          <table:table-cell table:style-name="表格17.A1" office:value-type="string">
            <text:p text:style-name="P5"/>
          </table:table-cell>
          <table:table-cell table:style-name="表格17.A3" office:value-type="string">
            <text:p text:style-name="P5">1</text:p>
          </table:table-cell>
          <table:table-cell table:style-name="表格17.A3"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row>
        <table:table-row table:style-name="表格17.1">
          <table:table-cell table:style-name="表格17.A1" office:value-type="string">
            <text:p text:style-name="P18"><draw:frame draw:style-name="fr1" draw:name="框架162" text:anchor-type="char" svg:x="7.324cm" svg:y="0.457cm" svg:width="1.588cm" svg:height="0.953cm" draw:z-index="790"><draw:text-box><text:p text:style-name="Standard"><text:span text:style-name="T1">B</text:span><text:span text:style-name="T17">max</text:span></text:p></draw:text-box></draw:frame></text:p>
          </table:table-cell>
          <table:table-cell table:style-name="表格17.A2" office:value-type="string">
            <text:p text:style-name="P5">1</text:p>
          </table:table-cell>
          <table:table-cell table:style-name="表格17.A3"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row>
        <table:table-row table:style-name="表格17.1">
          <table:table-cell table:style-name="表格17.A1" office:value-type="string">
            <text:p text:style-name="P18"><draw:custom-shape text:anchor-type="char" draw:z-index="796" draw:style-name="gr1" draw:text-style-name="P57" svg:width="1.377cm" svg:height="0.953cm" svg:x="2.455cm" svg:y="0.439cm"><text:p text:style-name="P57"><text:span text:style-name="T32">C</text:span><text:span text:style-name="T35">min</text:span></text:p><draw:enhanced-geometry svg:viewBox="0 0 21600 21600" draw:type="mso-spt41" draw:modifiers="29963 -4200 17031 11040 41265 -12560 47250 -9000"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able:table-cell>
          <table:table-cell table:style-name="表格17.A3" office:value-type="string">
            <text:p text:style-name="P25"></text:p>
          </table:table-cell>
          <table:table-cell table:style-name="表格17.A3"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row>
        <table:table-row table:style-name="表格17.1">
          <table:table-cell table:style-name="表格17.A1" office:value-type="string">
            <text:p text:style-name="P18"><draw:frame draw:style-name="fr3" draw:name="框架163" text:anchor-type="char" svg:x="5.948cm" svg:y="0.356cm" svg:width="4.53cm" svg:height="1.018cm" draw:z-index="791"><draw:text-box><text:p text:style-name="Standard">｜<text:span text:style-name="T1">A</text:span><text:span text:style-name="T17">max</text:span>｜＝｜<text:span text:style-name="T1">B</text:span><text:span text:style-name="T17">max</text:span>｜</text:p></draw:text-box></draw:frame></text:p>
          </table:table-cell>
          <table:table-cell table:style-name="表格17.A5" office:value-type="string">
            <text:p text:style-name="P5">1</text:p>
          </table:table-cell>
          <table:table-cell table:style-name="表格17.A3"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cell table:style-name="表格17.A1" office:value-type="string">
            <text:p text:style-name="P5"/>
          </table:table-cell>
        </table:table-row>
      </table:table>
      <text:p text:style-name="Standard"/>
      <text:p text:style-name="Standard"/>
      <text:p text:style-name="P16"><draw:frame draw:style-name="fr2" draw:name="框架164" text:anchor-type="char" svg:x="1.672cm" svg:y="0.57cm" svg:width="11.345cm" svg:height="0.688cm" draw:z-index="794"><draw:text-box><text:p text:style-name="Standard">Figure 23 <text:s/>In figure 22, after swap a 0 in <text:span text:style-name="T1">U</text:span> and a 1 in <text:span text:style-name="T1">H</text:span><text:span text:style-name="T17">p</text:span>.</text:p></draw:text-box></draw:frame></text:p>
      <text:p text:style-name="Standard"/>
      <text:p text:style-name="Standard"/>
      <text:p text:style-name="本文縮排_20_2">All the four case, we can adjust the position of 0s and 1s, and let the number of 0s in column W of the second stage of sorting network. The theorem 3 is be proved.</text:p>
      <text:p text:style-name="P37">Q.E.D.</text:p>
      <text:p text:style-name="P6"/>
      <text:p text:style-name="P10"><text:span text:style-name="T2">Theorem 4: </text:span>If the three stage of sorting network, depicted as figure 24, can do the sorting correctly, then at least have a column in the third stage of sorting network have a column which column size is greater than <text:span text:style-name="T1">n</text:span> <text:span text:style-name="T12"></text:span> 2<draw:frame draw:style-name="fr26" draw:name="物件347" text:anchor-type="as-char" svg:width="0.564cm" svg:height="0.706cm" draw:z-index="390"><draw:object-ole xlink:href="./Object 347" xlink:type="simple" xlink:show="embed" xlink:actuate="onLoad"/><draw:image xlink:href="./ObjectReplacements/Object 347" xlink:type="simple" xlink:show="embed" xlink:actuate="onLoad"/></draw:frame> (<text:span text:style-name="T1">U </text:span>is the maximum column in <text:soft-page-break/>the first stage of sorting).</text:p>
      <text:p text:style-name="P17"><draw:custom-shape text:anchor-type="char" draw:z-index="801" draw:style-name="gr3" draw:text-style-name="P59" svg:width="13.135cm" svg:height="2.955cm" svg:x="0.635cm" svg:y="0.318cm"><text:p text:style-name="P59"><text:span text:style-name="T31">There are </text:span><text:span text:style-name="T32">s</text:span><text:span text:style-name="T31"> columns in first stage, </text:span><text:span text:style-name="T32">s</text:span><text:span text:style-name="T34"></text:span><text:span text:style-name="T31"> columns in second stage, </text:span><text:span text:style-name="T32">s</text:span><text:span text:style-name="T34"></text:span><text:span text:style-name="T32"> </text:span><text:span text:style-name="T31">columns in third stage. Each column-size (</text:span><text:span text:style-name="T36"></text:span><text:span text:style-name="T31"> 1) could be different. The maximum column size in first stage is less than</text:span><text:span text:style-name="T31">.</text:span></text:p><draw:enhanced-geometry svg:viewBox="0 0 21600 21600" draw:glue-points="10800 0 0 10800 10800 21600 21600 10800 ?f40 ?f41" draw:text-areas="0 0 21600 21600" draw:type="rectangular-callout" draw:modifiers="2434 270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p text:style-name="P6"/>
      <text:p text:style-name="P6"/>
      <text:p text:style-name="P17"><draw:frame draw:style-name="fr2" draw:name="框架165" text:anchor-type="char" svg:x="0.402cm" svg:y="3.298cm" svg:width="0.69cm" svg:height="1.991cm" draw:z-index="832"><draw:text-box><text:p text:style-name="Standard">&lt;<draw:frame draw:style-name="fr17" draw:name="物件348" text:anchor-type="as-char" svg:width="0.423cm" svg:height="1.094cm" draw:z-index="847"><draw:object-ole xlink:href="./Object 348" xlink:type="simple" xlink:show="embed" xlink:actuate="onLoad"/><draw:image xlink:href="./ObjectReplacements/Object 348" xlink:type="simple" xlink:show="embed" xlink:actuate="onLoad"/></draw:frame></text:p></draw:text-box></draw:frame><draw:custom-shape text:anchor-type="char" draw:z-index="831" draw:style-name="gr13" draw:text-style-name="P57" svg:width="0.317cm" svg:height="2.751cm" svg:x="1.018cm" svg:y="2.85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8" draw:name="框架166" text:anchor-type="char" svg:x="1.439cm" svg:y="1.854cm" svg:width="0.69cm" svg:height="0.808cm" draw:z-index="830"><draw:text-box><text:p text:style-name="P23"></text:p></draw:text-box></draw:frame><draw:custom-shape text:anchor-type="char" draw:z-index="829" draw:style-name="gr13" draw:text-style-name="P57" svg:width="0.692cm" svg:height="7.67cm" svg:x="12.405cm" svg:y="0.2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827" draw:style-name="gr13" draw:text-style-name="P57" svg:width="0.69cm" svg:height="7.67cm" svg:x="7.489cm" svg:y="0.2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825" draw:style-name="gr13" draw:text-style-name="P57" svg:width="0.69cm" svg:height="7.67cm" svg:x="2.891cm" svg:y="0.2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8" draw:name="框架167" text:anchor-type="char" svg:x="10.91cm" svg:y="4.537cm" svg:width="0.69cm" svg:height="1.392cm" draw:z-index="824"><draw:text-box><text:p text:style-name="P23"></text:p></draw:text-box></draw:frame><draw:frame draw:style-name="fr12" draw:name="框架168" text:anchor-type="char" svg:x="10.751cm" svg:y="6.047cm" svg:width="0.923cm" svg:height="1.815cm" draw:z-index="823"><draw:text-box><text:p text:style-name="P31">sorter</text:p><text:p text:style-name="P4"><text:span text:style-name="T27">s</text:span><text:span text:style-name="T16"></text:span></text:p></draw:text-box></draw:frame><draw:frame draw:style-name="fr12" draw:name="框架169" text:anchor-type="char" svg:x="10.751cm" svg:y="2.741cm" svg:width="0.923cm" svg:height="1.812cm" draw:z-index="822"><draw:text-box><text:p text:style-name="P31">sorter</text:p><text:p text:style-name="P31">2</text:p></draw:text-box></draw:frame><draw:frame draw:style-name="fr12" draw:name="框架170" text:anchor-type="char" svg:x="10.751cm" svg:y="0.67cm" svg:width="0.923cm" svg:height="1.817cm" draw:z-index="821"><draw:text-box><text:p text:style-name="P31">sorter</text:p><text:p text:style-name="P31">1</text:p></draw:text-box></draw:frame><draw:custom-shape text:anchor-type="char" draw:z-index="820" draw:style-name="gr10" draw:text-style-name="P57" svg:width="2.416cm" svg:height="7.67cm" svg:x="9.961cm" svg:y="0.353cm"><text:p/><draw:enhanced-geometry svg:viewBox="0 0 21600 21600" draw:type="rectangle" draw:enhanced-path="M 0 0 L 21600 0 21600 21600 0 21600 0 0 Z N"/></draw:custom-shape><draw:frame draw:style-name="fr8" draw:name="框架171" text:anchor-type="char" svg:x="6.011cm" svg:y="4.501cm" svg:width="0.691cm" svg:height="1.392cm" draw:z-index="819"><draw:text-box><text:p text:style-name="P23"></text:p></draw:text-box></draw:frame><draw:frame draw:style-name="fr12" draw:name="框架172" text:anchor-type="char" svg:x="5.853cm" svg:y="6.011cm" svg:width="0.924cm" svg:height="1.813cm" draw:z-index="818"><draw:text-box><text:p text:style-name="P31">sorter</text:p><text:p text:style-name="P4"><text:span text:style-name="T27">s</text:span><text:span text:style-name="T16"></text:span></text:p></draw:text-box></draw:frame><draw:frame draw:style-name="fr12" draw:name="框架173" text:anchor-type="char" svg:x="5.853cm" svg:y="2.706cm" svg:width="0.924cm" svg:height="1.813cm" draw:z-index="817"><draw:text-box><text:p text:style-name="P31">sorter</text:p><text:p text:style-name="P31">2</text:p></draw:text-box></draw:frame><draw:frame draw:style-name="fr12" draw:name="框架174" text:anchor-type="char" svg:x="5.853cm" svg:y="0.639cm" svg:width="0.924cm" svg:height="1.812cm" draw:z-index="816"><draw:text-box><text:p text:style-name="P31">sorter</text:p><text:p text:style-name="P31">1</text:p></draw:text-box></draw:frame><draw:custom-shape text:anchor-type="char" draw:z-index="815" draw:style-name="gr10" draw:text-style-name="P57" svg:width="2.414cm" svg:height="7.672cm" svg:x="5.064cm" svg:y="0.316cm"><text:p/><draw:enhanced-geometry svg:viewBox="0 0 21600 21600" draw:type="rectangle" draw:enhanced-path="M 0 0 L 21600 0 21600 21600 0 21600 0 0 Z N"/></draw:custom-shape><draw:frame draw:style-name="fr8" draw:name="框架175" text:anchor-type="char" svg:x="1.49cm" svg:y="5.674cm" svg:width="0.69cm" svg:height="0.808cm" draw:z-index="814"><draw:text-box><text:p text:style-name="P23"></text:p></draw:text-box></draw:frame><draw:frame draw:style-name="fr13" draw:name="框架176" text:anchor-type="char" svg:x="1.353cm" svg:y="6.461cm" svg:width="0.923cm" svg:height="1.342cm" draw:z-index="813"><draw:text-box><text:p text:style-name="P31">sorter</text:p><text:p text:style-name="P32">s</text:p></draw:text-box></draw:frame><draw:frame draw:style-name="fr12" draw:name="框架177" text:anchor-type="char" svg:x="1.332cm" svg:y="2.768cm" svg:width="0.923cm" svg:height="2.893cm" draw:z-index="812"><draw:text-box><text:p text:style-name="P31">sorter</text:p><text:p text:style-name="P56">U</text:p></draw:text-box></draw:frame><draw:frame draw:style-name="fr13" draw:name="框架178" text:anchor-type="char" svg:x="1.353cm" svg:y="0.614cm" svg:width="0.923cm" svg:height="1.203cm" draw:z-index="811"><draw:text-box><text:p text:style-name="P31">sorter</text:p><text:p text:style-name="P31">1</text:p></draw:text-box></draw:frame><draw:line text:anchor-type="char" draw:z-index="810" draw:style-name="gr12" draw:text-style-name="P58" svg:x1="5.105cm" svg:y1="5.177cm" svg:x2="8.897cm" svg:y2="7.267cm"><text:p/></draw:line><draw:frame draw:style-name="fr2" draw:name="框架179" text:anchor-type="char" svg:x="7.548cm" svg:y="5.764cm" svg:width="2.069cm" svg:height="1.397cm" draw:z-index="809"><draw:text-box><text:p text:style-name="Standard">任意的map</text:p></draw:text-box></draw:frame><draw:frame draw:style-name="fr2" draw:name="框架180" text:anchor-type="char" svg:x="3.034cm" svg:y="5.764cm" svg:width="2.071cm" svg:height="1.397cm" draw:z-index="808"><draw:text-box><text:p text:style-name="Standard">任意的map</text:p></draw:text-box></draw:frame><draw:line text:anchor-type="char" draw:z-index="807" draw:style-name="gr11" draw:text-style-name="P58" svg:x1="7.548cm" svg:y1="7.299cm" svg:x2="9.961cm" svg:y2="7.299cm"><text:p/></draw:line><draw:line text:anchor-type="char" draw:z-index="806" draw:style-name="gr11" draw:text-style-name="P58" svg:x1="2.977cm" svg:y1="7.299cm" svg:x2="5.046cm" svg:y2="7.299cm"><text:p/></draw:line><draw:custom-shape text:anchor-type="char" draw:z-index="805" draw:style-name="gr10" draw:text-style-name="P57" svg:width="2.416cm" svg:height="7.67cm" svg:x="0.563cm" svg:y="0.295cm"><text:p/><draw:enhanced-geometry svg:viewBox="0 0 21600 21600" draw:type="rectangle" draw:enhanced-path="M 0 0 L 21600 0 21600 21600 0 21600 0 0 Z N"/></draw:custom-shape></text:p>
      <text:p text:style-name="P6"/>
      <text:p text:style-name="P6"/>
      <text:p text:style-name="P17"><draw:frame draw:style-name="fr2" draw:name="框架181" text:anchor-type="char" svg:x="13.28cm" svg:y="0.635cm" svg:width="2.51cm" svg:height="0.609cm" draw:z-index="802"><draw:text-box><text:p text:style-name="Standard"><text:span text:style-name="T1">s</text:span><text:span text:style-name="T13"></text:span><text:span text:style-name="T1"> <text:s/></text:span>column</text:p></draw:text-box></draw:frame><draw:frame draw:style-name="fr2" draw:name="框架182" text:anchor-type="char" svg:x="8.324cm" svg:y="0.318cm" svg:width="1.667cm" svg:height="1.536cm" draw:z-index="828"><draw:text-box><text:p text:style-name="Standard"><text:span text:style-name="T1">s</text:span><text:span text:style-name="T13"></text:span><text:span text:style-name="T1"> </text:span>column</text:p><text:p text:style-name="Standard"><text:span text:style-name="T1">s</text:span><text:span text:style-name="T13"></text:span> &gt; 1</text:p></draw:text-box></draw:frame></text:p>
      <text:p text:style-name="P17"><draw:frame draw:style-name="fr2" draw:name="框架183" text:anchor-type="char" svg:x="3.789cm" svg:y="0cm" svg:width="1.854cm" svg:height="0.674cm" draw:z-index="826"><draw:text-box><text:p text:style-name="Standard"><text:span text:style-name="T1">S</text:span> column</text:p></draw:text-box></draw:frame></text:p>
      <text:p text:style-name="P6"/>
      <text:p text:style-name="P6"/>
      <text:p text:style-name="P6"/>
      <text:p text:style-name="P17"><draw:frame draw:style-name="fr2" draw:name="框架184" text:anchor-type="char" svg:x="9.79cm" svg:y="0.432cm" svg:width="2.932cm" svg:height="0.838cm" draw:z-index="804"><draw:text-box><text:p text:style-name="P4">Third stage</text:p></draw:text-box></draw:frame><draw:frame draw:style-name="fr2" draw:name="框架185" text:anchor-type="char" svg:x="4.845cm" svg:y="0.432cm" svg:width="2.932cm" svg:height="0.838cm" draw:z-index="803"><draw:text-box><text:p text:style-name="P4">Second stage</text:p></draw:text-box></draw:frame><draw:frame draw:style-name="fr2" draw:name="框架186" text:anchor-type="char" svg:x="0.275cm" svg:y="0.437cm" svg:width="2.932cm" svg:height="0.833cm" draw:z-index="799"><draw:text-box><text:p text:style-name="P4">First stage</text:p></draw:text-box></draw:frame></text:p>
      <text:p text:style-name="P6"/>
      <text:p text:style-name="P17"><draw:frame draw:style-name="fr2" draw:name="框架187" text:anchor-type="char" svg:x="3.175cm" svg:y="0.078cm" svg:width="7.62cm" svg:height="0.78cm" draw:z-index="800"><draw:text-box><text:p text:style-name="Standard">Figure 24 <text:s/>three stage of column sort</text:p></draw:text-box></draw:frame></text:p>
      <text:p text:style-name="P6"/>
      <text:p text:style-name="P10"><text:span text:style-name="T2">Proof: </text:span>Assume each column of the third stage of sorting network is less or equal to <text:s/><text:span text:style-name="T1">n</text:span> <text:span text:style-name="T12"></text:span> 2<draw:frame draw:style-name="fr26" draw:name="物件349" text:anchor-type="as-char" svg:width="0.564cm" svg:height="0.706cm" draw:z-index="356"><draw:object-ole xlink:href="./Object 349" xlink:type="simple" xlink:show="embed" xlink:actuate="onLoad"/><draw:image xlink:href="./ObjectReplacements/Object 349" xlink:type="simple" xlink:show="embed" xlink:actuate="onLoad"/></draw:frame>, and it can do the sorting correctly. Let there are <text:span text:style-name="T1">s</text:span><text:span text:style-name="T13"></text:span> column in the third stage of sorting network. The column size in the third stage of sorting network is less or equal to <text:span text:style-name="T1">n</text:span> <text:span text:style-name="T12"></text:span> 2<draw:frame draw:style-name="fr26" draw:name="物件350" text:anchor-type="as-char" svg:width="0.564cm" svg:height="0.706cm" draw:z-index="357"><draw:object-ole xlink:href="./Object 350" xlink:type="simple" xlink:show="embed" xlink:actuate="onLoad"/><draw:image xlink:href="./ObjectReplacements/Object 350" xlink:type="simple" xlink:show="embed" xlink:actuate="onLoad"/></draw:frame>, so no column include the <draw:frame draw:style-name="fr26" draw:name="物件351" text:anchor-type="as-char" svg:width="0.564cm" svg:height="0.706cm" draw:z-index="358"><draw:object-ole xlink:href="./Object 351" xlink:type="simple" xlink:show="embed" xlink:actuate="onLoad"/><draw:image xlink:href="./ObjectReplacements/Object 351" xlink:type="simple" xlink:show="embed" xlink:actuate="onLoad"/></draw:frame>th output line and the <text:span text:style-name="T1">n</text:span> <text:span text:style-name="T12"></text:span><draw:frame draw:style-name="fr26" draw:name="物件352" text:anchor-type="as-char" svg:width="0.564cm" svg:height="0.706cm" draw:z-index="359"><draw:object-ole xlink:href="./Object 352" xlink:type="simple" xlink:show="embed" xlink:actuate="onLoad"/><draw:image xlink:href="./ObjectReplacements/Object 352" xlink:type="simple" xlink:show="embed" xlink:actuate="onLoad"/></draw:frame>th output line both. Let column <text:span text:style-name="T1">i</text:span> include the <draw:frame draw:style-name="fr26" draw:name="物件353" text:anchor-type="as-char" svg:width="0.564cm" svg:height="0.706cm" draw:z-index="360"><draw:object-ole xlink:href="./Object 353" xlink:type="simple" xlink:show="embed" xlink:actuate="onLoad"/><draw:image xlink:href="./ObjectReplacements/Object 353" xlink:type="simple" xlink:show="embed" xlink:actuate="onLoad"/></draw:frame>th output line, we can merge the column <text:soft-page-break/>i and those columns which is above column <text:span text:style-name="T1">i</text:span> into a column, and merge the other columns into another column, depict as figure 25. After this merge, the third stage of sorting network can be replaced with two columns and sorting correctly, depict as figure 5. But according theorem 3, the network depict as figure 5 can’t sorting correctly. So if the network can do the sorting correctly, it have a column at least in the third stage of sorting network is greater of equal to <text:span text:style-name="T1">n</text:span> <text:span text:style-name="T12"></text:span> 2<draw:frame draw:style-name="fr26" draw:name="物件354" text:anchor-type="as-char" svg:width="0.564cm" svg:height="0.706cm" draw:z-index="389"><draw:object-ole xlink:href="./Object 354" xlink:type="simple" xlink:show="embed" xlink:actuate="onLoad"/><draw:image xlink:href="./ObjectReplacements/Object 354" xlink:type="simple" xlink:show="embed" xlink:actuate="onLoad"/></draw:frame>.</text:p>
      <text:p text:style-name="P13">Q.E.D.</text:p>
      <text:p text:style-name="P6"/>
      <text:p text:style-name="P17"><draw:custom-shape text:anchor-type="char" draw:z-index="907" draw:style-name="gr13" draw:text-style-name="P57" svg:width="0.371cm" svg:height="1.906cm" svg:x="2.752cm" svg:y="8.19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4" draw:name="框架188" text:anchor-type="char" svg:x="-0.148cm" svg:y="8.742cm" svg:width="3.605cm" svg:height="0.953cm" draw:z-index="906"><draw:text-box><text:p text:style-name="Standard"><text:span text:style-name="T23">大小 &lt; </text:span><text:span text:style-name="T24">n</text:span><text:span text:style-name="T23"> - 2</text:span><text:span text:style-name="T15"></text:span><text:span text:style-name="T24">U</text:span><text:span text:style-name="T15"></text:span></text:p></draw:text-box></draw:frame><draw:custom-shape text:anchor-type="char" draw:z-index="905" draw:style-name="gr13" draw:text-style-name="P57" svg:width="0.371cm" svg:height="1.906cm" svg:x="2.752cm" svg:y="5.65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4" draw:name="框架189" text:anchor-type="char" svg:x="-0.148cm" svg:y="6.202cm" svg:width="3.605cm" svg:height="0.953cm" draw:z-index="904"><draw:text-box><text:p text:style-name="Standard"><text:span text:style-name="T23">size &lt; </text:span><text:span text:style-name="T24">n</text:span><text:span text:style-name="T23"> - 2</text:span><text:span text:style-name="T15"></text:span><text:span text:style-name="T24">U</text:span><text:span text:style-name="T15"></text:span></text:p></draw:text-box></draw:frame><draw:custom-shape text:anchor-type="char" draw:z-index="903" draw:style-name="gr13" draw:text-style-name="P57" svg:width="0.371cm" svg:height="1.906cm" svg:x="2.752cm" svg:y="3.42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4" draw:name="框架190" text:anchor-type="char" svg:x="-0.148cm" svg:y="3.979cm" svg:width="3.605cm" svg:height="0.953cm" draw:z-index="902"><draw:text-box><text:p text:style-name="Standard"><text:span text:style-name="T23">size &lt; </text:span><text:span text:style-name="T24">n</text:span><text:span text:style-name="T23"> - 2</text:span><text:span text:style-name="T15"></text:span><text:span text:style-name="T24">U</text:span><text:span text:style-name="T15"></text:span></text:p></draw:text-box></draw:frame><draw:frame draw:style-name="fr14" draw:name="框架191" text:anchor-type="char" svg:x="11.748cm" svg:y="8.758cm" svg:width="3.605cm" svg:height="0.982cm" draw:z-index="900"><draw:text-box><text:p text:style-name="Standard">size &gt; <text:span text:style-name="T12"></text:span><text:span text:style-name="T1">U</text:span><text:span text:style-name="T12"></text:span></text:p></draw:text-box></draw:frame><draw:custom-shape text:anchor-type="char" draw:z-index="899" draw:style-name="gr13" draw:text-style-name="P57" svg:width="0.742cm" svg:height="2.71cm" svg:x="11.345cm" svg:y="7.93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14" draw:name="框架192" text:anchor-type="char" svg:x="11.748cm" svg:y="4.847cm" svg:width="3.605cm" svg:height="0.953cm" draw:z-index="898"><draw:text-box><text:p text:style-name="Standard"><text:span text:style-name="T23">size &lt; </text:span><text:span text:style-name="T24">n</text:span><text:span text:style-name="T23"> - </text:span><text:span text:style-name="T15"></text:span><text:span text:style-name="T24">U</text:span><text:span text:style-name="T15"></text:span></text:p></draw:text-box></draw:frame><draw:custom-shape text:anchor-type="char" draw:z-index="897" draw:style-name="gr13" draw:text-style-name="P57" svg:width="0.742cm" svg:height="4.446cm" svg:x="11.345cm" svg:y="3.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14" draw:name="框架193" text:anchor-type="char" svg:x="10.601cm" svg:y="9.257cm" svg:width="0.741cm" svg:height="0.868cm" draw:z-index="895"><draw:text-box><text:p text:style-name="P23"></text:p></draw:text-box></draw:frame><draw:frame draw:style-name="fr14" draw:name="框架194" text:anchor-type="char" svg:x="3.75cm" svg:y="5.094cm" svg:width="0.7cm" svg:height="0.847cm" draw:z-index="893"><draw:text-box><text:p text:style-name="P2"></text:p></draw:text-box></draw:frame><draw:frame draw:style-name="fr14" draw:name="框架195" text:anchor-type="char" svg:x="3.75cm" svg:y="7.461cm" svg:width="0.7cm" svg:height="0.843cm" draw:z-index="892"><draw:text-box><text:p text:style-name="P2"></text:p></draw:text-box></draw:frame><draw:frame draw:style-name="fr14" draw:name="框架196" text:anchor-type="char" svg:x="4.302cm" svg:y="4.265cm" svg:width="0.861cm" svg:height="0.841cm" draw:z-index="891"><draw:text-box><text:p text:style-name="P2"></text:p></draw:text-box></draw:frame><draw:frame draw:style-name="fr14" draw:name="框架197" text:anchor-type="char" svg:x="3.078cm" svg:y="4.286cm" svg:width="0.861cm" svg:height="0.841cm" draw:z-index="890"><draw:text-box><text:p text:style-name="P2"></text:p></draw:text-box></draw:frame><draw:frame draw:style-name="fr14" draw:name="框架198" text:anchor-type="char" svg:x="3.122cm" svg:y="6.495cm" svg:width="0.861cm" svg:height="0.841cm" draw:z-index="889"><draw:text-box><text:p text:style-name="P2"></text:p></draw:text-box></draw:frame><draw:frame draw:style-name="fr14" draw:name="框架199" text:anchor-type="char" svg:x="3.124cm" svg:y="9.082cm" svg:width="0.859cm" svg:height="0.841cm" draw:z-index="888"><draw:text-box><text:p text:style-name="P2"></text:p></draw:text-box></draw:frame><draw:frame draw:style-name="fr14" draw:name="框架200" text:anchor-type="char" svg:x="4.348cm" svg:y="9.061cm" svg:width="0.861cm" svg:height="0.841cm" draw:z-index="887"><draw:text-box><text:p text:style-name="P2"></text:p></draw:text-box></draw:frame><draw:frame draw:style-name="fr14" draw:name="框架201" text:anchor-type="char" svg:x="4.369cm" svg:y="6.41cm" svg:width="0.861cm" svg:height="0.841cm" draw:z-index="886"><draw:text-box><text:p text:style-name="P2"></text:p></draw:text-box></draw:frame><draw:line text:anchor-type="char" draw:z-index="885" draw:style-name="gr13" draw:text-style-name="P58" svg:x1="3.251cm" svg:y1="9.768cm" svg:x2="3.75cm" svg:y2="9.77cm"><text:p/></draw:line><draw:line text:anchor-type="char" draw:z-index="884" draw:style-name="gr13" draw:text-style-name="P58" svg:x1="3.251cm" svg:y1="9.059cm" svg:x2="3.75cm" svg:y2="9.061cm"><text:p/></draw:line><draw:line text:anchor-type="char" draw:z-index="883" draw:style-name="gr13" draw:text-style-name="P58" svg:x1="3.251cm" svg:y1="8.481cm" svg:x2="3.75cm" svg:y2="8.483cm"><text:p/></draw:line><draw:line text:anchor-type="char" draw:z-index="882" draw:style-name="gr13" draw:text-style-name="P58" svg:x1="4.45cm" svg:y1="9.848cm" svg:x2="5.08cm" svg:y2="9.85cm"><text:p/></draw:line><draw:line text:anchor-type="char" draw:z-index="881" draw:style-name="gr13" draw:text-style-name="P58" svg:x1="4.45cm" svg:y1="9.112cm" svg:x2="5.08cm" svg:y2="9.114cm"><text:p/></draw:line><draw:line text:anchor-type="char" draw:z-index="880" draw:style-name="gr13" draw:text-style-name="P58" svg:x1="4.45cm" svg:y1="8.481cm" svg:x2="5.08cm" svg:y2="8.483cm"><text:p/></draw:line><draw:frame draw:style-name="fr15" draw:name="框架202" text:anchor-type="char" svg:x="3.724cm" svg:y="8.297cm" svg:width="0.753cm" svg:height="1.813cm" draw:z-index="879"><draw:text-box><text:p text:style-name="P31">sorter</text:p><text:p text:style-name="P4"><text:span text:style-name="T27">s</text:span><text:span text:style-name="T16"></text:span></text:p></draw:text-box></draw:frame><draw:line text:anchor-type="char" draw:z-index="878" draw:style-name="gr13" draw:text-style-name="P58" svg:x1="3.251cm" svg:y1="7.382cm" svg:x2="3.75cm" svg:y2="7.384cm"><text:p/></draw:line><draw:line text:anchor-type="char" draw:z-index="877" draw:style-name="gr13" draw:text-style-name="P58" svg:x1="3.251cm" svg:y1="6.461cm" svg:x2="3.75cm" svg:y2="6.463cm"><text:p/></draw:line><draw:line text:anchor-type="char" draw:z-index="876" draw:style-name="gr13" draw:text-style-name="P58" svg:x1="3.251cm" svg:y1="5.935cm" svg:x2="3.75cm" svg:y2="5.937cm"><text:p/></draw:line><draw:line text:anchor-type="char" draw:z-index="875" draw:style-name="gr13" draw:text-style-name="P58" svg:x1="4.45cm" svg:y1="7.303cm" svg:x2="5.08cm" svg:y2="7.305cm"><text:p/></draw:line><draw:line text:anchor-type="char" draw:z-index="874" draw:style-name="gr13" draw:text-style-name="P58" svg:x1="4.45cm" svg:y1="6.461cm" svg:x2="5.08cm" svg:y2="6.463cm"><text:p/></draw:line><draw:line text:anchor-type="char" draw:z-index="873" draw:style-name="gr13" draw:text-style-name="P58" svg:x1="4.45cm" svg:y1="5.935cm" svg:x2="5.078cm" svg:y2="5.937cm"><text:p/></draw:line><draw:frame draw:style-name="fr5" draw:name="框架203" text:anchor-type="char" svg:x="3.724cm" svg:y="5.752cm" svg:width="0.753cm" svg:height="1.813cm" draw:z-index="872"><draw:text-box><text:p text:style-name="P31">sorter</text:p><text:p text:style-name="P32">i</text:p></draw:text-box></draw:frame><draw:line text:anchor-type="char" draw:z-index="871" draw:style-name="gr13" draw:text-style-name="P58" svg:x1="3.251cm" svg:y1="5.055cm" svg:x2="3.75cm" svg:y2="5.057cm"><text:p/></draw:line><draw:line text:anchor-type="char" draw:z-index="870" draw:style-name="gr13" draw:text-style-name="P58" svg:x1="3.251cm" svg:y1="4.17cm" svg:x2="3.75cm" svg:y2="4.172cm"><text:p/></draw:line><draw:line text:anchor-type="char" draw:z-index="869" draw:style-name="gr13" draw:text-style-name="P58" svg:x1="3.251cm" svg:y1="3.591cm" svg:x2="3.75cm" svg:y2="3.593cm"><text:p/></draw:line><draw:line text:anchor-type="char" draw:z-index="868" draw:style-name="gr13" draw:text-style-name="P58" svg:x1="4.45cm" svg:y1="5.126cm" svg:x2="5.08cm" svg:y2="5.128cm"><text:p/></draw:line><draw:line text:anchor-type="char" draw:z-index="867" draw:style-name="gr13" draw:text-style-name="P58" svg:x1="4.45cm" svg:y1="4.191cm" svg:x2="5.078cm" svg:y2="4.193cm"><text:p/></draw:line><draw:line text:anchor-type="char" draw:z-index="866" draw:style-name="gr13" draw:text-style-name="P58" svg:x1="4.45cm" svg:y1="3.598cm" svg:x2="5.078cm" svg:y2="3.6cm"><text:p/></draw:line><draw:frame draw:style-name="fr15" draw:name="框架204" text:anchor-type="char" svg:x="3.724cm" svg:y="3.41cm" svg:width="0.753cm" svg:height="1.812cm" draw:z-index="865"><draw:text-box><text:p text:style-name="P3">sorter</text:p><text:p text:style-name="P3">1</text:p></draw:text-box></draw:frame><draw:frame draw:style-name="fr14" draw:name="框架205" text:anchor-type="char" svg:x="8.911cm" svg:y="5.292cm" svg:width="0.741cm" svg:height="0.868cm" draw:z-index="864"><draw:text-box><text:p text:style-name="P23"></text:p></draw:text-box></draw:frame><draw:frame draw:style-name="fr14" draw:name="框架206" text:anchor-type="char" svg:x="10.601cm" svg:y="5.313cm" svg:width="0.741cm" svg:height="0.868cm" draw:z-index="863"><draw:text-box><text:p text:style-name="P23"></text:p></draw:text-box></draw:frame><draw:frame draw:style-name="fr14" draw:name="框架207" text:anchor-type="char" svg:x="8.932cm" svg:y="9.257cm" svg:width="0.741cm" svg:height="0.868cm" draw:z-index="862"><draw:text-box><text:p text:style-name="P23"></text:p></draw:text-box></draw:frame><draw:custom-shape text:anchor-type="char" draw:z-index="859" draw:style-name="gr22" draw:text-style-name="P59" svg:width="3.804cm" svg:height="1.62cm" svg:x="4.128cm" svg:y="0.677cm"><text:p text:style-name="P59"><text:span text:style-name="T31">Include the </text:span><text:span text:style-name="T36"></text:span><text:span text:style-name="T32">U</text:span><text:span text:style-name="T34"></text:span><text:span text:style-name="T31">th output line</text:span></text:p><draw:enhanced-geometry svg:viewBox="0 0 21600 21600" draw:glue-points="10800 0 0 10800 10800 21600 21600 10800 ?f40 ?f41" draw:text-areas="0 0 21600 21600" draw:type="rectangular-callout" draw:modifiers="1999 666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char" draw:z-index="858" draw:style-name="gr13" draw:text-style-name="P58" svg:x1="10.601cm" svg:y1="8.186cm" svg:x2="11.404cm" svg:y2="8.188cm"><text:p/></draw:line><draw:line text:anchor-type="char" draw:z-index="857" draw:style-name="gr13" draw:text-style-name="P58" svg:x1="10.601cm" svg:y1="8.987cm" svg:x2="11.404cm" svg:y2="8.989cm"><text:p/></draw:line><draw:line text:anchor-type="char" draw:z-index="856" draw:style-name="gr13" draw:text-style-name="P58" svg:x1="10.601cm" svg:y1="10.287cm" svg:x2="11.404cm" svg:y2="10.289cm"><text:p/></draw:line><draw:line text:anchor-type="char" draw:z-index="855" draw:style-name="gr13" draw:text-style-name="P58" svg:x1="8.802cm" svg:y1="10.287cm" svg:x2="9.605cm" svg:y2="10.289cm"><text:p/></draw:line><draw:line text:anchor-type="char" draw:z-index="854" draw:style-name="gr13" draw:text-style-name="P58" svg:x1="8.802cm" svg:y1="8.987cm" svg:x2="9.605cm" svg:y2="8.989cm"><text:p/></draw:line><draw:line text:anchor-type="char" draw:z-index="853" draw:style-name="gr13" draw:text-style-name="P58" svg:x1="8.802cm" svg:y1="8.192cm" svg:x2="9.605cm" svg:y2="8.194cm"><text:p/></draw:line><draw:custom-shape text:anchor-type="char" draw:z-index="852" draw:style-name="gr13" draw:text-style-name="P57" svg:width="1.001cm" svg:height="2.784cm" svg:x="9.601cm" svg:y="7.853cm"><text:p/><draw:enhanced-geometry svg:viewBox="0 0 21600 21600" draw:type="rectangle" draw:enhanced-path="M 0 0 L 21600 0 21600 21600 0 21600 0 0 Z N"/></draw:custom-shape><draw:line text:anchor-type="char" draw:z-index="851" draw:style-name="gr13" draw:text-style-name="P58" svg:x1="10.601cm" svg:y1="7.186cm" svg:x2="11.404cm" svg:y2="7.188cm"><text:p/></draw:line><draw:line text:anchor-type="char" draw:z-index="850" draw:style-name="gr13" draw:text-style-name="P58" svg:x1="10.601cm" svg:y1="4.038cm" svg:x2="11.404cm" svg:y2="4.04cm"><text:p/></draw:line><draw:line text:anchor-type="char" draw:z-index="849" draw:style-name="gr13" draw:text-style-name="P58" svg:x1="10.601cm" svg:y1="3.403cm" svg:x2="11.404cm" svg:y2="3.405cm"><text:p/></draw:line><draw:line text:anchor-type="char" draw:z-index="848" draw:style-name="gr13" draw:text-style-name="P58" svg:x1="8.802cm" svg:y1="7.191cm" svg:x2="9.605cm" svg:y2="7.193cm"><text:p/></draw:line><draw:line text:anchor-type="char" draw:z-index="846" draw:style-name="gr13" draw:text-style-name="P58" svg:x1="8.802cm" svg:y1="4.038cm" svg:x2="9.605cm" svg:y2="4.04cm"><text:p/></draw:line><draw:line text:anchor-type="char" draw:z-index="845" draw:style-name="gr13" draw:text-style-name="P58" svg:x1="8.802cm" svg:y1="3.403cm" svg:x2="9.605cm" svg:y2="3.405cm"><text:p/></draw:line><draw:custom-shape text:anchor-type="char" draw:z-index="844" draw:style-name="gr13" draw:text-style-name="P57" svg:width="1.001cm" svg:height="4.451cm" svg:x="9.601cm" svg:y="3.08cm"><text:p/><draw:enhanced-geometry svg:viewBox="0 0 21600 21600" draw:type="rectangle" draw:enhanced-path="M 0 0 L 21600 0 21600 21600 0 21600 0 0 Z N"/></draw:custom-shape><draw:line text:anchor-type="char" draw:z-index="842" draw:style-name="gr11" draw:text-style-name="P58" svg:x1="5.652cm" svg:y1="9.456cm" svg:x2="9.153cm" svg:y2="9.458cm"><text:p/></draw:line><draw:custom-shape text:anchor-type="char" draw:z-index="841" draw:style-name="gr14" draw:text-style-name="P57" svg:width="3.705cm" svg:height="4.605cm" svg:x="2.482cm" svg:y="3.027cm"><text:p/><draw:enhanced-geometry svg:viewBox="0 0 21600 21600" draw:type="rectangle" draw:enhanced-path="M 0 0 L 21600 0 21600 21600 0 21600 0 0 Z N"/></draw:custom-shape><draw:custom-shape text:anchor-type="char" draw:z-index="840" draw:style-name="gr14" draw:text-style-name="P57" svg:width="3.705cm" svg:height="2.774cm" svg:x="2.482cm" svg:y="7.784cm"><text:p/><draw:enhanced-geometry svg:viewBox="0 0 21600 21600" draw:type="rectangle" draw:enhanced-path="M 0 0 L 21600 0 21600 21600 0 21600 0 0 Z N"/></draw:custom-shape><draw:frame draw:style-name="fr14" draw:name="框架208" text:anchor-type="char" svg:x="5.106cm" svg:y="9.774cm" svg:width="4.346cm" svg:height="0.953cm" draw:z-index="839"><draw:text-box><text:p text:style-name="Standard">The <text:span text:style-name="T1">n</text:span>th output line</text:p></draw:text-box></draw:frame><draw:line text:anchor-type="char" draw:z-index="837" draw:style-name="gr13" draw:text-style-name="P58" svg:x1="4.36cm" svg:y1="10.305cm" svg:x2="5.417cm" svg:y2="10.303cm"><text:p/></draw:line><draw:line text:anchor-type="char" draw:z-index="836" draw:style-name="gr13" draw:text-style-name="P58" svg:x1="4.445cm" svg:y1="8.067cm" svg:x2="5.576cm" svg:y2="8.065cm"><text:p/></draw:line><draw:line text:anchor-type="char" draw:z-index="834" draw:style-name="gr13" draw:text-style-name="P58" svg:x1="4.519cm" svg:y1="3.241cm" svg:x2="5.353cm" svg:y2="3.239cm"><text:p/></draw:line></text:p>
      <text:p text:style-name="P6"/>
      <text:p text:style-name="P17"><draw:frame draw:style-name="fr14" draw:name="框架209" text:anchor-type="char" svg:x="5.043cm" svg:y="0.905cm" svg:width="4.482cm" svg:height="0.953cm" draw:z-index="835"><draw:text-box><text:p text:style-name="Standard">The first output line</text:p></draw:text-box></draw:frame></text:p>
      <text:p text:style-name="P6"/>
      <text:p text:style-name="P6"/>
      <text:p text:style-name="P17"><draw:frame draw:style-name="fr14" draw:name="框架210" text:anchor-type="char" svg:x="5.292cm" svg:y="0.053cm" svg:width="4.186cm" svg:height="0.953cm" draw:z-index="860"><draw:text-box><text:p text:style-name="Standard">Merge into a column</text:p></draw:text-box></draw:frame></text:p>
      <text:p text:style-name="P17"><draw:frame draw:style-name="fr14" draw:name="框架211" text:anchor-type="char" svg:x="4.763cm" svg:y="0.318cm" svg:width="4.44cm" svg:height="0.953cm" draw:z-index="894"><draw:text-box><text:p text:style-name="Standard">The <text:span text:style-name="T12"></text:span><text:span text:style-name="T1">U</text:span><text:span text:style-name="T12"></text:span>th output line</text:p></draw:text-box></draw:frame><draw:line text:anchor-type="char" draw:z-index="861" draw:style-name="gr11" draw:text-style-name="P58" svg:x1="5.715cm" svg:y1="0cm" svg:x2="9.216cm" svg:y2="0.002cm"><text:p/></draw:line></text:p>
      <text:p text:style-name="P6"/>
      <text:p text:style-name="P17"><draw:frame draw:style-name="fr14" draw:name="框架212" text:anchor-type="char" svg:x="4.763cm" svg:y="0cm" svg:width="5.106cm" svg:height="0.953cm" draw:z-index="838"><draw:text-box><text:p text:style-name="Standard">The <text:span text:style-name="T1">n</text:span> -<text:span text:style-name="T12"></text:span><text:span text:style-name="T1">U</text:span><text:span text:style-name="T12"></text:span>th output line</text:p></draw:text-box></draw:frame></text:p>
      <text:p text:style-name="P17"><draw:frame draw:style-name="fr14" draw:name="框架213" text:anchor-type="char" svg:x="4.763cm" svg:y="0.116cm" svg:width="5.715cm" svg:height="0.953cm" draw:z-index="843"><draw:text-box><text:p text:style-name="Standard">Merge into another column</text:p></draw:text-box></draw:frame></text:p>
      <text:p text:style-name="P6"/>
      <text:p text:style-name="P17"><draw:frame draw:style-name="fr14" draw:name="框架214" text:anchor-type="char" svg:x="8.488cm" svg:y="0.233cm" svg:width="6.752cm" svg:height="0.953cm" draw:z-index="901"><draw:text-box><text:p text:style-name="Standard">The third stage of sorting network</text:p></draw:text-box></draw:frame><draw:frame draw:style-name="fr14" draw:name="框架215" text:anchor-type="char" svg:x="1.27cm" svg:y="0.254cm" svg:width="6.35cm" svg:height="0.953cm" draw:z-index="896"><draw:text-box><text:p text:style-name="Standard">The third stage of sorting network</text:p></draw:text-box></draw:frame></text:p>
      <text:p text:style-name="P17"><draw:frame draw:style-name="fr2" draw:name="框架216" text:anchor-type="char" svg:x="0.635cm" svg:y="0.741cm" svg:width="12.7cm" svg:height="0.847cm" draw:z-index="833"><draw:text-box><text:p text:style-name="Standard">Figure 25 <text:s/>The third stage of sorting network is merge into two columns</text:p></draw:text-box></draw:frame></text:p>
      <text:p text:style-name="P6"/>
      <text:p text:style-name="P6"/>
      <text:p text:style-name="P10"><text:span text:style-name="T2">Theorem 5: </text:span>If the maximum column <text:span text:style-name="T1">U</text:span> of the first stage of sorting network is less or <text:soft-page-break/>equal to<draw:frame draw:style-name="fr79" draw:name="物件355" text:anchor-type="as-char" svg:width="0.423cm" svg:height="1.094cm" draw:z-index="361"><draw:object-ole xlink:href="./Object 355" xlink:type="simple" xlink:show="embed" xlink:actuate="onLoad"/><draw:image xlink:href="./ObjectReplacements/Object 355" xlink:type="simple" xlink:show="embed" xlink:actuate="onLoad"/></draw:frame> (<text:span text:style-name="T1">n </text:span>is the size of the sorting network), and the second stage of sorting network have more than one column (<text:span text:style-name="T1">s</text:span><text:span text:style-name="T13"></text:span> &gt; 1, and each column size could be different), and the maximum column of the third stage of sorting network is less or equal to <draw:frame draw:style-name="fr17" draw:name="物件356" text:anchor-type="as-char" svg:width="0.423cm" svg:height="1.094cm" draw:z-index="362"><draw:object-ole xlink:href="./Object 356" xlink:type="simple" xlink:show="embed" xlink:actuate="onLoad"/><draw:image xlink:href="./ObjectReplacements/Object 356" xlink:type="simple" xlink:show="embed" xlink:actuate="onLoad"/></draw:frame>, then the three stage of sorting network can’t sorting correctly.</text:p>
      <text:p text:style-name="P10"><text:span text:style-name="T2">Proof:</text:span> By theorem 4, we know if the third stage of sorting network can sorting correctly, then the third stage of sorting network have a column which column size is greater than <text:span text:style-name="T1">n</text:span> <text:span text:style-name="T12"></text:span> 2<draw:frame draw:style-name="fr26" draw:name="物件357" text:anchor-type="as-char" svg:width="0.564cm" svg:height="0.706cm" draw:z-index="363"><draw:object-ole xlink:href="./Object 357" xlink:type="simple" xlink:show="embed" xlink:actuate="onLoad"/><draw:image xlink:href="./ObjectReplacements/Object 357" xlink:type="simple" xlink:show="embed" xlink:actuate="onLoad"/></draw:frame>. Because <draw:frame draw:style-name="fr26" draw:name="物件358" text:anchor-type="as-char" svg:width="0.564cm" svg:height="0.706cm" draw:z-index="384"><draw:object-ole xlink:href="./Object 358" xlink:type="simple" xlink:show="embed" xlink:actuate="onLoad"/><draw:image xlink:href="./ObjectReplacements/Object 358" xlink:type="simple" xlink:show="embed" xlink:actuate="onLoad"/></draw:frame><text:span text:style-name="T12"></text:span><draw:frame draw:style-name="fr17" draw:name="物件359" text:anchor-type="as-char" svg:width="0.423cm" svg:height="1.094cm" draw:z-index="385"><draw:object-ole xlink:href="./Object 359" xlink:type="simple" xlink:show="embed" xlink:actuate="onLoad"/><draw:image xlink:href="./ObjectReplacements/Object 359" xlink:type="simple" xlink:show="embed" xlink:actuate="onLoad"/></draw:frame>, the third stage of sorting network have a column which column size is greater than ( <text:span text:style-name="T1">n</text:span> <text:span text:style-name="T12"></text:span> 2 <text:span text:style-name="T12"></text:span><draw:frame draw:style-name="fr17" draw:name="物件360" text:anchor-type="as-char" svg:width="0.423cm" svg:height="1.094cm" draw:z-index="386"><draw:object-ole xlink:href="./Object 360" xlink:type="simple" xlink:show="embed" xlink:actuate="onLoad"/><draw:image xlink:href="./ObjectReplacements/Object 360" xlink:type="simple" xlink:show="embed" xlink:actuate="onLoad"/></draw:frame>) = <draw:frame draw:style-name="fr17" draw:name="物件361" text:anchor-type="as-char" svg:width="0.423cm" svg:height="1.094cm" draw:z-index="388"><draw:object-ole xlink:href="./Object 361" xlink:type="simple" xlink:show="embed" xlink:actuate="onLoad"/><draw:image xlink:href="./ObjectReplacements/Object 361" xlink:type="simple" xlink:show="embed" xlink:actuate="onLoad"/></draw:frame>.</text:p>
      <text:p text:style-name="P13">Q.E.D.</text:p>
      <text:p text:style-name="P6"/>
      <text:p text:style-name="P10"><text:span text:style-name="T2">Theorem 6: </text:span>If the column size in the same stage of sorting network is equal, and the first stage of sorting network have more than two columns (<text:span text:style-name="T1">s</text:span> <text:span text:style-name="T12"></text:span> 3), and the second stage of sorting network have more than one column (<text:span text:style-name="T1">s</text:span><text:span text:style-name="T13"></text:span> <text:span text:style-name="T12"></text:span> 2), and the third stage of sorting network have more than one column (<text:span text:style-name="T1">s</text:span><text:span text:style-name="T13"></text:span> <text:span text:style-name="T12"></text:span> 2), then the three stage of sorting network can’t sort correctly.</text:p>
      <text:p text:style-name="P10"><text:span text:style-name="T2">Proof: </text:span>If <text:span text:style-name="T1">s</text:span> <text:span text:style-name="T12"></text:span> 3 and <text:span text:style-name="T1">s</text:span><text:span text:style-name="T13"></text:span> <text:span text:style-name="T12"></text:span> 2 and <text:span text:style-name="T1">s</text:span><text:span text:style-name="T13"></text:span> <text:span text:style-name="T12"></text:span> 2, then the column size of maximum column in the first stage and third stage of sorting network is less or equal to <draw:frame draw:style-name="fr79" draw:name="物件362" text:anchor-type="as-char" svg:width="0.423cm" svg:height="1.094cm" draw:z-index="387"><draw:object-ole xlink:href="./Object 362" xlink:type="simple" xlink:show="embed" xlink:actuate="onLoad"/><draw:image xlink:href="./ObjectReplacements/Object 362" xlink:type="simple" xlink:show="embed" xlink:actuate="onLoad"/></draw:frame>. By theorem 5, we know the third stage of sorting network can’t sort correctly. And when <text:span text:style-name="T1">s</text:span> <text:span text:style-name="T12"></text:span> 3, <text:span text:style-name="T1">s</text:span><text:span text:style-name="T13"></text:span> <text:span text:style-name="T12"></text:span> 2, <text:span text:style-name="T1">s</text:span><text:span text:style-name="T13"></text:span> <text:span text:style-name="T12"></text:span> 2 and the column size in the same stage of sorting network is equal, by theorem 3, we know the three stage of sorting network can’t sort correctly.</text:p>
      <text:p text:style-name="P13"><text:soft-page-break/>Q.E.D.</text:p>
      <text:p text:style-name="P48">Conclusion</text:p>
      <text:p text:style-name="P35">To summarize the proof of this paper, when the column size could be different, the result depict as table 1:</text:p>
      <table:table table:name="表格18" table:style-name="表格18">
        <table:table-column table:style-name="表格18.A" table:number-columns-repeated="3"/>
        <table:table-column table:style-name="表格18.D"/>
        <table:table-row table:style-name="表格18.1">
          <table:table-cell table:style-name="表格18.A1" office:value-type="string">
            <text:p text:style-name="P11">The maximum column <text:span text:style-name="T1">U</text:span> of the first stage of sorting network</text:p>
          </table:table-cell>
          <table:table-cell table:style-name="表格18.A1" office:value-type="string">
            <text:p text:style-name="P11">The maximum column <text:span text:style-name="T1">U</text:span><text:span text:style-name="T13"></text:span> of the first stage of sorting network</text:p>
          </table:table-cell>
          <table:table-cell table:style-name="表格18.A1" office:value-type="string">
            <text:p text:style-name="P11">The maximum column <text:span text:style-name="T1">U</text:span><text:span text:style-name="T13"></text:span><text:span text:style-name="T1"> </text:span>of the first stage of sorting network</text:p>
          </table:table-cell>
          <table:table-cell table:style-name="表格18.D1" office:value-type="string">
            <text:p text:style-name="P9">Result</text:p>
          </table:table-cell>
        </table:table-row>
        <table:table-row table:style-name="表格18.1">
          <table:table-cell table:style-name="表格18.A1" office:value-type="string">
            <text:p text:style-name="P9"><draw:frame draw:style-name="fr80" draw:name="物件363" text:anchor-type="as-char" svg:width="1.305cm" svg:height="1.094cm" draw:z-index="364"><draw:object-ole xlink:href="./Object 363" xlink:type="simple" xlink:show="embed" xlink:actuate="onLoad"/><draw:image xlink:href="./ObjectReplacements/Object 363" xlink:type="simple" xlink:show="embed" xlink:actuate="onLoad"/></draw:frame></text:p>
          </table:table-cell>
          <table:table-cell table:style-name="表格18.A1" office:value-type="string">
            <text:p text:style-name="P9"><draw:frame draw:style-name="fr81" draw:name="物件364" text:anchor-type="as-char" svg:width="2.54cm" svg:height="0.706cm" draw:z-index="365"><draw:object-ole xlink:href="./Object 364" xlink:type="simple" xlink:show="embed" xlink:actuate="onLoad"/><draw:image xlink:href="./ObjectReplacements/Object 364" xlink:type="simple" xlink:show="embed" xlink:actuate="onLoad"/></draw:frame></text:p>
          </table:table-cell>
          <table:table-cell table:style-name="表格18.A1" office:value-type="string">
            <text:p text:style-name="P9"><draw:frame draw:style-name="fr82" draw:name="物件365" text:anchor-type="as-char" svg:width="1.482cm" svg:height="1.094cm" draw:z-index="366"><draw:object-ole xlink:href="./Object 365" xlink:type="simple" xlink:show="embed" xlink:actuate="onLoad"/><draw:image xlink:href="./ObjectReplacements/Object 365" xlink:type="simple" xlink:show="embed" xlink:actuate="onLoad"/></draw:frame></text:p>
          </table:table-cell>
          <table:table-cell table:style-name="表格18.D1" office:value-type="string">
            <text:p text:style-name="P12">Proven (impossible to sort correctly)</text:p>
          </table:table-cell>
        </table:table-row>
        <table:table-row table:style-name="表格18.1">
          <table:table-cell table:style-name="表格18.A1" office:value-type="string">
            <text:p text:style-name="P9"><draw:frame draw:style-name="fr80" draw:name="物件366" text:anchor-type="as-char" svg:width="1.305cm" svg:height="1.094cm" draw:z-index="367"><draw:object-ole xlink:href="./Object 366" xlink:type="simple" xlink:show="embed" xlink:actuate="onLoad"/><draw:image xlink:href="./ObjectReplacements/Object 366" xlink:type="simple" xlink:show="embed" xlink:actuate="onLoad"/></draw:frame></text:p>
          </table:table-cell>
          <table:table-cell table:style-name="表格18.A1" office:value-type="string">
            <text:p text:style-name="P9"><draw:frame draw:style-name="fr83" draw:name="物件367" text:anchor-type="as-char" svg:width="1.411cm" svg:height="1.094cm" draw:z-index="368"><draw:object-ole xlink:href="./Object 367" xlink:type="simple" xlink:show="embed" xlink:actuate="onLoad"/><draw:image xlink:href="./ObjectReplacements/Object 367" xlink:type="simple" xlink:show="embed" xlink:actuate="onLoad"/></draw:frame></text:p>
          </table:table-cell>
          <table:table-cell table:style-name="表格18.A1" office:value-type="string">
            <text:p text:style-name="P9"><draw:frame draw:style-name="fr84" draw:name="物件368" text:anchor-type="as-char" svg:width="1.376cm" svg:height="0.706cm" draw:z-index="369"><draw:object-ole xlink:href="./Object 368" xlink:type="simple" xlink:show="embed" xlink:actuate="onLoad"/><draw:image xlink:href="./ObjectReplacements/Object 368" xlink:type="simple" xlink:show="embed" xlink:actuate="onLoad"/></draw:frame></text:p>
          </table:table-cell>
          <table:table-cell table:style-name="表格18.D1" office:value-type="string">
            <text:p text:style-name="P12">Can sort correctly (Odd-even merge sort)</text:p>
          </table:table-cell>
        </table:table-row>
        <table:table-row table:style-name="表格18.1">
          <table:table-cell table:style-name="表格18.A1" office:value-type="string">
            <text:p text:style-name="P9"><draw:frame draw:style-name="fr80" draw:name="物件369" text:anchor-type="as-char" svg:width="1.305cm" svg:height="1.094cm" draw:z-index="370"><draw:object-ole xlink:href="./Object 369" xlink:type="simple" xlink:show="embed" xlink:actuate="onLoad"/><draw:image xlink:href="./ObjectReplacements/Object 369" xlink:type="simple" xlink:show="embed" xlink:actuate="onLoad"/></draw:frame></text:p>
          </table:table-cell>
          <table:table-cell table:style-name="表格18.A1" office:value-type="string">
            <text:p text:style-name="P9"><draw:frame draw:style-name="fr85" draw:name="物件370" text:anchor-type="as-char" svg:width="1.305cm" svg:height="0.706cm" draw:z-index="371"><draw:object-ole xlink:href="./Object 370" xlink:type="simple" xlink:show="embed" xlink:actuate="onLoad"/><draw:image xlink:href="./ObjectReplacements/Object 370" xlink:type="simple" xlink:show="embed" xlink:actuate="onLoad"/></draw:frame></text:p>
          </table:table-cell>
          <table:table-cell table:style-name="表格18.A1" office:value-type="string">
            <text:p text:style-name="P9"><draw:frame draw:style-name="fr86" draw:name="物件371" text:anchor-type="as-char" svg:width="1.446cm" svg:height="1.094cm" draw:z-index="372"><draw:object-ole xlink:href="./Object 371" xlink:type="simple" xlink:show="embed" xlink:actuate="onLoad"/><draw:image xlink:href="./ObjectReplacements/Object 371" xlink:type="simple" xlink:show="embed" xlink:actuate="onLoad"/></draw:frame></text:p>
          </table:table-cell>
          <table:table-cell table:style-name="表格18.D1" office:value-type="string">
            <text:p text:style-name="P12">Can sort correctly (Bitonic sort)</text:p>
          </table:table-cell>
        </table:table-row>
        <table:table-row table:style-name="表格18.1">
          <table:table-cell table:style-name="表格18.A1" office:value-type="string">
            <text:p text:style-name="P9"><draw:frame draw:style-name="fr87" draw:name="物件372" text:anchor-type="as-char" svg:width="2.046cm" svg:height="1.094cm" draw:z-index="373"><draw:object-ole xlink:href="./Object 372" xlink:type="simple" xlink:show="embed" xlink:actuate="onLoad"/><draw:image xlink:href="./ObjectReplacements/Object 372" xlink:type="simple" xlink:show="embed" xlink:actuate="onLoad"/></draw:frame> </text:p>
          </table:table-cell>
          <table:table-cell table:style-name="表格18.A1" office:value-type="string">
            <text:p text:style-name="P9"><draw:frame draw:style-name="fr88" draw:name="物件373" text:anchor-type="as-char" svg:width="2.117cm" svg:height="1.094cm" draw:z-index="374"><draw:object-ole xlink:href="./Object 373" xlink:type="simple" xlink:show="embed" xlink:actuate="onLoad"/><draw:image xlink:href="./ObjectReplacements/Object 373" xlink:type="simple" xlink:show="embed" xlink:actuate="onLoad"/></draw:frame></text:p>
          </table:table-cell>
          <table:table-cell table:style-name="表格18.A1" office:value-type="string">
            <text:p text:style-name="P9"><draw:frame draw:style-name="fr89" draw:name="物件374" text:anchor-type="as-char" svg:width="2.187cm" svg:height="1.094cm" draw:z-index="375"><draw:object-ole xlink:href="./Object 374" xlink:type="simple" xlink:show="embed" xlink:actuate="onLoad"/><draw:image xlink:href="./ObjectReplacements/Object 374" xlink:type="simple" xlink:show="embed" xlink:actuate="onLoad"/></draw:frame></text:p>
          </table:table-cell>
          <table:table-cell table:style-name="表格18.D1" office:value-type="string">
            <text:p text:style-name="P12">Unproved (may be can sort correctly)</text:p>
          </table:table-cell>
        </table:table-row>
      </table:table>
      <text:p text:style-name="P17"><draw:frame draw:style-name="fr14" draw:name="框架217" text:anchor-type="char" svg:x="0.318cm" svg:y="0.025cm" svg:width="13.97cm" svg:height="1.766cm" draw:z-index="909"><draw:text-box><text:p text:style-name="P50">Table 1 <text:s/>The result of the three stage of sorting network (the column size of <text:s text:c="18"/>the same stage of sorting network could be different).</text:p></draw:text-box></draw:frame></text:p>
      <text:p text:style-name="P6"/>
      <text:p text:style-name="P35">When the column size of the same stage of sorting network are equal, the result depict as table 2:</text:p>
      <table:table table:name="表格19" table:style-name="表格19">
        <table:table-column table:style-name="表格19.A" table:number-columns-repeated="3"/>
        <table:table-column table:style-name="表格19.D"/>
        <table:table-row table:style-name="表格19.1">
          <table:table-cell table:style-name="表格19.A1" office:value-type="string">
            <text:p text:style-name="P11">The first stage of sorting network have <text:span text:style-name="T1">s </text:span>column</text:p>
          </table:table-cell>
          <table:table-cell table:style-name="表格19.A1" office:value-type="string">
            <text:p text:style-name="P11">The second stage of sorting network have <text:span text:style-name="T1">s</text:span><text:span text:style-name="T13"></text:span><text:span text:style-name="T1"> </text:span>column</text:p>
          </table:table-cell>
          <table:table-cell table:style-name="表格19.A1" office:value-type="string">
            <text:p text:style-name="P11">The second stage of sorting network have <text:span text:style-name="T1">s</text:span><text:span text:style-name="T13"></text:span><text:span text:style-name="T1"> </text:span>column</text:p>
          </table:table-cell>
          <table:table-cell table:style-name="表格19.D1" office:value-type="string">
            <text:p text:style-name="P9">Result</text:p>
          </table:table-cell>
        </table:table-row>
        <table:table-row table:style-name="表格19.1">
          <table:table-cell table:style-name="表格19.A1" office:value-type="string">
            <text:p text:style-name="P9"><text:span text:style-name="T1">s</text:span> <text:span text:style-name="T12"></text:span> 3</text:p>
          </table:table-cell>
          <table:table-cell table:style-name="表格19.A1" office:value-type="string">
            <text:p text:style-name="P9"><text:span text:style-name="T1">s</text:span><text:span text:style-name="T13"></text:span> <text:span text:style-name="T12"></text:span> 2</text:p>
          </table:table-cell>
          <table:table-cell table:style-name="表格19.A1" office:value-type="string">
            <text:p text:style-name="P9"><text:span text:style-name="T1">s</text:span><text:span text:style-name="T13"></text:span> <text:span text:style-name="T12"></text:span> 2</text:p>
          </table:table-cell>
          <table:table-cell table:style-name="表格19.D1" office:value-type="string">
            <text:p text:style-name="P12">Proven (impossible to sort correctly)</text:p>
          </table:table-cell>
        </table:table-row>
        <table:table-row table:style-name="表格19.1">
          <table:table-cell table:style-name="表格19.A1" office:value-type="string">
            <text:p text:style-name="P9"><text:span text:style-name="T1">s</text:span> = 2</text:p>
          </table:table-cell>
          <table:table-cell table:style-name="表格19.A1" office:value-type="string">
            <text:p text:style-name="P9"><text:span text:style-name="T1">s</text:span><text:span text:style-name="T13"></text:span> = 2</text:p>
          </table:table-cell>
          <table:table-cell table:style-name="表格19.A1" office:value-type="string">
            <text:p text:style-name="P9"><text:span text:style-name="T1">s</text:span><text:span text:style-name="T13"></text:span> = <draw:frame draw:style-name="fr17" draw:name="物件375" text:anchor-type="as-char" svg:width="0.423cm" svg:height="1.094cm" draw:z-index="376"><draw:object-ole xlink:href="./Object 375" xlink:type="simple" xlink:show="embed" xlink:actuate="onLoad"/><draw:image xlink:href="./ObjectReplacements/Object 375" xlink:type="simple" xlink:show="embed" xlink:actuate="onLoad"/></draw:frame></text:p>
          </table:table-cell>
          <table:table-cell table:style-name="表格19.D1" office:value-type="string">
            <text:p text:style-name="P12">Can sort correctly (Odd-even merge sort)</text:p>
          </table:table-cell>
        </table:table-row>
        <table:table-row table:style-name="表格19.1">
          <table:table-cell table:style-name="表格19.A1" office:value-type="string">
            <text:p text:style-name="P9"><draw:frame draw:style-name="fr1" draw:name="框架218" text:anchor-type="char" svg:x="0.318cm" svg:y="1.251cm" svg:width="14.288cm" svg:height="1.588cm" draw:z-index="908"><draw:text-box><text:p text:style-name="P50">Table 2 <text:s/>The result of the three stage of sorting network (the column size of <text:s text:c="18"/>the same stage of sorting network is equal).</text:p></draw:text-box></draw:frame><text:span text:style-name="T1">s</text:span> = 2</text:p>
          </table:table-cell>
          <table:table-cell table:style-name="表格19.A1" office:value-type="string">
            <text:p text:style-name="P9"><text:span text:style-name="T1">s</text:span><text:span text:style-name="T13"></text:span> = <draw:frame draw:style-name="fr17" draw:name="物件376" text:anchor-type="as-char" svg:width="0.423cm" svg:height="1.094cm" draw:z-index="377"><draw:object-ole xlink:href="./Object 376" xlink:type="simple" xlink:show="embed" xlink:actuate="onLoad"/><draw:image xlink:href="./ObjectReplacements/Object 376" xlink:type="simple" xlink:show="embed" xlink:actuate="onLoad"/></draw:frame></text:p>
          </table:table-cell>
          <table:table-cell table:style-name="表格19.A1" office:value-type="string">
            <text:p text:style-name="P9"><text:span text:style-name="T1">s</text:span><text:span text:style-name="T13"></text:span> = 2</text:p>
          </table:table-cell>
          <table:table-cell table:style-name="表格19.D1" office:value-type="string">
            <text:p text:style-name="P12">Can sort correctly (Bitonic sort)</text:p>
          </table:table-cell>
        </table:table-row>
      </table:table>
      <text:p text:style-name="P6"/>
      <text:p text:style-name="P40"/>
      <text:p text:style-name="P40">Column sort is a sorting algorithm which parallelism is prepositional to input <text:soft-page-break/>size <text:span text:style-name="T1">n</text:span>, and decreasing rate is <draw:frame draw:style-name="fr19" draw:name="物件377" text:anchor-type="as-char" svg:width="0.741cm" svg:height="0.564cm" draw:z-index="383"><draw:object-ole xlink:href="./Object 377" xlink:type="simple" xlink:show="embed" xlink:actuate="onLoad"/><draw:image xlink:href="./ObjectReplacements/Object 377" xlink:type="simple" xlink:show="embed" xlink:actuate="onLoad"/></draw:frame> and using four stage of sorting algorithm. We prove it is impossible to design a sorting network with two times of map which the decreasing rate is less or equal to <draw:frame draw:style-name="fr79" draw:name="物件378" text:anchor-type="as-char" svg:width="0.423cm" svg:height="1.094cm" draw:z-index="378"><draw:object-ole xlink:href="./Object 378" xlink:type="simple" xlink:show="embed" xlink:actuate="onLoad"/><draw:image xlink:href="./ObjectReplacements/Object 378" xlink:type="simple" xlink:show="embed" xlink:actuate="onLoad"/></draw:frame>, But is it possible or not with three times of map (add a map to after the third stage of sorting network) ? This question is not be proved yet. Odd-even merge sort and bitonic sort is a sorting algorithm with three stage of sorting and two times of map. Odd-even merge sort is a sorting algorithm that the maximum column in first stage of sorting and second stage of sorting is <draw:frame draw:style-name="fr79" draw:name="物件379" text:anchor-type="as-char" svg:width="0.423cm" svg:height="1.094cm" draw:z-index="379"><draw:object-ole xlink:href="./Object 379" xlink:type="simple" xlink:show="embed" xlink:actuate="onLoad"/><draw:image xlink:href="./ObjectReplacements/Object 379" xlink:type="simple" xlink:show="embed" xlink:actuate="onLoad"/></draw:frame> and the maximum column in third stage of sorting is 2; Bitonic sort is a sorting algorithm that the maximum column in first stage of sorting and third stage of sorting is <draw:frame draw:style-name="fr79" draw:name="物件380" text:anchor-type="as-char" svg:width="0.423cm" svg:height="1.094cm" draw:z-index="380"><draw:object-ole xlink:href="./Object 380" xlink:type="simple" xlink:show="embed" xlink:actuate="onLoad"/><draw:image xlink:href="./ObjectReplacements/Object 380" xlink:type="simple" xlink:show="embed" xlink:actuate="onLoad"/></draw:frame> and the maximum column in second stage of sorting is 2. So it is unknown that the three stage of sorting network with the maximum column size of each stage is between <draw:frame draw:style-name="fr79" draw:name="物件381" text:anchor-type="as-char" svg:width="0.423cm" svg:height="1.094cm" draw:z-index="381"><draw:object-ole xlink:href="./Object 381" xlink:type="simple" xlink:show="embed" xlink:actuate="onLoad"/><draw:image xlink:href="./ObjectReplacements/Object 381" xlink:type="simple" xlink:show="embed" xlink:actuate="onLoad"/></draw:frame> and <draw:frame draw:style-name="fr79" draw:name="物件382" text:anchor-type="as-char" svg:width="0.423cm" svg:height="1.094cm" draw:z-index="382"><draw:object-ole xlink:href="./Object 382" xlink:type="simple" xlink:show="embed" xlink:actuate="onLoad"/><draw:image xlink:href="./ObjectReplacements/Object 382" xlink:type="simple" xlink:show="embed" xlink:actuate="onLoad"/></draw:frame> is exist or not ? It’s still be the open question.</text:p>
      <text:p text:style-name="P6"/>
      <text:p text:style-name="P49">參考文獻</text:p>
      <text:p text:style-name="P6"/>
      <text:list xml:id="list1136849208" text:style-name="WW8Num16">
        <text:list-item>
          <text:p text:style-name="P51">Ajtai, M., Komlos, J. and Szemeredi, E., "An O(n log n) sorting network," <text:span text:style-name="T1">Proceedings of the 15th Annual ACM Symposium on Theory of Computing</text:span>, pp. 1-9, Apr. 1983.</text:p>
        </text:list-item>
        <text:list-item>
          <text:p text:style-name="P51">Batcher, K. E., "Sorting networks and their applications," <text:span text:style-name="T1">AFIPS Conference Proceeding,</text:span> vol. 32, pp. 307-314, 1968.</text:p>
        </text:list-item>
        <text:list-item>
          <text:p text:style-name="P51">Baudet, G. and Stevenson, D., "Optimal sorting algorithms for parallel computers," <text:span text:style-name="T1">IEEE Trans. Comput</text:span>., vol. C-27, pp. 84-87, Jan. 1978.</text:p>
        </text:list-item>
        <text:list-item>
          <text:p text:style-name="P51">Bilardi, G. and Preparata, F. P., "A minimum area VLSI network for O(log N) time sorting," <text:span text:style-name="T1">in Proc. 16</text:span><text:span text:style-name="T21">th</text:span><text:span text:style-name="T1"> ACM Symp. Theory Comput</text:span>., pp. 64-70, 1984.</text:p>
        </text:list-item>
        <text:list-item>
          <text:p text:style-name="P51">Bilardi, G. and Preparata, F. P., "An architecture for bitonic sorting with optimal VLSI performance," <text:span text:style-name="T1">IEEE Trans. Comput</text:span>., vol. C-33, no.7, pp. 646-651, 1984.</text:p>
        </text:list-item>
        <text:list-item>
          <text:p text:style-name="P51">Bilardi, G. and Preparata, F. P., "The VLSI optimality of the AKS sorting network,"<text:span text:style-name="T1"> Information Processing Letters, </text:span>vol. 20, no. 2, pp. 55-59, Feb. 1985.</text:p>
        </text:list-item>
        <text:list-item>
          <text:p text:style-name="P51">Borodin, A. and Hopcroft, J., "Routing, merging and sorting on parallel models of computation," <text:span text:style-name="T1">in Proc. 14</text:span><text:span text:style-name="T21">th</text:span><text:span text:style-name="T1"> ACM Symp. Theory Comput.</text:span>, pp. 338-344, 1982.</text:p>
        </text:list-item>
        <text:list-item>
          <text:p text:style-name="P51">Dobosiewicz, W., "Sorting by distributive partitioning," <text:span text:style-name="T1">Information Processing Letters, </text:span>vol.7, no.1 , pp.1-6, Jan. 1978.</text:p>
        </text:list-item>
        <text:list-item>
          <text:p text:style-name="P51">Haggkvist, R. and Hell, P., "Sorting and merging in rounds,"<text:span text:style-name="T1"> SIAM J. Algebraic Discrete Methods</text:span>, vol. 3, no. 4, pp. 465-473, Dec. 1982.</text:p>
        </text:list-item>
        <text:list-item>
          <text:p text:style-name="P51">Knuth, D. E., <text:span text:style-name="T1">The art of computer programming. </text:span>vol.3: <text:span text:style-name="T1">Sorting and Search, </text:span>Addison-Wesley, Reading, MA. 1973. </text:p>
        </text:list-item>
        <text:list-item>
          <text:p text:style-name="P51">Lee, Tony T., "Generalized Recursive Sorting Networks," <text:span text:style-name="T1">Journal of Parallel </text:span><text:soft-page-break/><text:span text:style-name="T1">and Distributed Computing, </text:span>21, pp. 237-245, 1994.</text:p>
        </text:list-item>
        <text:list-item>
          <text:p text:style-name="P51">Leighton, F. T., "New lower bound techniques for VLSI," <text:span text:style-name="T1">Math Syst. Theory</text:span>, vol. 17, no. 1, pp. 47-70, Apr. 1984.</text:p>
        </text:list-item>
        <text:list-item>
          <text:p text:style-name="P51">Leighton, F. T., "Parallel computation using meshes of trees," <text:span text:style-name="T1">in Proc. 1983 Workshop Graphtheor. Concepts Comput. Sci., Osnabruck, West Germany: Trauner Verlag</text:span>, PP. 200-218, 1983.</text:p>
        </text:list-item>
        <text:list-item>
          <text:p text:style-name="P51">Leighton, F. T., "Tight bounds on the complexity of parallel sorting," <text:span text:style-name="T1">IEEE Transactions on Computers,</text:span> vol. c-34, no. 4, pp. 344-354, Apr. 1985.</text:p>
        </text:list-item>
        <text:list-item>
          <text:p text:style-name="P51">Leighton, F. T., Theory of Parallel Computation and VLSI, <text:span text:style-name="T1">lecture notes</text:span>, 1984.</text:p>
        </text:list-item>
        <text:list-item>
          <text:p text:style-name="P51">Lin, S. S. and Shu, S. H., "A low-cost neural sorting network with O(1) time complexity," <text:span text:style-name="T1">Neurocomputing-An International Journal, </text:span>vol. 14, pp. 289-299, 1997.</text:p>
        </text:list-item>
        <text:list-item>
          <text:p text:style-name="P51">Miranker, G., Tang, L. and Wong, C. K., "A zero time VLSI sortor," <text:span text:style-name="T1">IBM Journal of Research and Development</text:span>, vol. 27, no. 2, pp. 140-148, Mar. 1983.</text:p>
        </text:list-item>
        <text:list-item>
          <text:p text:style-name="P51">Muller, D. E. and Preparata, F. P., "Bounds to complexities of networks for sorting and for switching," <text:span text:style-name="T1">Journal of the Association for Computing Machinery, </text:span>vol. 27, no. 2, pp. 195-201, Apr. 1975.</text:p>
        </text:list-item>
        <text:list-item>
          <text:p text:style-name="P51">Preparata, F. P., "new parallel sorting schemes," <text:span text:style-name="T1">IEEE Transations on Computers, </text:span>vol. c-27, no. 7, pp.669-773, 1978.</text:p>
        </text:list-item>
        <text:list-item>
          <text:p text:style-name="P51">Preparata, F. P., "Parallelism in sorting," <text:span text:style-name="T1">Proceedings of 1977 IEEE Conference on Parallel Proceeding,</text:span> pp.202-206, 1977.</text:p>
        </text:list-item>
        <text:list-item>
          <text:p text:style-name="P51">Reif, J. and Valiant, L., "A logarithmic time sort for linear size networks," <text:span text:style-name="T1">in Proc. 15</text:span><text:span text:style-name="T21">th</text:span><text:span text:style-name="T1"> ACM Symp. Theory Comput.</text:span>, pp. 10-16, 1983.</text:p>
        </text:list-item>
        <text:list-item>
          <text:p text:style-name="P51">Reischuk, R., "A fast probabilistic parallel sorting algorithm," <text:span text:style-name="T1">IEEE 1981 Symposium on Foundation of Computer Science,</text:span> pp. 212-219, 1981.</text:p>
        </text:list-item>
        <text:list-item>
          <text:p text:style-name="P51"><text:soft-page-break/>Stone, H., "Parallel processing with the perfect shuffle,"<text:span text:style-name="T1"> IEEE Trans. Comput.</text:span>, vol. C-20, Feb. 1971.</text:p>
        </text:list-item>
        <text:list-item>
          <text:p text:style-name="P51">Thompson, C., "Area-time complexity for VLSI,"<text:span text:style-name="T1"> in Proc. 11</text:span><text:span text:style-name="T21">th</text:span><text:span text:style-name="T1"> ACM Symp. Theory Comput.</text:span>, pp. 81-88, 1979.</text:p>
        </text:list-item>
        <text:list-item>
          <text:p text:style-name="P51">Thompson, C., "The VLSI complexity of sorting," <text:span text:style-name="T1">IEEE Trans. Comput.</text:span>, vol. C-32, pp. 1171-1184, Dec. 1983.</text:p>
        </text:list-item>
        <text:list-item>
          <text:p text:style-name="P51">Tompson, C. D. and Kung, H. T., "Sorting on mesh-connected parallel computer," <text:span text:style-name="T1">Communication of the Association for Computing Machinery, </text:span>vol. 20, no. 4, pp. 263-271, Apr. 1977.</text:p>
        </text:list-item>
        <text:list-item>
          <text:p text:style-name="P51">Tseng, S. S. and Lee, R. C. T., "A new parallel sorting algorithm based upon min-mid-max operation," <text:span text:style-name="T1">BIT</text:span>, 24, pp. 187-195, 1984.</text:p>
        </text:list-item>
        <text:list-item>
          <text:p text:style-name="P51">Tseng, S. S. and Lee, R. C. T., "A review of parallel sorting algorithms," <text:span text:style-name="T1">Proceeding of the National Science Council, Republic,</text:span> vol. 9, no 4, pp. 277-295, 1985.</text:p>
        </text:list-item>
        <text:list-item>
          <text:p text:style-name="P51">Ullman, J., Computational Aspects of VLSI. Rockville, <text:span text:style-name="T1">MD: Cmputer Science Press</text:span>, 198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rlett" svg:font-family="Marlett" style:font-pitch="variable" style:font-charset="x-symbol"/>
    <style:font-face style:name="MT Extra" svg:font-family="'MT Extra'" style:font-family-generic="roman" style:font-pitch="variable" style:font-charset="x-symbol"/>
    <style:font-face style:name="Symbol" svg:font-family="Symbol" style:font-family-generic="roman" style:font-pitch="variable" style:font-charset="x-symbol"/>
    <style:font-face style:name="標楷體" svg:font-family="標楷體" style:font-family-generic="modern"/>
    <style:font-face style:name="細明體" svg:font-family="細明體" style:font-family-generic="modern"/>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_35_" draw:display-name="5" svg:viewBox="0 0 1 1" svg:d=""/>
    <draw:marker draw:name="msArrowEnd_20_5" draw:display-name="msArrowEnd 5" svg:viewBox="0 0 120 120" svg:d="m60 0 60 120h-120z"/>
    <draw:marker draw:name="msArrowOpenEnd_20_5" draw:display-name="msArrowOpenEnd 5" svg:viewBox="0 0 315 315" svg:d="m158 0 157 287-47 28-110-202-111 202-47-28z"/>
    <draw:marker draw:name="msArrowOvalEnd_20_5" draw:display-name="msArrowOvalEnd 5" svg:viewBox="0 0 120 120" svg:d="m120 0c0-33-27-60-60-60s-60 27-60 60 27 60 60 60 60-27 60-60z"/>
    <draw:stroke-dash draw:name="Dash_20_3" draw:display-name="Dash 3"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Arial Unicode MS" style:font-size-asian="12pt" style:language-asian="zh" style:country-asian="TW"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標楷體" style:font-size-asian="12pt" style:language-asian="zh" style:country-asian="TW"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pt" style:font-name-asian="新細明體" style:font-size-asian="8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line-height="0.706cm" fo:text-align="center" style:justify-single-word="false" fo:keep-with-next="always"/>
      <style:text-properties fo:font-size="16pt" style:font-name-asian="新細明體" style:font-size-asian="16pt"/>
    </style:style>
    <style:style style:name="Heading_20_2" style:display-name="Heading 2" style:family="paragraph" style:parent-style-name="Standard" style:next-style-name="First_20_line_20_indent" style:class="text">
      <style:paragraph-properties fo:line-height="150%" fo:keep-with-next="always"/>
      <style:text-properties fo:font-size="10pt" fo:font-style="italic" style:font-size-asian="10pt" style:font-style-asian="italic"/>
    </style:style>
    <style:style style:name="Heading_20_3" style:display-name="Heading 3" style:family="paragraph" style:parent-style-name="Standard" style:next-style-name="First_20_line_20_indent" style:class="text">
      <style:paragraph-properties fo:line-height="150%" fo:text-align="center" style:justify-single-word="false" fo:keep-with-next="always"/>
      <style:text-properties fo:font-size="10pt" fo:font-style="italic" style:font-size-asian="10pt" style:font-style-asian="italic"/>
    </style:style>
    <style:style style:name="Heading_20_4" style:display-name="Heading 4" style:family="paragraph" style:parent-style-name="Standard" style:next-style-name="First_20_line_20_indent" style:class="text">
      <style:paragraph-properties fo:keep-with-next="always"/>
      <style:text-properties fo:font-style="italic" style:font-name-asian="新細明體" style:font-style-asian="italic"/>
    </style:style>
    <style:style style:name="Heading_20_5" style:display-name="Heading 5" style:family="paragraph" style:parent-style-name="Standard" style:next-style-name="First_20_line_20_indent" style:class="text">
      <style:paragraph-properties fo:text-align="center" style:justify-single-word="false" fo:keep-with-next="always"/>
      <style:text-properties fo:font-style="italic" style:font-name-asian="新細明體" style:font-style-asian="italic"/>
    </style:style>
    <style:style style:name="Heading_20_6" style:display-name="Heading 6" style:family="paragraph" style:parent-style-name="Standard" style:next-style-name="First_20_line_20_indent" style:default-outline-level="6" style:class="text">
      <style:paragraph-properties fo:line-height="150%" fo:text-align="center" style:justify-single-word="false" fo:keep-with-next="always"/>
      <style:text-properties fo:font-weight="bold" style:font-weight-asian="bold"/>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name-asian="新細明體" style:font-size-asian="10pt"/>
    </style:style>
    <style:style style:name="First_20_line_20_indent" style:display-name="First line indent" style:family="paragraph" style:parent-style-name="Standard" style:class="text">
      <style:paragraph-properties fo:margin-left="0.847cm" fo:margin-right="0cm" fo:text-indent="0cm" style:auto-text-indent="false"/>
      <style:text-properties style:font-name-asian="新細明體"/>
    </style:style>
    <style:style style:name="Text_20_body_20_indent" style:display-name="Text body indent" style:family="paragraph" style:parent-style-name="Standard" style:class="text">
      <style:paragraph-properties fo:text-align="center" style:justify-single-word="false"/>
      <style:text-properties fo:font-size="8pt" style:font-name-asian="新細明體" style:font-size-asian="8pt"/>
    </style:style>
    <style:style style:name="文件引導" style:family="paragraph" style:parent-style-name="Standard">
      <style:paragraph-properties fo:background-color="#000080">
        <style:background-image/>
      </style:paragraph-properties>
      <style:text-properties style:font-name="Arial" style:font-name-asian="新細明體"/>
    </style:style>
    <style:style style:name="本文_20_2" style:display-name="本文 2" style:family="paragraph" style:parent-style-name="Standard">
      <style:paragraph-properties fo:text-align="center" style:justify-single-word="false"/>
    </style:style>
    <style:style style:name="本文縮排_20_2" style:display-name="本文縮排 2" style:family="paragraph" style:parent-style-name="Standard">
      <style:paragraph-properties fo:margin-left="0cm" fo:margin-right="0cm" fo:line-height="150%" fo:text-align="justify" style:justify-single-word="false" fo:text-indent="0.95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預設段落字型" style:family="text"/>
    <style:style style:name="Page_20_Number" style:display-name="Page Number" style:family="text" style:parent-style-name="預設段落字型"/>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3">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start-value="3">
        <style:list-level-properties text:list-level-position-and-space-mode="label-alignment">
          <style:list-level-label-alignment text:label-followed-by="listtab" text:list-tab-stop-position="0.635cm" fo:text-indent="-0.635cm" fo:margin-left="0.635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第" style:num-suffix="節"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第" style:num-suffix="節" style:num-format="1" text:start-value="4">
        <style:list-level-properties text:list-level-position-and-space-mode="label-alignment">
          <style:list-level-label-alignment text:label-followed-by="listtab" text:list-tab-stop-position="1.984cm" fo:text-indent="-1.984cm" fo:margin-left="1.9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prefix="第" style:num-suffix="節" style:num-format="1" text:start-value="2">
        <style:list-level-properties text:list-level-position-and-space-mode="label-alignment">
          <style:list-level-label-alignment text:label-followed-by="listtab" text:list-tab-stop-position="1.984cm" fo:text-indent="-1.984cm" fo:margin-left="1.9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prefix="第" style:num-suffix="章" style:num-format="1" text:start-value="2">
        <style:list-level-properties text:list-level-position-and-space-mode="label-alignment">
          <style:list-level-label-alignment text:label-followed-by="listtab" text:list-tab-stop-position="2.275cm" fo:text-indent="-2.275cm" fo:margin-left="2.2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164cm" fo:text-indent="-0.318cm" fo:margin-left="1.1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第" style:num-suffix="節" style:num-format="1">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349cm" fo:text-indent="-0.397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318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prefix="第" style:num-suffix="章" style:num-format="1" text:start-value="3">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318cm" fo:text-indent="-0.318cm" fo:margin-left="0.31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第" style:num-suffix="章" style:num-format="1" text:start-value="4">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164cm" fo:text-indent="-0.318cm" fo:margin-left="1.1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第" style:num-suffix="章  " style:num-format="1">
        <style:list-level-properties text:list-level-position-and-space-mode="label-alignment" fo:text-align="center">
          <style:list-level-label-alignment text:label-followed-by="nothing" fo:text-indent="-0.242cm" fo:margin-left="0.75cm"/>
        </style:list-level-properties>
      </text:list-level-style-number>
      <text:list-level-style-number text:level="2" style:num-prefix="第" style:num-suffix="節" style:num-format="1">
        <style:list-level-properties text:list-level-position-and-space-mode="label-alignment">
          <style:list-level-label-alignment text:label-followed-by="nothing" fo:text-indent="-1cm" fo:margin-left="1.75cm"/>
        </style:list-level-properties>
      </text:list-level-style-number>
      <text:list-level-style-number text:level="3" style:num-prefix="第" style:num-suffix="項" style:num-format="1">
        <style:list-level-properties text:list-level-position-and-space-mode="label-alignment">
          <style:list-level-label-alignment text:label-followed-by="nothing" fo:text-indent="-1cm" fo:margin-left="2.501cm"/>
        </style:list-level-properties>
      </text:list-level-style-number>
      <text:list-level-style-number text:level="4" style:num-format="">
        <style:list-level-properties text:list-level-position-and-space-mode="label-alignment">
          <style:list-level-label-alignment text:label-followed-by="nothing" fo:text-indent="-1.249cm" fo:margin-left="3.5cm"/>
        </style:list-level-properties>
      </text:list-level-style-number>
      <text:list-level-style-number text:level="5" style:num-format="">
        <style:list-level-properties text:list-level-position-and-space-mode="label-alignment">
          <style:list-level-label-alignment text:label-followed-by="nothing" fo:text-indent="-1.499cm" fo:margin-left="4.5cm"/>
        </style:list-level-properties>
      </text:list-level-style-number>
      <text:list-level-style-number text:level="6" style:num-format="">
        <style:list-level-properties text:list-level-position-and-space-mode="label-alignment">
          <style:list-level-label-alignment text:label-followed-by="nothing" fo:text-indent="-2cm" fo:margin-left="5.75cm"/>
        </style:list-level-properties>
      </text:list-level-style-number>
      <text:list-level-style-number text:level="7" style:num-format="">
        <style:list-level-properties text:list-level-position-and-space-mode="label-alignment">
          <style:list-level-label-alignment text:label-followed-by="nothing" fo:text-indent="-2.251cm" fo:margin-left="6.75cm"/>
        </style:list-level-properties>
      </text:list-level-style-number>
      <text:list-level-style-number text:level="8" style:num-format="">
        <style:list-level-properties text:list-level-position-and-space-mode="label-alignment">
          <style:list-level-label-alignment text:label-followed-by="nothing" fo:text-indent="-2.501cm" fo:margin-left="7.751cm"/>
        </style:list-level-properties>
      </text:list-level-style-number>
      <text:list-level-style-number text:level="9" style:num-format="">
        <style:list-level-properties text:list-level-position-and-space-mode="label-alignment">
          <style:list-level-label-alignment text:label-followed-by="nothing"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第" style:num-suffix="章  "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第" style:num-suffix="節" style:num-format="1">
        <style:list-level-properties text:list-level-position-and-space-mode="label-alignment">
          <style:list-level-label-alignment text:label-followed-by="nothing" fo:text-indent="-1cm" fo:margin-left="1.75cm"/>
        </style:list-level-properties>
      </text:list-level-style-number>
      <text:list-level-style-number text:level="3" style:num-prefix="第" style:num-suffix="項" style:num-format="1">
        <style:list-level-properties text:list-level-position-and-space-mode="label-alignment">
          <style:list-level-label-alignment text:label-followed-by="nothing" fo:text-indent="-1cm" fo:margin-left="2.501cm"/>
        </style:list-level-properties>
      </text:list-level-style-number>
      <text:list-level-style-number text:level="4" style:num-format="">
        <style:list-level-properties text:list-level-position-and-space-mode="label-alignment">
          <style:list-level-label-alignment text:label-followed-by="nothing" fo:text-indent="-1.249cm" fo:margin-left="3.5cm"/>
        </style:list-level-properties>
      </text:list-level-style-number>
      <text:list-level-style-number text:level="5" style:num-format="">
        <style:list-level-properties text:list-level-position-and-space-mode="label-alignment">
          <style:list-level-label-alignment text:label-followed-by="nothing" fo:text-indent="-1.499cm" fo:margin-left="4.5cm"/>
        </style:list-level-properties>
      </text:list-level-style-number>
      <text:list-level-style-number text:level="6" style:num-format="">
        <style:list-level-properties text:list-level-position-and-space-mode="label-alignment">
          <style:list-level-label-alignment text:label-followed-by="nothing" fo:text-indent="-2cm" fo:margin-left="5.75cm"/>
        </style:list-level-properties>
      </text:list-level-style-number>
      <text:list-level-style-number text:level="7" style:num-format="">
        <style:list-level-properties text:list-level-position-and-space-mode="label-alignment">
          <style:list-level-label-alignment text:label-followed-by="nothing" fo:text-indent="-2.251cm" fo:margin-left="6.75cm"/>
        </style:list-level-properties>
      </text:list-level-style-number>
      <text:list-level-style-number text:level="8" style:num-format="">
        <style:list-level-properties text:list-level-position-and-space-mode="label-alignment">
          <style:list-level-label-alignment text:label-followed-by="nothing" fo:text-indent="-2.501cm" fo:margin-left="7.751cm"/>
        </style:list-level-properties>
      </text:list-level-style-number>
      <text:list-level-style-number text:level="9" style:num-format="">
        <style:list-level-properties text:list-level-position-and-space-mode="label-alignment">
          <style:list-level-label-alignment text:label-followed-by="nothing"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prefix="第" style:num-suffix="節"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prefix="1." style:num-format="">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第" style:num-suffix="節" style:num-format="1" text:start-value="3">
        <style:list-level-properties text:list-level-position-and-space-mode="label-alignment">
          <style:list-level-label-alignment text:label-followed-by="listtab" text:list-tab-stop-position="1.984cm" fo:text-indent="-1.984cm" fo:margin-left="1.9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75cm" fo:margin-left="3.175cm" fo:margin-right="3.175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9cm" fo:margin-top="0.691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draw:frame draw:style-name="Mfr1" draw:name="框架219" text:anchor-type="paragraph" svg:y="0.002cm" fo:min-width="0cm" draw:z-index="401"><draw:text-box fo:min-height="0.37cm"><text:p text:style-name="Footer"><text:span text:style-name="Page_20_Number"><text:page-number text:select-page="current">3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摘要</dc:title>
    <meta:initial-creator>Peter</meta:initial-creator>
    <meta:creation-date>1999-08-24T21:38:00</meta:creation-date>
    <dc:creator>Chung-Shu Chen</dc:creator>
    <dc:date>2015-04-19T19:32:20</dc:date>
    <meta:editing-cycles>40</meta:editing-cycles>
    <meta:editing-duration>PT17H22M</meta:editing-duration>
    <meta:document-statistic meta:table-count="19" meta:image-count="0" meta:object-count="382" meta:page-count="39" meta:paragraph-count="1433" meta:word-count="7126" meta:character-count="29197"/>
    <meta:generator>OpenOffice.org/3.3$Unix OpenOffice.org_project/330m20$Build-9567</meta:generator>
  </office:meta>
</office:document-meta>
</file>